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99in"/>
    </style:style>
    <style:style style:name="co2" style:family="table-column">
      <style:table-column-properties fo:break-before="auto" style:column-width="4.4717in"/>
    </style:style>
    <style:style style:name="co3" style:family="table-column">
      <style:table-column-properties fo:break-before="auto" style:column-width="4.639in"/>
    </style:style>
    <style:style style:name="co4" style:family="table-column">
      <style:table-column-properties fo:break-before="auto" style:column-width="3.3346in"/>
    </style:style>
    <style:style style:name="co5" style:family="table-column">
      <style:table-column-properties fo:break-before="auto" style:column-width="3.1673in"/>
    </style:style>
    <style:style style:name="co6" style:family="table-column">
      <style:table-column-properties fo:break-before="auto" style:column-width="5.2189in"/>
    </style:style>
    <style:style style:name="co7" style:family="table-column">
      <style:table-column-properties fo:break-before="auto" style:column-width="3.543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2791in"/>
    </style:style>
    <style:style style:name="co10" style:family="table-column">
      <style:table-column-properties fo:break-before="auto" style:column-width="8.8764in"/>
    </style:style>
    <style:style style:name="co11" style:family="table-column">
      <style:table-column-properties fo:break-before="auto" style:column-width="7.389in"/>
    </style:style>
    <style:style style:name="co12" style:family="table-column">
      <style:table-column-properties fo:break-before="auto" style:column-width="5.4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Track ID</text:p>
          </table:table-cell>
          <table:table-cell office:value-type="string" calcext:value-type="string">
            <text:p>Track 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 Swif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 Tim McGraw</text:p>
          </table:table-cell>
          <table:table-cell office:value-type="string" calcext:value-type="string">
            <text:p>2Fn01AIMyHbha2ceNQeOqw</text:p>
          </table:table-cell>
          <table:table-cell/>
          <table:table-cell table:formula="of:=&quot;insert into lyrics (track_id) values ('&quot;&amp;[.D3]&amp;&quot;');&quot;" office:value-type="string" office:string-value="insert into lyrics (track_id) values ('2Fn01AIMyHbha2ceNQeOqw');" calcext:value-type="string">
            <text:p>insert into lyrics (track_id) values ('2Fn01AIMyHbha2ceNQeOqw');</text:p>
          </table:table-cell>
          <table:table-cell table:formula="of:=&quot;insert into lyrics (title) values ('&quot;&amp;[.C3]&amp;&quot;');&quot;" office:value-type="string" office:string-value="insert into lyrics (title) values ('1. Tim McGraw');" calcext:value-type="string">
            <text:p>insert into lyrics (title) values ('1. Tim McGraw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Picture To Burn</text:p>
          </table:table-cell>
          <table:table-cell office:value-type="string" calcext:value-type="string">
            <text:p>4BYejINgfZF0qKDMEH2cim</text:p>
          </table:table-cell>
          <table:table-cell/>
          <table:table-cell table:formula="of:=&quot;insert into lyrics (track_id) values ('&quot;&amp;[.D4]&amp;&quot;');&quot;" office:value-type="string" office:string-value="insert into lyrics (track_id) values ('4BYejINgfZF0qKDMEH2cim');" calcext:value-type="string">
            <text:p>insert into lyrics (track_id) values ('4BYejINgfZF0qKDMEH2cim');</text:p>
          </table:table-cell>
          <table:table-cell table:formula="of:=&quot;insert into lyrics (title) values ('&quot;&amp;[.C4]&amp;&quot;');&quot;" office:value-type="string" office:string-value="insert into lyrics (title) values ('2. Picture To Burn');" calcext:value-type="string">
            <text:p>insert into lyrics (title) values ('2. Picture To Bur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Teardrops On My Guitar - Radio Single Remix</text:p>
          </table:table-cell>
          <table:table-cell office:value-type="string" calcext:value-type="string">
            <text:p>2TF4UtYreqNbQ6Z9AccldU</text:p>
          </table:table-cell>
          <table:table-cell/>
          <table:table-cell table:formula="of:=&quot;insert into lyrics (track_id) values ('&quot;&amp;[.D5]&amp;&quot;');&quot;" office:value-type="string" office:string-value="insert into lyrics (track_id) values ('2TF4UtYreqNbQ6Z9AccldU');" calcext:value-type="string">
            <text:p>insert into lyrics (track_id) values ('2TF4UtYreqNbQ6Z9AccldU');</text:p>
          </table:table-cell>
          <table:table-cell table:formula="of:=&quot;insert into lyrics (title) values ('&quot;&amp;[.C5]&amp;&quot;');&quot;" office:value-type="string" office:string-value="insert into lyrics (title) values ('3. Teardrops On My Guitar - Radio Single Remix');" calcext:value-type="string">
            <text:p>insert into lyrics (title) values ('3. Teardrops On My Guitar - Radio Single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A Place in this World</text:p>
          </table:table-cell>
          <table:table-cell office:value-type="string" calcext:value-type="string">
            <text:p>1oR4MUBpyNrAViC8wPNpfm</text:p>
          </table:table-cell>
          <table:table-cell/>
          <table:table-cell table:formula="of:=&quot;insert into lyrics (track_id) values ('&quot;&amp;[.D6]&amp;&quot;');&quot;" office:value-type="string" office:string-value="insert into lyrics (track_id) values ('1oR4MUBpyNrAViC8wPNpfm');" calcext:value-type="string">
            <text:p>insert into lyrics (track_id) values ('1oR4MUBpyNrAViC8wPNpfm');</text:p>
          </table:table-cell>
          <table:table-cell table:formula="of:=&quot;insert into lyrics (title) values ('&quot;&amp;[.C6]&amp;&quot;');&quot;" office:value-type="string" office:string-value="insert into lyrics (title) values ('4. A Place in this World');" calcext:value-type="string">
            <text:p>insert into lyrics (title) values ('4. A Place in this Worl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Cold As You</text:p>
          </table:table-cell>
          <table:table-cell office:value-type="string" calcext:value-type="string">
            <text:p>569sXXQ7t0jSdqHooi2yqs</text:p>
          </table:table-cell>
          <table:table-cell/>
          <table:table-cell table:formula="of:=&quot;insert into lyrics (track_id) values ('&quot;&amp;[.D7]&amp;&quot;');&quot;" office:value-type="string" office:string-value="insert into lyrics (track_id) values ('569sXXQ7t0jSdqHooi2yqs');" calcext:value-type="string">
            <text:p>insert into lyrics (track_id) values ('569sXXQ7t0jSdqHooi2yqs');</text:p>
          </table:table-cell>
          <table:table-cell table:formula="of:=&quot;insert into lyrics (title) values ('&quot;&amp;[.C7]&amp;&quot;');&quot;" office:value-type="string" office:string-value="insert into lyrics (title) values ('5. Cold As You');" calcext:value-type="string">
            <text:p>insert into lyrics (title) values ('5. Cold As You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The Outside</text:p>
          </table:table-cell>
          <table:table-cell office:value-type="string" calcext:value-type="string">
            <text:p>5Tj2MqcFMf60CaGsKbM1aq</text:p>
          </table:table-cell>
          <table:table-cell/>
          <table:table-cell table:formula="of:=&quot;insert into lyrics (track_id) values ('&quot;&amp;[.D8]&amp;&quot;');&quot;" office:value-type="string" office:string-value="insert into lyrics (track_id) values ('5Tj2MqcFMf60CaGsKbM1aq');" calcext:value-type="string">
            <text:p>insert into lyrics (track_id) values ('5Tj2MqcFMf60CaGsKbM1aq');</text:p>
          </table:table-cell>
          <table:table-cell table:formula="of:=&quot;insert into lyrics (title) values ('&quot;&amp;[.C8]&amp;&quot;');&quot;" office:value-type="string" office:string-value="insert into lyrics (title) values ('6. The Outside');" calcext:value-type="string">
            <text:p>insert into lyrics (title) values ('6. The Outsid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Tied Together with a Smile</text:p>
          </table:table-cell>
          <table:table-cell office:value-type="string" calcext:value-type="string">
            <text:p>2zzxwmoOBnXDT0KnJsoIWk</text:p>
          </table:table-cell>
          <table:table-cell/>
          <table:table-cell table:formula="of:=&quot;insert into lyrics (track_id) values ('&quot;&amp;[.D9]&amp;&quot;');&quot;" office:value-type="string" office:string-value="insert into lyrics (track_id) values ('2zzxwmoOBnXDT0KnJsoIWk');" calcext:value-type="string">
            <text:p>insert into lyrics (track_id) values ('2zzxwmoOBnXDT0KnJsoIWk');</text:p>
          </table:table-cell>
          <table:table-cell table:formula="of:=&quot;insert into lyrics (title) values ('&quot;&amp;[.C9]&amp;&quot;');&quot;" office:value-type="string" office:string-value="insert into lyrics (title) values ('7. Tied Together with a Smile');" calcext:value-type="string">
            <text:p>insert into lyrics (title) values ('7. Tied Together with a Smil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Stay Beautiful</text:p>
          </table:table-cell>
          <table:table-cell office:value-type="string" calcext:value-type="string">
            <text:p>41sjzdjScVwnxnxADElts6</text:p>
          </table:table-cell>
          <table:table-cell/>
          <table:table-cell table:formula="of:=&quot;insert into lyrics (track_id) values ('&quot;&amp;[.D10]&amp;&quot;');&quot;" office:value-type="string" office:string-value="insert into lyrics (track_id) values ('41sjzdjScVwnxnxADElts6');" calcext:value-type="string">
            <text:p>insert into lyrics (track_id) values ('41sjzdjScVwnxnxADElts6');</text:p>
          </table:table-cell>
          <table:table-cell table:formula="of:=&quot;insert into lyrics (title) values ('&quot;&amp;[.C10]&amp;&quot;');&quot;" office:value-type="string" office:string-value="insert into lyrics (title) values ('8. Stay Beautiful');" calcext:value-type="string">
            <text:p>insert into lyrics (title) values ('8. Stay Beautifu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Should've Said No</text:p>
          </table:table-cell>
          <table:table-cell office:value-type="string" calcext:value-type="string">
            <text:p>6CdaXOq1MWe2JHDalTG01d</text:p>
          </table:table-cell>
          <table:table-cell/>
          <table:table-cell table:formula="of:=&quot;insert into lyrics (track_id) values ('&quot;&amp;[.D11]&amp;&quot;');&quot;" office:value-type="string" office:string-value="insert into lyrics (track_id) values ('6CdaXOq1MWe2JHDalTG01d');" calcext:value-type="string">
            <text:p>insert into lyrics (track_id) values ('6CdaXOq1MWe2JHDalTG01d');</text:p>
          </table:table-cell>
          <table:table-cell table:formula="of:=&quot;insert into lyrics (title) values ('&quot;&amp;[.C11]&amp;&quot;');&quot;" office:value-type="string" office:string-value="insert into lyrics (title) values ('9. Should've Said No');" calcext:value-type="string">
            <text:p>insert into lyrics (title) values ('9. Should've Said N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Mary's Song (Oh My My My)</text:p>
          </table:table-cell>
          <table:table-cell office:value-type="string" calcext:value-type="string">
            <text:p>2O8sogKJCfVZ4rotBv1vVF</text:p>
          </table:table-cell>
          <table:table-cell/>
          <table:table-cell table:formula="of:=&quot;insert into lyrics (track_id) values ('&quot;&amp;[.D12]&amp;&quot;');&quot;" office:value-type="string" office:string-value="insert into lyrics (track_id) values ('2O8sogKJCfVZ4rotBv1vVF');" calcext:value-type="string">
            <text:p>insert into lyrics (track_id) values ('2O8sogKJCfVZ4rotBv1vVF');</text:p>
          </table:table-cell>
          <table:table-cell table:formula="of:=&quot;insert into lyrics (title) values ('&quot;&amp;[.C12]&amp;&quot;');&quot;" office:value-type="string" office:string-value="insert into lyrics (title) values ('10. Mary's Song (Oh My My My)');" calcext:value-type="string">
            <text:p>insert into lyrics (title) values ('10. Mary's Song (Oh My My My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Our Song</text:p>
          </table:table-cell>
          <table:table-cell office:value-type="string" calcext:value-type="string">
            <text:p>1j6gmK6u4WNI33lMZ8dC1s</text:p>
          </table:table-cell>
          <table:table-cell/>
          <table:table-cell table:formula="of:=&quot;insert into lyrics (track_id) values ('&quot;&amp;[.D13]&amp;&quot;');&quot;" office:value-type="string" office:string-value="insert into lyrics (track_id) values ('1j6gmK6u4WNI33lMZ8dC1s');" calcext:value-type="string">
            <text:p>insert into lyrics (track_id) values ('1j6gmK6u4WNI33lMZ8dC1s');</text:p>
          </table:table-cell>
          <table:table-cell table:formula="of:=&quot;insert into lyrics (title) values ('&quot;&amp;[.C13]&amp;&quot;');&quot;" office:value-type="string" office:string-value="insert into lyrics (title) values ('11. Our Song');" calcext:value-type="string">
            <text:p>insert into lyrics (title) values ('11. Our So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I'm Only Me When I'm With You</text:p>
          </table:table-cell>
          <table:table-cell office:value-type="string" calcext:value-type="string">
            <text:p>7CzxXgQXurKZCyHz9ufbo1</text:p>
          </table:table-cell>
          <table:table-cell/>
          <table:table-cell table:formula="of:=&quot;insert into lyrics (track_id) values ('&quot;&amp;[.D14]&amp;&quot;');&quot;" office:value-type="string" office:string-value="insert into lyrics (track_id) values ('7CzxXgQXurKZCyHz9ufbo1');" calcext:value-type="string">
            <text:p>insert into lyrics (track_id) values ('7CzxXgQXurKZCyHz9ufbo1');</text:p>
          </table:table-cell>
          <table:table-cell table:formula="of:=&quot;insert into lyrics (title) values ('&quot;&amp;[.C14]&amp;&quot;');&quot;" office:value-type="string" office:string-value="insert into lyrics (title) values ('12. I'm Only Me When I'm With You');" calcext:value-type="string">
            <text:p>insert into lyrics (title) values ('12. I'm Only Me When I'm With You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Invisible</text:p>
          </table:table-cell>
          <table:table-cell office:value-type="string" calcext:value-type="string">
            <text:p>1k3PzDNjg38cWqOvL4M9vq</text:p>
          </table:table-cell>
          <table:table-cell/>
          <table:table-cell table:formula="of:=&quot;insert into lyrics (track_id) values ('&quot;&amp;[.D15]&amp;&quot;');&quot;" office:value-type="string" office:string-value="insert into lyrics (track_id) values ('1k3PzDNjg38cWqOvL4M9vq');" calcext:value-type="string">
            <text:p>insert into lyrics (track_id) values ('1k3PzDNjg38cWqOvL4M9vq');</text:p>
          </table:table-cell>
          <table:table-cell table:formula="of:=&quot;insert into lyrics (title) values ('&quot;&amp;[.C15]&amp;&quot;');&quot;" office:value-type="string" office:string-value="insert into lyrics (title) values ('13. Invisible');" calcext:value-type="string">
            <text:p>insert into lyrics (title) values ('13. Invisibl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A Perfectly Good Heart</text:p>
          </table:table-cell>
          <table:table-cell office:value-type="string" calcext:value-type="string">
            <text:p>0YgHuReCSPwTXYny7isLja</text:p>
          </table:table-cell>
          <table:table-cell/>
          <table:table-cell table:formula="of:=&quot;insert into lyrics (track_id) values ('&quot;&amp;[.D16]&amp;&quot;');&quot;" office:value-type="string" office:string-value="insert into lyrics (track_id) values ('0YgHuReCSPwTXYny7isLja');" calcext:value-type="string">
            <text:p>insert into lyrics (track_id) values ('0YgHuReCSPwTXYny7isLja');</text:p>
          </table:table-cell>
          <table:table-cell table:formula="of:=&quot;insert into lyrics (title) values ('&quot;&amp;[.C16]&amp;&quot;');&quot;" office:value-type="string" office:string-value="insert into lyrics (title) values ('14. A Perfectly Good Heart');" calcext:value-type="string">
            <text:p>insert into lyrics (title) values ('14. A Perfectly Good Hear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Teardrops on My Guitar - Pop Version</text:p>
          </table:table-cell>
          <table:table-cell office:value-type="string" calcext:value-type="string">
            <text:p>1hxLyjC9D9Jpw6EAPKqWv4</text:p>
          </table:table-cell>
          <table:table-cell/>
          <table:table-cell table:formula="of:=&quot;insert into lyrics (track_id) values ('&quot;&amp;[.D17]&amp;&quot;');&quot;" office:value-type="string" office:string-value="insert into lyrics (track_id) values ('1hxLyjC9D9Jpw6EAPKqWv4');" calcext:value-type="string">
            <text:p>insert into lyrics (track_id) values ('1hxLyjC9D9Jpw6EAPKqWv4');</text:p>
          </table:table-cell>
          <table:table-cell table:formula="of:=&quot;insert into lyrics (title) values ('&quot;&amp;[.C17]&amp;&quot;');&quot;" office:value-type="string" office:string-value="insert into lyrics (title) values ('15. Teardrops on My Guitar - Pop Version');" calcext:value-type="string">
            <text:p>insert into lyrics (title) values ('15. Teardrops on My Guitar - Pop Version');</text:p>
          </table:table-cell>
          <table:table-cell/>
        </table:table-row>
        <table:table-row table:style-name="ro1">
          <table:table-cell office:value-type="string" calcext:value-type="string">
            <text:p>Fearless</text:p>
          </table:table-cell>
          <table:table-cell/>
          <table:table-cell office:value-type="string" calcext:value-type="string">
            <text:p>1. Jump Then Fall</text:p>
          </table:table-cell>
          <table:table-cell office:value-type="string" calcext:value-type="string">
            <text:p>6WWvcA62QlnRguluWAk6bv</text:p>
          </table:table-cell>
          <table:table-cell/>
          <table:table-cell table:formula="of:=&quot;insert into lyrics (track_id) values ('&quot;&amp;[.D18]&amp;&quot;');&quot;" office:value-type="string" office:string-value="insert into lyrics (track_id) values ('6WWvcA62QlnRguluWAk6bv');" calcext:value-type="string">
            <text:p>insert into lyrics (track_id) values ('6WWvcA62QlnRguluWAk6bv');</text:p>
          </table:table-cell>
          <table:table-cell table:formula="of:=&quot;insert into lyrics (title) values ('&quot;&amp;[.C18]&amp;&quot;');&quot;" office:value-type="string" office:string-value="insert into lyrics (title) values ('1. Jump Then Fall');" calcext:value-type="string">
            <text:p>insert into lyrics (title) values ('1. Jump Then Fall');</text:p>
          </table:table-cell>
          <table:table-cell table:formula="of:=LEN([.D18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Untouchable</text:p>
          </table:table-cell>
          <table:table-cell office:value-type="string" calcext:value-type="string">
            <text:p>6ovFJkdau79DuXEvQjPaNH</text:p>
          </table:table-cell>
          <table:table-cell/>
          <table:table-cell table:formula="of:=&quot;insert into lyrics (track_id) values ('&quot;&amp;[.D19]&amp;&quot;');&quot;" office:value-type="string" office:string-value="insert into lyrics (track_id) values ('6ovFJkdau79DuXEvQjPaNH');" calcext:value-type="string">
            <text:p>insert into lyrics (track_id) values ('6ovFJkdau79DuXEvQjPaNH');</text:p>
          </table:table-cell>
          <table:table-cell table:formula="of:=&quot;insert into lyrics (title) values ('&quot;&amp;[.C19]&amp;&quot;');&quot;" office:value-type="string" office:string-value="insert into lyrics (title) values ('2. Untouchable');" calcext:value-type="string">
            <text:p>insert into lyrics (title) values ('2. Untouchable');</text:p>
          </table:table-cell>
          <table:table-cell table:formula="of:=LEN([.D19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 Forever &amp; Always - Piano Version</text:p>
          </table:table-cell>
          <table:table-cell office:value-type="string" calcext:value-type="string">
            <text:p>13MAWVUSkbGMUi6I7RowRK</text:p>
          </table:table-cell>
          <table:table-cell/>
          <table:table-cell table:formula="of:=&quot;insert into lyrics (track_id) values ('&quot;&amp;[.D20]&amp;&quot;');&quot;" office:value-type="string" office:string-value="insert into lyrics (track_id) values ('13MAWVUSkbGMUi6I7RowRK');" calcext:value-type="string">
            <text:p>insert into lyrics (track_id) values ('13MAWVUSkbGMUi6I7RowRK');</text:p>
          </table:table-cell>
          <table:table-cell table:formula="of:=&quot;insert into lyrics (title) values ('&quot;&amp;[.C20]&amp;&quot;');&quot;" office:value-type="string" office:string-value="insert into lyrics (title) values ('3. Forever &amp; Always - Piano Version');" calcext:value-type="string">
            <text:p>insert into lyrics (title) values ('3. Forever &amp; Always - Piano Version');</text:p>
          </table:table-cell>
          <table:table-cell table:formula="of:=LEN([.D20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 Come In With The Rain</text:p>
          </table:table-cell>
          <table:table-cell office:value-type="string" calcext:value-type="string">
            <text:p>0cEG04R5cldkTLzK6phlcn</text:p>
          </table:table-cell>
          <table:table-cell/>
          <table:table-cell table:formula="of:=&quot;insert into lyrics (track_id) values ('&quot;&amp;[.D21]&amp;&quot;');&quot;" office:value-type="string" office:string-value="insert into lyrics (track_id) values ('0cEG04R5cldkTLzK6phlcn');" calcext:value-type="string">
            <text:p>insert into lyrics (track_id) values ('0cEG04R5cldkTLzK6phlcn');</text:p>
          </table:table-cell>
          <table:table-cell table:formula="of:=&quot;insert into lyrics (title) values ('&quot;&amp;[.C21]&amp;&quot;');&quot;" office:value-type="string" office:string-value="insert into lyrics (title) values ('4. Come In With The Rain');" calcext:value-type="string">
            <text:p>insert into lyrics (title) values ('4. Come In With The Rain');</text:p>
          </table:table-cell>
          <table:table-cell table:formula="of:=LEN([.D21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 SuperStar</text:p>
          </table:table-cell>
          <table:table-cell office:value-type="string" calcext:value-type="string">
            <text:p>0XfTh16YcKPzdxMPTeKTAq</text:p>
          </table:table-cell>
          <table:table-cell/>
          <table:table-cell table:formula="of:=&quot;insert into lyrics (track_id) values ('&quot;&amp;[.D22]&amp;&quot;');&quot;" office:value-type="string" office:string-value="insert into lyrics (track_id) values ('0XfTh16YcKPzdxMPTeKTAq');" calcext:value-type="string">
            <text:p>insert into lyrics (track_id) values ('0XfTh16YcKPzdxMPTeKTAq');</text:p>
          </table:table-cell>
          <table:table-cell table:formula="of:=&quot;insert into lyrics (title) values ('&quot;&amp;[.C22]&amp;&quot;');&quot;" office:value-type="string" office:string-value="insert into lyrics (title) values ('5. SuperStar');" calcext:value-type="string">
            <text:p>insert into lyrics (title) values ('5. SuperStar');</text:p>
          </table:table-cell>
          <table:table-cell table:formula="of:=LEN([.D22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. The Other Side Of The Door</text:p>
          </table:table-cell>
          <table:table-cell office:value-type="string" calcext:value-type="string">
            <text:p>1yDJcXc549N6AabNBzFAku</text:p>
          </table:table-cell>
          <table:table-cell/>
          <table:table-cell table:formula="of:=&quot;insert into lyrics (track_id) values ('&quot;&amp;[.D23]&amp;&quot;');&quot;" office:value-type="string" office:string-value="insert into lyrics (track_id) values ('1yDJcXc549N6AabNBzFAku');" calcext:value-type="string">
            <text:p>insert into lyrics (track_id) values ('1yDJcXc549N6AabNBzFAku');</text:p>
          </table:table-cell>
          <table:table-cell table:formula="of:=&quot;insert into lyrics (title) values ('&quot;&amp;[.C23]&amp;&quot;');&quot;" office:value-type="string" office:string-value="insert into lyrics (title) values ('6. The Other Side Of The Door');" calcext:value-type="string">
            <text:p>insert into lyrics (title) values ('6. The Other Side Of The Door');</text:p>
          </table:table-cell>
          <table:table-cell table:formula="of:=LEN([.D23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. Fearless</text:p>
          </table:table-cell>
          <table:table-cell office:value-type="string" calcext:value-type="string">
            <text:p>2okho7vU7Nsq1UZD0kgIMi</text:p>
          </table:table-cell>
          <table:table-cell/>
          <table:table-cell table:formula="of:=&quot;insert into lyrics (track_id) values ('&quot;&amp;[.D24]&amp;&quot;');&quot;" office:value-type="string" office:string-value="insert into lyrics (track_id) values ('2okho7vU7Nsq1UZD0kgIMi');" calcext:value-type="string">
            <text:p>insert into lyrics (track_id) values ('2okho7vU7Nsq1UZD0kgIMi');</text:p>
          </table:table-cell>
          <table:table-cell table:formula="of:=&quot;insert into lyrics (title) values ('&quot;&amp;[.C24]&amp;&quot;');&quot;" office:value-type="string" office:string-value="insert into lyrics (title) values ('7. Fearless');" calcext:value-type="string">
            <text:p>insert into lyrics (title) values ('7. Fearless');</text:p>
          </table:table-cell>
          <table:table-cell table:formula="of:=LEN([.D24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 Fifteen</text:p>
          </table:table-cell>
          <table:table-cell office:value-type="string" calcext:value-type="string">
            <text:p>5Ora3Ish2A1JN5veGYTxhw</text:p>
          </table:table-cell>
          <table:table-cell/>
          <table:table-cell table:formula="of:=&quot;insert into lyrics (track_id) values ('&quot;&amp;[.D25]&amp;&quot;');&quot;" office:value-type="string" office:string-value="insert into lyrics (track_id) values ('5Ora3Ish2A1JN5veGYTxhw');" calcext:value-type="string">
            <text:p>insert into lyrics (track_id) values ('5Ora3Ish2A1JN5veGYTxhw');</text:p>
          </table:table-cell>
          <table:table-cell table:formula="of:=&quot;insert into lyrics (title) values ('&quot;&amp;[.C25]&amp;&quot;');&quot;" office:value-type="string" office:string-value="insert into lyrics (title) values ('8. Fifteen');" calcext:value-type="string">
            <text:p>insert into lyrics (title) values ('8. Fifteen');</text:p>
          </table:table-cell>
          <table:table-cell table:formula="of:=LEN([.D25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. Love Story</text:p>
          </table:table-cell>
          <table:table-cell office:value-type="string" calcext:value-type="string">
            <text:p>5hnJCRSo4pxRsaEwT9YusG</text:p>
          </table:table-cell>
          <table:table-cell/>
          <table:table-cell table:formula="of:=&quot;insert into lyrics (track_id) values ('&quot;&amp;[.D26]&amp;&quot;');&quot;" office:value-type="string" office:string-value="insert into lyrics (track_id) values ('5hnJCRSo4pxRsaEwT9YusG');" calcext:value-type="string">
            <text:p>insert into lyrics (track_id) values ('5hnJCRSo4pxRsaEwT9YusG');</text:p>
          </table:table-cell>
          <table:table-cell table:formula="of:=&quot;insert into lyrics (title) values ('&quot;&amp;[.C26]&amp;&quot;');&quot;" office:value-type="string" office:string-value="insert into lyrics (title) values ('9. Love Story');" calcext:value-type="string">
            <text:p>insert into lyrics (title) values ('9. Love Story');</text:p>
          </table:table-cell>
          <table:table-cell table:formula="of:=LEN([.D26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 Hey Stephen</text:p>
          </table:table-cell>
          <table:table-cell office:value-type="string" calcext:value-type="string">
            <text:p>3CI1f4yLwdHzcUnH7o0Xyh</text:p>
          </table:table-cell>
          <table:table-cell/>
          <table:table-cell table:formula="of:=&quot;insert into lyrics (track_id) values ('&quot;&amp;[.D27]&amp;&quot;');&quot;" office:value-type="string" office:string-value="insert into lyrics (track_id) values ('3CI1f4yLwdHzcUnH7o0Xyh');" calcext:value-type="string">
            <text:p>insert into lyrics (track_id) values ('3CI1f4yLwdHzcUnH7o0Xyh');</text:p>
          </table:table-cell>
          <table:table-cell table:formula="of:=&quot;insert into lyrics (title) values ('&quot;&amp;[.C27]&amp;&quot;');&quot;" office:value-type="string" office:string-value="insert into lyrics (title) values ('10. Hey Stephen');" calcext:value-type="string">
            <text:p>insert into lyrics (title) values ('10. Hey Stephen');</text:p>
          </table:table-cell>
          <table:table-cell table:formula="of:=LEN([.D27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. White Horse</text:p>
          </table:table-cell>
          <table:table-cell office:value-type="string" calcext:value-type="string">
            <text:p>5yKB8qcTSflDercM2PXwot</text:p>
          </table:table-cell>
          <table:table-cell/>
          <table:table-cell table:formula="of:=&quot;insert into lyrics (track_id) values ('&quot;&amp;[.D28]&amp;&quot;');&quot;" office:value-type="string" office:string-value="insert into lyrics (track_id) values ('5yKB8qcTSflDercM2PXwot');" calcext:value-type="string">
            <text:p>insert into lyrics (track_id) values ('5yKB8qcTSflDercM2PXwot');</text:p>
          </table:table-cell>
          <table:table-cell table:formula="of:=&quot;insert into lyrics (title) values ('&quot;&amp;[.C28]&amp;&quot;');&quot;" office:value-type="string" office:string-value="insert into lyrics (title) values ('11. White Horse');" calcext:value-type="string">
            <text:p>insert into lyrics (title) values ('11. White Horse');</text:p>
          </table:table-cell>
          <table:table-cell table:formula="of:=LEN([.D28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. You Belong With Me</text:p>
          </table:table-cell>
          <table:table-cell office:value-type="string" calcext:value-type="string">
            <text:p>4kgTdThcDHfuDS2kKxB7Lc</text:p>
          </table:table-cell>
          <table:table-cell/>
          <table:table-cell table:formula="of:=&quot;insert into lyrics (track_id) values ('&quot;&amp;[.D29]&amp;&quot;');&quot;" office:value-type="string" office:string-value="insert into lyrics (track_id) values ('4kgTdThcDHfuDS2kKxB7Lc');" calcext:value-type="string">
            <text:p>insert into lyrics (track_id) values ('4kgTdThcDHfuDS2kKxB7Lc');</text:p>
          </table:table-cell>
          <table:table-cell table:formula="of:=&quot;insert into lyrics (title) values ('&quot;&amp;[.C29]&amp;&quot;');&quot;" office:value-type="string" office:string-value="insert into lyrics (title) values ('12. You Belong With Me');" calcext:value-type="string">
            <text:p>insert into lyrics (title) values ('12. You Belong With Me');</text:p>
          </table:table-cell>
          <table:table-cell table:formula="of:=LEN([.D29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. Breathe</text:p>
          </table:table-cell>
          <table:table-cell office:value-type="string" calcext:value-type="string">
            <text:p>23qIWGhpwvDgC23TyZOUck</text:p>
          </table:table-cell>
          <table:table-cell/>
          <table:table-cell table:formula="of:=&quot;insert into lyrics (track_id) values ('&quot;&amp;[.D30]&amp;&quot;');&quot;" office:value-type="string" office:string-value="insert into lyrics (track_id) values ('23qIWGhpwvDgC23TyZOUck');" calcext:value-type="string">
            <text:p>insert into lyrics (track_id) values ('23qIWGhpwvDgC23TyZOUck');</text:p>
          </table:table-cell>
          <table:table-cell table:formula="of:=&quot;insert into lyrics (title) values ('&quot;&amp;[.C30]&amp;&quot;');&quot;" office:value-type="string" office:string-value="insert into lyrics (title) values ('13. Breathe');" calcext:value-type="string">
            <text:p>insert into lyrics (title) values ('13. Breathe');</text:p>
          </table:table-cell>
          <table:table-cell table:formula="of:=LEN([.D30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. Tell Me Why</text:p>
          </table:table-cell>
          <table:table-cell office:value-type="string" calcext:value-type="string">
            <text:p>4x7Gxk2GfwZJcqpoVT1PbR</text:p>
          </table:table-cell>
          <table:table-cell/>
          <table:table-cell table:formula="of:=&quot;insert into lyrics (track_id) values ('&quot;&amp;[.D31]&amp;&quot;');&quot;" office:value-type="string" office:string-value="insert into lyrics (track_id) values ('4x7Gxk2GfwZJcqpoVT1PbR');" calcext:value-type="string">
            <text:p>insert into lyrics (track_id) values ('4x7Gxk2GfwZJcqpoVT1PbR');</text:p>
          </table:table-cell>
          <table:table-cell table:formula="of:=&quot;insert into lyrics (title) values ('&quot;&amp;[.C31]&amp;&quot;');&quot;" office:value-type="string" office:string-value="insert into lyrics (title) values ('14. Tell Me Why');" calcext:value-type="string">
            <text:p>insert into lyrics (title) values ('14. Tell Me Why');</text:p>
          </table:table-cell>
          <table:table-cell table:formula="of:=LEN([.D31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. You're Not Sorry</text:p>
          </table:table-cell>
          <table:table-cell office:value-type="string" calcext:value-type="string">
            <text:p>3JhvYnOfKLJuWC7jEU0GmJ</text:p>
          </table:table-cell>
          <table:table-cell/>
          <table:table-cell table:formula="of:=&quot;insert into lyrics (track_id) values ('&quot;&amp;[.D32]&amp;&quot;');&quot;" office:value-type="string" office:string-value="insert into lyrics (track_id) values ('3JhvYnOfKLJuWC7jEU0GmJ');" calcext:value-type="string">
            <text:p>insert into lyrics (track_id) values ('3JhvYnOfKLJuWC7jEU0GmJ');</text:p>
          </table:table-cell>
          <table:table-cell table:formula="of:=&quot;insert into lyrics (title) values ('&quot;&amp;[.C32]&amp;&quot;');&quot;" office:value-type="string" office:string-value="insert into lyrics (title) values ('15. You're Not Sorry');" calcext:value-type="string">
            <text:p>insert into lyrics (title) values ('15. You're Not Sorry');</text:p>
          </table:table-cell>
          <table:table-cell table:formula="of:=LEN([.D32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. The Way I Loved You</text:p>
          </table:table-cell>
          <table:table-cell office:value-type="string" calcext:value-type="string">
            <text:p>4pEZUytwBzha5Un6m3SCFf</text:p>
          </table:table-cell>
          <table:table-cell/>
          <table:table-cell table:formula="of:=&quot;insert into lyrics (track_id) values ('&quot;&amp;[.D33]&amp;&quot;');&quot;" office:value-type="string" office:string-value="insert into lyrics (track_id) values ('4pEZUytwBzha5Un6m3SCFf');" calcext:value-type="string">
            <text:p>insert into lyrics (track_id) values ('4pEZUytwBzha5Un6m3SCFf');</text:p>
          </table:table-cell>
          <table:table-cell table:formula="of:=&quot;insert into lyrics (title) values ('&quot;&amp;[.C33]&amp;&quot;');&quot;" office:value-type="string" office:string-value="insert into lyrics (title) values ('16. The Way I Loved You');" calcext:value-type="string">
            <text:p>insert into lyrics (title) values ('16. The Way I Loved You');</text:p>
          </table:table-cell>
          <table:table-cell table:formula="of:=LEN([.D33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. Forever &amp; Always</text:p>
          </table:table-cell>
          <table:table-cell office:value-type="string" calcext:value-type="string">
            <text:p>3NKCWBT2uKp8rxSkcvIrdX</text:p>
          </table:table-cell>
          <table:table-cell/>
          <table:table-cell table:formula="of:=&quot;insert into lyrics (track_id) values ('&quot;&amp;[.D34]&amp;&quot;');&quot;" office:value-type="string" office:string-value="insert into lyrics (track_id) values ('3NKCWBT2uKp8rxSkcvIrdX');" calcext:value-type="string">
            <text:p>insert into lyrics (track_id) values ('3NKCWBT2uKp8rxSkcvIrdX');</text:p>
          </table:table-cell>
          <table:table-cell table:formula="of:=&quot;insert into lyrics (title) values ('&quot;&amp;[.C34]&amp;&quot;');&quot;" office:value-type="string" office:string-value="insert into lyrics (title) values ('17. Forever &amp; Always');" calcext:value-type="string">
            <text:p>insert into lyrics (title) values ('17. Forever &amp; Always');</text:p>
          </table:table-cell>
          <table:table-cell table:formula="of:=LEN([.D34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. The Best Day</text:p>
          </table:table-cell>
          <table:table-cell office:value-type="string" calcext:value-type="string">
            <text:p>7CjuAoOiSrwWv7wJonAUmw</text:p>
          </table:table-cell>
          <table:table-cell/>
          <table:table-cell table:formula="of:=&quot;insert into lyrics (track_id) values ('&quot;&amp;[.D35]&amp;&quot;');&quot;" office:value-type="string" office:string-value="insert into lyrics (track_id) values ('7CjuAoOiSrwWv7wJonAUmw');" calcext:value-type="string">
            <text:p>insert into lyrics (track_id) values ('7CjuAoOiSrwWv7wJonAUmw');</text:p>
          </table:table-cell>
          <table:table-cell table:formula="of:=&quot;insert into lyrics (title) values ('&quot;&amp;[.C35]&amp;&quot;');&quot;" office:value-type="string" office:string-value="insert into lyrics (title) values ('18. The Best Day');" calcext:value-type="string">
            <text:p>insert into lyrics (title) values ('18. The Best Day');</text:p>
          </table:table-cell>
          <table:table-cell table:formula="of:=LEN([.D35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. Change</text:p>
          </table:table-cell>
          <table:table-cell office:value-type="string" calcext:value-type="string">
            <text:p>3gFaNwyiafgUoQhR0pHYA9</text:p>
          </table:table-cell>
          <table:table-cell/>
          <table:table-cell table:formula="of:=&quot;insert into lyrics (track_id) values ('&quot;&amp;[.D36]&amp;&quot;');&quot;" office:value-type="string" office:string-value="insert into lyrics (track_id) values ('3gFaNwyiafgUoQhR0pHYA9');" calcext:value-type="string">
            <text:p>insert into lyrics (track_id) values ('3gFaNwyiafgUoQhR0pHYA9');</text:p>
          </table:table-cell>
          <table:table-cell table:formula="of:=&quot;insert into lyrics (title) values ('&quot;&amp;[.C36]&amp;&quot;');&quot;" office:value-type="string" office:string-value="insert into lyrics (title) values ('19. Change');" calcext:value-type="string">
            <text:p>insert into lyrics (title) values ('19. Change');</text:p>
          </table:table-cell>
          <table:table-cell table:formula="of:=LEN([.D36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earless – int version</text:p>
          </table:table-cell>
          <table:table-cell/>
          <table:table-cell office:value-type="string" calcext:value-type="string">
            <text:p>1. Fearless</text:p>
          </table:table-cell>
          <table:table-cell office:value-type="string" calcext:value-type="string">
            <text:p>6zV8AVM9eVfdG7Qahwd64R</text:p>
          </table:table-cell>
          <table:table-cell/>
          <table:table-cell table:formula="of:=&quot;insert into lyrics (track_id) values ('&quot;&amp;[.D37]&amp;&quot;');&quot;" office:value-type="string" office:string-value="insert into lyrics (track_id) values ('6zV8AVM9eVfdG7Qahwd64R');" calcext:value-type="string">
            <text:p>insert into lyrics (track_id) values ('6zV8AVM9eVfdG7Qahwd64R');</text:p>
          </table:table-cell>
          <table:table-cell table:formula="of:=&quot;insert into lyrics (title) values ('&quot;&amp;[.C37]&amp;&quot;');&quot;" office:value-type="string" office:string-value="insert into lyrics (title) values ('1. Fearless');" calcext:value-type="string">
            <text:p>insert into lyrics (title) values ('1. Fearles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Fifteen</text:p>
          </table:table-cell>
          <table:table-cell office:value-type="string" calcext:value-type="string">
            <text:p>4yf9OivCH2lmQWN8mzpCC6</text:p>
          </table:table-cell>
          <table:table-cell/>
          <table:table-cell table:formula="of:=&quot;insert into lyrics (track_id) values ('&quot;&amp;[.D38]&amp;&quot;');&quot;" office:value-type="string" office:string-value="insert into lyrics (track_id) values ('4yf9OivCH2lmQWN8mzpCC6');" calcext:value-type="string">
            <text:p>insert into lyrics (track_id) values ('4yf9OivCH2lmQWN8mzpCC6');</text:p>
          </table:table-cell>
          <table:table-cell table:formula="of:=&quot;insert into lyrics (title) values ('&quot;&amp;[.C38]&amp;&quot;');&quot;" office:value-type="string" office:string-value="insert into lyrics (title) values ('2. Fifteen');" calcext:value-type="string">
            <text:p>insert into lyrics (title) values ('2. Fiftee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Love Story</text:p>
          </table:table-cell>
          <table:table-cell office:value-type="string" calcext:value-type="string">
            <text:p>5xPsybHWRHbTYO44xnREY5</text:p>
          </table:table-cell>
          <table:table-cell/>
          <table:table-cell table:formula="of:=&quot;insert into lyrics (track_id) values ('&quot;&amp;[.D39]&amp;&quot;');&quot;" office:value-type="string" office:string-value="insert into lyrics (track_id) values ('5xPsybHWRHbTYO44xnREY5');" calcext:value-type="string">
            <text:p>insert into lyrics (track_id) values ('5xPsybHWRHbTYO44xnREY5');</text:p>
          </table:table-cell>
          <table:table-cell table:formula="of:=&quot;insert into lyrics (title) values ('&quot;&amp;[.C39]&amp;&quot;');&quot;" office:value-type="string" office:string-value="insert into lyrics (title) values ('3. Love Story');" calcext:value-type="string">
            <text:p>insert into lyrics (title) values ('3. Love Stor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Hey Stephen</text:p>
          </table:table-cell>
          <table:table-cell office:value-type="string" calcext:value-type="string">
            <text:p>4fWDgRZa0GKE5KZNhE9MQa</text:p>
          </table:table-cell>
          <table:table-cell/>
          <table:table-cell table:formula="of:=&quot;insert into lyrics (track_id) values ('&quot;&amp;[.D40]&amp;&quot;');&quot;" office:value-type="string" office:string-value="insert into lyrics (track_id) values ('4fWDgRZa0GKE5KZNhE9MQa');" calcext:value-type="string">
            <text:p>insert into lyrics (track_id) values ('4fWDgRZa0GKE5KZNhE9MQa');</text:p>
          </table:table-cell>
          <table:table-cell table:formula="of:=&quot;insert into lyrics (title) values ('&quot;&amp;[.C40]&amp;&quot;');&quot;" office:value-type="string" office:string-value="insert into lyrics (title) values ('4. Hey Stephen');" calcext:value-type="string">
            <text:p>insert into lyrics (title) values ('4. Hey Stephe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White Horse</text:p>
          </table:table-cell>
          <table:table-cell office:value-type="string" calcext:value-type="string">
            <text:p>1yFjBRQVhRdcdnrTE5LuyD</text:p>
          </table:table-cell>
          <table:table-cell/>
          <table:table-cell table:formula="of:=&quot;insert into lyrics (track_id) values ('&quot;&amp;[.D41]&amp;&quot;');&quot;" office:value-type="string" office:string-value="insert into lyrics (track_id) values ('1yFjBRQVhRdcdnrTE5LuyD');" calcext:value-type="string">
            <text:p>insert into lyrics (track_id) values ('1yFjBRQVhRdcdnrTE5LuyD');</text:p>
          </table:table-cell>
          <table:table-cell table:formula="of:=&quot;insert into lyrics (title) values ('&quot;&amp;[.C41]&amp;&quot;');&quot;" office:value-type="string" office:string-value="insert into lyrics (title) values ('5. White Horse');" calcext:value-type="string">
            <text:p>insert into lyrics (title) values ('5. White Hors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You Belong With Me</text:p>
          </table:table-cell>
          <table:table-cell office:value-type="string" calcext:value-type="string">
            <text:p>7G6TDmGJXDoBaV6NGj3Yic</text:p>
          </table:table-cell>
          <table:table-cell/>
          <table:table-cell table:formula="of:=&quot;insert into lyrics (track_id) values ('&quot;&amp;[.D42]&amp;&quot;');&quot;" office:value-type="string" office:string-value="insert into lyrics (track_id) values ('7G6TDmGJXDoBaV6NGj3Yic');" calcext:value-type="string">
            <text:p>insert into lyrics (track_id) values ('7G6TDmGJXDoBaV6NGj3Yic');</text:p>
          </table:table-cell>
          <table:table-cell table:formula="of:=&quot;insert into lyrics (title) values ('&quot;&amp;[.C42]&amp;&quot;');&quot;" office:value-type="string" office:string-value="insert into lyrics (title) values ('6. You Belong With Me');" calcext:value-type="string">
            <text:p>insert into lyrics (title) values ('6. You Belong With M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Breathe</text:p>
          </table:table-cell>
          <table:table-cell office:value-type="string" calcext:value-type="string">
            <text:p>0qsSmObOgBZfuMIwfAQDBP</text:p>
          </table:table-cell>
          <table:table-cell/>
          <table:table-cell table:formula="of:=&quot;insert into lyrics (track_id) values ('&quot;&amp;[.D43]&amp;&quot;');&quot;" office:value-type="string" office:string-value="insert into lyrics (track_id) values ('0qsSmObOgBZfuMIwfAQDBP');" calcext:value-type="string">
            <text:p>insert into lyrics (track_id) values ('0qsSmObOgBZfuMIwfAQDBP');</text:p>
          </table:table-cell>
          <table:table-cell table:formula="of:=&quot;insert into lyrics (title) values ('&quot;&amp;[.C43]&amp;&quot;');&quot;" office:value-type="string" office:string-value="insert into lyrics (title) values ('7. Breathe');" calcext:value-type="string">
            <text:p>insert into lyrics (title) values ('7. Breath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Tell Me Why</text:p>
          </table:table-cell>
          <table:table-cell office:value-type="string" calcext:value-type="string">
            <text:p>6vLpy7UPYuOa75Bkqocrcw</text:p>
          </table:table-cell>
          <table:table-cell/>
          <table:table-cell table:formula="of:=&quot;insert into lyrics (track_id) values ('&quot;&amp;[.D44]&amp;&quot;');&quot;" office:value-type="string" office:string-value="insert into lyrics (track_id) values ('6vLpy7UPYuOa75Bkqocrcw');" calcext:value-type="string">
            <text:p>insert into lyrics (track_id) values ('6vLpy7UPYuOa75Bkqocrcw');</text:p>
          </table:table-cell>
          <table:table-cell table:formula="of:=&quot;insert into lyrics (title) values ('&quot;&amp;[.C44]&amp;&quot;');&quot;" office:value-type="string" office:string-value="insert into lyrics (title) values ('8. Tell Me Why');" calcext:value-type="string">
            <text:p>insert into lyrics (title) values ('8. Tell Me Wh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You're Not Sorry</text:p>
          </table:table-cell>
          <table:table-cell office:value-type="string" calcext:value-type="string">
            <text:p>4N419mmxYybTfAECy5j4dw</text:p>
          </table:table-cell>
          <table:table-cell/>
          <table:table-cell table:formula="of:=&quot;insert into lyrics (track_id) values ('&quot;&amp;[.D45]&amp;&quot;');&quot;" office:value-type="string" office:string-value="insert into lyrics (track_id) values ('4N419mmxYybTfAECy5j4dw');" calcext:value-type="string">
            <text:p>insert into lyrics (track_id) values ('4N419mmxYybTfAECy5j4dw');</text:p>
          </table:table-cell>
          <table:table-cell table:formula="of:=&quot;insert into lyrics (title) values ('&quot;&amp;[.C45]&amp;&quot;');&quot;" office:value-type="string" office:string-value="insert into lyrics (title) values ('9. You're Not Sorry');" calcext:value-type="string">
            <text:p>insert into lyrics (title) values ('9. You're Not Sorr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The Way I Loved You</text:p>
          </table:table-cell>
          <table:table-cell office:value-type="string" calcext:value-type="string">
            <text:p>04LDcz3RX1P5sIlzQGqgUN</text:p>
          </table:table-cell>
          <table:table-cell/>
          <table:table-cell table:formula="of:=&quot;insert into lyrics (track_id) values ('&quot;&amp;[.D46]&amp;&quot;');&quot;" office:value-type="string" office:string-value="insert into lyrics (track_id) values ('04LDcz3RX1P5sIlzQGqgUN');" calcext:value-type="string">
            <text:p>insert into lyrics (track_id) values ('04LDcz3RX1P5sIlzQGqgUN');</text:p>
          </table:table-cell>
          <table:table-cell table:formula="of:=&quot;insert into lyrics (title) values ('&quot;&amp;[.C46]&amp;&quot;');&quot;" office:value-type="string" office:string-value="insert into lyrics (title) values ('10. The Way I Loved You');" calcext:value-type="string">
            <text:p>insert into lyrics (title) values ('10. The Way I Loved You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Forever &amp; Always</text:p>
          </table:table-cell>
          <table:table-cell office:value-type="string" calcext:value-type="string">
            <text:p>3yuOL0jFnVR8tizZzNNo0F</text:p>
          </table:table-cell>
          <table:table-cell/>
          <table:table-cell table:formula="of:=&quot;insert into lyrics (track_id) values ('&quot;&amp;[.D47]&amp;&quot;');&quot;" office:value-type="string" office:string-value="insert into lyrics (track_id) values ('3yuOL0jFnVR8tizZzNNo0F');" calcext:value-type="string">
            <text:p>insert into lyrics (track_id) values ('3yuOL0jFnVR8tizZzNNo0F');</text:p>
          </table:table-cell>
          <table:table-cell table:formula="of:=&quot;insert into lyrics (title) values ('&quot;&amp;[.C47]&amp;&quot;');&quot;" office:value-type="string" office:string-value="insert into lyrics (title) values ('11. Forever &amp; Always');" calcext:value-type="string">
            <text:p>insert into lyrics (title) values ('11. Forever &amp; Alway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The Best Day</text:p>
          </table:table-cell>
          <table:table-cell office:value-type="string" calcext:value-type="string">
            <text:p>7G9D32Kx7hdQ9Uga1V4VXm</text:p>
          </table:table-cell>
          <table:table-cell/>
          <table:table-cell table:formula="of:=&quot;insert into lyrics (track_id) values ('&quot;&amp;[.D48]&amp;&quot;');&quot;" office:value-type="string" office:string-value="insert into lyrics (track_id) values ('7G9D32Kx7hdQ9Uga1V4VXm');" calcext:value-type="string">
            <text:p>insert into lyrics (track_id) values ('7G9D32Kx7hdQ9Uga1V4VXm');</text:p>
          </table:table-cell>
          <table:table-cell table:formula="of:=&quot;insert into lyrics (title) values ('&quot;&amp;[.C48]&amp;&quot;');&quot;" office:value-type="string" office:string-value="insert into lyrics (title) values ('12. The Best Day');" calcext:value-type="string">
            <text:p>insert into lyrics (title) values ('12. The Best Da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Change</text:p>
          </table:table-cell>
          <table:table-cell office:value-type="string" calcext:value-type="string">
            <text:p>493jXNrYmXPCMbSJvVRYLk</text:p>
          </table:table-cell>
          <table:table-cell/>
          <table:table-cell table:formula="of:=&quot;insert into lyrics (track_id) values ('&quot;&amp;[.D49]&amp;&quot;');&quot;" office:value-type="string" office:string-value="insert into lyrics (track_id) values ('493jXNrYmXPCMbSJvVRYLk');" calcext:value-type="string">
            <text:p>insert into lyrics (track_id) values ('493jXNrYmXPCMbSJvVRYLk');</text:p>
          </table:table-cell>
          <table:table-cell table:formula="of:=&quot;insert into lyrics (title) values ('&quot;&amp;[.C49]&amp;&quot;');&quot;" office:value-type="string" office:string-value="insert into lyrics (title) values ('13. Change');" calcext:value-type="string">
            <text:p>insert into lyrics (title) values ('13. Chang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Our Song - International Mix</text:p>
          </table:table-cell>
          <table:table-cell office:value-type="string" calcext:value-type="string">
            <text:p>5Ct2PYPUSogyWvbV40k9Bf</text:p>
          </table:table-cell>
          <table:table-cell/>
          <table:table-cell table:formula="of:=&quot;insert into lyrics (track_id) values ('&quot;&amp;[.D50]&amp;&quot;');&quot;" office:value-type="string" office:string-value="insert into lyrics (track_id) values ('5Ct2PYPUSogyWvbV40k9Bf');" calcext:value-type="string">
            <text:p>insert into lyrics (track_id) values ('5Ct2PYPUSogyWvbV40k9Bf');</text:p>
          </table:table-cell>
          <table:table-cell table:formula="of:=&quot;insert into lyrics (title) values ('&quot;&amp;[.C50]&amp;&quot;');&quot;" office:value-type="string" office:string-value="insert into lyrics (title) values ('14. Our Song - International Mix');" calcext:value-type="string">
            <text:p>insert into lyrics (title) values ('14. Our Song - International 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Teardrops On My Guitar - International Mix</text:p>
          </table:table-cell>
          <table:table-cell office:value-type="string" calcext:value-type="string">
            <text:p>2RM02ladxD5mgdrlAwh3h9</text:p>
          </table:table-cell>
          <table:table-cell/>
          <table:table-cell table:formula="of:=&quot;insert into lyrics (track_id) values ('&quot;&amp;[.D51]&amp;&quot;');&quot;" office:value-type="string" office:string-value="insert into lyrics (track_id) values ('2RM02ladxD5mgdrlAwh3h9');" calcext:value-type="string">
            <text:p>insert into lyrics (track_id) values ('2RM02ladxD5mgdrlAwh3h9');</text:p>
          </table:table-cell>
          <table:table-cell table:formula="of:=&quot;insert into lyrics (title) values ('&quot;&amp;[.C51]&amp;&quot;');&quot;" office:value-type="string" office:string-value="insert into lyrics (title) values ('15. Teardrops On My Guitar - International Mix');" calcext:value-type="string">
            <text:p>insert into lyrics (title) values ('15. Teardrops On My Guitar - International 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Should've Said No - International Mix</text:p>
          </table:table-cell>
          <table:table-cell office:value-type="string" calcext:value-type="string">
            <text:p>2gwvtlwlKhvkfjz7Fcb6Yk</text:p>
          </table:table-cell>
          <table:table-cell/>
          <table:table-cell table:formula="of:=&quot;insert into lyrics (track_id) values ('&quot;&amp;[.D52]&amp;&quot;');&quot;" office:value-type="string" office:string-value="insert into lyrics (track_id) values ('2gwvtlwlKhvkfjz7Fcb6Yk');" calcext:value-type="string">
            <text:p>insert into lyrics (track_id) values ('2gwvtlwlKhvkfjz7Fcb6Yk');</text:p>
          </table:table-cell>
          <table:table-cell table:formula="of:=&quot;insert into lyrics (title) values ('&quot;&amp;[.C52]&amp;&quot;');&quot;" office:value-type="string" office:string-value="insert into lyrics (title) values ('16. Should've Said No - International Mix');" calcext:value-type="string">
            <text:p>insert into lyrics (title) values ('16. Should've Said No - International Mix');</text:p>
          </table:table-cell>
          <table:table-cell/>
        </table:table-row>
        <table:table-row table:style-name="ro1">
          <table:table-cell office:value-type="string" calcext:value-type="string">
            <text:p>Speak Now – deluxe</text:p>
          </table:table-cell>
          <table:table-cell/>
          <table:table-cell office:value-type="string" calcext:value-type="string">
            <text:p>1. Mine - POP Mix</text:p>
          </table:table-cell>
          <table:table-cell office:value-type="string" calcext:value-type="string">
            <text:p>0OAHsZ8vrS2NKom3cvfJQD</text:p>
          </table:table-cell>
          <table:table-cell/>
          <table:table-cell table:formula="of:=&quot;insert into lyrics (track_id) values ('&quot;&amp;[.D53]&amp;&quot;');&quot;" office:value-type="string" office:string-value="insert into lyrics (track_id) values ('0OAHsZ8vrS2NKom3cvfJQD');" calcext:value-type="string">
            <text:p>insert into lyrics (track_id) values ('0OAHsZ8vrS2NKom3cvfJQD');</text:p>
          </table:table-cell>
          <table:table-cell table:formula="of:=&quot;insert into lyrics (title) values ('&quot;&amp;[.C53]&amp;&quot;');&quot;" office:value-type="string" office:string-value="insert into lyrics (title) values ('1. Mine - POP Mix');" calcext:value-type="string">
            <text:p>insert into lyrics (title) values ('1. Mine - POP 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Sparks Fly</text:p>
          </table:table-cell>
          <table:table-cell office:value-type="string" calcext:value-type="string">
            <text:p>09cM9BjyNFizKUOXh6j9rT</text:p>
          </table:table-cell>
          <table:table-cell/>
          <table:table-cell table:formula="of:=&quot;insert into lyrics (track_id) values ('&quot;&amp;[.D54]&amp;&quot;');&quot;" office:value-type="string" office:string-value="insert into lyrics (track_id) values ('09cM9BjyNFizKUOXh6j9rT');" calcext:value-type="string">
            <text:p>insert into lyrics (track_id) values ('09cM9BjyNFizKUOXh6j9rT');</text:p>
          </table:table-cell>
          <table:table-cell table:formula="of:=&quot;insert into lyrics (title) values ('&quot;&amp;[.C54]&amp;&quot;');&quot;" office:value-type="string" office:string-value="insert into lyrics (title) values ('2. Sparks Fly');" calcext:value-type="string">
            <text:p>insert into lyrics (title) values ('2. Sparks Fl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Back To December</text:p>
          </table:table-cell>
          <table:table-cell office:value-type="string" calcext:value-type="string">
            <text:p>0tr6XR58KBdDYd8qvHVTs8</text:p>
          </table:table-cell>
          <table:table-cell/>
          <table:table-cell table:formula="of:=&quot;insert into lyrics (track_id) values ('&quot;&amp;[.D55]&amp;&quot;');&quot;" office:value-type="string" office:string-value="insert into lyrics (track_id) values ('0tr6XR58KBdDYd8qvHVTs8');" calcext:value-type="string">
            <text:p>insert into lyrics (track_id) values ('0tr6XR58KBdDYd8qvHVTs8');</text:p>
          </table:table-cell>
          <table:table-cell table:formula="of:=&quot;insert into lyrics (title) values ('&quot;&amp;[.C55]&amp;&quot;');&quot;" office:value-type="string" office:string-value="insert into lyrics (title) values ('3. Back To December');" calcext:value-type="string">
            <text:p>insert into lyrics (title) values ('3. Back To Decemb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Speak Now</text:p>
          </table:table-cell>
          <table:table-cell office:value-type="string" calcext:value-type="string">
            <text:p>2PBghI9zJkQEWBzMSMo2Ki</text:p>
          </table:table-cell>
          <table:table-cell/>
          <table:table-cell table:formula="of:=&quot;insert into lyrics (track_id) values ('&quot;&amp;[.D56]&amp;&quot;');&quot;" office:value-type="string" office:string-value="insert into lyrics (track_id) values ('2PBghI9zJkQEWBzMSMo2Ki');" calcext:value-type="string">
            <text:p>insert into lyrics (track_id) values ('2PBghI9zJkQEWBzMSMo2Ki');</text:p>
          </table:table-cell>
          <table:table-cell table:formula="of:=&quot;insert into lyrics (title) values ('&quot;&amp;[.C56]&amp;&quot;');&quot;" office:value-type="string" office:string-value="insert into lyrics (title) values ('4. Speak Now');" calcext:value-type="string">
            <text:p>insert into lyrics (title) values ('4. Speak Now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Dear John</text:p>
          </table:table-cell>
          <table:table-cell office:value-type="string" calcext:value-type="string">
            <text:p>1GeLxMgpeCnMJntwyW6rLw</text:p>
          </table:table-cell>
          <table:table-cell/>
          <table:table-cell table:formula="of:=&quot;insert into lyrics (track_id) values ('&quot;&amp;[.D57]&amp;&quot;');&quot;" office:value-type="string" office:string-value="insert into lyrics (track_id) values ('1GeLxMgpeCnMJntwyW6rLw');" calcext:value-type="string">
            <text:p>insert into lyrics (track_id) values ('1GeLxMgpeCnMJntwyW6rLw');</text:p>
          </table:table-cell>
          <table:table-cell table:formula="of:=&quot;insert into lyrics (title) values ('&quot;&amp;[.C57]&amp;&quot;');&quot;" office:value-type="string" office:string-value="insert into lyrics (title) values ('5. Dear John');" calcext:value-type="string">
            <text:p>insert into lyrics (title) values ('5. Dear Joh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Mean</text:p>
          </table:table-cell>
          <table:table-cell office:value-type="string" calcext:value-type="string">
            <text:p>6yM6QsnTCTVOkKEvg3hGlo</text:p>
          </table:table-cell>
          <table:table-cell/>
          <table:table-cell table:formula="of:=&quot;insert into lyrics (track_id) values ('&quot;&amp;[.D58]&amp;&quot;');&quot;" office:value-type="string" office:string-value="insert into lyrics (track_id) values ('6yM6QsnTCTVOkKEvg3hGlo');" calcext:value-type="string">
            <text:p>insert into lyrics (track_id) values ('6yM6QsnTCTVOkKEvg3hGlo');</text:p>
          </table:table-cell>
          <table:table-cell table:formula="of:=&quot;insert into lyrics (title) values ('&quot;&amp;[.C58]&amp;&quot;');&quot;" office:value-type="string" office:string-value="insert into lyrics (title) values ('6. Mean');" calcext:value-type="string">
            <text:p>insert into lyrics (title) values ('6. Me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The Story Of Us</text:p>
          </table:table-cell>
          <table:table-cell office:value-type="string" calcext:value-type="string">
            <text:p>7vBlnGdfOLzVEqiOQQxeU8</text:p>
          </table:table-cell>
          <table:table-cell/>
          <table:table-cell table:formula="of:=&quot;insert into lyrics (track_id) values ('&quot;&amp;[.D59]&amp;&quot;');&quot;" office:value-type="string" office:string-value="insert into lyrics (track_id) values ('7vBlnGdfOLzVEqiOQQxeU8');" calcext:value-type="string">
            <text:p>insert into lyrics (track_id) values ('7vBlnGdfOLzVEqiOQQxeU8');</text:p>
          </table:table-cell>
          <table:table-cell table:formula="of:=&quot;insert into lyrics (title) values ('&quot;&amp;[.C59]&amp;&quot;');&quot;" office:value-type="string" office:string-value="insert into lyrics (title) values ('7. The Story Of Us');" calcext:value-type="string">
            <text:p>insert into lyrics (title) values ('7. The Story Of U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Never Grow Up</text:p>
          </table:table-cell>
          <table:table-cell office:value-type="string" calcext:value-type="string">
            <text:p>57w0Uyk2jJAkO2hMJ36xJZ</text:p>
          </table:table-cell>
          <table:table-cell/>
          <table:table-cell table:formula="of:=&quot;insert into lyrics (track_id) values ('&quot;&amp;[.D60]&amp;&quot;');&quot;" office:value-type="string" office:string-value="insert into lyrics (track_id) values ('57w0Uyk2jJAkO2hMJ36xJZ');" calcext:value-type="string">
            <text:p>insert into lyrics (track_id) values ('57w0Uyk2jJAkO2hMJ36xJZ');</text:p>
          </table:table-cell>
          <table:table-cell table:formula="of:=&quot;insert into lyrics (title) values ('&quot;&amp;[.C60]&amp;&quot;');&quot;" office:value-type="string" office:string-value="insert into lyrics (title) values ('8. Never Grow Up');" calcext:value-type="string">
            <text:p>insert into lyrics (title) values ('8. Never Grow Up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Enchanted</text:p>
          </table:table-cell>
          <table:table-cell office:value-type="string" calcext:value-type="string">
            <text:p>3sqrvkNC6IPTIXvvbx9Arw</text:p>
          </table:table-cell>
          <table:table-cell/>
          <table:table-cell table:formula="of:=&quot;insert into lyrics (track_id) values ('&quot;&amp;[.D61]&amp;&quot;');&quot;" office:value-type="string" office:string-value="insert into lyrics (track_id) values ('3sqrvkNC6IPTIXvvbx9Arw');" calcext:value-type="string">
            <text:p>insert into lyrics (track_id) values ('3sqrvkNC6IPTIXvvbx9Arw');</text:p>
          </table:table-cell>
          <table:table-cell table:formula="of:=&quot;insert into lyrics (title) values ('&quot;&amp;[.C61]&amp;&quot;');&quot;" office:value-type="string" office:string-value="insert into lyrics (title) values ('9. Enchanted');" calcext:value-type="string">
            <text:p>insert into lyrics (title) values ('9. Enchant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Better Than Revenge</text:p>
          </table:table-cell>
          <table:table-cell office:value-type="string" calcext:value-type="string">
            <text:p>55mh9j2aB7xZ1Oh463gK8k</text:p>
          </table:table-cell>
          <table:table-cell/>
          <table:table-cell table:formula="of:=&quot;insert into lyrics (track_id) values ('&quot;&amp;[.D62]&amp;&quot;');&quot;" office:value-type="string" office:string-value="insert into lyrics (track_id) values ('55mh9j2aB7xZ1Oh463gK8k');" calcext:value-type="string">
            <text:p>insert into lyrics (track_id) values ('55mh9j2aB7xZ1Oh463gK8k');</text:p>
          </table:table-cell>
          <table:table-cell table:formula="of:=&quot;insert into lyrics (title) values ('&quot;&amp;[.C62]&amp;&quot;');&quot;" office:value-type="string" office:string-value="insert into lyrics (title) values ('10. Better Than Revenge');" calcext:value-type="string">
            <text:p>insert into lyrics (title) values ('10. Better Than Reveng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Innocent</text:p>
          </table:table-cell>
          <table:table-cell office:value-type="string" calcext:value-type="string">
            <text:p>4LraIz87diVQdDK0rhi0S4</text:p>
          </table:table-cell>
          <table:table-cell/>
          <table:table-cell table:formula="of:=&quot;insert into lyrics (track_id) values ('&quot;&amp;[.D63]&amp;&quot;');&quot;" office:value-type="string" office:string-value="insert into lyrics (track_id) values ('4LraIz87diVQdDK0rhi0S4');" calcext:value-type="string">
            <text:p>insert into lyrics (track_id) values ('4LraIz87diVQdDK0rhi0S4');</text:p>
          </table:table-cell>
          <table:table-cell table:formula="of:=&quot;insert into lyrics (title) values ('&quot;&amp;[.C63]&amp;&quot;');&quot;" office:value-type="string" office:string-value="insert into lyrics (title) values ('11. Innocent');" calcext:value-type="string">
            <text:p>insert into lyrics (title) values ('11. Innocen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Haunted</text:p>
          </table:table-cell>
          <table:table-cell office:value-type="string" calcext:value-type="string">
            <text:p>72idZxdEHLbi2YI486c3sE</text:p>
          </table:table-cell>
          <table:table-cell/>
          <table:table-cell table:formula="of:=&quot;insert into lyrics (track_id) values ('&quot;&amp;[.D64]&amp;&quot;');&quot;" office:value-type="string" office:string-value="insert into lyrics (track_id) values ('72idZxdEHLbi2YI486c3sE');" calcext:value-type="string">
            <text:p>insert into lyrics (track_id) values ('72idZxdEHLbi2YI486c3sE');</text:p>
          </table:table-cell>
          <table:table-cell table:formula="of:=&quot;insert into lyrics (title) values ('&quot;&amp;[.C64]&amp;&quot;');&quot;" office:value-type="string" office:string-value="insert into lyrics (title) values ('12. Haunted');" calcext:value-type="string">
            <text:p>insert into lyrics (title) values ('12. Haunt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Last Kiss</text:p>
          </table:table-cell>
          <table:table-cell office:value-type="string" calcext:value-type="string">
            <text:p>1VCJ7vk3Y2DoJIAEOXe3V8</text:p>
          </table:table-cell>
          <table:table-cell/>
          <table:table-cell table:formula="of:=&quot;insert into lyrics (track_id) values ('&quot;&amp;[.D65]&amp;&quot;');&quot;" office:value-type="string" office:string-value="insert into lyrics (track_id) values ('1VCJ7vk3Y2DoJIAEOXe3V8');" calcext:value-type="string">
            <text:p>insert into lyrics (track_id) values ('1VCJ7vk3Y2DoJIAEOXe3V8');</text:p>
          </table:table-cell>
          <table:table-cell table:formula="of:=&quot;insert into lyrics (title) values ('&quot;&amp;[.C65]&amp;&quot;');&quot;" office:value-type="string" office:string-value="insert into lyrics (title) values ('13. Last Kiss');" calcext:value-type="string">
            <text:p>insert into lyrics (title) values ('13. Last Kis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Long Live</text:p>
          </table:table-cell>
          <table:table-cell office:value-type="string" calcext:value-type="string">
            <text:p>7BFc7ffruhZ4Hecnqf5xju</text:p>
          </table:table-cell>
          <table:table-cell/>
          <table:table-cell table:formula="of:=&quot;insert into lyrics (track_id) values ('&quot;&amp;[.D66]&amp;&quot;');&quot;" office:value-type="string" office:string-value="insert into lyrics (track_id) values ('7BFc7ffruhZ4Hecnqf5xju');" calcext:value-type="string">
            <text:p>insert into lyrics (track_id) values ('7BFc7ffruhZ4Hecnqf5xju');</text:p>
          </table:table-cell>
          <table:table-cell table:formula="of:=&quot;insert into lyrics (title) values ('&quot;&amp;[.C66]&amp;&quot;');&quot;" office:value-type="string" office:string-value="insert into lyrics (title) values ('14. Long Live');" calcext:value-type="string">
            <text:p>insert into lyrics (title) values ('14. Long Liv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Ours</text:p>
          </table:table-cell>
          <table:table-cell office:value-type="string" calcext:value-type="string">
            <text:p>0hK93KD6Y0j9giUGh4Valj</text:p>
          </table:table-cell>
          <table:table-cell/>
          <table:table-cell table:formula="of:=&quot;insert into lyrics (track_id) values ('&quot;&amp;[.D67]&amp;&quot;');&quot;" office:value-type="string" office:string-value="insert into lyrics (track_id) values ('0hK93KD6Y0j9giUGh4Valj');" calcext:value-type="string">
            <text:p>insert into lyrics (track_id) values ('0hK93KD6Y0j9giUGh4Valj');</text:p>
          </table:table-cell>
          <table:table-cell table:formula="of:=&quot;insert into lyrics (title) values ('&quot;&amp;[.C67]&amp;&quot;');&quot;" office:value-type="string" office:string-value="insert into lyrics (title) values ('15. Ours');" calcext:value-type="string">
            <text:p>insert into lyrics (title) values ('15. Our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If This Was A Movie</text:p>
          </table:table-cell>
          <table:table-cell office:value-type="string" calcext:value-type="string">
            <text:p>5tSmAABuoOfR59lrtXdDqm</text:p>
          </table:table-cell>
          <table:table-cell/>
          <table:table-cell table:formula="of:=&quot;insert into lyrics (track_id) values ('&quot;&amp;[.D68]&amp;&quot;');&quot;" office:value-type="string" office:string-value="insert into lyrics (track_id) values ('5tSmAABuoOfR59lrtXdDqm');" calcext:value-type="string">
            <text:p>insert into lyrics (track_id) values ('5tSmAABuoOfR59lrtXdDqm');</text:p>
          </table:table-cell>
          <table:table-cell table:formula="of:=&quot;insert into lyrics (title) values ('&quot;&amp;[.C68]&amp;&quot;');&quot;" office:value-type="string" office:string-value="insert into lyrics (title) values ('16. If This Was A Movie');" calcext:value-type="string">
            <text:p>insert into lyrics (title) values ('16. If This Was A Movi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Superman</text:p>
          </table:table-cell>
          <table:table-cell office:value-type="string" calcext:value-type="string">
            <text:p>6aJ0ipi4EPmu1aTbFeXZnw</text:p>
          </table:table-cell>
          <table:table-cell/>
          <table:table-cell table:formula="of:=&quot;insert into lyrics (track_id) values ('&quot;&amp;[.D69]&amp;&quot;');&quot;" office:value-type="string" office:string-value="insert into lyrics (track_id) values ('6aJ0ipi4EPmu1aTbFeXZnw');" calcext:value-type="string">
            <text:p>insert into lyrics (track_id) values ('6aJ0ipi4EPmu1aTbFeXZnw');</text:p>
          </table:table-cell>
          <table:table-cell table:formula="of:=&quot;insert into lyrics (title) values ('&quot;&amp;[.C69]&amp;&quot;');&quot;" office:value-type="string" office:string-value="insert into lyrics (title) values ('17. Superman');" calcext:value-type="string">
            <text:p>insert into lyrics (title) values ('17. Superm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Back To December - Acoustic</text:p>
          </table:table-cell>
          <table:table-cell office:value-type="string" calcext:value-type="string">
            <text:p>7k7BOXE4u6luKTwcLEAyrd</text:p>
          </table:table-cell>
          <table:table-cell/>
          <table:table-cell table:formula="of:=&quot;insert into lyrics (track_id) values ('&quot;&amp;[.D70]&amp;&quot;');&quot;" office:value-type="string" office:string-value="insert into lyrics (track_id) values ('7k7BOXE4u6luKTwcLEAyrd');" calcext:value-type="string">
            <text:p>insert into lyrics (track_id) values ('7k7BOXE4u6luKTwcLEAyrd');</text:p>
          </table:table-cell>
          <table:table-cell table:formula="of:=&quot;insert into lyrics (title) values ('&quot;&amp;[.C70]&amp;&quot;');&quot;" office:value-type="string" office:string-value="insert into lyrics (title) values ('18. Back To December - Acoustic');" calcext:value-type="string">
            <text:p>insert into lyrics (title) values ('18. Back To December - Acoustic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Haunted - Acoustic Version</text:p>
          </table:table-cell>
          <table:table-cell office:value-type="string" calcext:value-type="string">
            <text:p>6SdBf0ZsJZoKaH5zcDaz9X</text:p>
          </table:table-cell>
          <table:table-cell/>
          <table:table-cell table:formula="of:=&quot;insert into lyrics (track_id) values ('&quot;&amp;[.D71]&amp;&quot;');&quot;" office:value-type="string" office:string-value="insert into lyrics (track_id) values ('6SdBf0ZsJZoKaH5zcDaz9X');" calcext:value-type="string">
            <text:p>insert into lyrics (track_id) values ('6SdBf0ZsJZoKaH5zcDaz9X');</text:p>
          </table:table-cell>
          <table:table-cell table:formula="of:=&quot;insert into lyrics (title) values ('&quot;&amp;[.C71]&amp;&quot;');&quot;" office:value-type="string" office:string-value="insert into lyrics (title) values ('19. Haunted - Acoustic Version');" calcext:value-type="string">
            <text:p>insert into lyrics (title) values ('19. Haunted - Acoustic Versi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Mine</text:p>
          </table:table-cell>
          <table:table-cell office:value-type="string" calcext:value-type="string">
            <text:p>67Io3gxHwfbUreBf114c0u</text:p>
          </table:table-cell>
          <table:table-cell/>
          <table:table-cell table:formula="of:=&quot;insert into lyrics (track_id) values ('&quot;&amp;[.D72]&amp;&quot;');&quot;" office:value-type="string" office:string-value="insert into lyrics (track_id) values ('67Io3gxHwfbUreBf114c0u');" calcext:value-type="string">
            <text:p>insert into lyrics (track_id) values ('67Io3gxHwfbUreBf114c0u');</text:p>
          </table:table-cell>
          <table:table-cell table:formula="of:=&quot;insert into lyrics (title) values ('&quot;&amp;[.C72]&amp;&quot;');&quot;" office:value-type="string" office:string-value="insert into lyrics (title) values ('20. Mine');" calcext:value-type="string">
            <text:p>insert into lyrics (title) values ('20. Mine');</text:p>
          </table:table-cell>
          <table:table-cell/>
        </table:table-row>
        <table:table-row table:style-name="ro1">
          <table:table-cell office:value-type="string" calcext:value-type="string">
            <text:p>Speak Now </text:p>
          </table:table-cell>
          <table:table-cell/>
          <table:table-cell office:value-type="string" calcext:value-type="string">
            <text:p>1. Mine - POP Mix</text:p>
          </table:table-cell>
          <table:table-cell office:value-type="string" calcext:value-type="string">
            <text:p>0GxW5K0qzrq7L1jwSY5OmY</text:p>
          </table:table-cell>
          <table:table-cell/>
          <table:table-cell table:formula="of:=&quot;insert into lyrics (track_id) values ('&quot;&amp;[.D73]&amp;&quot;');&quot;" office:value-type="string" office:string-value="insert into lyrics (track_id) values ('0GxW5K0qzrq7L1jwSY5OmY');" calcext:value-type="string">
            <text:p>insert into lyrics (track_id) values ('0GxW5K0qzrq7L1jwSY5OmY');</text:p>
          </table:table-cell>
          <table:table-cell table:formula="of:=&quot;insert into lyrics (title) values ('&quot;&amp;[.C73]&amp;&quot;');&quot;" office:value-type="string" office:string-value="insert into lyrics (title) values ('1. Mine - POP Mix');" calcext:value-type="string">
            <text:p>insert into lyrics (title) values ('1. Mine - POP 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Sparks Fly</text:p>
          </table:table-cell>
          <table:table-cell office:value-type="string" calcext:value-type="string">
            <text:p>46NGAvL695VnbcSeTmQWmM</text:p>
          </table:table-cell>
          <table:table-cell/>
          <table:table-cell table:formula="of:=&quot;insert into lyrics (track_id) values ('&quot;&amp;[.D74]&amp;&quot;');&quot;" office:value-type="string" office:string-value="insert into lyrics (track_id) values ('46NGAvL695VnbcSeTmQWmM');" calcext:value-type="string">
            <text:p>insert into lyrics (track_id) values ('46NGAvL695VnbcSeTmQWmM');</text:p>
          </table:table-cell>
          <table:table-cell table:formula="of:=&quot;insert into lyrics (title) values ('&quot;&amp;[.C74]&amp;&quot;');&quot;" office:value-type="string" office:string-value="insert into lyrics (title) values ('2. Sparks Fly');" calcext:value-type="string">
            <text:p>insert into lyrics (title) values ('2. Sparks Fl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Back To December</text:p>
          </table:table-cell>
          <table:table-cell office:value-type="string" calcext:value-type="string">
            <text:p>5l6GqSxplqnZbLg0LTPQeG</text:p>
          </table:table-cell>
          <table:table-cell/>
          <table:table-cell table:formula="of:=&quot;insert into lyrics (track_id) values ('&quot;&amp;[.D75]&amp;&quot;');&quot;" office:value-type="string" office:string-value="insert into lyrics (track_id) values ('5l6GqSxplqnZbLg0LTPQeG');" calcext:value-type="string">
            <text:p>insert into lyrics (track_id) values ('5l6GqSxplqnZbLg0LTPQeG');</text:p>
          </table:table-cell>
          <table:table-cell table:formula="of:=&quot;insert into lyrics (title) values ('&quot;&amp;[.C75]&amp;&quot;');&quot;" office:value-type="string" office:string-value="insert into lyrics (title) values ('3. Back To December');" calcext:value-type="string">
            <text:p>insert into lyrics (title) values ('3. Back To Decemb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Speak Now</text:p>
          </table:table-cell>
          <table:table-cell office:value-type="string" calcext:value-type="string">
            <text:p>7dXKdjpOaH2iwfFKmUj7aq</text:p>
          </table:table-cell>
          <table:table-cell/>
          <table:table-cell table:formula="of:=&quot;insert into lyrics (track_id) values ('&quot;&amp;[.D76]&amp;&quot;');&quot;" office:value-type="string" office:string-value="insert into lyrics (track_id) values ('7dXKdjpOaH2iwfFKmUj7aq');" calcext:value-type="string">
            <text:p>insert into lyrics (track_id) values ('7dXKdjpOaH2iwfFKmUj7aq');</text:p>
          </table:table-cell>
          <table:table-cell table:formula="of:=&quot;insert into lyrics (title) values ('&quot;&amp;[.C76]&amp;&quot;');&quot;" office:value-type="string" office:string-value="insert into lyrics (title) values ('4. Speak Now');" calcext:value-type="string">
            <text:p>insert into lyrics (title) values ('4. Speak Now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Dear John</text:p>
          </table:table-cell>
          <table:table-cell office:value-type="string" calcext:value-type="string">
            <text:p>3K2es3gElMRJ3qvmPW442g</text:p>
          </table:table-cell>
          <table:table-cell/>
          <table:table-cell table:formula="of:=&quot;insert into lyrics (track_id) values ('&quot;&amp;[.D77]&amp;&quot;');&quot;" office:value-type="string" office:string-value="insert into lyrics (track_id) values ('3K2es3gElMRJ3qvmPW442g');" calcext:value-type="string">
            <text:p>insert into lyrics (track_id) values ('3K2es3gElMRJ3qvmPW442g');</text:p>
          </table:table-cell>
          <table:table-cell table:formula="of:=&quot;insert into lyrics (title) values ('&quot;&amp;[.C77]&amp;&quot;');&quot;" office:value-type="string" office:string-value="insert into lyrics (title) values ('5. Dear John');" calcext:value-type="string">
            <text:p>insert into lyrics (title) values ('5. Dear Joh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Mean</text:p>
          </table:table-cell>
          <table:table-cell office:value-type="string" calcext:value-type="string">
            <text:p>0KztjtD3ytzgYjUKIVfBnW</text:p>
          </table:table-cell>
          <table:table-cell/>
          <table:table-cell table:formula="of:=&quot;insert into lyrics (track_id) values ('&quot;&amp;[.D78]&amp;&quot;');&quot;" office:value-type="string" office:string-value="insert into lyrics (track_id) values ('0KztjtD3ytzgYjUKIVfBnW');" calcext:value-type="string">
            <text:p>insert into lyrics (track_id) values ('0KztjtD3ytzgYjUKIVfBnW');</text:p>
          </table:table-cell>
          <table:table-cell table:formula="of:=&quot;insert into lyrics (title) values ('&quot;&amp;[.C78]&amp;&quot;');&quot;" office:value-type="string" office:string-value="insert into lyrics (title) values ('6. Mean');" calcext:value-type="string">
            <text:p>insert into lyrics (title) values ('6. Me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The Story Of Us</text:p>
          </table:table-cell>
          <table:table-cell office:value-type="string" calcext:value-type="string">
            <text:p>3lXekiVK1ZPZbKconsys73</text:p>
          </table:table-cell>
          <table:table-cell/>
          <table:table-cell table:formula="of:=&quot;insert into lyrics (track_id) values ('&quot;&amp;[.D79]&amp;&quot;');&quot;" office:value-type="string" office:string-value="insert into lyrics (track_id) values ('3lXekiVK1ZPZbKconsys73');" calcext:value-type="string">
            <text:p>insert into lyrics (track_id) values ('3lXekiVK1ZPZbKconsys73');</text:p>
          </table:table-cell>
          <table:table-cell table:formula="of:=&quot;insert into lyrics (title) values ('&quot;&amp;[.C79]&amp;&quot;');&quot;" office:value-type="string" office:string-value="insert into lyrics (title) values ('7. The Story Of Us');" calcext:value-type="string">
            <text:p>insert into lyrics (title) values ('7. The Story Of U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Never Grow Up</text:p>
          </table:table-cell>
          <table:table-cell office:value-type="string" calcext:value-type="string">
            <text:p>3JilapcaOXzjR9gtvCY8FO</text:p>
          </table:table-cell>
          <table:table-cell/>
          <table:table-cell table:formula="of:=&quot;insert into lyrics (track_id) values ('&quot;&amp;[.D80]&amp;&quot;');&quot;" office:value-type="string" office:string-value="insert into lyrics (track_id) values ('3JilapcaOXzjR9gtvCY8FO');" calcext:value-type="string">
            <text:p>insert into lyrics (track_id) values ('3JilapcaOXzjR9gtvCY8FO');</text:p>
          </table:table-cell>
          <table:table-cell table:formula="of:=&quot;insert into lyrics (title) values ('&quot;&amp;[.C80]&amp;&quot;');&quot;" office:value-type="string" office:string-value="insert into lyrics (title) values ('8. Never Grow Up');" calcext:value-type="string">
            <text:p>insert into lyrics (title) values ('8. Never Grow Up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Enchanted</text:p>
          </table:table-cell>
          <table:table-cell office:value-type="string" calcext:value-type="string">
            <text:p>04S1pkp1VaIqjg8zZqknR5</text:p>
          </table:table-cell>
          <table:table-cell/>
          <table:table-cell table:formula="of:=&quot;insert into lyrics (track_id) values ('&quot;&amp;[.D81]&amp;&quot;');&quot;" office:value-type="string" office:string-value="insert into lyrics (track_id) values ('04S1pkp1VaIqjg8zZqknR5');" calcext:value-type="string">
            <text:p>insert into lyrics (track_id) values ('04S1pkp1VaIqjg8zZqknR5');</text:p>
          </table:table-cell>
          <table:table-cell table:formula="of:=&quot;insert into lyrics (title) values ('&quot;&amp;[.C81]&amp;&quot;');&quot;" office:value-type="string" office:string-value="insert into lyrics (title) values ('9. Enchanted');" calcext:value-type="string">
            <text:p>insert into lyrics (title) values ('9. Enchant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Better Than Revenge</text:p>
          </table:table-cell>
          <table:table-cell office:value-type="string" calcext:value-type="string">
            <text:p>0PWgAyoxsjwGRuFSO0fyya</text:p>
          </table:table-cell>
          <table:table-cell/>
          <table:table-cell table:formula="of:=&quot;insert into lyrics (track_id) values ('&quot;&amp;[.D82]&amp;&quot;');&quot;" office:value-type="string" office:string-value="insert into lyrics (track_id) values ('0PWgAyoxsjwGRuFSO0fyya');" calcext:value-type="string">
            <text:p>insert into lyrics (track_id) values ('0PWgAyoxsjwGRuFSO0fyya');</text:p>
          </table:table-cell>
          <table:table-cell table:formula="of:=&quot;insert into lyrics (title) values ('&quot;&amp;[.C82]&amp;&quot;');&quot;" office:value-type="string" office:string-value="insert into lyrics (title) values ('10. Better Than Revenge');" calcext:value-type="string">
            <text:p>insert into lyrics (title) values ('10. Better Than Reveng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Innocent</text:p>
          </table:table-cell>
          <table:table-cell office:value-type="string" calcext:value-type="string">
            <text:p>0mTgFzkDgSAF3nJY25XCXG</text:p>
          </table:table-cell>
          <table:table-cell/>
          <table:table-cell table:formula="of:=&quot;insert into lyrics (track_id) values ('&quot;&amp;[.D83]&amp;&quot;');&quot;" office:value-type="string" office:string-value="insert into lyrics (track_id) values ('0mTgFzkDgSAF3nJY25XCXG');" calcext:value-type="string">
            <text:p>insert into lyrics (track_id) values ('0mTgFzkDgSAF3nJY25XCXG');</text:p>
          </table:table-cell>
          <table:table-cell table:formula="of:=&quot;insert into lyrics (title) values ('&quot;&amp;[.C83]&amp;&quot;');&quot;" office:value-type="string" office:string-value="insert into lyrics (title) values ('11. Innocent');" calcext:value-type="string">
            <text:p>insert into lyrics (title) values ('11. Innocen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Haunted</text:p>
          </table:table-cell>
          <table:table-cell office:value-type="string" calcext:value-type="string">
            <text:p>2YjKcFQ1vYFhQPgsmCOjss</text:p>
          </table:table-cell>
          <table:table-cell/>
          <table:table-cell table:formula="of:=&quot;insert into lyrics (track_id) values ('&quot;&amp;[.D84]&amp;&quot;');&quot;" office:value-type="string" office:string-value="insert into lyrics (track_id) values ('2YjKcFQ1vYFhQPgsmCOjss');" calcext:value-type="string">
            <text:p>insert into lyrics (track_id) values ('2YjKcFQ1vYFhQPgsmCOjss');</text:p>
          </table:table-cell>
          <table:table-cell table:formula="of:=&quot;insert into lyrics (title) values ('&quot;&amp;[.C84]&amp;&quot;');&quot;" office:value-type="string" office:string-value="insert into lyrics (title) values ('12. Haunted');" calcext:value-type="string">
            <text:p>insert into lyrics (title) values ('12. Haunt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Last Kiss</text:p>
          </table:table-cell>
          <table:table-cell office:value-type="string" calcext:value-type="string">
            <text:p>4EUQXLipplO2v9mVaqQtjc</text:p>
          </table:table-cell>
          <table:table-cell/>
          <table:table-cell table:formula="of:=&quot;insert into lyrics (track_id) values ('&quot;&amp;[.D85]&amp;&quot;');&quot;" office:value-type="string" office:string-value="insert into lyrics (track_id) values ('4EUQXLipplO2v9mVaqQtjc');" calcext:value-type="string">
            <text:p>insert into lyrics (track_id) values ('4EUQXLipplO2v9mVaqQtjc');</text:p>
          </table:table-cell>
          <table:table-cell table:formula="of:=&quot;insert into lyrics (title) values ('&quot;&amp;[.C85]&amp;&quot;');&quot;" office:value-type="string" office:string-value="insert into lyrics (title) values ('13. Last Kiss');" calcext:value-type="string">
            <text:p>insert into lyrics (title) values ('13. Last Kis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Long Live</text:p>
          </table:table-cell>
          <table:table-cell office:value-type="string" calcext:value-type="string">
            <text:p>4ewAfHYpDTzpW1GKO44CVP</text:p>
          </table:table-cell>
          <table:table-cell/>
          <table:table-cell table:formula="of:=&quot;insert into lyrics (track_id) values ('&quot;&amp;[.D86]&amp;&quot;');&quot;" office:value-type="string" office:string-value="insert into lyrics (track_id) values ('4ewAfHYpDTzpW1GKO44CVP');" calcext:value-type="string">
            <text:p>insert into lyrics (track_id) values ('4ewAfHYpDTzpW1GKO44CVP');</text:p>
          </table:table-cell>
          <table:table-cell table:formula="of:=&quot;insert into lyrics (title) values ('&quot;&amp;[.C86]&amp;&quot;');&quot;" office:value-type="string" office:string-value="insert into lyrics (title) values ('14. Long Live');" calcext:value-type="string">
            <text:p>insert into lyrics (title) values ('14. Long Liv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State Of Grace</text:p>
          </table:table-cell>
          <table:table-cell office:value-type="string" calcext:value-type="string">
            <text:p>0b16LTzby1YRVd2nq2Z0fw</text:p>
          </table:table-cell>
          <table:table-cell/>
          <table:table-cell table:formula="of:=&quot;insert into lyrics (track_id) values ('&quot;&amp;[.D87]&amp;&quot;');&quot;" office:value-type="string" office:string-value="insert into lyrics (track_id) values ('0b16LTzby1YRVd2nq2Z0fw');" calcext:value-type="string">
            <text:p>insert into lyrics (track_id) values ('0b16LTzby1YRVd2nq2Z0fw');</text:p>
          </table:table-cell>
          <table:table-cell table:formula="of:=&quot;insert into lyrics (title) values ('&quot;&amp;[.C87]&amp;&quot;');&quot;" office:value-type="string" office:string-value="insert into lyrics (title) values ('1. State Of Grace');" calcext:value-type="string">
            <text:p>insert into lyrics (title) values ('1. State Of Grac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Red</text:p>
          </table:table-cell>
          <table:table-cell office:value-type="string" calcext:value-type="string">
            <text:p>7gJtmLyPTwKzhGzMBXtuXH</text:p>
          </table:table-cell>
          <table:table-cell/>
          <table:table-cell table:formula="of:=&quot;insert into lyrics (track_id) values ('&quot;&amp;[.D88]&amp;&quot;');&quot;" office:value-type="string" office:string-value="insert into lyrics (track_id) values ('7gJtmLyPTwKzhGzMBXtuXH');" calcext:value-type="string">
            <text:p>insert into lyrics (track_id) values ('7gJtmLyPTwKzhGzMBXtuXH');</text:p>
          </table:table-cell>
          <table:table-cell table:formula="of:=&quot;insert into lyrics (title) values ('&quot;&amp;[.C88]&amp;&quot;');&quot;" office:value-type="string" office:string-value="insert into lyrics (title) values ('2. Red');" calcext:value-type="string">
            <text:p>insert into lyrics (title) values ('2. R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Treacherous</text:p>
          </table:table-cell>
          <table:table-cell office:value-type="string" calcext:value-type="string">
            <text:p>7nECwCDHS1JvQbrmuorZIH</text:p>
          </table:table-cell>
          <table:table-cell/>
          <table:table-cell table:formula="of:=&quot;insert into lyrics (track_id) values ('&quot;&amp;[.D89]&amp;&quot;');&quot;" office:value-type="string" office:string-value="insert into lyrics (track_id) values ('7nECwCDHS1JvQbrmuorZIH');" calcext:value-type="string">
            <text:p>insert into lyrics (track_id) values ('7nECwCDHS1JvQbrmuorZIH');</text:p>
          </table:table-cell>
          <table:table-cell table:formula="of:=&quot;insert into lyrics (title) values ('&quot;&amp;[.C89]&amp;&quot;');&quot;" office:value-type="string" office:string-value="insert into lyrics (title) values ('3. Treacherous');" calcext:value-type="string">
            <text:p>insert into lyrics (title) values ('3. Treacherou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I Knew You Were Trouble.</text:p>
          </table:table-cell>
          <table:table-cell office:value-type="string" calcext:value-type="string">
            <text:p>3lKZf71jeNi14udIFPJ29V</text:p>
          </table:table-cell>
          <table:table-cell/>
          <table:table-cell table:formula="of:=&quot;insert into lyrics (track_id) values ('&quot;&amp;[.D90]&amp;&quot;');&quot;" office:value-type="string" office:string-value="insert into lyrics (track_id) values ('3lKZf71jeNi14udIFPJ29V');" calcext:value-type="string">
            <text:p>insert into lyrics (track_id) values ('3lKZf71jeNi14udIFPJ29V');</text:p>
          </table:table-cell>
          <table:table-cell table:formula="of:=&quot;insert into lyrics (title) values ('&quot;&amp;[.C90]&amp;&quot;');&quot;" office:value-type="string" office:string-value="insert into lyrics (title) values ('4. I Knew You Were Trouble.');" calcext:value-type="string">
            <text:p>insert into lyrics (title) values ('4. I Knew You Were Trouble.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All Too Well</text:p>
          </table:table-cell>
          <table:table-cell office:value-type="string" calcext:value-type="string">
            <text:p>6GNRkaWUB0Lwc19SdkTgx8</text:p>
          </table:table-cell>
          <table:table-cell/>
          <table:table-cell table:formula="of:=&quot;insert into lyrics (track_id) values ('&quot;&amp;[.D91]&amp;&quot;');&quot;" office:value-type="string" office:string-value="insert into lyrics (track_id) values ('6GNRkaWUB0Lwc19SdkTgx8');" calcext:value-type="string">
            <text:p>insert into lyrics (track_id) values ('6GNRkaWUB0Lwc19SdkTgx8');</text:p>
          </table:table-cell>
          <table:table-cell table:formula="of:=&quot;insert into lyrics (title) values ('&quot;&amp;[.C91]&amp;&quot;');&quot;" office:value-type="string" office:string-value="insert into lyrics (title) values ('5. All Too Well');" calcext:value-type="string">
            <text:p>insert into lyrics (title) values ('5. All Too Wel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22</text:p>
          </table:table-cell>
          <table:table-cell office:value-type="string" calcext:value-type="string">
            <text:p>3WC5CVAahvn98hiseoIvbw</text:p>
          </table:table-cell>
          <table:table-cell/>
          <table:table-cell table:formula="of:=&quot;insert into lyrics (track_id) values ('&quot;&amp;[.D92]&amp;&quot;');&quot;" office:value-type="string" office:string-value="insert into lyrics (track_id) values ('3WC5CVAahvn98hiseoIvbw');" calcext:value-type="string">
            <text:p>insert into lyrics (track_id) values ('3WC5CVAahvn98hiseoIvbw');</text:p>
          </table:table-cell>
          <table:table-cell table:formula="of:=&quot;insert into lyrics (title) values ('&quot;&amp;[.C92]&amp;&quot;');&quot;" office:value-type="string" office:string-value="insert into lyrics (title) values ('6. 22');" calcext:value-type="string">
            <text:p>insert into lyrics (title) values ('6. 22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I Almost Do</text:p>
          </table:table-cell>
          <table:table-cell office:value-type="string" calcext:value-type="string">
            <text:p>1eyqSYBCTane4rl4vc6PWJ</text:p>
          </table:table-cell>
          <table:table-cell/>
          <table:table-cell table:formula="of:=&quot;insert into lyrics (track_id) values ('&quot;&amp;[.D93]&amp;&quot;');&quot;" office:value-type="string" office:string-value="insert into lyrics (track_id) values ('1eyqSYBCTane4rl4vc6PWJ');" calcext:value-type="string">
            <text:p>insert into lyrics (track_id) values ('1eyqSYBCTane4rl4vc6PWJ');</text:p>
          </table:table-cell>
          <table:table-cell table:formula="of:=&quot;insert into lyrics (title) values ('&quot;&amp;[.C93]&amp;&quot;');&quot;" office:value-type="string" office:string-value="insert into lyrics (title) values ('7. I Almost Do');" calcext:value-type="string">
            <text:p>insert into lyrics (title) values ('7. I Almost D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We Are Never Ever Getting Back Together</text:p>
          </table:table-cell>
          <table:table-cell office:value-type="string" calcext:value-type="string">
            <text:p>6kISMRfweKSvgHR0urMQFG</text:p>
          </table:table-cell>
          <table:table-cell/>
          <table:table-cell table:formula="of:=&quot;insert into lyrics (track_id) values ('&quot;&amp;[.D94]&amp;&quot;');&quot;" office:value-type="string" office:string-value="insert into lyrics (track_id) values ('6kISMRfweKSvgHR0urMQFG');" calcext:value-type="string">
            <text:p>insert into lyrics (track_id) values ('6kISMRfweKSvgHR0urMQFG');</text:p>
          </table:table-cell>
          <table:table-cell table:formula="of:=&quot;insert into lyrics (title) values ('&quot;&amp;[.C94]&amp;&quot;');&quot;" office:value-type="string" office:string-value="insert into lyrics (title) values ('8. We Are Never Ever Getting Back Together');" calcext:value-type="string">
            <text:p>insert into lyrics (title) values ('8. We Are Never Ever Getting Back Togeth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Stay Stay Stay</text:p>
          </table:table-cell>
          <table:table-cell office:value-type="string" calcext:value-type="string">
            <text:p>0F2S1QlnMaOfmNHIgmES3k</text:p>
          </table:table-cell>
          <table:table-cell/>
          <table:table-cell table:formula="of:=&quot;insert into lyrics (track_id) values ('&quot;&amp;[.D95]&amp;&quot;');&quot;" office:value-type="string" office:string-value="insert into lyrics (track_id) values ('0F2S1QlnMaOfmNHIgmES3k');" calcext:value-type="string">
            <text:p>insert into lyrics (track_id) values ('0F2S1QlnMaOfmNHIgmES3k');</text:p>
          </table:table-cell>
          <table:table-cell table:formula="of:=&quot;insert into lyrics (title) values ('&quot;&amp;[.C95]&amp;&quot;');&quot;" office:value-type="string" office:string-value="insert into lyrics (title) values ('9. Stay Stay Stay');" calcext:value-type="string">
            <text:p>insert into lyrics (title) values ('9. Stay Stay Sta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The Last Time</text:p>
          </table:table-cell>
          <table:table-cell office:value-type="string" calcext:value-type="string">
            <text:p>2Tz4JnXZOcjcp8fWfMjBBk</text:p>
          </table:table-cell>
          <table:table-cell/>
          <table:table-cell table:formula="of:=&quot;insert into lyrics (track_id) values ('&quot;&amp;[.D96]&amp;&quot;');&quot;" office:value-type="string" office:string-value="insert into lyrics (track_id) values ('2Tz4JnXZOcjcp8fWfMjBBk');" calcext:value-type="string">
            <text:p>insert into lyrics (track_id) values ('2Tz4JnXZOcjcp8fWfMjBBk');</text:p>
          </table:table-cell>
          <table:table-cell table:formula="of:=&quot;insert into lyrics (title) values ('&quot;&amp;[.C96]&amp;&quot;');&quot;" office:value-type="string" office:string-value="insert into lyrics (title) values ('10. The Last Time');" calcext:value-type="string">
            <text:p>insert into lyrics (title) values ('10. The Last Tim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Holy Ground</text:p>
          </table:table-cell>
          <table:table-cell office:value-type="string" calcext:value-type="string">
            <text:p>3KmYVOuK2eG7LGP7qQ8DLR</text:p>
          </table:table-cell>
          <table:table-cell/>
          <table:table-cell table:formula="of:=&quot;insert into lyrics (track_id) values ('&quot;&amp;[.D97]&amp;&quot;');&quot;" office:value-type="string" office:string-value="insert into lyrics (track_id) values ('3KmYVOuK2eG7LGP7qQ8DLR');" calcext:value-type="string">
            <text:p>insert into lyrics (track_id) values ('3KmYVOuK2eG7LGP7qQ8DLR');</text:p>
          </table:table-cell>
          <table:table-cell table:formula="of:=&quot;insert into lyrics (title) values ('&quot;&amp;[.C97]&amp;&quot;');&quot;" office:value-type="string" office:string-value="insert into lyrics (title) values ('11. Holy Ground');" calcext:value-type="string">
            <text:p>insert into lyrics (title) values ('11. Holy Groun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Sad Beautiful Tragic</text:p>
          </table:table-cell>
          <table:table-cell office:value-type="string" calcext:value-type="string">
            <text:p>70e9zuv2pJc7ON1OUAJ1zl</text:p>
          </table:table-cell>
          <table:table-cell/>
          <table:table-cell table:formula="of:=&quot;insert into lyrics (track_id) values ('&quot;&amp;[.D98]&amp;&quot;');&quot;" office:value-type="string" office:string-value="insert into lyrics (track_id) values ('70e9zuv2pJc7ON1OUAJ1zl');" calcext:value-type="string">
            <text:p>insert into lyrics (track_id) values ('70e9zuv2pJc7ON1OUAJ1zl');</text:p>
          </table:table-cell>
          <table:table-cell table:formula="of:=&quot;insert into lyrics (title) values ('&quot;&amp;[.C98]&amp;&quot;');&quot;" office:value-type="string" office:string-value="insert into lyrics (title) values ('12. Sad Beautiful Tragic');" calcext:value-type="string">
            <text:p>insert into lyrics (title) values ('12. Sad Beautiful Tragic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The Lucky One</text:p>
          </table:table-cell>
          <table:table-cell office:value-type="string" calcext:value-type="string">
            <text:p>5VQLMrWhailAhErKNUSnv1</text:p>
          </table:table-cell>
          <table:table-cell/>
          <table:table-cell table:formula="of:=&quot;insert into lyrics (track_id) values ('&quot;&amp;[.D99]&amp;&quot;');&quot;" office:value-type="string" office:string-value="insert into lyrics (track_id) values ('5VQLMrWhailAhErKNUSnv1');" calcext:value-type="string">
            <text:p>insert into lyrics (track_id) values ('5VQLMrWhailAhErKNUSnv1');</text:p>
          </table:table-cell>
          <table:table-cell table:formula="of:=&quot;insert into lyrics (title) values ('&quot;&amp;[.C99]&amp;&quot;');&quot;" office:value-type="string" office:string-value="insert into lyrics (title) values ('13. The Lucky One');" calcext:value-type="string">
            <text:p>insert into lyrics (title) values ('13. The Lucky On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Everything Has Changed</text:p>
          </table:table-cell>
          <table:table-cell office:value-type="string" calcext:value-type="string">
            <text:p>5PjfMmF06QtxTPZBZHdhoZ</text:p>
          </table:table-cell>
          <table:table-cell/>
          <table:table-cell table:formula="of:=&quot;insert into lyrics (track_id) values ('&quot;&amp;[.D100]&amp;&quot;');&quot;" office:value-type="string" office:string-value="insert into lyrics (track_id) values ('5PjfMmF06QtxTPZBZHdhoZ');" calcext:value-type="string">
            <text:p>insert into lyrics (track_id) values ('5PjfMmF06QtxTPZBZHdhoZ');</text:p>
          </table:table-cell>
          <table:table-cell table:formula="of:=&quot;insert into lyrics (title) values ('&quot;&amp;[.C100]&amp;&quot;');&quot;" office:value-type="string" office:string-value="insert into lyrics (title) values ('14. Everything Has Changed');" calcext:value-type="string">
            <text:p>insert into lyrics (title) values ('14. Everything Has Chang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Starlight</text:p>
          </table:table-cell>
          <table:table-cell office:value-type="string" calcext:value-type="string">
            <text:p>1gL4vMhDV3RgJQmDuY5HK1</text:p>
          </table:table-cell>
          <table:table-cell/>
          <table:table-cell table:formula="of:=&quot;insert into lyrics (track_id) values ('&quot;&amp;[.D101]&amp;&quot;');&quot;" office:value-type="string" office:string-value="insert into lyrics (track_id) values ('1gL4vMhDV3RgJQmDuY5HK1');" calcext:value-type="string">
            <text:p>insert into lyrics (track_id) values ('1gL4vMhDV3RgJQmDuY5HK1');</text:p>
          </table:table-cell>
          <table:table-cell table:formula="of:=&quot;insert into lyrics (title) values ('&quot;&amp;[.C101]&amp;&quot;');&quot;" office:value-type="string" office:string-value="insert into lyrics (title) values ('15. Starlight');" calcext:value-type="string">
            <text:p>insert into lyrics (title) values ('15. Starligh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Begin Again</text:p>
          </table:table-cell>
          <table:table-cell office:value-type="string" calcext:value-type="string">
            <text:p>1yG491M3fRfowMdGN5pey4</text:p>
          </table:table-cell>
          <table:table-cell/>
          <table:table-cell table:formula="of:=&quot;insert into lyrics (track_id) values ('&quot;&amp;[.D102]&amp;&quot;');&quot;" office:value-type="string" office:string-value="insert into lyrics (track_id) values ('1yG491M3fRfowMdGN5pey4');" calcext:value-type="string">
            <text:p>insert into lyrics (track_id) values ('1yG491M3fRfowMdGN5pey4');</text:p>
          </table:table-cell>
          <table:table-cell table:formula="of:=&quot;insert into lyrics (title) values ('&quot;&amp;[.C102]&amp;&quot;');&quot;" office:value-type="string" office:string-value="insert into lyrics (title) values ('16. Begin Again');" calcext:value-type="string">
            <text:p>insert into lyrics (title) values ('16. Begin Agai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The Moment I Knew</text:p>
          </table:table-cell>
          <table:table-cell office:value-type="string" calcext:value-type="string">
            <text:p>4qTAwKJQ68gmnrnfPD3vlO</text:p>
          </table:table-cell>
          <table:table-cell/>
          <table:table-cell table:formula="of:=&quot;insert into lyrics (track_id) values ('&quot;&amp;[.D103]&amp;&quot;');&quot;" office:value-type="string" office:string-value="insert into lyrics (track_id) values ('4qTAwKJQ68gmnrnfPD3vlO');" calcext:value-type="string">
            <text:p>insert into lyrics (track_id) values ('4qTAwKJQ68gmnrnfPD3vlO');</text:p>
          </table:table-cell>
          <table:table-cell table:formula="of:=&quot;insert into lyrics (title) values ('&quot;&amp;[.C103]&amp;&quot;');&quot;" office:value-type="string" office:string-value="insert into lyrics (title) values ('17. The Moment I Knew');" calcext:value-type="string">
            <text:p>insert into lyrics (title) values ('17. The Moment I Knew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Come Back...Be Here</text:p>
          </table:table-cell>
          <table:table-cell office:value-type="string" calcext:value-type="string">
            <text:p>1n8rB9AhxiAvVP1E2c3yOd</text:p>
          </table:table-cell>
          <table:table-cell/>
          <table:table-cell table:formula="of:=&quot;insert into lyrics (track_id) values ('&quot;&amp;[.D104]&amp;&quot;');&quot;" office:value-type="string" office:string-value="insert into lyrics (track_id) values ('1n8rB9AhxiAvVP1E2c3yOd');" calcext:value-type="string">
            <text:p>insert into lyrics (track_id) values ('1n8rB9AhxiAvVP1E2c3yOd');</text:p>
          </table:table-cell>
          <table:table-cell table:formula="of:=&quot;insert into lyrics (title) values ('&quot;&amp;[.C104]&amp;&quot;');&quot;" office:value-type="string" office:string-value="insert into lyrics (title) values ('18. Come Back...Be Here');" calcext:value-type="string">
            <text:p>insert into lyrics (title) values ('18. Come Back...Be Her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Girl At Home</text:p>
          </table:table-cell>
          <table:table-cell office:value-type="string" calcext:value-type="string">
            <text:p>6VFpuI0DDmbC5UyWZQ4IRY</text:p>
          </table:table-cell>
          <table:table-cell/>
          <table:table-cell table:formula="of:=&quot;insert into lyrics (track_id) values ('&quot;&amp;[.D105]&amp;&quot;');&quot;" office:value-type="string" office:string-value="insert into lyrics (track_id) values ('6VFpuI0DDmbC5UyWZQ4IRY');" calcext:value-type="string">
            <text:p>insert into lyrics (track_id) values ('6VFpuI0DDmbC5UyWZQ4IRY');</text:p>
          </table:table-cell>
          <table:table-cell table:formula="of:=&quot;insert into lyrics (title) values ('&quot;&amp;[.C105]&amp;&quot;');&quot;" office:value-type="string" office:string-value="insert into lyrics (title) values ('19. Girl At Home');" calcext:value-type="string">
            <text:p>insert into lyrics (title) values ('19. Girl At Hom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Treacherous - Original Demo Recording</text:p>
          </table:table-cell>
          <table:table-cell office:value-type="string" calcext:value-type="string">
            <text:p>7skiELMb9SiQCcBpsExIJf</text:p>
          </table:table-cell>
          <table:table-cell/>
          <table:table-cell table:formula="of:=&quot;insert into lyrics (track_id) values ('&quot;&amp;[.D106]&amp;&quot;');&quot;" office:value-type="string" office:string-value="insert into lyrics (track_id) values ('7skiELMb9SiQCcBpsExIJf');" calcext:value-type="string">
            <text:p>insert into lyrics (track_id) values ('7skiELMb9SiQCcBpsExIJf');</text:p>
          </table:table-cell>
          <table:table-cell table:formula="of:=&quot;insert into lyrics (title) values ('&quot;&amp;[.C106]&amp;&quot;');&quot;" office:value-type="string" office:string-value="insert into lyrics (title) values ('20. Treacherous - Original Demo Recording');" calcext:value-type="string">
            <text:p>insert into lyrics (title) values ('20. Treacherous - Original Demo Recordi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Welcome To New York</text:p>
          </table:table-cell>
          <table:table-cell office:value-type="string" calcext:value-type="string">
            <text:p>3nRmDz7qGCvsMS30rGGY0x</text:p>
          </table:table-cell>
          <table:table-cell/>
          <table:table-cell table:formula="of:=&quot;insert into lyrics (track_id) values ('&quot;&amp;[.D107]&amp;&quot;');&quot;" office:value-type="string" office:string-value="insert into lyrics (track_id) values ('3nRmDz7qGCvsMS30rGGY0x');" calcext:value-type="string">
            <text:p>insert into lyrics (track_id) values ('3nRmDz7qGCvsMS30rGGY0x');</text:p>
          </table:table-cell>
          <table:table-cell table:formula="of:=&quot;insert into lyrics (title) values ('&quot;&amp;[.C107]&amp;&quot;');&quot;" office:value-type="string" office:string-value="insert into lyrics (title) values ('1. Welcome To New York');" calcext:value-type="string">
            <text:p>insert into lyrics (title) values ('1. Welcome To New York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Blank Space</text:p>
          </table:table-cell>
          <table:table-cell office:value-type="string" calcext:value-type="string">
            <text:p>1u8c2t2Cy7UBoG4ArRcF5g</text:p>
          </table:table-cell>
          <table:table-cell/>
          <table:table-cell table:formula="of:=&quot;insert into lyrics (track_id) values ('&quot;&amp;[.D108]&amp;&quot;');&quot;" office:value-type="string" office:string-value="insert into lyrics (track_id) values ('1u8c2t2Cy7UBoG4ArRcF5g');" calcext:value-type="string">
            <text:p>insert into lyrics (track_id) values ('1u8c2t2Cy7UBoG4ArRcF5g');</text:p>
          </table:table-cell>
          <table:table-cell table:formula="of:=&quot;insert into lyrics (title) values ('&quot;&amp;[.C108]&amp;&quot;');&quot;" office:value-type="string" office:string-value="insert into lyrics (title) values ('2. Blank Space');" calcext:value-type="string">
            <text:p>insert into lyrics (title) values ('2. Blank Spac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Style</text:p>
          </table:table-cell>
          <table:table-cell office:value-type="string" calcext:value-type="string">
            <text:p>0ug5NqcwcFR2xrfTkc7k8e</text:p>
          </table:table-cell>
          <table:table-cell/>
          <table:table-cell table:formula="of:=&quot;insert into lyrics (track_id) values ('&quot;&amp;[.D109]&amp;&quot;');&quot;" office:value-type="string" office:string-value="insert into lyrics (track_id) values ('0ug5NqcwcFR2xrfTkc7k8e');" calcext:value-type="string">
            <text:p>insert into lyrics (track_id) values ('0ug5NqcwcFR2xrfTkc7k8e');</text:p>
          </table:table-cell>
          <table:table-cell table:formula="of:=&quot;insert into lyrics (title) values ('&quot;&amp;[.C109]&amp;&quot;');&quot;" office:value-type="string" office:string-value="insert into lyrics (title) values ('3. Style');" calcext:value-type="string">
            <text:p>insert into lyrics (title) values ('3. Styl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Out Of The Woods</text:p>
          </table:table-cell>
          <table:table-cell office:value-type="string" calcext:value-type="string">
            <text:p>0qUnBLZ8bJqUNEeQgayL9t</text:p>
          </table:table-cell>
          <table:table-cell/>
          <table:table-cell table:formula="of:=&quot;insert into lyrics (track_id) values ('&quot;&amp;[.D110]&amp;&quot;');&quot;" office:value-type="string" office:string-value="insert into lyrics (track_id) values ('0qUnBLZ8bJqUNEeQgayL9t');" calcext:value-type="string">
            <text:p>insert into lyrics (track_id) values ('0qUnBLZ8bJqUNEeQgayL9t');</text:p>
          </table:table-cell>
          <table:table-cell table:formula="of:=&quot;insert into lyrics (title) values ('&quot;&amp;[.C110]&amp;&quot;');&quot;" office:value-type="string" office:string-value="insert into lyrics (title) values ('4. Out Of The Woods');" calcext:value-type="string">
            <text:p>insert into lyrics (title) values ('4. Out Of The Wood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All You Had To Do Was Stay</text:p>
          </table:table-cell>
          <table:table-cell office:value-type="string" calcext:value-type="string">
            <text:p>6aLOekfwbytwWvQftxTEF0</text:p>
          </table:table-cell>
          <table:table-cell/>
          <table:table-cell table:formula="of:=&quot;insert into lyrics (track_id) values ('&quot;&amp;[.D111]&amp;&quot;');&quot;" office:value-type="string" office:string-value="insert into lyrics (track_id) values ('6aLOekfwbytwWvQftxTEF0');" calcext:value-type="string">
            <text:p>insert into lyrics (track_id) values ('6aLOekfwbytwWvQftxTEF0');</text:p>
          </table:table-cell>
          <table:table-cell table:formula="of:=&quot;insert into lyrics (title) values ('&quot;&amp;[.C111]&amp;&quot;');&quot;" office:value-type="string" office:string-value="insert into lyrics (title) values ('5. All You Had To Do Was Stay');" calcext:value-type="string">
            <text:p>insert into lyrics (title) values ('5. All You Had To Do Was Sta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Shake It Off</text:p>
          </table:table-cell>
          <table:table-cell office:value-type="string" calcext:value-type="string">
            <text:p>0cqRj7pUJDkTCEsJkx8snD</text:p>
          </table:table-cell>
          <table:table-cell/>
          <table:table-cell table:formula="of:=&quot;insert into lyrics (track_id) values ('&quot;&amp;[.D112]&amp;&quot;');&quot;" office:value-type="string" office:string-value="insert into lyrics (track_id) values ('0cqRj7pUJDkTCEsJkx8snD');" calcext:value-type="string">
            <text:p>insert into lyrics (track_id) values ('0cqRj7pUJDkTCEsJkx8snD');</text:p>
          </table:table-cell>
          <table:table-cell table:formula="of:=&quot;insert into lyrics (title) values ('&quot;&amp;[.C112]&amp;&quot;');&quot;" office:value-type="string" office:string-value="insert into lyrics (title) values ('6. Shake It Off');" calcext:value-type="string">
            <text:p>insert into lyrics (title) values ('6. Shake It Off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I Wish You Would</text:p>
          </table:table-cell>
          <table:table-cell office:value-type="string" calcext:value-type="string">
            <text:p>5gRYrtvyVyaCRvLt56OfuV</text:p>
          </table:table-cell>
          <table:table-cell/>
          <table:table-cell table:formula="of:=&quot;insert into lyrics (track_id) values ('&quot;&amp;[.D113]&amp;&quot;');&quot;" office:value-type="string" office:string-value="insert into lyrics (track_id) values ('5gRYrtvyVyaCRvLt56OfuV');" calcext:value-type="string">
            <text:p>insert into lyrics (track_id) values ('5gRYrtvyVyaCRvLt56OfuV');</text:p>
          </table:table-cell>
          <table:table-cell table:formula="of:=&quot;insert into lyrics (title) values ('&quot;&amp;[.C113]&amp;&quot;');&quot;" office:value-type="string" office:string-value="insert into lyrics (title) values ('7. I Wish You Would');" calcext:value-type="string">
            <text:p>insert into lyrics (title) values ('7. I Wish You Woul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Bad Blood</text:p>
          </table:table-cell>
          <table:table-cell office:value-type="string" calcext:value-type="string">
            <text:p>2NlmmAjGYrrjAp0MED5rGx</text:p>
          </table:table-cell>
          <table:table-cell/>
          <table:table-cell table:formula="of:=&quot;insert into lyrics (track_id) values ('&quot;&amp;[.D114]&amp;&quot;');&quot;" office:value-type="string" office:string-value="insert into lyrics (track_id) values ('2NlmmAjGYrrjAp0MED5rGx');" calcext:value-type="string">
            <text:p>insert into lyrics (track_id) values ('2NlmmAjGYrrjAp0MED5rGx');</text:p>
          </table:table-cell>
          <table:table-cell table:formula="of:=&quot;insert into lyrics (title) values ('&quot;&amp;[.C114]&amp;&quot;');&quot;" office:value-type="string" office:string-value="insert into lyrics (title) values ('8. Bad Blood');" calcext:value-type="string">
            <text:p>insert into lyrics (title) values ('8. Bad Bloo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Wildest Dreams</text:p>
          </table:table-cell>
          <table:table-cell office:value-type="string" calcext:value-type="string">
            <text:p>4A4A6dwl5DqdqrZaEtKGPR</text:p>
          </table:table-cell>
          <table:table-cell/>
          <table:table-cell table:formula="of:=&quot;insert into lyrics (track_id) values ('&quot;&amp;[.D115]&amp;&quot;');&quot;" office:value-type="string" office:string-value="insert into lyrics (track_id) values ('4A4A6dwl5DqdqrZaEtKGPR');" calcext:value-type="string">
            <text:p>insert into lyrics (track_id) values ('4A4A6dwl5DqdqrZaEtKGPR');</text:p>
          </table:table-cell>
          <table:table-cell table:formula="of:=&quot;insert into lyrics (title) values ('&quot;&amp;[.C115]&amp;&quot;');&quot;" office:value-type="string" office:string-value="insert into lyrics (title) values ('9. Wildest Dreams');" calcext:value-type="string">
            <text:p>insert into lyrics (title) values ('9. Wildest Dream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How You Get The Girl</text:p>
          </table:table-cell>
          <table:table-cell office:value-type="string" calcext:value-type="string">
            <text:p>0fM9dEhUFV4MHDuJgrcfOv</text:p>
          </table:table-cell>
          <table:table-cell/>
          <table:table-cell table:formula="of:=&quot;insert into lyrics (track_id) values ('&quot;&amp;[.D116]&amp;&quot;');&quot;" office:value-type="string" office:string-value="insert into lyrics (track_id) values ('0fM9dEhUFV4MHDuJgrcfOv');" calcext:value-type="string">
            <text:p>insert into lyrics (track_id) values ('0fM9dEhUFV4MHDuJgrcfOv');</text:p>
          </table:table-cell>
          <table:table-cell table:formula="of:=&quot;insert into lyrics (title) values ('&quot;&amp;[.C116]&amp;&quot;');&quot;" office:value-type="string" office:string-value="insert into lyrics (title) values ('10. How You Get The Girl');" calcext:value-type="string">
            <text:p>insert into lyrics (title) values ('10. How You Get The Gir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This Love</text:p>
          </table:table-cell>
          <table:table-cell office:value-type="string" calcext:value-type="string">
            <text:p>4L560fic5PaTuCFm6CviKa</text:p>
          </table:table-cell>
          <table:table-cell/>
          <table:table-cell table:formula="of:=&quot;insert into lyrics (track_id) values ('&quot;&amp;[.D117]&amp;&quot;');&quot;" office:value-type="string" office:string-value="insert into lyrics (track_id) values ('4L560fic5PaTuCFm6CviKa');" calcext:value-type="string">
            <text:p>insert into lyrics (track_id) values ('4L560fic5PaTuCFm6CviKa');</text:p>
          </table:table-cell>
          <table:table-cell table:formula="of:=&quot;insert into lyrics (title) values ('&quot;&amp;[.C117]&amp;&quot;');&quot;" office:value-type="string" office:string-value="insert into lyrics (title) values ('11. This Love');" calcext:value-type="string">
            <text:p>insert into lyrics (title) values ('11. This Lov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I Know Places</text:p>
          </table:table-cell>
          <table:table-cell office:value-type="string" calcext:value-type="string">
            <text:p>6EwNJz8CuVsrsLvXprJ20Q</text:p>
          </table:table-cell>
          <table:table-cell/>
          <table:table-cell table:formula="of:=&quot;insert into lyrics (track_id) values ('&quot;&amp;[.D118]&amp;&quot;');&quot;" office:value-type="string" office:string-value="insert into lyrics (track_id) values ('6EwNJz8CuVsrsLvXprJ20Q');" calcext:value-type="string">
            <text:p>insert into lyrics (track_id) values ('6EwNJz8CuVsrsLvXprJ20Q');</text:p>
          </table:table-cell>
          <table:table-cell table:formula="of:=&quot;insert into lyrics (title) values ('&quot;&amp;[.C118]&amp;&quot;');&quot;" office:value-type="string" office:string-value="insert into lyrics (title) values ('12. I Know Places');" calcext:value-type="string">
            <text:p>insert into lyrics (title) values ('12. I Know Place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Clean</text:p>
          </table:table-cell>
          <table:table-cell office:value-type="string" calcext:value-type="string">
            <text:p>1NmVZsG18CzCAtw7rnV3yA</text:p>
          </table:table-cell>
          <table:table-cell/>
          <table:table-cell table:formula="of:=&quot;insert into lyrics (track_id) values ('&quot;&amp;[.D119]&amp;&quot;');&quot;" office:value-type="string" office:string-value="insert into lyrics (track_id) values ('1NmVZsG18CzCAtw7rnV3yA');" calcext:value-type="string">
            <text:p>insert into lyrics (track_id) values ('1NmVZsG18CzCAtw7rnV3yA');</text:p>
          </table:table-cell>
          <table:table-cell table:formula="of:=&quot;insert into lyrics (title) values ('&quot;&amp;[.C119]&amp;&quot;');&quot;" office:value-type="string" office:string-value="insert into lyrics (title) values ('13. Clean');" calcext:value-type="string">
            <text:p>insert into lyrics (title) values ('13. Cle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Wonderland</text:p>
          </table:table-cell>
          <table:table-cell office:value-type="string" calcext:value-type="string">
            <text:p>6RvRzl1YJTDnUvdOtV21IK</text:p>
          </table:table-cell>
          <table:table-cell/>
          <table:table-cell table:formula="of:=&quot;insert into lyrics (track_id) values ('&quot;&amp;[.D120]&amp;&quot;');&quot;" office:value-type="string" office:string-value="insert into lyrics (track_id) values ('6RvRzl1YJTDnUvdOtV21IK');" calcext:value-type="string">
            <text:p>insert into lyrics (track_id) values ('6RvRzl1YJTDnUvdOtV21IK');</text:p>
          </table:table-cell>
          <table:table-cell table:formula="of:=&quot;insert into lyrics (title) values ('&quot;&amp;[.C120]&amp;&quot;');&quot;" office:value-type="string" office:string-value="insert into lyrics (title) values ('14. Wonderland');" calcext:value-type="string">
            <text:p>insert into lyrics (title) values ('14. Wonderlan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You Are In Love</text:p>
          </table:table-cell>
          <table:table-cell office:value-type="string" calcext:value-type="string">
            <text:p>2KrOAg6FftbjgSKdd2a4rS</text:p>
          </table:table-cell>
          <table:table-cell/>
          <table:table-cell table:formula="of:=&quot;insert into lyrics (track_id) values ('&quot;&amp;[.D121]&amp;&quot;');&quot;" office:value-type="string" office:string-value="insert into lyrics (track_id) values ('2KrOAg6FftbjgSKdd2a4rS');" calcext:value-type="string">
            <text:p>insert into lyrics (track_id) values ('2KrOAg6FftbjgSKdd2a4rS');</text:p>
          </table:table-cell>
          <table:table-cell table:formula="of:=&quot;insert into lyrics (title) values ('&quot;&amp;[.C121]&amp;&quot;');&quot;" office:value-type="string" office:string-value="insert into lyrics (title) values ('15. You Are In Love');" calcext:value-type="string">
            <text:p>insert into lyrics (title) values ('15. You Are In Lov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New Romantics</text:p>
          </table:table-cell>
          <table:table-cell office:value-type="string" calcext:value-type="string">
            <text:p>0qAIiGFKLdV1xpNlEhjpq8</text:p>
          </table:table-cell>
          <table:table-cell/>
          <table:table-cell table:formula="of:=&quot;insert into lyrics (track_id) values ('&quot;&amp;[.D122]&amp;&quot;');&quot;" office:value-type="string" office:string-value="insert into lyrics (track_id) values ('0qAIiGFKLdV1xpNlEhjpq8');" calcext:value-type="string">
            <text:p>insert into lyrics (track_id) values ('0qAIiGFKLdV1xpNlEhjpq8');</text:p>
          </table:table-cell>
          <table:table-cell table:formula="of:=&quot;insert into lyrics (title) values ('&quot;&amp;[.C122]&amp;&quot;');&quot;" office:value-type="string" office:string-value="insert into lyrics (title) values ('16. New Romantics');" calcext:value-type="string">
            <text:p>insert into lyrics (title) values ('16. New Romantic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I Know Places - Voice Memo</text:p>
          </table:table-cell>
          <table:table-cell office:value-type="string" calcext:value-type="string">
            <text:p>4FoV729rw7IhoKlMZW5K5V</text:p>
          </table:table-cell>
          <table:table-cell/>
          <table:table-cell table:formula="of:=&quot;insert into lyrics (track_id) values ('&quot;&amp;[.D123]&amp;&quot;');&quot;" office:value-type="string" office:string-value="insert into lyrics (track_id) values ('4FoV729rw7IhoKlMZW5K5V');" calcext:value-type="string">
            <text:p>insert into lyrics (track_id) values ('4FoV729rw7IhoKlMZW5K5V');</text:p>
          </table:table-cell>
          <table:table-cell table:formula="of:=&quot;insert into lyrics (title) values ('&quot;&amp;[.C123]&amp;&quot;');&quot;" office:value-type="string" office:string-value="insert into lyrics (title) values ('17. I Know Places - Voice Memo');" calcext:value-type="string">
            <text:p>insert into lyrics (title) values ('17. I Know Places - Voice Mem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I Wish You Would - Voice Memo</text:p>
          </table:table-cell>
          <table:table-cell office:value-type="string" calcext:value-type="string">
            <text:p>4eTXfpHxhxVofrBUjAhPMg</text:p>
          </table:table-cell>
          <table:table-cell/>
          <table:table-cell table:formula="of:=&quot;insert into lyrics (track_id) values ('&quot;&amp;[.D124]&amp;&quot;');&quot;" office:value-type="string" office:string-value="insert into lyrics (track_id) values ('4eTXfpHxhxVofrBUjAhPMg');" calcext:value-type="string">
            <text:p>insert into lyrics (track_id) values ('4eTXfpHxhxVofrBUjAhPMg');</text:p>
          </table:table-cell>
          <table:table-cell table:formula="of:=&quot;insert into lyrics (title) values ('&quot;&amp;[.C124]&amp;&quot;');&quot;" office:value-type="string" office:string-value="insert into lyrics (title) values ('18. I Wish You Would - Voice Memo');" calcext:value-type="string">
            <text:p>insert into lyrics (title) values ('18. I Wish You Would - Voice Mem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Blank Space - Voice Memo</text:p>
          </table:table-cell>
          <table:table-cell office:value-type="string" calcext:value-type="string">
            <text:p>4e6QU4gpfZj9xxcK856RgG</text:p>
          </table:table-cell>
          <table:table-cell/>
          <table:table-cell table:formula="of:=&quot;insert into lyrics (track_id) values ('&quot;&amp;[.D125]&amp;&quot;');&quot;" office:value-type="string" office:string-value="insert into lyrics (track_id) values ('4e6QU4gpfZj9xxcK856RgG');" calcext:value-type="string">
            <text:p>insert into lyrics (track_id) values ('4e6QU4gpfZj9xxcK856RgG');</text:p>
          </table:table-cell>
          <table:table-cell table:formula="of:=&quot;insert into lyrics (title) values ('&quot;&amp;[.C125]&amp;&quot;');&quot;" office:value-type="string" office:string-value="insert into lyrics (title) values ('19. Blank Space - Voice Memo');" calcext:value-type="string">
            <text:p>insert into lyrics (title) values ('19. Blank Space - Voice Mem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Welcome To New York</text:p>
          </table:table-cell>
          <table:table-cell office:value-type="string" calcext:value-type="string">
            <text:p>10nqz67NQWWa7XPq7ycihi</text:p>
          </table:table-cell>
          <table:table-cell/>
          <table:table-cell table:formula="of:=&quot;insert into lyrics (track_id) values ('&quot;&amp;[.D126]&amp;&quot;');&quot;" office:value-type="string" office:string-value="insert into lyrics (track_id) values ('10nqz67NQWWa7XPq7ycihi');" calcext:value-type="string">
            <text:p>insert into lyrics (track_id) values ('10nqz67NQWWa7XPq7ycihi');</text:p>
          </table:table-cell>
          <table:table-cell table:formula="of:=&quot;insert into lyrics (title) values ('&quot;&amp;[.C126]&amp;&quot;');&quot;" office:value-type="string" office:string-value="insert into lyrics (title) values ('1. Welcome To New York');" calcext:value-type="string">
            <text:p>insert into lyrics (title) values ('1. Welcome To New York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Blank Space</text:p>
          </table:table-cell>
          <table:table-cell office:value-type="string" calcext:value-type="string">
            <text:p>2ls70nUDfjzm1lSRDuKxmw</text:p>
          </table:table-cell>
          <table:table-cell/>
          <table:table-cell table:formula="of:=&quot;insert into lyrics (track_id) values ('&quot;&amp;[.D127]&amp;&quot;');&quot;" office:value-type="string" office:string-value="insert into lyrics (track_id) values ('2ls70nUDfjzm1lSRDuKxmw');" calcext:value-type="string">
            <text:p>insert into lyrics (track_id) values ('2ls70nUDfjzm1lSRDuKxmw');</text:p>
          </table:table-cell>
          <table:table-cell table:formula="of:=&quot;insert into lyrics (title) values ('&quot;&amp;[.C127]&amp;&quot;');&quot;" office:value-type="string" office:string-value="insert into lyrics (title) values ('2. Blank Space');" calcext:value-type="string">
            <text:p>insert into lyrics (title) values ('2. Blank Spac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Style</text:p>
          </table:table-cell>
          <table:table-cell office:value-type="string" calcext:value-type="string">
            <text:p>71PmZqBXH0RUETqxpwlV0w</text:p>
          </table:table-cell>
          <table:table-cell/>
          <table:table-cell table:formula="of:=&quot;insert into lyrics (track_id) values ('&quot;&amp;[.D128]&amp;&quot;');&quot;" office:value-type="string" office:string-value="insert into lyrics (track_id) values ('71PmZqBXH0RUETqxpwlV0w');" calcext:value-type="string">
            <text:p>insert into lyrics (track_id) values ('71PmZqBXH0RUETqxpwlV0w');</text:p>
          </table:table-cell>
          <table:table-cell table:formula="of:=&quot;insert into lyrics (title) values ('&quot;&amp;[.C128]&amp;&quot;');&quot;" office:value-type="string" office:string-value="insert into lyrics (title) values ('3. Style');" calcext:value-type="string">
            <text:p>insert into lyrics (title) values ('3. Styl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Out Of The Woods</text:p>
          </table:table-cell>
          <table:table-cell office:value-type="string" calcext:value-type="string">
            <text:p>7EpVQjqtKygiwJIASxMWNg</text:p>
          </table:table-cell>
          <table:table-cell/>
          <table:table-cell table:formula="of:=&quot;insert into lyrics (track_id) values ('&quot;&amp;[.D129]&amp;&quot;');&quot;" office:value-type="string" office:string-value="insert into lyrics (track_id) values ('7EpVQjqtKygiwJIASxMWNg');" calcext:value-type="string">
            <text:p>insert into lyrics (track_id) values ('7EpVQjqtKygiwJIASxMWNg');</text:p>
          </table:table-cell>
          <table:table-cell table:formula="of:=&quot;insert into lyrics (title) values ('&quot;&amp;[.C129]&amp;&quot;');&quot;" office:value-type="string" office:string-value="insert into lyrics (title) values ('4. Out Of The Woods');" calcext:value-type="string">
            <text:p>insert into lyrics (title) values ('4. Out Of The Wood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All You Had To Do Was Stay</text:p>
          </table:table-cell>
          <table:table-cell office:value-type="string" calcext:value-type="string">
            <text:p>4NNolUeL5m2ju7kf8pdg6H</text:p>
          </table:table-cell>
          <table:table-cell/>
          <table:table-cell table:formula="of:=&quot;insert into lyrics (track_id) values ('&quot;&amp;[.D130]&amp;&quot;');&quot;" office:value-type="string" office:string-value="insert into lyrics (track_id) values ('4NNolUeL5m2ju7kf8pdg6H');" calcext:value-type="string">
            <text:p>insert into lyrics (track_id) values ('4NNolUeL5m2ju7kf8pdg6H');</text:p>
          </table:table-cell>
          <table:table-cell table:formula="of:=&quot;insert into lyrics (title) values ('&quot;&amp;[.C130]&amp;&quot;');&quot;" office:value-type="string" office:string-value="insert into lyrics (title) values ('5. All You Had To Do Was Stay');" calcext:value-type="string">
            <text:p>insert into lyrics (title) values ('5. All You Had To Do Was Sta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Shake It Off</text:p>
          </table:table-cell>
          <table:table-cell office:value-type="string" calcext:value-type="string">
            <text:p>1kKlhuQE0HXp1IwBRpaH2P</text:p>
          </table:table-cell>
          <table:table-cell/>
          <table:table-cell table:formula="of:=&quot;insert into lyrics (track_id) values ('&quot;&amp;[.D131]&amp;&quot;');&quot;" office:value-type="string" office:string-value="insert into lyrics (track_id) values ('1kKlhuQE0HXp1IwBRpaH2P');" calcext:value-type="string">
            <text:p>insert into lyrics (track_id) values ('1kKlhuQE0HXp1IwBRpaH2P');</text:p>
          </table:table-cell>
          <table:table-cell table:formula="of:=&quot;insert into lyrics (title) values ('&quot;&amp;[.C131]&amp;&quot;');&quot;" office:value-type="string" office:string-value="insert into lyrics (title) values ('6. Shake It Off');" calcext:value-type="string">
            <text:p>insert into lyrics (title) values ('6. Shake It Off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I Wish You Would</text:p>
          </table:table-cell>
          <table:table-cell office:value-type="string" calcext:value-type="string">
            <text:p>5RVJ6VKfwtosA5Q1qeHdjF</text:p>
          </table:table-cell>
          <table:table-cell/>
          <table:table-cell table:formula="of:=&quot;insert into lyrics (track_id) values ('&quot;&amp;[.D132]&amp;&quot;');&quot;" office:value-type="string" office:string-value="insert into lyrics (track_id) values ('5RVJ6VKfwtosA5Q1qeHdjF');" calcext:value-type="string">
            <text:p>insert into lyrics (track_id) values ('5RVJ6VKfwtosA5Q1qeHdjF');</text:p>
          </table:table-cell>
          <table:table-cell table:formula="of:=&quot;insert into lyrics (title) values ('&quot;&amp;[.C132]&amp;&quot;');&quot;" office:value-type="string" office:string-value="insert into lyrics (title) values ('7. I Wish You Would');" calcext:value-type="string">
            <text:p>insert into lyrics (title) values ('7. I Wish You Woul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Bad Blood</text:p>
          </table:table-cell>
          <table:table-cell office:value-type="string" calcext:value-type="string">
            <text:p>0TvQLMecTE8utzoNmvXRbK</text:p>
          </table:table-cell>
          <table:table-cell/>
          <table:table-cell table:formula="of:=&quot;insert into lyrics (track_id) values ('&quot;&amp;[.D133]&amp;&quot;');&quot;" office:value-type="string" office:string-value="insert into lyrics (track_id) values ('0TvQLMecTE8utzoNmvXRbK');" calcext:value-type="string">
            <text:p>insert into lyrics (track_id) values ('0TvQLMecTE8utzoNmvXRbK');</text:p>
          </table:table-cell>
          <table:table-cell table:formula="of:=&quot;insert into lyrics (title) values ('&quot;&amp;[.C133]&amp;&quot;');&quot;" office:value-type="string" office:string-value="insert into lyrics (title) values ('8. Bad Blood');" calcext:value-type="string">
            <text:p>insert into lyrics (title) values ('8. Bad Bloo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Wildest Dreams</text:p>
          </table:table-cell>
          <table:table-cell office:value-type="string" calcext:value-type="string">
            <text:p>3fVnlF4pGqWI9flVENcT28</text:p>
          </table:table-cell>
          <table:table-cell/>
          <table:table-cell table:formula="of:=&quot;insert into lyrics (track_id) values ('&quot;&amp;[.D134]&amp;&quot;');&quot;" office:value-type="string" office:string-value="insert into lyrics (track_id) values ('3fVnlF4pGqWI9flVENcT28');" calcext:value-type="string">
            <text:p>insert into lyrics (track_id) values ('3fVnlF4pGqWI9flVENcT28');</text:p>
          </table:table-cell>
          <table:table-cell table:formula="of:=&quot;insert into lyrics (title) values ('&quot;&amp;[.C134]&amp;&quot;');&quot;" office:value-type="string" office:string-value="insert into lyrics (title) values ('9. Wildest Dreams');" calcext:value-type="string">
            <text:p>insert into lyrics (title) values ('9. Wildest Dream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How You Get The Girl</text:p>
          </table:table-cell>
          <table:table-cell office:value-type="string" calcext:value-type="string">
            <text:p>5Z9ocF6ng0m2haHnKtHwTp</text:p>
          </table:table-cell>
          <table:table-cell/>
          <table:table-cell table:formula="of:=&quot;insert into lyrics (track_id) values ('&quot;&amp;[.D135]&amp;&quot;');&quot;" office:value-type="string" office:string-value="insert into lyrics (track_id) values ('5Z9ocF6ng0m2haHnKtHwTp');" calcext:value-type="string">
            <text:p>insert into lyrics (track_id) values ('5Z9ocF6ng0m2haHnKtHwTp');</text:p>
          </table:table-cell>
          <table:table-cell table:formula="of:=&quot;insert into lyrics (title) values ('&quot;&amp;[.C135]&amp;&quot;');&quot;" office:value-type="string" office:string-value="insert into lyrics (title) values ('10. How You Get The Girl');" calcext:value-type="string">
            <text:p>insert into lyrics (title) values ('10. How You Get The Gir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This Love</text:p>
          </table:table-cell>
          <table:table-cell office:value-type="string" calcext:value-type="string">
            <text:p>7lTxQZVXlvIX7Z3szSy8Sh</text:p>
          </table:table-cell>
          <table:table-cell/>
          <table:table-cell table:formula="of:=&quot;insert into lyrics (track_id) values ('&quot;&amp;[.D136]&amp;&quot;');&quot;" office:value-type="string" office:string-value="insert into lyrics (track_id) values ('7lTxQZVXlvIX7Z3szSy8Sh');" calcext:value-type="string">
            <text:p>insert into lyrics (track_id) values ('7lTxQZVXlvIX7Z3szSy8Sh');</text:p>
          </table:table-cell>
          <table:table-cell table:formula="of:=&quot;insert into lyrics (title) values ('&quot;&amp;[.C136]&amp;&quot;');&quot;" office:value-type="string" office:string-value="insert into lyrics (title) values ('11. This Love');" calcext:value-type="string">
            <text:p>insert into lyrics (title) values ('11. This Lov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I Know Places</text:p>
          </table:table-cell>
          <table:table-cell office:value-type="string" calcext:value-type="string">
            <text:p>6Ck9WerfsyvC4v4AylUoDp</text:p>
          </table:table-cell>
          <table:table-cell/>
          <table:table-cell table:formula="of:=&quot;insert into lyrics (track_id) values ('&quot;&amp;[.D137]&amp;&quot;');&quot;" office:value-type="string" office:string-value="insert into lyrics (track_id) values ('6Ck9WerfsyvC4v4AylUoDp');" calcext:value-type="string">
            <text:p>insert into lyrics (track_id) values ('6Ck9WerfsyvC4v4AylUoDp');</text:p>
          </table:table-cell>
          <table:table-cell table:formula="of:=&quot;insert into lyrics (title) values ('&quot;&amp;[.C137]&amp;&quot;');&quot;" office:value-type="string" office:string-value="insert into lyrics (title) values ('12. I Know Places');" calcext:value-type="string">
            <text:p>insert into lyrics (title) values ('12. I Know Place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Clean</text:p>
          </table:table-cell>
          <table:table-cell office:value-type="string" calcext:value-type="string">
            <text:p>2k43eySbfpDVx0PrO99UI8</text:p>
          </table:table-cell>
          <table:table-cell/>
          <table:table-cell table:formula="of:=&quot;insert into lyrics (track_id) values ('&quot;&amp;[.D138]&amp;&quot;');&quot;" office:value-type="string" office:string-value="insert into lyrics (track_id) values ('2k43eySbfpDVx0PrO99UI8');" calcext:value-type="string">
            <text:p>insert into lyrics (track_id) values ('2k43eySbfpDVx0PrO99UI8');</text:p>
          </table:table-cell>
          <table:table-cell table:formula="of:=&quot;insert into lyrics (title) values ('&quot;&amp;[.C138]&amp;&quot;');&quot;" office:value-type="string" office:string-value="insert into lyrics (title) values ('13. Clean');" calcext:value-type="string">
            <text:p>insert into lyrics (title) values ('13. Cle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All Too Well</text:p>
          </table:table-cell>
          <table:table-cell office:value-type="string" calcext:value-type="string">
            <text:p>00vJzaoxM3Eja1doBUhX0P</text:p>
          </table:table-cell>
          <table:table-cell/>
          <table:table-cell table:formula="of:=&quot;insert into lyrics (track_id) values ('&quot;&amp;[.D139]&amp;&quot;');&quot;" office:value-type="string" office:string-value="insert into lyrics (track_id) values ('00vJzaoxM3Eja1doBUhX0P');" calcext:value-type="string">
            <text:p>insert into lyrics (track_id) values ('00vJzaoxM3Eja1doBUhX0P');</text:p>
          </table:table-cell>
          <table:table-cell table:formula="of:=&quot;insert into lyrics (title) values ('&quot;&amp;[.C139]&amp;&quot;');&quot;" office:value-type="string" office:string-value="insert into lyrics (title) values ('1. All Too Well');" calcext:value-type="string">
            <text:p>insert into lyrics (title) values ('1. All Too Wel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Wildest Dreams</text:p>
          </table:table-cell>
          <table:table-cell office:value-type="string" calcext:value-type="string">
            <text:p>22C0JIVhFaczZ4t9heqREN</text:p>
          </table:table-cell>
          <table:table-cell/>
          <table:table-cell table:formula="of:=&quot;insert into lyrics (track_id) values ('&quot;&amp;[.D140]&amp;&quot;');&quot;" office:value-type="string" office:string-value="insert into lyrics (track_id) values ('22C0JIVhFaczZ4t9heqREN');" calcext:value-type="string">
            <text:p>insert into lyrics (track_id) values ('22C0JIVhFaczZ4t9heqREN');</text:p>
          </table:table-cell>
          <table:table-cell table:formula="of:=&quot;insert into lyrics (title) values ('&quot;&amp;[.C140]&amp;&quot;');&quot;" office:value-type="string" office:string-value="insert into lyrics (title) values ('2. Wildest Dreams');" calcext:value-type="string">
            <text:p>insert into lyrics (title) values ('2. Wildest Dream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The Best Day</text:p>
          </table:table-cell>
          <table:table-cell office:value-type="string" calcext:value-type="string">
            <text:p>7APTsjmZbj7TFXQJAiRti4</text:p>
          </table:table-cell>
          <table:table-cell/>
          <table:table-cell table:formula="of:=&quot;insert into lyrics (track_id) values ('&quot;&amp;[.D141]&amp;&quot;');&quot;" office:value-type="string" office:string-value="insert into lyrics (track_id) values ('7APTsjmZbj7TFXQJAiRti4');" calcext:value-type="string">
            <text:p>insert into lyrics (track_id) values ('7APTsjmZbj7TFXQJAiRti4');</text:p>
          </table:table-cell>
          <table:table-cell table:formula="of:=&quot;insert into lyrics (title) values ('&quot;&amp;[.C141]&amp;&quot;');&quot;" office:value-type="string" office:string-value="insert into lyrics (title) values ('3. The Best Day');" calcext:value-type="string">
            <text:p>insert into lyrics (title) values ('3. The Best Da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Red</text:p>
          </table:table-cell>
          <table:table-cell office:value-type="string" calcext:value-type="string">
            <text:p>4V9NuhKQcUFt4cgbynHV79</text:p>
          </table:table-cell>
          <table:table-cell/>
          <table:table-cell table:formula="of:=&quot;insert into lyrics (track_id) values ('&quot;&amp;[.D142]&amp;&quot;');&quot;" office:value-type="string" office:string-value="insert into lyrics (track_id) values ('4V9NuhKQcUFt4cgbynHV79');" calcext:value-type="string">
            <text:p>insert into lyrics (track_id) values ('4V9NuhKQcUFt4cgbynHV79');</text:p>
          </table:table-cell>
          <table:table-cell table:formula="of:=&quot;insert into lyrics (title) values ('&quot;&amp;[.C142]&amp;&quot;');&quot;" office:value-type="string" office:string-value="insert into lyrics (title) values ('4. Red');" calcext:value-type="string">
            <text:p>insert into lyrics (title) values ('4. R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Holy Ground</text:p>
          </table:table-cell>
          <table:table-cell office:value-type="string" calcext:value-type="string">
            <text:p>4hCZk6WJBFQeG3P7WsyntI</text:p>
          </table:table-cell>
          <table:table-cell/>
          <table:table-cell table:formula="of:=&quot;insert into lyrics (track_id) values ('&quot;&amp;[.D143]&amp;&quot;');&quot;" office:value-type="string" office:string-value="insert into lyrics (track_id) values ('4hCZk6WJBFQeG3P7WsyntI');" calcext:value-type="string">
            <text:p>insert into lyrics (track_id) values ('4hCZk6WJBFQeG3P7WsyntI');</text:p>
          </table:table-cell>
          <table:table-cell table:formula="of:=&quot;insert into lyrics (title) values ('&quot;&amp;[.C143]&amp;&quot;');&quot;" office:value-type="string" office:string-value="insert into lyrics (title) values ('5. Holy Ground');" calcext:value-type="string">
            <text:p>insert into lyrics (title) values ('5. Holy Groun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Teardrops On My Guitar - Radio Single Remix</text:p>
          </table:table-cell>
          <table:table-cell office:value-type="string" calcext:value-type="string">
            <text:p>7eGeUVeCEvEQrivmjl9Qn3</text:p>
          </table:table-cell>
          <table:table-cell/>
          <table:table-cell table:formula="of:=&quot;insert into lyrics (track_id) values ('&quot;&amp;[.D144]&amp;&quot;');&quot;" office:value-type="string" office:string-value="insert into lyrics (track_id) values ('7eGeUVeCEvEQrivmjl9Qn3');" calcext:value-type="string">
            <text:p>insert into lyrics (track_id) values ('7eGeUVeCEvEQrivmjl9Qn3');</text:p>
          </table:table-cell>
          <table:table-cell table:formula="of:=&quot;insert into lyrics (title) values ('&quot;&amp;[.C144]&amp;&quot;');&quot;" office:value-type="string" office:string-value="insert into lyrics (title) values ('6. Teardrops On My Guitar - Radio Single Remix');" calcext:value-type="string">
            <text:p>insert into lyrics (title) values ('6. Teardrops On My Guitar - Radio Single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Our Song</text:p>
          </table:table-cell>
          <table:table-cell office:value-type="string" calcext:value-type="string">
            <text:p>7qGr3rjRhndRIpFUA5f2HJ</text:p>
          </table:table-cell>
          <table:table-cell/>
          <table:table-cell table:formula="of:=&quot;insert into lyrics (track_id) values ('&quot;&amp;[.D145]&amp;&quot;');&quot;" office:value-type="string" office:string-value="insert into lyrics (track_id) values ('7qGr3rjRhndRIpFUA5f2HJ');" calcext:value-type="string">
            <text:p>insert into lyrics (track_id) values ('7qGr3rjRhndRIpFUA5f2HJ');</text:p>
          </table:table-cell>
          <table:table-cell table:formula="of:=&quot;insert into lyrics (title) values ('&quot;&amp;[.C145]&amp;&quot;');&quot;" office:value-type="string" office:string-value="insert into lyrics (title) values ('7. Our Song');" calcext:value-type="string">
            <text:p>insert into lyrics (title) values ('7. Our So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22</text:p>
          </table:table-cell>
          <table:table-cell office:value-type="string" calcext:value-type="string">
            <text:p>2P5gfMtCcKP0CkmgqFMyPg</text:p>
          </table:table-cell>
          <table:table-cell/>
          <table:table-cell table:formula="of:=&quot;insert into lyrics (track_id) values ('&quot;&amp;[.D146]&amp;&quot;');&quot;" office:value-type="string" office:string-value="insert into lyrics (track_id) values ('2P5gfMtCcKP0CkmgqFMyPg');" calcext:value-type="string">
            <text:p>insert into lyrics (track_id) values ('2P5gfMtCcKP0CkmgqFMyPg');</text:p>
          </table:table-cell>
          <table:table-cell table:formula="of:=&quot;insert into lyrics (title) values ('&quot;&amp;[.C146]&amp;&quot;');&quot;" office:value-type="string" office:string-value="insert into lyrics (title) values ('8. 22');" calcext:value-type="string">
            <text:p>insert into lyrics (title) values ('8. 22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I Knew You Were Trouble.</text:p>
          </table:table-cell>
          <table:table-cell office:value-type="string" calcext:value-type="string">
            <text:p>2o2IVjuqRkR9hJxtPjtAP0</text:p>
          </table:table-cell>
          <table:table-cell/>
          <table:table-cell table:formula="of:=&quot;insert into lyrics (track_id) values ('&quot;&amp;[.D147]&amp;&quot;');&quot;" office:value-type="string" office:string-value="insert into lyrics (track_id) values ('2o2IVjuqRkR9hJxtPjtAP0');" calcext:value-type="string">
            <text:p>insert into lyrics (track_id) values ('2o2IVjuqRkR9hJxtPjtAP0');</text:p>
          </table:table-cell>
          <table:table-cell table:formula="of:=&quot;insert into lyrics (title) values ('&quot;&amp;[.C147]&amp;&quot;');&quot;" office:value-type="string" office:string-value="insert into lyrics (title) values ('9. I Knew You Were Trouble.');" calcext:value-type="string">
            <text:p>insert into lyrics (title) values ('9. I Knew You Were Trouble.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I Don’t Wanna Live Forever (Fifty Shades Darker)</text:p>
          </table:table-cell>
          <table:table-cell office:value-type="string" calcext:value-type="string">
            <text:p>55n9yjI6qqXh5F2mYvUc2y</text:p>
          </table:table-cell>
          <table:table-cell/>
          <table:table-cell table:formula="of:=&quot;insert into lyrics (track_id) values ('&quot;&amp;[.D148]&amp;&quot;');&quot;" office:value-type="string" office:string-value="insert into lyrics (track_id) values ('55n9yjI6qqXh5F2mYvUc2y');" calcext:value-type="string">
            <text:p>insert into lyrics (track_id) values ('55n9yjI6qqXh5F2mYvUc2y');</text:p>
          </table:table-cell>
          <table:table-cell table:formula="of:=&quot;insert into lyrics (title) values ('&quot;&amp;[.C148]&amp;&quot;');&quot;" office:value-type="string" office:string-value="insert into lyrics (title) values ('10. I Don’t Wanna Live Forever (Fifty Shades Darker)');" calcext:value-type="string">
            <text:p>insert into lyrics (title) values ('10. I Don’t Wanna Live Forever (Fifty Shades Darker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Mean</text:p>
          </table:table-cell>
          <table:table-cell office:value-type="string" calcext:value-type="string">
            <text:p>5rcHBt2aNcGFWW0jaAUe1L</text:p>
          </table:table-cell>
          <table:table-cell/>
          <table:table-cell table:formula="of:=&quot;insert into lyrics (track_id) values ('&quot;&amp;[.D149]&amp;&quot;');&quot;" office:value-type="string" office:string-value="insert into lyrics (track_id) values ('5rcHBt2aNcGFWW0jaAUe1L');" calcext:value-type="string">
            <text:p>insert into lyrics (track_id) values ('5rcHBt2aNcGFWW0jaAUe1L');</text:p>
          </table:table-cell>
          <table:table-cell table:formula="of:=&quot;insert into lyrics (title) values ('&quot;&amp;[.C149]&amp;&quot;');&quot;" office:value-type="string" office:string-value="insert into lyrics (title) values ('11. Mean');" calcext:value-type="string">
            <text:p>insert into lyrics (title) values ('11. Me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How You Get The Girl</text:p>
          </table:table-cell>
          <table:table-cell office:value-type="string" calcext:value-type="string">
            <text:p>3aSYZ4upQ6OSNos26YeVWL</text:p>
          </table:table-cell>
          <table:table-cell/>
          <table:table-cell table:formula="of:=&quot;insert into lyrics (track_id) values ('&quot;&amp;[.D150]&amp;&quot;');&quot;" office:value-type="string" office:string-value="insert into lyrics (track_id) values ('3aSYZ4upQ6OSNos26YeVWL');" calcext:value-type="string">
            <text:p>insert into lyrics (track_id) values ('3aSYZ4upQ6OSNos26YeVWL');</text:p>
          </table:table-cell>
          <table:table-cell table:formula="of:=&quot;insert into lyrics (title) values ('&quot;&amp;[.C150]&amp;&quot;');&quot;" office:value-type="string" office:string-value="insert into lyrics (title) values ('12. How You Get The Girl');" calcext:value-type="string">
            <text:p>insert into lyrics (title) values ('12. How You Get The Gir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So It Goes...</text:p>
          </table:table-cell>
          <table:table-cell office:value-type="string" calcext:value-type="string">
            <text:p>41T04yafZVrjNq2FqvLtId</text:p>
          </table:table-cell>
          <table:table-cell/>
          <table:table-cell table:formula="of:=&quot;insert into lyrics (track_id) values ('&quot;&amp;[.D151]&amp;&quot;');&quot;" office:value-type="string" office:string-value="insert into lyrics (track_id) values ('41T04yafZVrjNq2FqvLtId');" calcext:value-type="string">
            <text:p>insert into lyrics (track_id) values ('41T04yafZVrjNq2FqvLtId');</text:p>
          </table:table-cell>
          <table:table-cell table:formula="of:=&quot;insert into lyrics (title) values ('&quot;&amp;[.C151]&amp;&quot;');&quot;" office:value-type="string" office:string-value="insert into lyrics (title) values ('13. So It Goes...');" calcext:value-type="string">
            <text:p>insert into lyrics (title) values ('13. So It Goes...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Fifteen</text:p>
          </table:table-cell>
          <table:table-cell office:value-type="string" calcext:value-type="string">
            <text:p>0H2UD0LfSCiRr59YMGlCuS</text:p>
          </table:table-cell>
          <table:table-cell/>
          <table:table-cell table:formula="of:=&quot;insert into lyrics (track_id) values ('&quot;&amp;[.D152]&amp;&quot;');&quot;" office:value-type="string" office:string-value="insert into lyrics (track_id) values ('0H2UD0LfSCiRr59YMGlCuS');" calcext:value-type="string">
            <text:p>insert into lyrics (track_id) values ('0H2UD0LfSCiRr59YMGlCuS');</text:p>
          </table:table-cell>
          <table:table-cell table:formula="of:=&quot;insert into lyrics (title) values ('&quot;&amp;[.C152]&amp;&quot;');&quot;" office:value-type="string" office:string-value="insert into lyrics (title) values ('14. Fifteen');" calcext:value-type="string">
            <text:p>insert into lyrics (title) values ('14. Fiftee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Mine</text:p>
          </table:table-cell>
          <table:table-cell office:value-type="string" calcext:value-type="string">
            <text:p>6FmJKLpyCt42nP2IOVEVc2</text:p>
          </table:table-cell>
          <table:table-cell/>
          <table:table-cell table:formula="of:=&quot;insert into lyrics (track_id) values ('&quot;&amp;[.D153]&amp;&quot;');&quot;" office:value-type="string" office:string-value="insert into lyrics (track_id) values ('6FmJKLpyCt42nP2IOVEVc2');" calcext:value-type="string">
            <text:p>insert into lyrics (track_id) values ('6FmJKLpyCt42nP2IOVEVc2');</text:p>
          </table:table-cell>
          <table:table-cell table:formula="of:=&quot;insert into lyrics (title) values ('&quot;&amp;[.C153]&amp;&quot;');&quot;" office:value-type="string" office:string-value="insert into lyrics (title) values ('15. Mine');" calcext:value-type="string">
            <text:p>insert into lyrics (title) values ('15. Min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Sparks Fly</text:p>
          </table:table-cell>
          <table:table-cell office:value-type="string" calcext:value-type="string">
            <text:p>5h2sBwpUSAndjObfU3ti2r</text:p>
          </table:table-cell>
          <table:table-cell/>
          <table:table-cell table:formula="of:=&quot;insert into lyrics (track_id) values ('&quot;&amp;[.D154]&amp;&quot;');&quot;" office:value-type="string" office:string-value="insert into lyrics (track_id) values ('5h2sBwpUSAndjObfU3ti2r');" calcext:value-type="string">
            <text:p>insert into lyrics (track_id) values ('5h2sBwpUSAndjObfU3ti2r');</text:p>
          </table:table-cell>
          <table:table-cell table:formula="of:=&quot;insert into lyrics (title) values ('&quot;&amp;[.C154]&amp;&quot;');&quot;" office:value-type="string" office:string-value="insert into lyrics (title) values ('16. Sparks Fly');" calcext:value-type="string">
            <text:p>insert into lyrics (title) values ('16. Sparks Fl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State Of Grace</text:p>
          </table:table-cell>
          <table:table-cell office:value-type="string" calcext:value-type="string">
            <text:p>0YRGTdfmJPALpglAaraYUr</text:p>
          </table:table-cell>
          <table:table-cell/>
          <table:table-cell table:formula="of:=&quot;insert into lyrics (track_id) values ('&quot;&amp;[.D155]&amp;&quot;');&quot;" office:value-type="string" office:string-value="insert into lyrics (track_id) values ('0YRGTdfmJPALpglAaraYUr');" calcext:value-type="string">
            <text:p>insert into lyrics (track_id) values ('0YRGTdfmJPALpglAaraYUr');</text:p>
          </table:table-cell>
          <table:table-cell table:formula="of:=&quot;insert into lyrics (title) values ('&quot;&amp;[.C155]&amp;&quot;');&quot;" office:value-type="string" office:string-value="insert into lyrics (title) values ('17. State Of Grace');" calcext:value-type="string">
            <text:p>insert into lyrics (title) values ('17. State Of Grac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Haunted</text:p>
          </table:table-cell>
          <table:table-cell office:value-type="string" calcext:value-type="string">
            <text:p>6CB7DczrX9ZJB9Wkjegmaq</text:p>
          </table:table-cell>
          <table:table-cell/>
          <table:table-cell table:formula="of:=&quot;insert into lyrics (track_id) values ('&quot;&amp;[.D156]&amp;&quot;');&quot;" office:value-type="string" office:string-value="insert into lyrics (track_id) values ('6CB7DczrX9ZJB9Wkjegmaq');" calcext:value-type="string">
            <text:p>insert into lyrics (track_id) values ('6CB7DczrX9ZJB9Wkjegmaq');</text:p>
          </table:table-cell>
          <table:table-cell table:formula="of:=&quot;insert into lyrics (title) values ('&quot;&amp;[.C156]&amp;&quot;');&quot;" office:value-type="string" office:string-value="insert into lyrics (title) values ('18. Haunted');" calcext:value-type="string">
            <text:p>insert into lyrics (title) values ('18. Haunt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Never Grow Up</text:p>
          </table:table-cell>
          <table:table-cell office:value-type="string" calcext:value-type="string">
            <text:p>1UPDfqsVIZLEiZeMuUsni2</text:p>
          </table:table-cell>
          <table:table-cell/>
          <table:table-cell table:formula="of:=&quot;insert into lyrics (track_id) values ('&quot;&amp;[.D157]&amp;&quot;');&quot;" office:value-type="string" office:string-value="insert into lyrics (track_id) values ('1UPDfqsVIZLEiZeMuUsni2');" calcext:value-type="string">
            <text:p>insert into lyrics (track_id) values ('1UPDfqsVIZLEiZeMuUsni2');</text:p>
          </table:table-cell>
          <table:table-cell table:formula="of:=&quot;insert into lyrics (title) values ('&quot;&amp;[.C157]&amp;&quot;');&quot;" office:value-type="string" office:string-value="insert into lyrics (title) values ('19. Never Grow Up');" calcext:value-type="string">
            <text:p>insert into lyrics (title) values ('19. Never Grow Up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Treacherous</text:p>
          </table:table-cell>
          <table:table-cell office:value-type="string" calcext:value-type="string">
            <text:p>0r3U7SOcoj4DIEyN44Lt5z</text:p>
          </table:table-cell>
          <table:table-cell/>
          <table:table-cell table:formula="of:=&quot;insert into lyrics (track_id) values ('&quot;&amp;[.D158]&amp;&quot;');&quot;" office:value-type="string" office:string-value="insert into lyrics (track_id) values ('0r3U7SOcoj4DIEyN44Lt5z');" calcext:value-type="string">
            <text:p>insert into lyrics (track_id) values ('0r3U7SOcoj4DIEyN44Lt5z');</text:p>
          </table:table-cell>
          <table:table-cell table:formula="of:=&quot;insert into lyrics (title) values ('&quot;&amp;[.C158]&amp;&quot;');&quot;" office:value-type="string" office:string-value="insert into lyrics (title) values ('20. Treacherous');" calcext:value-type="string">
            <text:p>insert into lyrics (title) values ('20. Treacherou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...Ready For It?</text:p>
          </table:table-cell>
          <table:table-cell office:value-type="string" calcext:value-type="string">
            <text:p>2yLa0QULdQr0qAIvVwN6B5</text:p>
          </table:table-cell>
          <table:table-cell/>
          <table:table-cell table:formula="of:=&quot;insert into lyrics (track_id) values ('&quot;&amp;[.D159]&amp;&quot;');&quot;" office:value-type="string" office:string-value="insert into lyrics (track_id) values ('2yLa0QULdQr0qAIvVwN6B5');" calcext:value-type="string">
            <text:p>insert into lyrics (track_id) values ('2yLa0QULdQr0qAIvVwN6B5');</text:p>
          </table:table-cell>
          <table:table-cell table:formula="of:=&quot;insert into lyrics (title) values ('&quot;&amp;[.C159]&amp;&quot;');&quot;" office:value-type="string" office:string-value="insert into lyrics (title) values ('1. ...Ready For It?');" calcext:value-type="string">
            <text:p>insert into lyrics (title) values ('1. ...Ready For It?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End Game</text:p>
          </table:table-cell>
          <table:table-cell office:value-type="string" calcext:value-type="string">
            <text:p>2x0WlnmfG39ZuDmstl9xfX</text:p>
          </table:table-cell>
          <table:table-cell/>
          <table:table-cell table:formula="of:=&quot;insert into lyrics (track_id) values ('&quot;&amp;[.D160]&amp;&quot;');&quot;" office:value-type="string" office:string-value="insert into lyrics (track_id) values ('2x0WlnmfG39ZuDmstl9xfX');" calcext:value-type="string">
            <text:p>insert into lyrics (track_id) values ('2x0WlnmfG39ZuDmstl9xfX');</text:p>
          </table:table-cell>
          <table:table-cell table:formula="of:=&quot;insert into lyrics (title) values ('&quot;&amp;[.C160]&amp;&quot;');&quot;" office:value-type="string" office:string-value="insert into lyrics (title) values ('2. End Game');" calcext:value-type="string">
            <text:p>insert into lyrics (title) values ('2. End Gam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I Did Something Bad</text:p>
          </table:table-cell>
          <table:table-cell office:value-type="string" calcext:value-type="string">
            <text:p>4svZDCRz4cJoneBpjpx8DJ</text:p>
          </table:table-cell>
          <table:table-cell/>
          <table:table-cell table:formula="of:=&quot;insert into lyrics (track_id) values ('&quot;&amp;[.D161]&amp;&quot;');&quot;" office:value-type="string" office:string-value="insert into lyrics (track_id) values ('4svZDCRz4cJoneBpjpx8DJ');" calcext:value-type="string">
            <text:p>insert into lyrics (track_id) values ('4svZDCRz4cJoneBpjpx8DJ');</text:p>
          </table:table-cell>
          <table:table-cell table:formula="of:=&quot;insert into lyrics (title) values ('&quot;&amp;[.C161]&amp;&quot;');&quot;" office:value-type="string" office:string-value="insert into lyrics (title) values ('3. I Did Something Bad');" calcext:value-type="string">
            <text:p>insert into lyrics (title) values ('3. I Did Something Ba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Don’t Blame Me</text:p>
          </table:table-cell>
          <table:table-cell office:value-type="string" calcext:value-type="string">
            <text:p>1R0a2iXumgCiFb7HEZ7gUE</text:p>
          </table:table-cell>
          <table:table-cell/>
          <table:table-cell table:formula="of:=&quot;insert into lyrics (track_id) values ('&quot;&amp;[.D162]&amp;&quot;');&quot;" office:value-type="string" office:string-value="insert into lyrics (track_id) values ('1R0a2iXumgCiFb7HEZ7gUE');" calcext:value-type="string">
            <text:p>insert into lyrics (track_id) values ('1R0a2iXumgCiFb7HEZ7gUE');</text:p>
          </table:table-cell>
          <table:table-cell table:formula="of:=&quot;insert into lyrics (title) values ('&quot;&amp;[.C162]&amp;&quot;');&quot;" office:value-type="string" office:string-value="insert into lyrics (title) values ('4. Don’t Blame Me');" calcext:value-type="string">
            <text:p>insert into lyrics (title) values ('4. Don’t Blame M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Delicate</text:p>
          </table:table-cell>
          <table:table-cell office:value-type="string" calcext:value-type="string">
            <text:p>6NFyWDv5CjfwuzoCkw47Xf</text:p>
          </table:table-cell>
          <table:table-cell/>
          <table:table-cell table:formula="of:=&quot;insert into lyrics (track_id) values ('&quot;&amp;[.D163]&amp;&quot;');&quot;" office:value-type="string" office:string-value="insert into lyrics (track_id) values ('6NFyWDv5CjfwuzoCkw47Xf');" calcext:value-type="string">
            <text:p>insert into lyrics (track_id) values ('6NFyWDv5CjfwuzoCkw47Xf');</text:p>
          </table:table-cell>
          <table:table-cell table:formula="of:=&quot;insert into lyrics (title) values ('&quot;&amp;[.C163]&amp;&quot;');&quot;" office:value-type="string" office:string-value="insert into lyrics (title) values ('5. Delicate');" calcext:value-type="string">
            <text:p>insert into lyrics (title) values ('5. Delicat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Look What You Made Me Do</text:p>
          </table:table-cell>
          <table:table-cell office:value-type="string" calcext:value-type="string">
            <text:p>1P17dC1amhFzptugyAO7Il</text:p>
          </table:table-cell>
          <table:table-cell/>
          <table:table-cell table:formula="of:=&quot;insert into lyrics (track_id) values ('&quot;&amp;[.D164]&amp;&quot;');&quot;" office:value-type="string" office:string-value="insert into lyrics (track_id) values ('1P17dC1amhFzptugyAO7Il');" calcext:value-type="string">
            <text:p>insert into lyrics (track_id) values ('1P17dC1amhFzptugyAO7Il');</text:p>
          </table:table-cell>
          <table:table-cell table:formula="of:=&quot;insert into lyrics (title) values ('&quot;&amp;[.C164]&amp;&quot;');&quot;" office:value-type="string" office:string-value="insert into lyrics (title) values ('6. Look What You Made Me Do');" calcext:value-type="string">
            <text:p>insert into lyrics (title) values ('6. Look What You Made Me D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So It Goes...</text:p>
          </table:table-cell>
          <table:table-cell office:value-type="string" calcext:value-type="string">
            <text:p>5PxFv9yJEg9dxvbZggykro</text:p>
          </table:table-cell>
          <table:table-cell/>
          <table:table-cell table:formula="of:=&quot;insert into lyrics (track_id) values ('&quot;&amp;[.D165]&amp;&quot;');&quot;" office:value-type="string" office:string-value="insert into lyrics (track_id) values ('5PxFv9yJEg9dxvbZggykro');" calcext:value-type="string">
            <text:p>insert into lyrics (track_id) values ('5PxFv9yJEg9dxvbZggykro');</text:p>
          </table:table-cell>
          <table:table-cell table:formula="of:=&quot;insert into lyrics (title) values ('&quot;&amp;[.C165]&amp;&quot;');&quot;" office:value-type="string" office:string-value="insert into lyrics (title) values ('7. So It Goes...');" calcext:value-type="string">
            <text:p>insert into lyrics (title) values ('7. So It Goes...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Gorgeous</text:p>
          </table:table-cell>
          <table:table-cell office:value-type="string" calcext:value-type="string">
            <text:p>1ZY1PqizIl78geGM4xWlEA</text:p>
          </table:table-cell>
          <table:table-cell/>
          <table:table-cell table:formula="of:=&quot;insert into lyrics (track_id) values ('&quot;&amp;[.D166]&amp;&quot;');&quot;" office:value-type="string" office:string-value="insert into lyrics (track_id) values ('1ZY1PqizIl78geGM4xWlEA');" calcext:value-type="string">
            <text:p>insert into lyrics (track_id) values ('1ZY1PqizIl78geGM4xWlEA');</text:p>
          </table:table-cell>
          <table:table-cell table:formula="of:=&quot;insert into lyrics (title) values ('&quot;&amp;[.C166]&amp;&quot;');&quot;" office:value-type="string" office:string-value="insert into lyrics (title) values ('8. Gorgeous');" calcext:value-type="string">
            <text:p>insert into lyrics (title) values ('8. Gorgeou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Getaway Car</text:p>
          </table:table-cell>
          <table:table-cell office:value-type="string" calcext:value-type="string">
            <text:p>0VE4kBnHJUgtMf0dy6DRmW</text:p>
          </table:table-cell>
          <table:table-cell/>
          <table:table-cell table:formula="of:=&quot;insert into lyrics (track_id) values ('&quot;&amp;[.D167]&amp;&quot;');&quot;" office:value-type="string" office:string-value="insert into lyrics (track_id) values ('0VE4kBnHJUgtMf0dy6DRmW');" calcext:value-type="string">
            <text:p>insert into lyrics (track_id) values ('0VE4kBnHJUgtMf0dy6DRmW');</text:p>
          </table:table-cell>
          <table:table-cell table:formula="of:=&quot;insert into lyrics (title) values ('&quot;&amp;[.C167]&amp;&quot;');&quot;" office:value-type="string" office:string-value="insert into lyrics (title) values ('9. Getaway Car');" calcext:value-type="string">
            <text:p>insert into lyrics (title) values ('9. Getaway Ca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King Of My Heart</text:p>
          </table:table-cell>
          <table:table-cell office:value-type="string" calcext:value-type="string">
            <text:p>7HuBDWi18s4aJM8UFnNheH</text:p>
          </table:table-cell>
          <table:table-cell/>
          <table:table-cell table:formula="of:=&quot;insert into lyrics (track_id) values ('&quot;&amp;[.D168]&amp;&quot;');&quot;" office:value-type="string" office:string-value="insert into lyrics (track_id) values ('7HuBDWi18s4aJM8UFnNheH');" calcext:value-type="string">
            <text:p>insert into lyrics (track_id) values ('7HuBDWi18s4aJM8UFnNheH');</text:p>
          </table:table-cell>
          <table:table-cell table:formula="of:=&quot;insert into lyrics (title) values ('&quot;&amp;[.C168]&amp;&quot;');&quot;" office:value-type="string" office:string-value="insert into lyrics (title) values ('10. King Of My Heart');" calcext:value-type="string">
            <text:p>insert into lyrics (title) values ('10. King Of My Hear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Dancing With Our Hands Tied</text:p>
          </table:table-cell>
          <table:table-cell office:value-type="string" calcext:value-type="string">
            <text:p>7I7JbDv63ZJJsSi24DyJrz</text:p>
          </table:table-cell>
          <table:table-cell/>
          <table:table-cell table:formula="of:=&quot;insert into lyrics (track_id) values ('&quot;&amp;[.D169]&amp;&quot;');&quot;" office:value-type="string" office:string-value="insert into lyrics (track_id) values ('7I7JbDv63ZJJsSi24DyJrz');" calcext:value-type="string">
            <text:p>insert into lyrics (track_id) values ('7I7JbDv63ZJJsSi24DyJrz');</text:p>
          </table:table-cell>
          <table:table-cell table:formula="of:=&quot;insert into lyrics (title) values ('&quot;&amp;[.C169]&amp;&quot;');&quot;" office:value-type="string" office:string-value="insert into lyrics (title) values ('11. Dancing With Our Hands Tied');" calcext:value-type="string">
            <text:p>insert into lyrics (title) values ('11. Dancing With Our Hands Ti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Dress</text:p>
          </table:table-cell>
          <table:table-cell office:value-type="string" calcext:value-type="string">
            <text:p>6oVxXO5oQ4pTpO8RSnkzvv</text:p>
          </table:table-cell>
          <table:table-cell/>
          <table:table-cell table:formula="of:=&quot;insert into lyrics (track_id) values ('&quot;&amp;[.D170]&amp;&quot;');&quot;" office:value-type="string" office:string-value="insert into lyrics (track_id) values ('6oVxXO5oQ4pTpO8RSnkzvv');" calcext:value-type="string">
            <text:p>insert into lyrics (track_id) values ('6oVxXO5oQ4pTpO8RSnkzvv');</text:p>
          </table:table-cell>
          <table:table-cell table:formula="of:=&quot;insert into lyrics (title) values ('&quot;&amp;[.C170]&amp;&quot;');&quot;" office:value-type="string" office:string-value="insert into lyrics (title) values ('12. Dress');" calcext:value-type="string">
            <text:p>insert into lyrics (title) values ('12. Dres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This Is Why We Can't Have Nice Things</text:p>
          </table:table-cell>
          <table:table-cell office:value-type="string" calcext:value-type="string">
            <text:p>07NxDD1iKCHbAldceD7QLP</text:p>
          </table:table-cell>
          <table:table-cell/>
          <table:table-cell table:formula="of:=&quot;insert into lyrics (track_id) values ('&quot;&amp;[.D171]&amp;&quot;');&quot;" office:value-type="string" office:string-value="insert into lyrics (track_id) values ('07NxDD1iKCHbAldceD7QLP');" calcext:value-type="string">
            <text:p>insert into lyrics (track_id) values ('07NxDD1iKCHbAldceD7QLP');</text:p>
          </table:table-cell>
          <table:table-cell table:formula="of:=&quot;insert into lyrics (title) values ('&quot;&amp;[.C171]&amp;&quot;');&quot;" office:value-type="string" office:string-value="insert into lyrics (title) values ('13. This Is Why We Can't Have Nice Things');" calcext:value-type="string">
            <text:p>insert into lyrics (title) values ('13. This Is Why We Can't Have Nice Thing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Call It What You Want</text:p>
          </table:table-cell>
          <table:table-cell office:value-type="string" calcext:value-type="string">
            <text:p>1GwMQaZz6Au3QLDbjbMdme</text:p>
          </table:table-cell>
          <table:table-cell/>
          <table:table-cell table:formula="of:=&quot;insert into lyrics (track_id) values ('&quot;&amp;[.D172]&amp;&quot;');&quot;" office:value-type="string" office:string-value="insert into lyrics (track_id) values ('1GwMQaZz6Au3QLDbjbMdme');" calcext:value-type="string">
            <text:p>insert into lyrics (track_id) values ('1GwMQaZz6Au3QLDbjbMdme');</text:p>
          </table:table-cell>
          <table:table-cell table:formula="of:=&quot;insert into lyrics (title) values ('&quot;&amp;[.C172]&amp;&quot;');&quot;" office:value-type="string" office:string-value="insert into lyrics (title) values ('14. Call It What You Want');" calcext:value-type="string">
            <text:p>insert into lyrics (title) values ('14. Call It What You Wan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New Year’s Day</text:p>
          </table:table-cell>
          <table:table-cell office:value-type="string" calcext:value-type="string">
            <text:p>7F5oktn5YOsR9eR5YsFtqb</text:p>
          </table:table-cell>
          <table:table-cell/>
          <table:table-cell table:formula="of:=&quot;insert into lyrics (track_id) values ('&quot;&amp;[.D173]&amp;&quot;');&quot;" office:value-type="string" office:string-value="insert into lyrics (track_id) values ('7F5oktn5YOsR9eR5YsFtqb');" calcext:value-type="string">
            <text:p>insert into lyrics (track_id) values ('7F5oktn5YOsR9eR5YsFtqb');</text:p>
          </table:table-cell>
          <table:table-cell table:formula="of:=&quot;insert into lyrics (title) values ('&quot;&amp;[.C173]&amp;&quot;');&quot;" office:value-type="string" office:string-value="insert into lyrics (title) values ('15. New Year’s Day');" calcext:value-type="string">
            <text:p>insert into lyrics (title) values ('15. New Year’s Da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I Forgot That You Existed</text:p>
          </table:table-cell>
          <table:table-cell office:value-type="string" calcext:value-type="string">
            <text:p>43rA71bccXFGD4C8GOpIlN</text:p>
          </table:table-cell>
          <table:table-cell/>
          <table:table-cell table:formula="of:=&quot;insert into lyrics (track_id) values ('&quot;&amp;[.D174]&amp;&quot;');&quot;" office:value-type="string" office:string-value="insert into lyrics (track_id) values ('43rA71bccXFGD4C8GOpIlN');" calcext:value-type="string">
            <text:p>insert into lyrics (track_id) values ('43rA71bccXFGD4C8GOpIlN');</text:p>
          </table:table-cell>
          <table:table-cell table:formula="of:=&quot;insert into lyrics (title) values ('&quot;&amp;[.C174]&amp;&quot;');&quot;" office:value-type="string" office:string-value="insert into lyrics (title) values ('1. I Forgot That You Existed');" calcext:value-type="string">
            <text:p>insert into lyrics (title) values ('1. I Forgot That You Exist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ruel Summer</text:p>
          </table:table-cell>
          <table:table-cell office:value-type="string" calcext:value-type="string">
            <text:p>1BxfuPKGuaTgP7aM0Bbdwr</text:p>
          </table:table-cell>
          <table:table-cell/>
          <table:table-cell table:formula="of:=&quot;insert into lyrics (track_id) values ('&quot;&amp;[.D175]&amp;&quot;');&quot;" office:value-type="string" office:string-value="insert into lyrics (track_id) values ('1BxfuPKGuaTgP7aM0Bbdwr');" calcext:value-type="string">
            <text:p>insert into lyrics (track_id) values ('1BxfuPKGuaTgP7aM0Bbdwr');</text:p>
          </table:table-cell>
          <table:table-cell table:formula="of:=&quot;insert into lyrics (title) values ('&quot;&amp;[.C175]&amp;&quot;');&quot;" office:value-type="string" office:string-value="insert into lyrics (title) values ('2. Cruel Summer');" calcext:value-type="string">
            <text:p>insert into lyrics (title) values ('2. Cruel Summ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Lover</text:p>
          </table:table-cell>
          <table:table-cell office:value-type="string" calcext:value-type="string">
            <text:p>1dGr1c8CrMLDpV6mPbImSI</text:p>
          </table:table-cell>
          <table:table-cell/>
          <table:table-cell table:formula="of:=&quot;insert into lyrics (track_id) values ('&quot;&amp;[.D176]&amp;&quot;');&quot;" office:value-type="string" office:string-value="insert into lyrics (track_id) values ('1dGr1c8CrMLDpV6mPbImSI');" calcext:value-type="string">
            <text:p>insert into lyrics (track_id) values ('1dGr1c8CrMLDpV6mPbImSI');</text:p>
          </table:table-cell>
          <table:table-cell table:formula="of:=&quot;insert into lyrics (title) values ('&quot;&amp;[.C176]&amp;&quot;');&quot;" office:value-type="string" office:string-value="insert into lyrics (title) values ('3. Lover');" calcext:value-type="string">
            <text:p>insert into lyrics (title) values ('3. Lov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The Man</text:p>
          </table:table-cell>
          <table:table-cell office:value-type="string" calcext:value-type="string">
            <text:p>3RauEVgRgj1IuWdJ9fDs70</text:p>
          </table:table-cell>
          <table:table-cell/>
          <table:table-cell table:formula="of:=&quot;insert into lyrics (track_id) values ('&quot;&amp;[.D177]&amp;&quot;');&quot;" office:value-type="string" office:string-value="insert into lyrics (track_id) values ('3RauEVgRgj1IuWdJ9fDs70');" calcext:value-type="string">
            <text:p>insert into lyrics (track_id) values ('3RauEVgRgj1IuWdJ9fDs70');</text:p>
          </table:table-cell>
          <table:table-cell table:formula="of:=&quot;insert into lyrics (title) values ('&quot;&amp;[.C177]&amp;&quot;');&quot;" office:value-type="string" office:string-value="insert into lyrics (title) values ('4. The Man');" calcext:value-type="string">
            <text:p>insert into lyrics (title) values ('4. The M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The Archer</text:p>
          </table:table-cell>
          <table:table-cell office:value-type="string" calcext:value-type="string">
            <text:p>3pHkh7d0lzM2AldUtz2x37</text:p>
          </table:table-cell>
          <table:table-cell/>
          <table:table-cell table:formula="of:=&quot;insert into lyrics (track_id) values ('&quot;&amp;[.D178]&amp;&quot;');&quot;" office:value-type="string" office:string-value="insert into lyrics (track_id) values ('3pHkh7d0lzM2AldUtz2x37');" calcext:value-type="string">
            <text:p>insert into lyrics (track_id) values ('3pHkh7d0lzM2AldUtz2x37');</text:p>
          </table:table-cell>
          <table:table-cell table:formula="of:=&quot;insert into lyrics (title) values ('&quot;&amp;[.C178]&amp;&quot;');&quot;" office:value-type="string" office:string-value="insert into lyrics (title) values ('5. The Archer');" calcext:value-type="string">
            <text:p>insert into lyrics (title) values ('5. The Arch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I Think He Knows</text:p>
          </table:table-cell>
          <table:table-cell office:value-type="string" calcext:value-type="string">
            <text:p>2YWtcWi3a83pdEg3Gif4Pd</text:p>
          </table:table-cell>
          <table:table-cell/>
          <table:table-cell table:formula="of:=&quot;insert into lyrics (track_id) values ('&quot;&amp;[.D179]&amp;&quot;');&quot;" office:value-type="string" office:string-value="insert into lyrics (track_id) values ('2YWtcWi3a83pdEg3Gif4Pd');" calcext:value-type="string">
            <text:p>insert into lyrics (track_id) values ('2YWtcWi3a83pdEg3Gif4Pd');</text:p>
          </table:table-cell>
          <table:table-cell table:formula="of:=&quot;insert into lyrics (title) values ('&quot;&amp;[.C179]&amp;&quot;');&quot;" office:value-type="string" office:string-value="insert into lyrics (title) values ('6. I Think He Knows');" calcext:value-type="string">
            <text:p>insert into lyrics (title) values ('6. I Think He Know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Miss Americana &amp; The Heartbreak Prince</text:p>
          </table:table-cell>
          <table:table-cell office:value-type="string" calcext:value-type="string">
            <text:p>214nt20w5wOxJnY462klLw</text:p>
          </table:table-cell>
          <table:table-cell/>
          <table:table-cell table:formula="of:=&quot;insert into lyrics (track_id) values ('&quot;&amp;[.D180]&amp;&quot;');&quot;" office:value-type="string" office:string-value="insert into lyrics (track_id) values ('214nt20w5wOxJnY462klLw');" calcext:value-type="string">
            <text:p>insert into lyrics (track_id) values ('214nt20w5wOxJnY462klLw');</text:p>
          </table:table-cell>
          <table:table-cell table:formula="of:=&quot;insert into lyrics (title) values ('&quot;&amp;[.C180]&amp;&quot;');&quot;" office:value-type="string" office:string-value="insert into lyrics (title) values ('7. Miss Americana &amp; The Heartbreak Prince');" calcext:value-type="string">
            <text:p>insert into lyrics (title) values ('7. Miss Americana &amp; The Heartbreak Princ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Paper Rings</text:p>
          </table:table-cell>
          <table:table-cell office:value-type="string" calcext:value-type="string">
            <text:p>4y5bvROuBDPr5fuwXbIBZR</text:p>
          </table:table-cell>
          <table:table-cell/>
          <table:table-cell table:formula="of:=&quot;insert into lyrics (track_id) values ('&quot;&amp;[.D181]&amp;&quot;');&quot;" office:value-type="string" office:string-value="insert into lyrics (track_id) values ('4y5bvROuBDPr5fuwXbIBZR');" calcext:value-type="string">
            <text:p>insert into lyrics (track_id) values ('4y5bvROuBDPr5fuwXbIBZR');</text:p>
          </table:table-cell>
          <table:table-cell table:formula="of:=&quot;insert into lyrics (title) values ('&quot;&amp;[.C181]&amp;&quot;');&quot;" office:value-type="string" office:string-value="insert into lyrics (title) values ('8. Paper Rings');" calcext:value-type="string">
            <text:p>insert into lyrics (title) values ('8. Paper Ring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Cornelia Street</text:p>
          </table:table-cell>
          <table:table-cell office:value-type="string" calcext:value-type="string">
            <text:p>12M5uqx0ZuwkpLp5rJim1a</text:p>
          </table:table-cell>
          <table:table-cell/>
          <table:table-cell table:formula="of:=&quot;insert into lyrics (track_id) values ('&quot;&amp;[.D182]&amp;&quot;');&quot;" office:value-type="string" office:string-value="insert into lyrics (track_id) values ('12M5uqx0ZuwkpLp5rJim1a');" calcext:value-type="string">
            <text:p>insert into lyrics (track_id) values ('12M5uqx0ZuwkpLp5rJim1a');</text:p>
          </table:table-cell>
          <table:table-cell table:formula="of:=&quot;insert into lyrics (title) values ('&quot;&amp;[.C182]&amp;&quot;');&quot;" office:value-type="string" office:string-value="insert into lyrics (title) values ('9. Cornelia Street');" calcext:value-type="string">
            <text:p>insert into lyrics (title) values ('9. Cornelia Stree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Death By A Thousand Cuts</text:p>
          </table:table-cell>
          <table:table-cell office:value-type="string" calcext:value-type="string">
            <text:p>2dgFqt3w9xIQRjhPtwNk3D</text:p>
          </table:table-cell>
          <table:table-cell/>
          <table:table-cell table:formula="of:=&quot;insert into lyrics (track_id) values ('&quot;&amp;[.D183]&amp;&quot;');&quot;" office:value-type="string" office:string-value="insert into lyrics (track_id) values ('2dgFqt3w9xIQRjhPtwNk3D');" calcext:value-type="string">
            <text:p>insert into lyrics (track_id) values ('2dgFqt3w9xIQRjhPtwNk3D');</text:p>
          </table:table-cell>
          <table:table-cell table:formula="of:=&quot;insert into lyrics (title) values ('&quot;&amp;[.C183]&amp;&quot;');&quot;" office:value-type="string" office:string-value="insert into lyrics (title) values ('10. Death By A Thousand Cuts');" calcext:value-type="string">
            <text:p>insert into lyrics (title) values ('10. Death By A Thousand Cut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London Boy</text:p>
          </table:table-cell>
          <table:table-cell office:value-type="string" calcext:value-type="string">
            <text:p>1LLXZFeAHK9R4xUramtUKw</text:p>
          </table:table-cell>
          <table:table-cell/>
          <table:table-cell table:formula="of:=&quot;insert into lyrics (track_id) values ('&quot;&amp;[.D184]&amp;&quot;');&quot;" office:value-type="string" office:string-value="insert into lyrics (track_id) values ('1LLXZFeAHK9R4xUramtUKw');" calcext:value-type="string">
            <text:p>insert into lyrics (track_id) values ('1LLXZFeAHK9R4xUramtUKw');</text:p>
          </table:table-cell>
          <table:table-cell table:formula="of:=&quot;insert into lyrics (title) values ('&quot;&amp;[.C184]&amp;&quot;');&quot;" office:value-type="string" office:string-value="insert into lyrics (title) values ('11. London Boy');" calcext:value-type="string">
            <text:p>insert into lyrics (title) values ('11. London Bo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Soon You’ll Get Better (feat. The Chicks)</text:p>
          </table:table-cell>
          <table:table-cell office:value-type="string" calcext:value-type="string">
            <text:p>4AYtqFyFbX0Xkc2wtcygTr</text:p>
          </table:table-cell>
          <table:table-cell/>
          <table:table-cell table:formula="of:=&quot;insert into lyrics (track_id) values ('&quot;&amp;[.D185]&amp;&quot;');&quot;" office:value-type="string" office:string-value="insert into lyrics (track_id) values ('4AYtqFyFbX0Xkc2wtcygTr');" calcext:value-type="string">
            <text:p>insert into lyrics (track_id) values ('4AYtqFyFbX0Xkc2wtcygTr');</text:p>
          </table:table-cell>
          <table:table-cell table:formula="of:=&quot;insert into lyrics (title) values ('&quot;&amp;[.C185]&amp;&quot;');&quot;" office:value-type="string" office:string-value="insert into lyrics (title) values ('12. Soon You’ll Get Better (feat. The Chicks)');" calcext:value-type="string">
            <text:p>insert into lyrics (title) values ('12. Soon You’ll Get Better (feat. The Chicks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False God</text:p>
          </table:table-cell>
          <table:table-cell office:value-type="string" calcext:value-type="string">
            <text:p>5hQSXkFgbxjZo9uCwd11so</text:p>
          </table:table-cell>
          <table:table-cell/>
          <table:table-cell table:formula="of:=&quot;insert into lyrics (track_id) values ('&quot;&amp;[.D186]&amp;&quot;');&quot;" office:value-type="string" office:string-value="insert into lyrics (track_id) values ('5hQSXkFgbxjZo9uCwd11so');" calcext:value-type="string">
            <text:p>insert into lyrics (track_id) values ('5hQSXkFgbxjZo9uCwd11so');</text:p>
          </table:table-cell>
          <table:table-cell table:formula="of:=&quot;insert into lyrics (title) values ('&quot;&amp;[.C186]&amp;&quot;');&quot;" office:value-type="string" office:string-value="insert into lyrics (title) values ('13. False God');" calcext:value-type="string">
            <text:p>insert into lyrics (title) values ('13. False Go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You Need To Calm Down</text:p>
          </table:table-cell>
          <table:table-cell office:value-type="string" calcext:value-type="string">
            <text:p>6RRNNciQGZEXnqk8SQ9yv5</text:p>
          </table:table-cell>
          <table:table-cell/>
          <table:table-cell table:formula="of:=&quot;insert into lyrics (track_id) values ('&quot;&amp;[.D187]&amp;&quot;');&quot;" office:value-type="string" office:string-value="insert into lyrics (track_id) values ('6RRNNciQGZEXnqk8SQ9yv5');" calcext:value-type="string">
            <text:p>insert into lyrics (track_id) values ('6RRNNciQGZEXnqk8SQ9yv5');</text:p>
          </table:table-cell>
          <table:table-cell table:formula="of:=&quot;insert into lyrics (title) values ('&quot;&amp;[.C187]&amp;&quot;');&quot;" office:value-type="string" office:string-value="insert into lyrics (title) values ('14. You Need To Calm Down');" calcext:value-type="string">
            <text:p>insert into lyrics (title) values ('14. You Need To Calm Dow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Afterglow</text:p>
          </table:table-cell>
          <table:table-cell office:value-type="string" calcext:value-type="string">
            <text:p>1SymEzIT3H8UZfibCs3TYi</text:p>
          </table:table-cell>
          <table:table-cell/>
          <table:table-cell table:formula="of:=&quot;insert into lyrics (track_id) values ('&quot;&amp;[.D188]&amp;&quot;');&quot;" office:value-type="string" office:string-value="insert into lyrics (track_id) values ('1SymEzIT3H8UZfibCs3TYi');" calcext:value-type="string">
            <text:p>insert into lyrics (track_id) values ('1SymEzIT3H8UZfibCs3TYi');</text:p>
          </table:table-cell>
          <table:table-cell table:formula="of:=&quot;insert into lyrics (title) values ('&quot;&amp;[.C188]&amp;&quot;');&quot;" office:value-type="string" office:string-value="insert into lyrics (title) values ('15. Afterglow');" calcext:value-type="string">
            <text:p>insert into lyrics (title) values ('15. Afterglow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ME! (feat. Brendon Urie of Panic! At The Disco)</text:p>
          </table:table-cell>
          <table:table-cell office:value-type="string" calcext:value-type="string">
            <text:p>2Rk4JlNc2TPmZe2af99d45</text:p>
          </table:table-cell>
          <table:table-cell/>
          <table:table-cell table:formula="of:=&quot;insert into lyrics (track_id) values ('&quot;&amp;[.D189]&amp;&quot;');&quot;" office:value-type="string" office:string-value="insert into lyrics (track_id) values ('2Rk4JlNc2TPmZe2af99d45');" calcext:value-type="string">
            <text:p>insert into lyrics (track_id) values ('2Rk4JlNc2TPmZe2af99d45');</text:p>
          </table:table-cell>
          <table:table-cell table:formula="of:=&quot;insert into lyrics (title) values ('&quot;&amp;[.C189]&amp;&quot;');&quot;" office:value-type="string" office:string-value="insert into lyrics (title) values ('16. ME! (feat. Brendon Urie of Panic! At The Disco)');" calcext:value-type="string">
            <text:p>insert into lyrics (title) values ('16. ME! (feat. Brendon Urie of Panic! At The Disco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It’s Nice To Have A Friend</text:p>
          </table:table-cell>
          <table:table-cell office:value-type="string" calcext:value-type="string">
            <text:p>1SmiQ65iSAbPto6gPFlBYm</text:p>
          </table:table-cell>
          <table:table-cell/>
          <table:table-cell table:formula="of:=&quot;insert into lyrics (track_id) values ('&quot;&amp;[.D190]&amp;&quot;');&quot;" office:value-type="string" office:string-value="insert into lyrics (track_id) values ('1SmiQ65iSAbPto6gPFlBYm');" calcext:value-type="string">
            <text:p>insert into lyrics (track_id) values ('1SmiQ65iSAbPto6gPFlBYm');</text:p>
          </table:table-cell>
          <table:table-cell table:formula="of:=&quot;insert into lyrics (title) values ('&quot;&amp;[.C190]&amp;&quot;');&quot;" office:value-type="string" office:string-value="insert into lyrics (title) values ('17. It’s Nice To Have A Friend');" calcext:value-type="string">
            <text:p>insert into lyrics (title) values ('17. It’s Nice To Have A Frien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Daylight</text:p>
          </table:table-cell>
          <table:table-cell office:value-type="string" calcext:value-type="string">
            <text:p>1fzAuUVbzlhZ1lJAx9PtY6</text:p>
          </table:table-cell>
          <table:table-cell/>
          <table:table-cell table:formula="of:=&quot;insert into lyrics (track_id) values ('&quot;&amp;[.D191]&amp;&quot;');&quot;" office:value-type="string" office:string-value="insert into lyrics (track_id) values ('1fzAuUVbzlhZ1lJAx9PtY6');" calcext:value-type="string">
            <text:p>insert into lyrics (track_id) values ('1fzAuUVbzlhZ1lJAx9PtY6');</text:p>
          </table:table-cell>
          <table:table-cell table:formula="of:=&quot;insert into lyrics (title) values ('&quot;&amp;[.C191]&amp;&quot;');&quot;" office:value-type="string" office:string-value="insert into lyrics (title) values ('18. Daylight');" calcext:value-type="string">
            <text:p>insert into lyrics (title) values ('18. Dayligh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the 1</text:p>
          </table:table-cell>
          <table:table-cell office:value-type="string" calcext:value-type="string">
            <text:p>0Jlcvv8IykzHaSmj49uNW8</text:p>
          </table:table-cell>
          <table:table-cell/>
          <table:table-cell table:formula="of:=&quot;insert into lyrics (track_id) values ('&quot;&amp;[.D192]&amp;&quot;');&quot;" office:value-type="string" office:string-value="insert into lyrics (track_id) values ('0Jlcvv8IykzHaSmj49uNW8');" calcext:value-type="string">
            <text:p>insert into lyrics (track_id) values ('0Jlcvv8IykzHaSmj49uNW8');</text:p>
          </table:table-cell>
          <table:table-cell table:formula="of:=&quot;insert into lyrics (title) values ('&quot;&amp;[.C192]&amp;&quot;');&quot;" office:value-type="string" office:string-value="insert into lyrics (title) values ('1. the 1');" calcext:value-type="string">
            <text:p>insert into lyrics (title) values ('1. the 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ardigan</text:p>
          </table:table-cell>
          <table:table-cell office:value-type="string" calcext:value-type="string">
            <text:p>4R2kfaDFhslZEMJqAFNpdd</text:p>
          </table:table-cell>
          <table:table-cell/>
          <table:table-cell table:formula="of:=&quot;insert into lyrics (track_id) values ('&quot;&amp;[.D193]&amp;&quot;');&quot;" office:value-type="string" office:string-value="insert into lyrics (track_id) values ('4R2kfaDFhslZEMJqAFNpdd');" calcext:value-type="string">
            <text:p>insert into lyrics (track_id) values ('4R2kfaDFhslZEMJqAFNpdd');</text:p>
          </table:table-cell>
          <table:table-cell table:formula="of:=&quot;insert into lyrics (title) values ('&quot;&amp;[.C193]&amp;&quot;');&quot;" office:value-type="string" office:string-value="insert into lyrics (title) values ('2. cardigan');" calcext:value-type="string">
            <text:p>insert into lyrics (title) values ('2. cardig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the last great american dynasty</text:p>
          </table:table-cell>
          <table:table-cell office:value-type="string" calcext:value-type="string">
            <text:p>2Eeur20xVqfUoM3Q7EFPFt</text:p>
          </table:table-cell>
          <table:table-cell/>
          <table:table-cell table:formula="of:=&quot;insert into lyrics (track_id) values ('&quot;&amp;[.D194]&amp;&quot;');&quot;" office:value-type="string" office:string-value="insert into lyrics (track_id) values ('2Eeur20xVqfUoM3Q7EFPFt');" calcext:value-type="string">
            <text:p>insert into lyrics (track_id) values ('2Eeur20xVqfUoM3Q7EFPFt');</text:p>
          </table:table-cell>
          <table:table-cell table:formula="of:=&quot;insert into lyrics (title) values ('&quot;&amp;[.C194]&amp;&quot;');&quot;" office:value-type="string" office:string-value="insert into lyrics (title) values ('3. the last great american dynasty');" calcext:value-type="string">
            <text:p>insert into lyrics (title) values ('3. the last great american dynast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exile (feat. Bon Iver)</text:p>
          </table:table-cell>
          <table:table-cell office:value-type="string" calcext:value-type="string">
            <text:p>4pvb0WLRcMtbPGmtejJJ6y</text:p>
          </table:table-cell>
          <table:table-cell/>
          <table:table-cell table:formula="of:=&quot;insert into lyrics (track_id) values ('&quot;&amp;[.D195]&amp;&quot;');&quot;" office:value-type="string" office:string-value="insert into lyrics (track_id) values ('4pvb0WLRcMtbPGmtejJJ6y');" calcext:value-type="string">
            <text:p>insert into lyrics (track_id) values ('4pvb0WLRcMtbPGmtejJJ6y');</text:p>
          </table:table-cell>
          <table:table-cell table:formula="of:=&quot;insert into lyrics (title) values ('&quot;&amp;[.C195]&amp;&quot;');&quot;" office:value-type="string" office:string-value="insert into lyrics (title) values ('4. exile (feat. Bon Iver)');" calcext:value-type="string">
            <text:p>insert into lyrics (title) values ('4. exile (feat. Bon Iver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my tears ricochet</text:p>
          </table:table-cell>
          <table:table-cell office:value-type="string" calcext:value-type="string">
            <text:p>1MgV7FIyNxIG7WzMRJV5HC</text:p>
          </table:table-cell>
          <table:table-cell/>
          <table:table-cell table:formula="of:=&quot;insert into lyrics (track_id) values ('&quot;&amp;[.D196]&amp;&quot;');&quot;" office:value-type="string" office:string-value="insert into lyrics (track_id) values ('1MgV7FIyNxIG7WzMRJV5HC');" calcext:value-type="string">
            <text:p>insert into lyrics (track_id) values ('1MgV7FIyNxIG7WzMRJV5HC');</text:p>
          </table:table-cell>
          <table:table-cell table:formula="of:=&quot;insert into lyrics (title) values ('&quot;&amp;[.C196]&amp;&quot;');&quot;" office:value-type="string" office:string-value="insert into lyrics (title) values ('5. my tears ricochet');" calcext:value-type="string">
            <text:p>insert into lyrics (title) values ('5. my tears ricoche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mirrorball</text:p>
          </table:table-cell>
          <table:table-cell office:value-type="string" calcext:value-type="string">
            <text:p>0ZNU020wNYvgW84iljPkPP</text:p>
          </table:table-cell>
          <table:table-cell/>
          <table:table-cell table:formula="of:=&quot;insert into lyrics (track_id) values ('&quot;&amp;[.D197]&amp;&quot;');&quot;" office:value-type="string" office:string-value="insert into lyrics (track_id) values ('0ZNU020wNYvgW84iljPkPP');" calcext:value-type="string">
            <text:p>insert into lyrics (track_id) values ('0ZNU020wNYvgW84iljPkPP');</text:p>
          </table:table-cell>
          <table:table-cell table:formula="of:=&quot;insert into lyrics (title) values ('&quot;&amp;[.C197]&amp;&quot;');&quot;" office:value-type="string" office:string-value="insert into lyrics (title) values ('6. mirrorball');" calcext:value-type="string">
            <text:p>insert into lyrics (title) values ('6. mirrorbal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seven</text:p>
          </table:table-cell>
          <table:table-cell office:value-type="string" calcext:value-type="string">
            <text:p>6KJqZcs9XDgVck7Lg9QOTC</text:p>
          </table:table-cell>
          <table:table-cell/>
          <table:table-cell table:formula="of:=&quot;insert into lyrics (track_id) values ('&quot;&amp;[.D198]&amp;&quot;');&quot;" office:value-type="string" office:string-value="insert into lyrics (track_id) values ('6KJqZcs9XDgVck7Lg9QOTC');" calcext:value-type="string">
            <text:p>insert into lyrics (track_id) values ('6KJqZcs9XDgVck7Lg9QOTC');</text:p>
          </table:table-cell>
          <table:table-cell table:formula="of:=&quot;insert into lyrics (title) values ('&quot;&amp;[.C198]&amp;&quot;');&quot;" office:value-type="string" office:string-value="insert into lyrics (title) values ('7. seven');" calcext:value-type="string">
            <text:p>insert into lyrics (title) values ('7. seve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august</text:p>
          </table:table-cell>
          <table:table-cell office:value-type="string" calcext:value-type="string">
            <text:p>3hUxzQpSfdDqwM3ZTFQY0K</text:p>
          </table:table-cell>
          <table:table-cell/>
          <table:table-cell table:formula="of:=&quot;insert into lyrics (track_id) values ('&quot;&amp;[.D199]&amp;&quot;');&quot;" office:value-type="string" office:string-value="insert into lyrics (track_id) values ('3hUxzQpSfdDqwM3ZTFQY0K');" calcext:value-type="string">
            <text:p>insert into lyrics (track_id) values ('3hUxzQpSfdDqwM3ZTFQY0K');</text:p>
          </table:table-cell>
          <table:table-cell table:formula="of:=&quot;insert into lyrics (title) values ('&quot;&amp;[.C199]&amp;&quot;');&quot;" office:value-type="string" office:string-value="insert into lyrics (title) values ('8. august');" calcext:value-type="string">
            <text:p>insert into lyrics (title) values ('8. augus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this is me trying</text:p>
          </table:table-cell>
          <table:table-cell office:value-type="string" calcext:value-type="string">
            <text:p>7kt9e9LFSpN1zQtYEl19o1</text:p>
          </table:table-cell>
          <table:table-cell/>
          <table:table-cell table:formula="of:=&quot;insert into lyrics (track_id) values ('&quot;&amp;[.D200]&amp;&quot;');&quot;" office:value-type="string" office:string-value="insert into lyrics (track_id) values ('7kt9e9LFSpN1zQtYEl19o1');" calcext:value-type="string">
            <text:p>insert into lyrics (track_id) values ('7kt9e9LFSpN1zQtYEl19o1');</text:p>
          </table:table-cell>
          <table:table-cell table:formula="of:=&quot;insert into lyrics (title) values ('&quot;&amp;[.C200]&amp;&quot;');&quot;" office:value-type="string" office:string-value="insert into lyrics (title) values ('9. this is me trying');" calcext:value-type="string">
            <text:p>insert into lyrics (title) values ('9. this is me tryi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illicit affairs</text:p>
          </table:table-cell>
          <table:table-cell office:value-type="string" calcext:value-type="string">
            <text:p>2NmsngXHeC1GQ9wWrzhOMf</text:p>
          </table:table-cell>
          <table:table-cell/>
          <table:table-cell table:formula="of:=&quot;insert into lyrics (track_id) values ('&quot;&amp;[.D201]&amp;&quot;');&quot;" office:value-type="string" office:string-value="insert into lyrics (track_id) values ('2NmsngXHeC1GQ9wWrzhOMf');" calcext:value-type="string">
            <text:p>insert into lyrics (track_id) values ('2NmsngXHeC1GQ9wWrzhOMf');</text:p>
          </table:table-cell>
          <table:table-cell table:formula="of:=&quot;insert into lyrics (title) values ('&quot;&amp;[.C201]&amp;&quot;');&quot;" office:value-type="string" office:string-value="insert into lyrics (title) values ('10. illicit affairs');" calcext:value-type="string">
            <text:p>insert into lyrics (title) values ('10. illicit affair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invisible string</text:p>
          </table:table-cell>
          <table:table-cell office:value-type="string" calcext:value-type="string">
            <text:p>6VsvKPJ4xjVNKpI8VVZ3SV</text:p>
          </table:table-cell>
          <table:table-cell/>
          <table:table-cell table:formula="of:=&quot;insert into lyrics (track_id) values ('&quot;&amp;[.D202]&amp;&quot;');&quot;" office:value-type="string" office:string-value="insert into lyrics (track_id) values ('6VsvKPJ4xjVNKpI8VVZ3SV');" calcext:value-type="string">
            <text:p>insert into lyrics (track_id) values ('6VsvKPJ4xjVNKpI8VVZ3SV');</text:p>
          </table:table-cell>
          <table:table-cell table:formula="of:=&quot;insert into lyrics (title) values ('&quot;&amp;[.C202]&amp;&quot;');&quot;" office:value-type="string" office:string-value="insert into lyrics (title) values ('11. invisible string');" calcext:value-type="string">
            <text:p>insert into lyrics (title) values ('11. invisible stri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mad woman</text:p>
          </table:table-cell>
          <table:table-cell office:value-type="string" calcext:value-type="string">
            <text:p>2QDyYdZyhlP2fp79KZX8Bi</text:p>
          </table:table-cell>
          <table:table-cell/>
          <table:table-cell table:formula="of:=&quot;insert into lyrics (track_id) values ('&quot;&amp;[.D203]&amp;&quot;');&quot;" office:value-type="string" office:string-value="insert into lyrics (track_id) values ('2QDyYdZyhlP2fp79KZX8Bi');" calcext:value-type="string">
            <text:p>insert into lyrics (track_id) values ('2QDyYdZyhlP2fp79KZX8Bi');</text:p>
          </table:table-cell>
          <table:table-cell table:formula="of:=&quot;insert into lyrics (title) values ('&quot;&amp;[.C203]&amp;&quot;');&quot;" office:value-type="string" office:string-value="insert into lyrics (title) values ('12. mad woman');" calcext:value-type="string">
            <text:p>insert into lyrics (title) values ('12. mad wom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epiphany</text:p>
          </table:table-cell>
          <table:table-cell office:value-type="string" calcext:value-type="string">
            <text:p>08fa9LFcFBTcilB3iq2e2A</text:p>
          </table:table-cell>
          <table:table-cell/>
          <table:table-cell table:formula="of:=&quot;insert into lyrics (track_id) values ('&quot;&amp;[.D204]&amp;&quot;');&quot;" office:value-type="string" office:string-value="insert into lyrics (track_id) values ('08fa9LFcFBTcilB3iq2e2A');" calcext:value-type="string">
            <text:p>insert into lyrics (track_id) values ('08fa9LFcFBTcilB3iq2e2A');</text:p>
          </table:table-cell>
          <table:table-cell table:formula="of:=&quot;insert into lyrics (title) values ('&quot;&amp;[.C204]&amp;&quot;');&quot;" office:value-type="string" office:string-value="insert into lyrics (title) values ('13. epiphany');" calcext:value-type="string">
            <text:p>insert into lyrics (title) values ('13. epiphan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betty</text:p>
          </table:table-cell>
          <table:table-cell office:value-type="string" calcext:value-type="string">
            <text:p>5kI4eCXXzyuIUXjQra0Cxi</text:p>
          </table:table-cell>
          <table:table-cell/>
          <table:table-cell table:formula="of:=&quot;insert into lyrics (track_id) values ('&quot;&amp;[.D205]&amp;&quot;');&quot;" office:value-type="string" office:string-value="insert into lyrics (track_id) values ('5kI4eCXXzyuIUXjQra0Cxi');" calcext:value-type="string">
            <text:p>insert into lyrics (track_id) values ('5kI4eCXXzyuIUXjQra0Cxi');</text:p>
          </table:table-cell>
          <table:table-cell table:formula="of:=&quot;insert into lyrics (title) values ('&quot;&amp;[.C205]&amp;&quot;');&quot;" office:value-type="string" office:string-value="insert into lyrics (title) values ('14. betty');" calcext:value-type="string">
            <text:p>insert into lyrics (title) values ('14. bett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peace</text:p>
          </table:table-cell>
          <table:table-cell office:value-type="string" calcext:value-type="string">
            <text:p>7MbT4I8qGntX4fMdqMQgke</text:p>
          </table:table-cell>
          <table:table-cell/>
          <table:table-cell table:formula="of:=&quot;insert into lyrics (track_id) values ('&quot;&amp;[.D206]&amp;&quot;');&quot;" office:value-type="string" office:string-value="insert into lyrics (track_id) values ('7MbT4I8qGntX4fMdqMQgke');" calcext:value-type="string">
            <text:p>insert into lyrics (track_id) values ('7MbT4I8qGntX4fMdqMQgke');</text:p>
          </table:table-cell>
          <table:table-cell table:formula="of:=&quot;insert into lyrics (title) values ('&quot;&amp;[.C206]&amp;&quot;');&quot;" office:value-type="string" office:string-value="insert into lyrics (title) values ('15. peace');" calcext:value-type="string">
            <text:p>insert into lyrics (title) values ('15. peac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hoax</text:p>
          </table:table-cell>
          <table:table-cell office:value-type="string" calcext:value-type="string">
            <text:p>6MWoRt97mnSTXZhu3ggi9C</text:p>
          </table:table-cell>
          <table:table-cell/>
          <table:table-cell table:formula="of:=&quot;insert into lyrics (track_id) values ('&quot;&amp;[.D207]&amp;&quot;');&quot;" office:value-type="string" office:string-value="insert into lyrics (track_id) values ('6MWoRt97mnSTXZhu3ggi9C');" calcext:value-type="string">
            <text:p>insert into lyrics (track_id) values ('6MWoRt97mnSTXZhu3ggi9C');</text:p>
          </table:table-cell>
          <table:table-cell table:formula="of:=&quot;insert into lyrics (title) values ('&quot;&amp;[.C207]&amp;&quot;');&quot;" office:value-type="string" office:string-value="insert into lyrics (title) values ('16. hoax');" calcext:value-type="string">
            <text:p>insert into lyrics (title) values ('16. hoa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the 1</text:p>
          </table:table-cell>
          <table:table-cell office:value-type="string" calcext:value-type="string">
            <text:p>4pfrrhvplbJZAIsfosGWQP</text:p>
          </table:table-cell>
          <table:table-cell/>
          <table:table-cell table:formula="of:=&quot;insert into lyrics (track_id) values ('&quot;&amp;[.D208]&amp;&quot;');&quot;" office:value-type="string" office:string-value="insert into lyrics (track_id) values ('4pfrrhvplbJZAIsfosGWQP');" calcext:value-type="string">
            <text:p>insert into lyrics (track_id) values ('4pfrrhvplbJZAIsfosGWQP');</text:p>
          </table:table-cell>
          <table:table-cell table:formula="of:=&quot;insert into lyrics (title) values ('&quot;&amp;[.C208]&amp;&quot;');&quot;" office:value-type="string" office:string-value="insert into lyrics (title) values ('1. the 1');" calcext:value-type="string">
            <text:p>insert into lyrics (title) values ('1. the 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ardigan</text:p>
          </table:table-cell>
          <table:table-cell office:value-type="string" calcext:value-type="string">
            <text:p>0KRYCBwIpWYFNrXOmXbyUh</text:p>
          </table:table-cell>
          <table:table-cell/>
          <table:table-cell table:formula="of:=&quot;insert into lyrics (track_id) values ('&quot;&amp;[.D209]&amp;&quot;');&quot;" office:value-type="string" office:string-value="insert into lyrics (track_id) values ('0KRYCBwIpWYFNrXOmXbyUh');" calcext:value-type="string">
            <text:p>insert into lyrics (track_id) values ('0KRYCBwIpWYFNrXOmXbyUh');</text:p>
          </table:table-cell>
          <table:table-cell table:formula="of:=&quot;insert into lyrics (title) values ('&quot;&amp;[.C209]&amp;&quot;');&quot;" office:value-type="string" office:string-value="insert into lyrics (title) values ('2. cardigan');" calcext:value-type="string">
            <text:p>insert into lyrics (title) values ('2. cardig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the last great american dynasty</text:p>
          </table:table-cell>
          <table:table-cell office:value-type="string" calcext:value-type="string">
            <text:p>2olxzvoFI9IpxqFeUv7WOX</text:p>
          </table:table-cell>
          <table:table-cell/>
          <table:table-cell table:formula="of:=&quot;insert into lyrics (track_id) values ('&quot;&amp;[.D210]&amp;&quot;');&quot;" office:value-type="string" office:string-value="insert into lyrics (track_id) values ('2olxzvoFI9IpxqFeUv7WOX');" calcext:value-type="string">
            <text:p>insert into lyrics (track_id) values ('2olxzvoFI9IpxqFeUv7WOX');</text:p>
          </table:table-cell>
          <table:table-cell table:formula="of:=&quot;insert into lyrics (title) values ('&quot;&amp;[.C210]&amp;&quot;');&quot;" office:value-type="string" office:string-value="insert into lyrics (title) values ('3. the last great american dynasty');" calcext:value-type="string">
            <text:p>insert into lyrics (title) values ('3. the last great american dynast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exile (feat. Bon Iver)</text:p>
          </table:table-cell>
          <table:table-cell office:value-type="string" calcext:value-type="string">
            <text:p>5S4aYQAJOwJMAamANWlICO</text:p>
          </table:table-cell>
          <table:table-cell/>
          <table:table-cell table:formula="of:=&quot;insert into lyrics (track_id) values ('&quot;&amp;[.D211]&amp;&quot;');&quot;" office:value-type="string" office:string-value="insert into lyrics (track_id) values ('5S4aYQAJOwJMAamANWlICO');" calcext:value-type="string">
            <text:p>insert into lyrics (track_id) values ('5S4aYQAJOwJMAamANWlICO');</text:p>
          </table:table-cell>
          <table:table-cell table:formula="of:=&quot;insert into lyrics (title) values ('&quot;&amp;[.C211]&amp;&quot;');&quot;" office:value-type="string" office:string-value="insert into lyrics (title) values ('4. exile (feat. Bon Iver)');" calcext:value-type="string">
            <text:p>insert into lyrics (title) values ('4. exile (feat. Bon Iver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my tears ricochet</text:p>
          </table:table-cell>
          <table:table-cell office:value-type="string" calcext:value-type="string">
            <text:p>5P2bHCDM2tsgIaYWsZMhu5</text:p>
          </table:table-cell>
          <table:table-cell/>
          <table:table-cell table:formula="of:=&quot;insert into lyrics (track_id) values ('&quot;&amp;[.D212]&amp;&quot;');&quot;" office:value-type="string" office:string-value="insert into lyrics (track_id) values ('5P2bHCDM2tsgIaYWsZMhu5');" calcext:value-type="string">
            <text:p>insert into lyrics (track_id) values ('5P2bHCDM2tsgIaYWsZMhu5');</text:p>
          </table:table-cell>
          <table:table-cell table:formula="of:=&quot;insert into lyrics (title) values ('&quot;&amp;[.C212]&amp;&quot;');&quot;" office:value-type="string" office:string-value="insert into lyrics (title) values ('5. my tears ricochet');" calcext:value-type="string">
            <text:p>insert into lyrics (title) values ('5. my tears ricoche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mirrorball</text:p>
          </table:table-cell>
          <table:table-cell office:value-type="string" calcext:value-type="string">
            <text:p>2I8YAEA1VmCuP1wkJHMpTw</text:p>
          </table:table-cell>
          <table:table-cell/>
          <table:table-cell table:formula="of:=&quot;insert into lyrics (track_id) values ('&quot;&amp;[.D213]&amp;&quot;');&quot;" office:value-type="string" office:string-value="insert into lyrics (track_id) values ('2I8YAEA1VmCuP1wkJHMpTw');" calcext:value-type="string">
            <text:p>insert into lyrics (track_id) values ('2I8YAEA1VmCuP1wkJHMpTw');</text:p>
          </table:table-cell>
          <table:table-cell table:formula="of:=&quot;insert into lyrics (title) values ('&quot;&amp;[.C213]&amp;&quot;');&quot;" office:value-type="string" office:string-value="insert into lyrics (title) values ('6. mirrorball');" calcext:value-type="string">
            <text:p>insert into lyrics (title) values ('6. mirrorbal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seven</text:p>
          </table:table-cell>
          <table:table-cell office:value-type="string" calcext:value-type="string">
            <text:p>76mOLcXOjOEhyY4mMF1l3r</text:p>
          </table:table-cell>
          <table:table-cell/>
          <table:table-cell table:formula="of:=&quot;insert into lyrics (track_id) values ('&quot;&amp;[.D214]&amp;&quot;');&quot;" office:value-type="string" office:string-value="insert into lyrics (track_id) values ('76mOLcXOjOEhyY4mMF1l3r');" calcext:value-type="string">
            <text:p>insert into lyrics (track_id) values ('76mOLcXOjOEhyY4mMF1l3r');</text:p>
          </table:table-cell>
          <table:table-cell table:formula="of:=&quot;insert into lyrics (title) values ('&quot;&amp;[.C214]&amp;&quot;');&quot;" office:value-type="string" office:string-value="insert into lyrics (title) values ('7. seven');" calcext:value-type="string">
            <text:p>insert into lyrics (title) values ('7. seve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august</text:p>
          </table:table-cell>
          <table:table-cell office:value-type="string" calcext:value-type="string">
            <text:p>6nK2pIKFcRc5frrZKHgsiT</text:p>
          </table:table-cell>
          <table:table-cell/>
          <table:table-cell table:formula="of:=&quot;insert into lyrics (track_id) values ('&quot;&amp;[.D215]&amp;&quot;');&quot;" office:value-type="string" office:string-value="insert into lyrics (track_id) values ('6nK2pIKFcRc5frrZKHgsiT');" calcext:value-type="string">
            <text:p>insert into lyrics (track_id) values ('6nK2pIKFcRc5frrZKHgsiT');</text:p>
          </table:table-cell>
          <table:table-cell table:formula="of:=&quot;insert into lyrics (title) values ('&quot;&amp;[.C215]&amp;&quot;');&quot;" office:value-type="string" office:string-value="insert into lyrics (title) values ('8. august');" calcext:value-type="string">
            <text:p>insert into lyrics (title) values ('8. augus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this is me trying</text:p>
          </table:table-cell>
          <table:table-cell office:value-type="string" calcext:value-type="string">
            <text:p>7cm50Lw03k6VvRauJtkyTj</text:p>
          </table:table-cell>
          <table:table-cell/>
          <table:table-cell table:formula="of:=&quot;insert into lyrics (track_id) values ('&quot;&amp;[.D216]&amp;&quot;');&quot;" office:value-type="string" office:string-value="insert into lyrics (track_id) values ('7cm50Lw03k6VvRauJtkyTj');" calcext:value-type="string">
            <text:p>insert into lyrics (track_id) values ('7cm50Lw03k6VvRauJtkyTj');</text:p>
          </table:table-cell>
          <table:table-cell table:formula="of:=&quot;insert into lyrics (title) values ('&quot;&amp;[.C216]&amp;&quot;');&quot;" office:value-type="string" office:string-value="insert into lyrics (title) values ('9. this is me trying');" calcext:value-type="string">
            <text:p>insert into lyrics (title) values ('9. this is me tryi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illicit affairs</text:p>
          </table:table-cell>
          <table:table-cell office:value-type="string" calcext:value-type="string">
            <text:p>6DrLROM5MG9bxWHeEG5elq</text:p>
          </table:table-cell>
          <table:table-cell/>
          <table:table-cell table:formula="of:=&quot;insert into lyrics (track_id) values ('&quot;&amp;[.D217]&amp;&quot;');&quot;" office:value-type="string" office:string-value="insert into lyrics (track_id) values ('6DrLROM5MG9bxWHeEG5elq');" calcext:value-type="string">
            <text:p>insert into lyrics (track_id) values ('6DrLROM5MG9bxWHeEG5elq');</text:p>
          </table:table-cell>
          <table:table-cell table:formula="of:=&quot;insert into lyrics (title) values ('&quot;&amp;[.C217]&amp;&quot;');&quot;" office:value-type="string" office:string-value="insert into lyrics (title) values ('10. illicit affairs');" calcext:value-type="string">
            <text:p>insert into lyrics (title) values ('10. illicit affair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invisible string</text:p>
          </table:table-cell>
          <table:table-cell office:value-type="string" calcext:value-type="string">
            <text:p>2ehRU518I0hYqMGQnk4lDY</text:p>
          </table:table-cell>
          <table:table-cell/>
          <table:table-cell table:formula="of:=&quot;insert into lyrics (track_id) values ('&quot;&amp;[.D218]&amp;&quot;');&quot;" office:value-type="string" office:string-value="insert into lyrics (track_id) values ('2ehRU518I0hYqMGQnk4lDY');" calcext:value-type="string">
            <text:p>insert into lyrics (track_id) values ('2ehRU518I0hYqMGQnk4lDY');</text:p>
          </table:table-cell>
          <table:table-cell table:formula="of:=&quot;insert into lyrics (title) values ('&quot;&amp;[.C218]&amp;&quot;');&quot;" office:value-type="string" office:string-value="insert into lyrics (title) values ('11. invisible string');" calcext:value-type="string">
            <text:p>insert into lyrics (title) values ('11. invisible stri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mad woman</text:p>
          </table:table-cell>
          <table:table-cell office:value-type="string" calcext:value-type="string">
            <text:p>0RP1kqoSPkVXsKiQNhMKzV</text:p>
          </table:table-cell>
          <table:table-cell/>
          <table:table-cell table:formula="of:=&quot;insert into lyrics (track_id) values ('&quot;&amp;[.D219]&amp;&quot;');&quot;" office:value-type="string" office:string-value="insert into lyrics (track_id) values ('0RP1kqoSPkVXsKiQNhMKzV');" calcext:value-type="string">
            <text:p>insert into lyrics (track_id) values ('0RP1kqoSPkVXsKiQNhMKzV');</text:p>
          </table:table-cell>
          <table:table-cell table:formula="of:=&quot;insert into lyrics (title) values ('&quot;&amp;[.C219]&amp;&quot;');&quot;" office:value-type="string" office:string-value="insert into lyrics (title) values ('12. mad woman');" calcext:value-type="string">
            <text:p>insert into lyrics (title) values ('12. mad wom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epiphany</text:p>
          </table:table-cell>
          <table:table-cell office:value-type="string" calcext:value-type="string">
            <text:p>1EXa37LpSvi3OQ9UYQ28rD</text:p>
          </table:table-cell>
          <table:table-cell/>
          <table:table-cell table:formula="of:=&quot;insert into lyrics (track_id) values ('&quot;&amp;[.D220]&amp;&quot;');&quot;" office:value-type="string" office:string-value="insert into lyrics (track_id) values ('1EXa37LpSvi3OQ9UYQ28rD');" calcext:value-type="string">
            <text:p>insert into lyrics (track_id) values ('1EXa37LpSvi3OQ9UYQ28rD');</text:p>
          </table:table-cell>
          <table:table-cell table:formula="of:=&quot;insert into lyrics (title) values ('&quot;&amp;[.C220]&amp;&quot;');&quot;" office:value-type="string" office:string-value="insert into lyrics (title) values ('13. epiphany');" calcext:value-type="string">
            <text:p>insert into lyrics (title) values ('13. epiphan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betty</text:p>
          </table:table-cell>
          <table:table-cell office:value-type="string" calcext:value-type="string">
            <text:p>3IhtE4fkytdrtEfV34UzkD</text:p>
          </table:table-cell>
          <table:table-cell/>
          <table:table-cell table:formula="of:=&quot;insert into lyrics (track_id) values ('&quot;&amp;[.D221]&amp;&quot;');&quot;" office:value-type="string" office:string-value="insert into lyrics (track_id) values ('3IhtE4fkytdrtEfV34UzkD');" calcext:value-type="string">
            <text:p>insert into lyrics (track_id) values ('3IhtE4fkytdrtEfV34UzkD');</text:p>
          </table:table-cell>
          <table:table-cell table:formula="of:=&quot;insert into lyrics (title) values ('&quot;&amp;[.C221]&amp;&quot;');&quot;" office:value-type="string" office:string-value="insert into lyrics (title) values ('14. betty');" calcext:value-type="string">
            <text:p>insert into lyrics (title) values ('14. bett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peace</text:p>
          </table:table-cell>
          <table:table-cell office:value-type="string" calcext:value-type="string">
            <text:p>6JlI8Ay77m4nJvZTHvfT1J</text:p>
          </table:table-cell>
          <table:table-cell/>
          <table:table-cell table:formula="of:=&quot;insert into lyrics (track_id) values ('&quot;&amp;[.D222]&amp;&quot;');&quot;" office:value-type="string" office:string-value="insert into lyrics (track_id) values ('6JlI8Ay77m4nJvZTHvfT1J');" calcext:value-type="string">
            <text:p>insert into lyrics (track_id) values ('6JlI8Ay77m4nJvZTHvfT1J');</text:p>
          </table:table-cell>
          <table:table-cell table:formula="of:=&quot;insert into lyrics (title) values ('&quot;&amp;[.C222]&amp;&quot;');&quot;" office:value-type="string" office:string-value="insert into lyrics (title) values ('15. peace');" calcext:value-type="string">
            <text:p>insert into lyrics (title) values ('15. peac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hoax</text:p>
          </table:table-cell>
          <table:table-cell office:value-type="string" calcext:value-type="string">
            <text:p>0YeDG5HnKnG7jpArkzsSPa</text:p>
          </table:table-cell>
          <table:table-cell/>
          <table:table-cell table:formula="of:=&quot;insert into lyrics (track_id) values ('&quot;&amp;[.D223]&amp;&quot;');&quot;" office:value-type="string" office:string-value="insert into lyrics (track_id) values ('0YeDG5HnKnG7jpArkzsSPa');" calcext:value-type="string">
            <text:p>insert into lyrics (track_id) values ('0YeDG5HnKnG7jpArkzsSPa');</text:p>
          </table:table-cell>
          <table:table-cell table:formula="of:=&quot;insert into lyrics (title) values ('&quot;&amp;[.C223]&amp;&quot;');&quot;" office:value-type="string" office:string-value="insert into lyrics (title) values ('16. hoax');" calcext:value-type="string">
            <text:p>insert into lyrics (title) values ('16. hoa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the lakes - bonus track</text:p>
          </table:table-cell>
          <table:table-cell office:value-type="string" calcext:value-type="string">
            <text:p>0eFQWVz0qIxDOvhLpZ40P7</text:p>
          </table:table-cell>
          <table:table-cell/>
          <table:table-cell table:formula="of:=&quot;insert into lyrics (track_id) values ('&quot;&amp;[.D224]&amp;&quot;');&quot;" office:value-type="string" office:string-value="insert into lyrics (track_id) values ('0eFQWVz0qIxDOvhLpZ40P7');" calcext:value-type="string">
            <text:p>insert into lyrics (track_id) values ('0eFQWVz0qIxDOvhLpZ40P7');</text:p>
          </table:table-cell>
          <table:table-cell table:formula="of:=&quot;insert into lyrics (title) values ('&quot;&amp;[.C224]&amp;&quot;');&quot;" office:value-type="string" office:string-value="insert into lyrics (title) values ('17. the lakes - bonus track');" calcext:value-type="string">
            <text:p>insert into lyrics (title) values ('17. the lakes - bonus track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the 1</text:p>
          </table:table-cell>
          <table:table-cell office:value-type="string" calcext:value-type="string">
            <text:p>0P9wLFurlgumLXuqFEpw52</text:p>
          </table:table-cell>
          <table:table-cell/>
          <table:table-cell table:formula="of:=&quot;insert into lyrics (track_id) values ('&quot;&amp;[.D225]&amp;&quot;');&quot;" office:value-type="string" office:string-value="insert into lyrics (track_id) values ('0P9wLFurlgumLXuqFEpw52');" calcext:value-type="string">
            <text:p>insert into lyrics (track_id) values ('0P9wLFurlgumLXuqFEpw52');</text:p>
          </table:table-cell>
          <table:table-cell table:formula="of:=&quot;insert into lyrics (title) values ('&quot;&amp;[.C225]&amp;&quot;');&quot;" office:value-type="string" office:string-value="insert into lyrics (title) values ('1. the 1');" calcext:value-type="string">
            <text:p>insert into lyrics (title) values ('1. the 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ardigan</text:p>
          </table:table-cell>
          <table:table-cell office:value-type="string" calcext:value-type="string">
            <text:p>7zcnlq38eqNWyUF6eNaB5Z</text:p>
          </table:table-cell>
          <table:table-cell/>
          <table:table-cell table:formula="of:=&quot;insert into lyrics (track_id) values ('&quot;&amp;[.D226]&amp;&quot;');&quot;" office:value-type="string" office:string-value="insert into lyrics (track_id) values ('7zcnlq38eqNWyUF6eNaB5Z');" calcext:value-type="string">
            <text:p>insert into lyrics (track_id) values ('7zcnlq38eqNWyUF6eNaB5Z');</text:p>
          </table:table-cell>
          <table:table-cell table:formula="of:=&quot;insert into lyrics (title) values ('&quot;&amp;[.C226]&amp;&quot;');&quot;" office:value-type="string" office:string-value="insert into lyrics (title) values ('2. cardigan');" calcext:value-type="string">
            <text:p>insert into lyrics (title) values ('2. cardig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the last great american dynasty</text:p>
          </table:table-cell>
          <table:table-cell office:value-type="string" calcext:value-type="string">
            <text:p>4ojxSyrEraN7d46BMBPThZ</text:p>
          </table:table-cell>
          <table:table-cell/>
          <table:table-cell table:formula="of:=&quot;insert into lyrics (track_id) values ('&quot;&amp;[.D227]&amp;&quot;');&quot;" office:value-type="string" office:string-value="insert into lyrics (track_id) values ('4ojxSyrEraN7d46BMBPThZ');" calcext:value-type="string">
            <text:p>insert into lyrics (track_id) values ('4ojxSyrEraN7d46BMBPThZ');</text:p>
          </table:table-cell>
          <table:table-cell table:formula="of:=&quot;insert into lyrics (title) values ('&quot;&amp;[.C227]&amp;&quot;');&quot;" office:value-type="string" office:string-value="insert into lyrics (title) values ('3. the last great american dynasty');" calcext:value-type="string">
            <text:p>insert into lyrics (title) values ('3. the last great american dynast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exile (feat. Bon Iver)</text:p>
          </table:table-cell>
          <table:table-cell office:value-type="string" calcext:value-type="string">
            <text:p>6kz2hkq1xQvDqPcUyBkw8f</text:p>
          </table:table-cell>
          <table:table-cell/>
          <table:table-cell table:formula="of:=&quot;insert into lyrics (track_id) values ('&quot;&amp;[.D228]&amp;&quot;');&quot;" office:value-type="string" office:string-value="insert into lyrics (track_id) values ('6kz2hkq1xQvDqPcUyBkw8f');" calcext:value-type="string">
            <text:p>insert into lyrics (track_id) values ('6kz2hkq1xQvDqPcUyBkw8f');</text:p>
          </table:table-cell>
          <table:table-cell table:formula="of:=&quot;insert into lyrics (title) values ('&quot;&amp;[.C228]&amp;&quot;');&quot;" office:value-type="string" office:string-value="insert into lyrics (title) values ('4. exile (feat. Bon Iver)');" calcext:value-type="string">
            <text:p>insert into lyrics (title) values ('4. exile (feat. Bon Iver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my tears ricochet</text:p>
          </table:table-cell>
          <table:table-cell office:value-type="string" calcext:value-type="string">
            <text:p>0Oju1YcbPCJuUQQWoZNdJK</text:p>
          </table:table-cell>
          <table:table-cell/>
          <table:table-cell table:formula="of:=&quot;insert into lyrics (track_id) values ('&quot;&amp;[.D229]&amp;&quot;');&quot;" office:value-type="string" office:string-value="insert into lyrics (track_id) values ('0Oju1YcbPCJuUQQWoZNdJK');" calcext:value-type="string">
            <text:p>insert into lyrics (track_id) values ('0Oju1YcbPCJuUQQWoZNdJK');</text:p>
          </table:table-cell>
          <table:table-cell table:formula="of:=&quot;insert into lyrics (title) values ('&quot;&amp;[.C229]&amp;&quot;');&quot;" office:value-type="string" office:string-value="insert into lyrics (title) values ('5. my tears ricochet');" calcext:value-type="string">
            <text:p>insert into lyrics (title) values ('5. my tears ricoche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mirrorball</text:p>
          </table:table-cell>
          <table:table-cell office:value-type="string" calcext:value-type="string">
            <text:p>5jQyGzcwqAxwT5QUIMivoX</text:p>
          </table:table-cell>
          <table:table-cell/>
          <table:table-cell table:formula="of:=&quot;insert into lyrics (track_id) values ('&quot;&amp;[.D230]&amp;&quot;');&quot;" office:value-type="string" office:string-value="insert into lyrics (track_id) values ('5jQyGzcwqAxwT5QUIMivoX');" calcext:value-type="string">
            <text:p>insert into lyrics (track_id) values ('5jQyGzcwqAxwT5QUIMivoX');</text:p>
          </table:table-cell>
          <table:table-cell table:formula="of:=&quot;insert into lyrics (title) values ('&quot;&amp;[.C230]&amp;&quot;');&quot;" office:value-type="string" office:string-value="insert into lyrics (title) values ('6. mirrorball');" calcext:value-type="string">
            <text:p>insert into lyrics (title) values ('6. mirrorbal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seven</text:p>
          </table:table-cell>
          <table:table-cell office:value-type="string" calcext:value-type="string">
            <text:p>2vJ7QvyCiR4DaHxwO58izA</text:p>
          </table:table-cell>
          <table:table-cell/>
          <table:table-cell table:formula="of:=&quot;insert into lyrics (track_id) values ('&quot;&amp;[.D231]&amp;&quot;');&quot;" office:value-type="string" office:string-value="insert into lyrics (track_id) values ('2vJ7QvyCiR4DaHxwO58izA');" calcext:value-type="string">
            <text:p>insert into lyrics (track_id) values ('2vJ7QvyCiR4DaHxwO58izA');</text:p>
          </table:table-cell>
          <table:table-cell table:formula="of:=&quot;insert into lyrics (title) values ('&quot;&amp;[.C231]&amp;&quot;');&quot;" office:value-type="string" office:string-value="insert into lyrics (title) values ('7. seven');" calcext:value-type="string">
            <text:p>insert into lyrics (title) values ('7. seve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august</text:p>
          </table:table-cell>
          <table:table-cell office:value-type="string" calcext:value-type="string">
            <text:p>1UHoF9p75IVsvUt6WdTYhn</text:p>
          </table:table-cell>
          <table:table-cell/>
          <table:table-cell table:formula="of:=&quot;insert into lyrics (track_id) values ('&quot;&amp;[.D232]&amp;&quot;');&quot;" office:value-type="string" office:string-value="insert into lyrics (track_id) values ('1UHoF9p75IVsvUt6WdTYhn');" calcext:value-type="string">
            <text:p>insert into lyrics (track_id) values ('1UHoF9p75IVsvUt6WdTYhn');</text:p>
          </table:table-cell>
          <table:table-cell table:formula="of:=&quot;insert into lyrics (title) values ('&quot;&amp;[.C232]&amp;&quot;');&quot;" office:value-type="string" office:string-value="insert into lyrics (title) values ('8. august');" calcext:value-type="string">
            <text:p>insert into lyrics (title) values ('8. augus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this is me trying</text:p>
          </table:table-cell>
          <table:table-cell office:value-type="string" calcext:value-type="string">
            <text:p>5DnDBYrfGoxdnomqEAkFIv</text:p>
          </table:table-cell>
          <table:table-cell/>
          <table:table-cell table:formula="of:=&quot;insert into lyrics (track_id) values ('&quot;&amp;[.D233]&amp;&quot;');&quot;" office:value-type="string" office:string-value="insert into lyrics (track_id) values ('5DnDBYrfGoxdnomqEAkFIv');" calcext:value-type="string">
            <text:p>insert into lyrics (track_id) values ('5DnDBYrfGoxdnomqEAkFIv');</text:p>
          </table:table-cell>
          <table:table-cell table:formula="of:=&quot;insert into lyrics (title) values ('&quot;&amp;[.C233]&amp;&quot;');&quot;" office:value-type="string" office:string-value="insert into lyrics (title) values ('9. this is me trying');" calcext:value-type="string">
            <text:p>insert into lyrics (title) values ('9. this is me tryi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illicit affairs</text:p>
          </table:table-cell>
          <table:table-cell office:value-type="string" calcext:value-type="string">
            <text:p>7CVTowKpGPA2MsIbkTl2oc</text:p>
          </table:table-cell>
          <table:table-cell/>
          <table:table-cell table:formula="of:=&quot;insert into lyrics (track_id) values ('&quot;&amp;[.D234]&amp;&quot;');&quot;" office:value-type="string" office:string-value="insert into lyrics (track_id) values ('7CVTowKpGPA2MsIbkTl2oc');" calcext:value-type="string">
            <text:p>insert into lyrics (track_id) values ('7CVTowKpGPA2MsIbkTl2oc');</text:p>
          </table:table-cell>
          <table:table-cell table:formula="of:=&quot;insert into lyrics (title) values ('&quot;&amp;[.C234]&amp;&quot;');&quot;" office:value-type="string" office:string-value="insert into lyrics (title) values ('10. illicit affairs');" calcext:value-type="string">
            <text:p>insert into lyrics (title) values ('10. illicit affair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invisible string</text:p>
          </table:table-cell>
          <table:table-cell office:value-type="string" calcext:value-type="string">
            <text:p>4WHIqhrbdva5vQSrCuet3l</text:p>
          </table:table-cell>
          <table:table-cell/>
          <table:table-cell table:formula="of:=&quot;insert into lyrics (track_id) values ('&quot;&amp;[.D235]&amp;&quot;');&quot;" office:value-type="string" office:string-value="insert into lyrics (track_id) values ('4WHIqhrbdva5vQSrCuet3l');" calcext:value-type="string">
            <text:p>insert into lyrics (track_id) values ('4WHIqhrbdva5vQSrCuet3l');</text:p>
          </table:table-cell>
          <table:table-cell table:formula="of:=&quot;insert into lyrics (title) values ('&quot;&amp;[.C235]&amp;&quot;');&quot;" office:value-type="string" office:string-value="insert into lyrics (title) values ('11. invisible string');" calcext:value-type="string">
            <text:p>insert into lyrics (title) values ('11. invisible stri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mad woman</text:p>
          </table:table-cell>
          <table:table-cell office:value-type="string" calcext:value-type="string">
            <text:p>7klXN6RCN5Rj0VeYO5gBzU</text:p>
          </table:table-cell>
          <table:table-cell/>
          <table:table-cell table:formula="of:=&quot;insert into lyrics (track_id) values ('&quot;&amp;[.D236]&amp;&quot;');&quot;" office:value-type="string" office:string-value="insert into lyrics (track_id) values ('7klXN6RCN5Rj0VeYO5gBzU');" calcext:value-type="string">
            <text:p>insert into lyrics (track_id) values ('7klXN6RCN5Rj0VeYO5gBzU');</text:p>
          </table:table-cell>
          <table:table-cell table:formula="of:=&quot;insert into lyrics (title) values ('&quot;&amp;[.C236]&amp;&quot;');&quot;" office:value-type="string" office:string-value="insert into lyrics (title) values ('12. mad woman');" calcext:value-type="string">
            <text:p>insert into lyrics (title) values ('12. mad woma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epiphany</text:p>
          </table:table-cell>
          <table:table-cell office:value-type="string" calcext:value-type="string">
            <text:p>5MFjHn1qfR9AsWuyzJLk1z</text:p>
          </table:table-cell>
          <table:table-cell/>
          <table:table-cell table:formula="of:=&quot;insert into lyrics (track_id) values ('&quot;&amp;[.D237]&amp;&quot;');&quot;" office:value-type="string" office:string-value="insert into lyrics (track_id) values ('5MFjHn1qfR9AsWuyzJLk1z');" calcext:value-type="string">
            <text:p>insert into lyrics (track_id) values ('5MFjHn1qfR9AsWuyzJLk1z');</text:p>
          </table:table-cell>
          <table:table-cell table:formula="of:=&quot;insert into lyrics (title) values ('&quot;&amp;[.C237]&amp;&quot;');&quot;" office:value-type="string" office:string-value="insert into lyrics (title) values ('13. epiphany');" calcext:value-type="string">
            <text:p>insert into lyrics (title) values ('13. epiphan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betty</text:p>
          </table:table-cell>
          <table:table-cell office:value-type="string" calcext:value-type="string">
            <text:p>2jhfs6moEAK13eLM6xim4l</text:p>
          </table:table-cell>
          <table:table-cell/>
          <table:table-cell table:formula="of:=&quot;insert into lyrics (track_id) values ('&quot;&amp;[.D238]&amp;&quot;');&quot;" office:value-type="string" office:string-value="insert into lyrics (track_id) values ('2jhfs6moEAK13eLM6xim4l');" calcext:value-type="string">
            <text:p>insert into lyrics (track_id) values ('2jhfs6moEAK13eLM6xim4l');</text:p>
          </table:table-cell>
          <table:table-cell table:formula="of:=&quot;insert into lyrics (title) values ('&quot;&amp;[.C238]&amp;&quot;');&quot;" office:value-type="string" office:string-value="insert into lyrics (title) values ('14. betty');" calcext:value-type="string">
            <text:p>insert into lyrics (title) values ('14. bett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peace</text:p>
          </table:table-cell>
          <table:table-cell office:value-type="string" calcext:value-type="string">
            <text:p>0O9i6jhscByEJs1ipy5hu4</text:p>
          </table:table-cell>
          <table:table-cell/>
          <table:table-cell table:formula="of:=&quot;insert into lyrics (track_id) values ('&quot;&amp;[.D239]&amp;&quot;');&quot;" office:value-type="string" office:string-value="insert into lyrics (track_id) values ('0O9i6jhscByEJs1ipy5hu4');" calcext:value-type="string">
            <text:p>insert into lyrics (track_id) values ('0O9i6jhscByEJs1ipy5hu4');</text:p>
          </table:table-cell>
          <table:table-cell table:formula="of:=&quot;insert into lyrics (title) values ('&quot;&amp;[.C239]&amp;&quot;');&quot;" office:value-type="string" office:string-value="insert into lyrics (title) values ('15. peace');" calcext:value-type="string">
            <text:p>insert into lyrics (title) values ('15. peac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hoax</text:p>
          </table:table-cell>
          <table:table-cell office:value-type="string" calcext:value-type="string">
            <text:p>4XCYmu7QLySdIahgBALKJK</text:p>
          </table:table-cell>
          <table:table-cell/>
          <table:table-cell table:formula="of:=&quot;insert into lyrics (track_id) values ('&quot;&amp;[.D240]&amp;&quot;');&quot;" office:value-type="string" office:string-value="insert into lyrics (track_id) values ('4XCYmu7QLySdIahgBALKJK');" calcext:value-type="string">
            <text:p>insert into lyrics (track_id) values ('4XCYmu7QLySdIahgBALKJK');</text:p>
          </table:table-cell>
          <table:table-cell table:formula="of:=&quot;insert into lyrics (title) values ('&quot;&amp;[.C240]&amp;&quot;');&quot;" office:value-type="string" office:string-value="insert into lyrics (title) values ('16. hoax');" calcext:value-type="string">
            <text:p>insert into lyrics (title) values ('16. hoa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the lakes - bonus track</text:p>
          </table:table-cell>
          <table:table-cell office:value-type="string" calcext:value-type="string">
            <text:p>0zEprKYeuGOIZoHyu6O1E2</text:p>
          </table:table-cell>
          <table:table-cell/>
          <table:table-cell table:formula="of:=&quot;insert into lyrics (track_id) values ('&quot;&amp;[.D241]&amp;&quot;');&quot;" office:value-type="string" office:string-value="insert into lyrics (track_id) values ('0zEprKYeuGOIZoHyu6O1E2');" calcext:value-type="string">
            <text:p>insert into lyrics (track_id) values ('0zEprKYeuGOIZoHyu6O1E2');</text:p>
          </table:table-cell>
          <table:table-cell table:formula="of:=&quot;insert into lyrics (title) values ('&quot;&amp;[.C241]&amp;&quot;');&quot;" office:value-type="string" office:string-value="insert into lyrics (title) values ('17. the lakes - bonus track');" calcext:value-type="string">
            <text:p>insert into lyrics (title) values ('17. the lakes - bonus track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the 1 - the long pond studio sessions</text:p>
          </table:table-cell>
          <table:table-cell office:value-type="string" calcext:value-type="string">
            <text:p>08J4bMHbILkwSIhbtrcvjN</text:p>
          </table:table-cell>
          <table:table-cell/>
          <table:table-cell table:formula="of:=&quot;insert into lyrics (track_id) values ('&quot;&amp;[.D242]&amp;&quot;');&quot;" office:value-type="string" office:string-value="insert into lyrics (track_id) values ('08J4bMHbILkwSIhbtrcvjN');" calcext:value-type="string">
            <text:p>insert into lyrics (track_id) values ('08J4bMHbILkwSIhbtrcvjN');</text:p>
          </table:table-cell>
          <table:table-cell table:formula="of:=&quot;insert into lyrics (title) values ('&quot;&amp;[.C242]&amp;&quot;');&quot;" office:value-type="string" office:string-value="insert into lyrics (title) values ('18. the 1 - the long pond studio sessions');" calcext:value-type="string">
            <text:p>insert into lyrics (title) values ('18. the 1 - the long pond studio session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cardigan - the long pond studio sessions</text:p>
          </table:table-cell>
          <table:table-cell office:value-type="string" calcext:value-type="string">
            <text:p>3EPgWM1zfTSzEc0z4AwWTM</text:p>
          </table:table-cell>
          <table:table-cell/>
          <table:table-cell table:formula="of:=&quot;insert into lyrics (track_id) values ('&quot;&amp;[.D243]&amp;&quot;');&quot;" office:value-type="string" office:string-value="insert into lyrics (track_id) values ('3EPgWM1zfTSzEc0z4AwWTM');" calcext:value-type="string">
            <text:p>insert into lyrics (track_id) values ('3EPgWM1zfTSzEc0z4AwWTM');</text:p>
          </table:table-cell>
          <table:table-cell table:formula="of:=&quot;insert into lyrics (title) values ('&quot;&amp;[.C243]&amp;&quot;');&quot;" office:value-type="string" office:string-value="insert into lyrics (title) values ('19. cardigan - the long pond studio sessions');" calcext:value-type="string">
            <text:p>insert into lyrics (title) values ('19. cardigan - the long pond studio session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the last great american dynasty - the long pond studio sessions</text:p>
          </table:table-cell>
          <table:table-cell office:value-type="string" calcext:value-type="string">
            <text:p>28tIMaewZuGR8urkvFhQyA</text:p>
          </table:table-cell>
          <table:table-cell/>
          <table:table-cell table:formula="of:=&quot;insert into lyrics (track_id) values ('&quot;&amp;[.D244]&amp;&quot;');&quot;" office:value-type="string" office:string-value="insert into lyrics (track_id) values ('28tIMaewZuGR8urkvFhQyA');" calcext:value-type="string">
            <text:p>insert into lyrics (track_id) values ('28tIMaewZuGR8urkvFhQyA');</text:p>
          </table:table-cell>
          <table:table-cell table:formula="of:=&quot;insert into lyrics (title) values ('&quot;&amp;[.C244]&amp;&quot;');&quot;" office:value-type="string" office:string-value="insert into lyrics (title) values ('20. the last great american dynasty - the long pond studio sessions');" calcext:value-type="string">
            <text:p>insert into lyrics (title) values ('20. the last great american dynasty - the long pond studio session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willow</text:p>
          </table:table-cell>
          <table:table-cell office:value-type="string" calcext:value-type="string">
            <text:p>0lx2cLdOt3piJbcaXIV74f</text:p>
          </table:table-cell>
          <table:table-cell/>
          <table:table-cell table:formula="of:=&quot;insert into lyrics (track_id) values ('&quot;&amp;[.D245]&amp;&quot;');&quot;" office:value-type="string" office:string-value="insert into lyrics (track_id) values ('0lx2cLdOt3piJbcaXIV74f');" calcext:value-type="string">
            <text:p>insert into lyrics (track_id) values ('0lx2cLdOt3piJbcaXIV74f');</text:p>
          </table:table-cell>
          <table:table-cell table:formula="of:=&quot;insert into lyrics (title) values ('&quot;&amp;[.C245]&amp;&quot;');&quot;" office:value-type="string" office:string-value="insert into lyrics (title) values ('1. willow');" calcext:value-type="string">
            <text:p>insert into lyrics (title) values ('1. willow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hampagne problems</text:p>
          </table:table-cell>
          <table:table-cell office:value-type="string" calcext:value-type="string">
            <text:p>0sY6ZUTh4yoctD8VIXz339</text:p>
          </table:table-cell>
          <table:table-cell/>
          <table:table-cell table:formula="of:=&quot;insert into lyrics (track_id) values ('&quot;&amp;[.D246]&amp;&quot;');&quot;" office:value-type="string" office:string-value="insert into lyrics (track_id) values ('0sY6ZUTh4yoctD8VIXz339');" calcext:value-type="string">
            <text:p>insert into lyrics (track_id) values ('0sY6ZUTh4yoctD8VIXz339');</text:p>
          </table:table-cell>
          <table:table-cell table:formula="of:=&quot;insert into lyrics (title) values ('&quot;&amp;[.C246]&amp;&quot;');&quot;" office:value-type="string" office:string-value="insert into lyrics (title) values ('2. champagne problems');" calcext:value-type="string">
            <text:p>insert into lyrics (title) values ('2. champagne problem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gold rush</text:p>
          </table:table-cell>
          <table:table-cell office:value-type="string" calcext:value-type="string">
            <text:p>5BK0uqwY9DNfZ630STAEaq</text:p>
          </table:table-cell>
          <table:table-cell/>
          <table:table-cell table:formula="of:=&quot;insert into lyrics (track_id) values ('&quot;&amp;[.D247]&amp;&quot;');&quot;" office:value-type="string" office:string-value="insert into lyrics (track_id) values ('5BK0uqwY9DNfZ630STAEaq');" calcext:value-type="string">
            <text:p>insert into lyrics (track_id) values ('5BK0uqwY9DNfZ630STAEaq');</text:p>
          </table:table-cell>
          <table:table-cell table:formula="of:=&quot;insert into lyrics (title) values ('&quot;&amp;[.C247]&amp;&quot;');&quot;" office:value-type="string" office:string-value="insert into lyrics (title) values ('3. gold rush');" calcext:value-type="string">
            <text:p>insert into lyrics (title) values ('3. gold rush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‘tis the damn season</text:p>
          </table:table-cell>
          <table:table-cell office:value-type="string" calcext:value-type="string">
            <text:p>7dW84mWkdWE5a6lFWxJCBG</text:p>
          </table:table-cell>
          <table:table-cell/>
          <table:table-cell table:formula="of:=&quot;insert into lyrics (track_id) values ('&quot;&amp;[.D248]&amp;&quot;');&quot;" office:value-type="string" office:string-value="insert into lyrics (track_id) values ('7dW84mWkdWE5a6lFWxJCBG');" calcext:value-type="string">
            <text:p>insert into lyrics (track_id) values ('7dW84mWkdWE5a6lFWxJCBG');</text:p>
          </table:table-cell>
          <table:table-cell table:formula="of:=&quot;insert into lyrics (title) values ('&quot;&amp;[.C248]&amp;&quot;');&quot;" office:value-type="string" office:string-value="insert into lyrics (title) values ('4. ‘tis the damn season');" calcext:value-type="string">
            <text:p>insert into lyrics (title) values ('4. ‘tis the damn seas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tolerate it</text:p>
          </table:table-cell>
          <table:table-cell office:value-type="string" calcext:value-type="string">
            <text:p>0PurA4JVJ8YQgSVopY8fn6</text:p>
          </table:table-cell>
          <table:table-cell/>
          <table:table-cell table:formula="of:=&quot;insert into lyrics (track_id) values ('&quot;&amp;[.D249]&amp;&quot;');&quot;" office:value-type="string" office:string-value="insert into lyrics (track_id) values ('0PurA4JVJ8YQgSVopY8fn6');" calcext:value-type="string">
            <text:p>insert into lyrics (track_id) values ('0PurA4JVJ8YQgSVopY8fn6');</text:p>
          </table:table-cell>
          <table:table-cell table:formula="of:=&quot;insert into lyrics (title) values ('&quot;&amp;[.C249]&amp;&quot;');&quot;" office:value-type="string" office:string-value="insert into lyrics (title) values ('5. tolerate it');" calcext:value-type="string">
            <text:p>insert into lyrics (title) values ('5. tolerate i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no body, no crime (feat. HAIM)</text:p>
          </table:table-cell>
          <table:table-cell office:value-type="string" calcext:value-type="string">
            <text:p>3RaT22zZsxVYxxKR7TAaYF</text:p>
          </table:table-cell>
          <table:table-cell/>
          <table:table-cell table:formula="of:=&quot;insert into lyrics (track_id) values ('&quot;&amp;[.D250]&amp;&quot;');&quot;" office:value-type="string" office:string-value="insert into lyrics (track_id) values ('3RaT22zZsxVYxxKR7TAaYF');" calcext:value-type="string">
            <text:p>insert into lyrics (track_id) values ('3RaT22zZsxVYxxKR7TAaYF');</text:p>
          </table:table-cell>
          <table:table-cell table:formula="of:=&quot;insert into lyrics (title) values ('&quot;&amp;[.C250]&amp;&quot;');&quot;" office:value-type="string" office:string-value="insert into lyrics (title) values ('6. no body, no crime (feat. HAIM)');" calcext:value-type="string">
            <text:p>insert into lyrics (title) values ('6. no body, no crime (feat. HAIM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happiness</text:p>
          </table:table-cell>
          <table:table-cell office:value-type="string" calcext:value-type="string">
            <text:p>73YUReisjb3A9ActdLLjJQ</text:p>
          </table:table-cell>
          <table:table-cell/>
          <table:table-cell table:formula="of:=&quot;insert into lyrics (track_id) values ('&quot;&amp;[.D251]&amp;&quot;');&quot;" office:value-type="string" office:string-value="insert into lyrics (track_id) values ('73YUReisjb3A9ActdLLjJQ');" calcext:value-type="string">
            <text:p>insert into lyrics (track_id) values ('73YUReisjb3A9ActdLLjJQ');</text:p>
          </table:table-cell>
          <table:table-cell table:formula="of:=&quot;insert into lyrics (title) values ('&quot;&amp;[.C251]&amp;&quot;');&quot;" office:value-type="string" office:string-value="insert into lyrics (title) values ('7. happiness');" calcext:value-type="string">
            <text:p>insert into lyrics (title) values ('7. happines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dorothea</text:p>
          </table:table-cell>
          <table:table-cell office:value-type="string" calcext:value-type="string">
            <text:p>670fUmXf4KQekzbEgaXyPA</text:p>
          </table:table-cell>
          <table:table-cell/>
          <table:table-cell table:formula="of:=&quot;insert into lyrics (track_id) values ('&quot;&amp;[.D252]&amp;&quot;');&quot;" office:value-type="string" office:string-value="insert into lyrics (track_id) values ('670fUmXf4KQekzbEgaXyPA');" calcext:value-type="string">
            <text:p>insert into lyrics (track_id) values ('670fUmXf4KQekzbEgaXyPA');</text:p>
          </table:table-cell>
          <table:table-cell table:formula="of:=&quot;insert into lyrics (title) values ('&quot;&amp;[.C252]&amp;&quot;');&quot;" office:value-type="string" office:string-value="insert into lyrics (title) values ('8. dorothea');" calcext:value-type="string">
            <text:p>insert into lyrics (title) values ('8. dorothea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coney island (feat. The National)</text:p>
          </table:table-cell>
          <table:table-cell office:value-type="string" calcext:value-type="string">
            <text:p>3k7ne7VmH43ZPWxPdvPUgR</text:p>
          </table:table-cell>
          <table:table-cell/>
          <table:table-cell table:formula="of:=&quot;insert into lyrics (track_id) values ('&quot;&amp;[.D253]&amp;&quot;');&quot;" office:value-type="string" office:string-value="insert into lyrics (track_id) values ('3k7ne7VmH43ZPWxPdvPUgR');" calcext:value-type="string">
            <text:p>insert into lyrics (track_id) values ('3k7ne7VmH43ZPWxPdvPUgR');</text:p>
          </table:table-cell>
          <table:table-cell table:formula="of:=&quot;insert into lyrics (title) values ('&quot;&amp;[.C253]&amp;&quot;');&quot;" office:value-type="string" office:string-value="insert into lyrics (title) values ('9. coney island (feat. The National)');" calcext:value-type="string">
            <text:p>insert into lyrics (title) values ('9. coney island (feat. The National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ivy</text:p>
          </table:table-cell>
          <table:table-cell office:value-type="string" calcext:value-type="string">
            <text:p>19CSr8rwW05VJL2F91KFNK</text:p>
          </table:table-cell>
          <table:table-cell/>
          <table:table-cell table:formula="of:=&quot;insert into lyrics (track_id) values ('&quot;&amp;[.D254]&amp;&quot;');&quot;" office:value-type="string" office:string-value="insert into lyrics (track_id) values ('19CSr8rwW05VJL2F91KFNK');" calcext:value-type="string">
            <text:p>insert into lyrics (track_id) values ('19CSr8rwW05VJL2F91KFNK');</text:p>
          </table:table-cell>
          <table:table-cell table:formula="of:=&quot;insert into lyrics (title) values ('&quot;&amp;[.C254]&amp;&quot;');&quot;" office:value-type="string" office:string-value="insert into lyrics (title) values ('10. ivy');" calcext:value-type="string">
            <text:p>insert into lyrics (title) values ('10. iv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cowboy like me</text:p>
          </table:table-cell>
          <table:table-cell office:value-type="string" calcext:value-type="string">
            <text:p>1XjHRolIXL2M1EEOUsGGR4</text:p>
          </table:table-cell>
          <table:table-cell/>
          <table:table-cell table:formula="of:=&quot;insert into lyrics (track_id) values ('&quot;&amp;[.D255]&amp;&quot;');&quot;" office:value-type="string" office:string-value="insert into lyrics (track_id) values ('1XjHRolIXL2M1EEOUsGGR4');" calcext:value-type="string">
            <text:p>insert into lyrics (track_id) values ('1XjHRolIXL2M1EEOUsGGR4');</text:p>
          </table:table-cell>
          <table:table-cell table:formula="of:=&quot;insert into lyrics (title) values ('&quot;&amp;[.C255]&amp;&quot;');&quot;" office:value-type="string" office:string-value="insert into lyrics (title) values ('11. cowboy like me');" calcext:value-type="string">
            <text:p>insert into lyrics (title) values ('11. cowboy like m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long story short</text:p>
          </table:table-cell>
          <table:table-cell office:value-type="string" calcext:value-type="string">
            <text:p>2o2sgVJIgFXk8GQjWTgI6U</text:p>
          </table:table-cell>
          <table:table-cell/>
          <table:table-cell table:formula="of:=&quot;insert into lyrics (track_id) values ('&quot;&amp;[.D256]&amp;&quot;');&quot;" office:value-type="string" office:string-value="insert into lyrics (track_id) values ('2o2sgVJIgFXk8GQjWTgI6U');" calcext:value-type="string">
            <text:p>insert into lyrics (track_id) values ('2o2sgVJIgFXk8GQjWTgI6U');</text:p>
          </table:table-cell>
          <table:table-cell table:formula="of:=&quot;insert into lyrics (title) values ('&quot;&amp;[.C256]&amp;&quot;');&quot;" office:value-type="string" office:string-value="insert into lyrics (title) values ('12. long story short');" calcext:value-type="string">
            <text:p>insert into lyrics (title) values ('12. long story shor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marjorie</text:p>
          </table:table-cell>
          <table:table-cell office:value-type="string" calcext:value-type="string">
            <text:p>12ntTeqEeTg7GAVpe8Mhpl</text:p>
          </table:table-cell>
          <table:table-cell/>
          <table:table-cell table:formula="of:=&quot;insert into lyrics (track_id) values ('&quot;&amp;[.D257]&amp;&quot;');&quot;" office:value-type="string" office:string-value="insert into lyrics (track_id) values ('12ntTeqEeTg7GAVpe8Mhpl');" calcext:value-type="string">
            <text:p>insert into lyrics (track_id) values ('12ntTeqEeTg7GAVpe8Mhpl');</text:p>
          </table:table-cell>
          <table:table-cell table:formula="of:=&quot;insert into lyrics (title) values ('&quot;&amp;[.C257]&amp;&quot;');&quot;" office:value-type="string" office:string-value="insert into lyrics (title) values ('13. marjorie');" calcext:value-type="string">
            <text:p>insert into lyrics (title) values ('13. marjori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closure</text:p>
          </table:table-cell>
          <table:table-cell office:value-type="string" calcext:value-type="string">
            <text:p>35rdVq36LMHQX0Suw9a6tK</text:p>
          </table:table-cell>
          <table:table-cell/>
          <table:table-cell table:formula="of:=&quot;insert into lyrics (track_id) values ('&quot;&amp;[.D258]&amp;&quot;');&quot;" office:value-type="string" office:string-value="insert into lyrics (track_id) values ('35rdVq36LMHQX0Suw9a6tK');" calcext:value-type="string">
            <text:p>insert into lyrics (track_id) values ('35rdVq36LMHQX0Suw9a6tK');</text:p>
          </table:table-cell>
          <table:table-cell table:formula="of:=&quot;insert into lyrics (title) values ('&quot;&amp;[.C258]&amp;&quot;');&quot;" office:value-type="string" office:string-value="insert into lyrics (title) values ('14. closure');" calcext:value-type="string">
            <text:p>insert into lyrics (title) values ('14. closur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evermore (feat. Bon Iver)</text:p>
          </table:table-cell>
          <table:table-cell office:value-type="string" calcext:value-type="string">
            <text:p>3O5osWf1rSoKMwe6E9ZaXP</text:p>
          </table:table-cell>
          <table:table-cell/>
          <table:table-cell table:formula="of:=&quot;insert into lyrics (track_id) values ('&quot;&amp;[.D259]&amp;&quot;');&quot;" office:value-type="string" office:string-value="insert into lyrics (track_id) values ('3O5osWf1rSoKMwe6E9ZaXP');" calcext:value-type="string">
            <text:p>insert into lyrics (track_id) values ('3O5osWf1rSoKMwe6E9ZaXP');</text:p>
          </table:table-cell>
          <table:table-cell table:formula="of:=&quot;insert into lyrics (title) values ('&quot;&amp;[.C259]&amp;&quot;');&quot;" office:value-type="string" office:string-value="insert into lyrics (title) values ('15. evermore (feat. Bon Iver)');" calcext:value-type="string">
            <text:p>insert into lyrics (title) values ('15. evermore (feat. Bon Iver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willow</text:p>
          </table:table-cell>
          <table:table-cell office:value-type="string" calcext:value-type="string">
            <text:p>2gVhfX2Gy1T9kDuS9azrF7</text:p>
          </table:table-cell>
          <table:table-cell/>
          <table:table-cell table:formula="of:=&quot;insert into lyrics (track_id) values ('&quot;&amp;[.D260]&amp;&quot;');&quot;" office:value-type="string" office:string-value="insert into lyrics (track_id) values ('2gVhfX2Gy1T9kDuS9azrF7');" calcext:value-type="string">
            <text:p>insert into lyrics (track_id) values ('2gVhfX2Gy1T9kDuS9azrF7');</text:p>
          </table:table-cell>
          <table:table-cell table:formula="of:=&quot;insert into lyrics (title) values ('&quot;&amp;[.C260]&amp;&quot;');&quot;" office:value-type="string" office:string-value="insert into lyrics (title) values ('1. willow');" calcext:value-type="string">
            <text:p>insert into lyrics (title) values ('1. willow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hampagne problems</text:p>
          </table:table-cell>
          <table:table-cell office:value-type="string" calcext:value-type="string">
            <text:p>1gcyHQpBQ1lfXGdhZmWrHP</text:p>
          </table:table-cell>
          <table:table-cell/>
          <table:table-cell table:formula="of:=&quot;insert into lyrics (track_id) values ('&quot;&amp;[.D261]&amp;&quot;');&quot;" office:value-type="string" office:string-value="insert into lyrics (track_id) values ('1gcyHQpBQ1lfXGdhZmWrHP');" calcext:value-type="string">
            <text:p>insert into lyrics (track_id) values ('1gcyHQpBQ1lfXGdhZmWrHP');</text:p>
          </table:table-cell>
          <table:table-cell table:formula="of:=&quot;insert into lyrics (title) values ('&quot;&amp;[.C261]&amp;&quot;');&quot;" office:value-type="string" office:string-value="insert into lyrics (title) values ('2. champagne problems');" calcext:value-type="string">
            <text:p>insert into lyrics (title) values ('2. champagne problem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gold rush</text:p>
          </table:table-cell>
          <table:table-cell office:value-type="string" calcext:value-type="string">
            <text:p>3Dby3p1m6IOZn2gIIqECgK</text:p>
          </table:table-cell>
          <table:table-cell/>
          <table:table-cell table:formula="of:=&quot;insert into lyrics (track_id) values ('&quot;&amp;[.D262]&amp;&quot;');&quot;" office:value-type="string" office:string-value="insert into lyrics (track_id) values ('3Dby3p1m6IOZn2gIIqECgK');" calcext:value-type="string">
            <text:p>insert into lyrics (track_id) values ('3Dby3p1m6IOZn2gIIqECgK');</text:p>
          </table:table-cell>
          <table:table-cell table:formula="of:=&quot;insert into lyrics (title) values ('&quot;&amp;[.C262]&amp;&quot;');&quot;" office:value-type="string" office:string-value="insert into lyrics (title) values ('3. gold rush');" calcext:value-type="string">
            <text:p>insert into lyrics (title) values ('3. gold rush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‘tis the damn season</text:p>
          </table:table-cell>
          <table:table-cell office:value-type="string" calcext:value-type="string">
            <text:p>6sQckd3Z8NPxVVKUnavY1F</text:p>
          </table:table-cell>
          <table:table-cell/>
          <table:table-cell table:formula="of:=&quot;insert into lyrics (track_id) values ('&quot;&amp;[.D263]&amp;&quot;');&quot;" office:value-type="string" office:string-value="insert into lyrics (track_id) values ('6sQckd3Z8NPxVVKUnavY1F');" calcext:value-type="string">
            <text:p>insert into lyrics (track_id) values ('6sQckd3Z8NPxVVKUnavY1F');</text:p>
          </table:table-cell>
          <table:table-cell table:formula="of:=&quot;insert into lyrics (title) values ('&quot;&amp;[.C263]&amp;&quot;');&quot;" office:value-type="string" office:string-value="insert into lyrics (title) values ('4. ‘tis the damn season');" calcext:value-type="string">
            <text:p>insert into lyrics (title) values ('4. ‘tis the damn seas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tolerate it</text:p>
          </table:table-cell>
          <table:table-cell office:value-type="string" calcext:value-type="string">
            <text:p>6lCvK2AR2uOKkVFCVlAzzm</text:p>
          </table:table-cell>
          <table:table-cell/>
          <table:table-cell table:formula="of:=&quot;insert into lyrics (track_id) values ('&quot;&amp;[.D264]&amp;&quot;');&quot;" office:value-type="string" office:string-value="insert into lyrics (track_id) values ('6lCvK2AR2uOKkVFCVlAzzm');" calcext:value-type="string">
            <text:p>insert into lyrics (track_id) values ('6lCvK2AR2uOKkVFCVlAzzm');</text:p>
          </table:table-cell>
          <table:table-cell table:formula="of:=&quot;insert into lyrics (title) values ('&quot;&amp;[.C264]&amp;&quot;');&quot;" office:value-type="string" office:string-value="insert into lyrics (title) values ('5. tolerate it');" calcext:value-type="string">
            <text:p>insert into lyrics (title) values ('5. tolerate i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no body, no crime (feat. HAIM)</text:p>
          </table:table-cell>
          <table:table-cell office:value-type="string" calcext:value-type="string">
            <text:p>6uwfVkaOM1mcMkFmSn35ix</text:p>
          </table:table-cell>
          <table:table-cell/>
          <table:table-cell table:formula="of:=&quot;insert into lyrics (track_id) values ('&quot;&amp;[.D265]&amp;&quot;');&quot;" office:value-type="string" office:string-value="insert into lyrics (track_id) values ('6uwfVkaOM1mcMkFmSn35ix');" calcext:value-type="string">
            <text:p>insert into lyrics (track_id) values ('6uwfVkaOM1mcMkFmSn35ix');</text:p>
          </table:table-cell>
          <table:table-cell table:formula="of:=&quot;insert into lyrics (title) values ('&quot;&amp;[.C265]&amp;&quot;');&quot;" office:value-type="string" office:string-value="insert into lyrics (title) values ('6. no body, no crime (feat. HAIM)');" calcext:value-type="string">
            <text:p>insert into lyrics (title) values ('6. no body, no crime (feat. HAIM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happiness</text:p>
          </table:table-cell>
          <table:table-cell office:value-type="string" calcext:value-type="string">
            <text:p>55Vf4bimc1Rtfg0PAQRAo2</text:p>
          </table:table-cell>
          <table:table-cell/>
          <table:table-cell table:formula="of:=&quot;insert into lyrics (track_id) values ('&quot;&amp;[.D266]&amp;&quot;');&quot;" office:value-type="string" office:string-value="insert into lyrics (track_id) values ('55Vf4bimc1Rtfg0PAQRAo2');" calcext:value-type="string">
            <text:p>insert into lyrics (track_id) values ('55Vf4bimc1Rtfg0PAQRAo2');</text:p>
          </table:table-cell>
          <table:table-cell table:formula="of:=&quot;insert into lyrics (title) values ('&quot;&amp;[.C266]&amp;&quot;');&quot;" office:value-type="string" office:string-value="insert into lyrics (title) values ('7. happiness');" calcext:value-type="string">
            <text:p>insert into lyrics (title) values ('7. happines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dorothea</text:p>
          </table:table-cell>
          <table:table-cell office:value-type="string" calcext:value-type="string">
            <text:p>66tOfHVH3aUrscg8vExRV4</text:p>
          </table:table-cell>
          <table:table-cell/>
          <table:table-cell table:formula="of:=&quot;insert into lyrics (track_id) values ('&quot;&amp;[.D267]&amp;&quot;');&quot;" office:value-type="string" office:string-value="insert into lyrics (track_id) values ('66tOfHVH3aUrscg8vExRV4');" calcext:value-type="string">
            <text:p>insert into lyrics (track_id) values ('66tOfHVH3aUrscg8vExRV4');</text:p>
          </table:table-cell>
          <table:table-cell table:formula="of:=&quot;insert into lyrics (title) values ('&quot;&amp;[.C267]&amp;&quot;');&quot;" office:value-type="string" office:string-value="insert into lyrics (title) values ('8. dorothea');" calcext:value-type="string">
            <text:p>insert into lyrics (title) values ('8. dorothea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coney island (feat. The National)</text:p>
          </table:table-cell>
          <table:table-cell office:value-type="string" calcext:value-type="string">
            <text:p>2awNGIJHodfLZSClB3PYhz</text:p>
          </table:table-cell>
          <table:table-cell/>
          <table:table-cell table:formula="of:=&quot;insert into lyrics (track_id) values ('&quot;&amp;[.D268]&amp;&quot;');&quot;" office:value-type="string" office:string-value="insert into lyrics (track_id) values ('2awNGIJHodfLZSClB3PYhz');" calcext:value-type="string">
            <text:p>insert into lyrics (track_id) values ('2awNGIJHodfLZSClB3PYhz');</text:p>
          </table:table-cell>
          <table:table-cell table:formula="of:=&quot;insert into lyrics (title) values ('&quot;&amp;[.C268]&amp;&quot;');&quot;" office:value-type="string" office:string-value="insert into lyrics (title) values ('9. coney island (feat. The National)');" calcext:value-type="string">
            <text:p>insert into lyrics (title) values ('9. coney island (feat. The National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ivy</text:p>
          </table:table-cell>
          <table:table-cell office:value-type="string" calcext:value-type="string">
            <text:p>43Ykum9T72UOPhBN31grpN</text:p>
          </table:table-cell>
          <table:table-cell/>
          <table:table-cell table:formula="of:=&quot;insert into lyrics (track_id) values ('&quot;&amp;[.D269]&amp;&quot;');&quot;" office:value-type="string" office:string-value="insert into lyrics (track_id) values ('43Ykum9T72UOPhBN31grpN');" calcext:value-type="string">
            <text:p>insert into lyrics (track_id) values ('43Ykum9T72UOPhBN31grpN');</text:p>
          </table:table-cell>
          <table:table-cell table:formula="of:=&quot;insert into lyrics (title) values ('&quot;&amp;[.C269]&amp;&quot;');&quot;" office:value-type="string" office:string-value="insert into lyrics (title) values ('10. ivy');" calcext:value-type="string">
            <text:p>insert into lyrics (title) values ('10. iv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cowboy like me</text:p>
          </table:table-cell>
          <table:table-cell office:value-type="string" calcext:value-type="string">
            <text:p>52OkpDsU6MmPx1AwGOb6Ap</text:p>
          </table:table-cell>
          <table:table-cell/>
          <table:table-cell table:formula="of:=&quot;insert into lyrics (track_id) values ('&quot;&amp;[.D270]&amp;&quot;');&quot;" office:value-type="string" office:string-value="insert into lyrics (track_id) values ('52OkpDsU6MmPx1AwGOb6Ap');" calcext:value-type="string">
            <text:p>insert into lyrics (track_id) values ('52OkpDsU6MmPx1AwGOb6Ap');</text:p>
          </table:table-cell>
          <table:table-cell table:formula="of:=&quot;insert into lyrics (title) values ('&quot;&amp;[.C270]&amp;&quot;');&quot;" office:value-type="string" office:string-value="insert into lyrics (title) values ('11. cowboy like me');" calcext:value-type="string">
            <text:p>insert into lyrics (title) values ('11. cowboy like m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long story short</text:p>
          </table:table-cell>
          <table:table-cell office:value-type="string" calcext:value-type="string">
            <text:p>5VYWxXUpxuxEmCqMLDqICo</text:p>
          </table:table-cell>
          <table:table-cell/>
          <table:table-cell table:formula="of:=&quot;insert into lyrics (track_id) values ('&quot;&amp;[.D271]&amp;&quot;');&quot;" office:value-type="string" office:string-value="insert into lyrics (track_id) values ('5VYWxXUpxuxEmCqMLDqICo');" calcext:value-type="string">
            <text:p>insert into lyrics (track_id) values ('5VYWxXUpxuxEmCqMLDqICo');</text:p>
          </table:table-cell>
          <table:table-cell table:formula="of:=&quot;insert into lyrics (title) values ('&quot;&amp;[.C271]&amp;&quot;');&quot;" office:value-type="string" office:string-value="insert into lyrics (title) values ('12. long story short');" calcext:value-type="string">
            <text:p>insert into lyrics (title) values ('12. long story shor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marjorie</text:p>
          </table:table-cell>
          <table:table-cell office:value-type="string" calcext:value-type="string">
            <text:p>5uICWmZTLkpEVbK22PBP6e</text:p>
          </table:table-cell>
          <table:table-cell/>
          <table:table-cell table:formula="of:=&quot;insert into lyrics (track_id) values ('&quot;&amp;[.D272]&amp;&quot;');&quot;" office:value-type="string" office:string-value="insert into lyrics (track_id) values ('5uICWmZTLkpEVbK22PBP6e');" calcext:value-type="string">
            <text:p>insert into lyrics (track_id) values ('5uICWmZTLkpEVbK22PBP6e');</text:p>
          </table:table-cell>
          <table:table-cell table:formula="of:=&quot;insert into lyrics (title) values ('&quot;&amp;[.C272]&amp;&quot;');&quot;" office:value-type="string" office:string-value="insert into lyrics (title) values ('13. marjorie');" calcext:value-type="string">
            <text:p>insert into lyrics (title) values ('13. marjori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closure</text:p>
          </table:table-cell>
          <table:table-cell office:value-type="string" calcext:value-type="string">
            <text:p>6a8aUhYbaQBUI8PcJ5ZmQ6</text:p>
          </table:table-cell>
          <table:table-cell/>
          <table:table-cell table:formula="of:=&quot;insert into lyrics (track_id) values ('&quot;&amp;[.D273]&amp;&quot;');&quot;" office:value-type="string" office:string-value="insert into lyrics (track_id) values ('6a8aUhYbaQBUI8PcJ5ZmQ6');" calcext:value-type="string">
            <text:p>insert into lyrics (track_id) values ('6a8aUhYbaQBUI8PcJ5ZmQ6');</text:p>
          </table:table-cell>
          <table:table-cell table:formula="of:=&quot;insert into lyrics (title) values ('&quot;&amp;[.C273]&amp;&quot;');&quot;" office:value-type="string" office:string-value="insert into lyrics (title) values ('14. closure');" calcext:value-type="string">
            <text:p>insert into lyrics (title) values ('14. closur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evermore (feat. Bon Iver)</text:p>
          </table:table-cell>
          <table:table-cell office:value-type="string" calcext:value-type="string">
            <text:p>6Wlq9rqkxrqj5Kls4Kw14H</text:p>
          </table:table-cell>
          <table:table-cell/>
          <table:table-cell table:formula="of:=&quot;insert into lyrics (track_id) values ('&quot;&amp;[.D274]&amp;&quot;');&quot;" office:value-type="string" office:string-value="insert into lyrics (track_id) values ('6Wlq9rqkxrqj5Kls4Kw14H');" calcext:value-type="string">
            <text:p>insert into lyrics (track_id) values ('6Wlq9rqkxrqj5Kls4Kw14H');</text:p>
          </table:table-cell>
          <table:table-cell table:formula="of:=&quot;insert into lyrics (title) values ('&quot;&amp;[.C274]&amp;&quot;');&quot;" office:value-type="string" office:string-value="insert into lyrics (title) values ('15. evermore (feat. Bon Iver)');" calcext:value-type="string">
            <text:p>insert into lyrics (title) values ('15. evermore (feat. Bon Iver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right where you left me - bonus track</text:p>
          </table:table-cell>
          <table:table-cell office:value-type="string" calcext:value-type="string">
            <text:p>3zwMVvkBe2qIKDObWgXw4N</text:p>
          </table:table-cell>
          <table:table-cell/>
          <table:table-cell table:formula="of:=&quot;insert into lyrics (track_id) values ('&quot;&amp;[.D275]&amp;&quot;');&quot;" office:value-type="string" office:string-value="insert into lyrics (track_id) values ('3zwMVvkBe2qIKDObWgXw4N');" calcext:value-type="string">
            <text:p>insert into lyrics (track_id) values ('3zwMVvkBe2qIKDObWgXw4N');</text:p>
          </table:table-cell>
          <table:table-cell table:formula="of:=&quot;insert into lyrics (title) values ('&quot;&amp;[.C275]&amp;&quot;');&quot;" office:value-type="string" office:string-value="insert into lyrics (title) values ('16. right where you left me - bonus track');" calcext:value-type="string">
            <text:p>insert into lyrics (title) values ('16. right where you left me - bonus track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it’s time to go - bonus track</text:p>
          </table:table-cell>
          <table:table-cell office:value-type="string" calcext:value-type="string">
            <text:p>1kdWw77ZpYOkhxeuhzU1j6</text:p>
          </table:table-cell>
          <table:table-cell/>
          <table:table-cell table:formula="of:=&quot;insert into lyrics (track_id) values ('&quot;&amp;[.D276]&amp;&quot;');&quot;" office:value-type="string" office:string-value="insert into lyrics (track_id) values ('1kdWw77ZpYOkhxeuhzU1j6');" calcext:value-type="string">
            <text:p>insert into lyrics (track_id) values ('1kdWw77ZpYOkhxeuhzU1j6');</text:p>
          </table:table-cell>
          <table:table-cell table:formula="of:=&quot;insert into lyrics (title) values ('&quot;&amp;[.C276]&amp;&quot;');&quot;" office:value-type="string" office:string-value="insert into lyrics (title) values ('17. it’s time to go - bonus track');" calcext:value-type="string">
            <text:p>insert into lyrics (title) values ('17. it’s time to go - bonus track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Fearless (Taylor’s Version)</text:p>
          </table:table-cell>
          <table:table-cell office:value-type="string" calcext:value-type="string">
            <text:p>77sMIMlNaSURUAXq5coCxE</text:p>
          </table:table-cell>
          <table:table-cell/>
          <table:table-cell table:formula="of:=&quot;insert into lyrics (track_id) values ('&quot;&amp;[.D277]&amp;&quot;');&quot;" office:value-type="string" office:string-value="insert into lyrics (track_id) values ('77sMIMlNaSURUAXq5coCxE');" calcext:value-type="string">
            <text:p>insert into lyrics (track_id) values ('77sMIMlNaSURUAXq5coCxE');</text:p>
          </table:table-cell>
          <table:table-cell table:formula="of:=&quot;insert into lyrics (title) values ('&quot;&amp;[.C277]&amp;&quot;');&quot;" office:value-type="string" office:string-value="insert into lyrics (title) values ('1. Fearless (Taylor’s Version)');" calcext:value-type="string">
            <text:p>insert into lyrics (title) values ('1. Fearless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Fifteen (Taylor’s Version)</text:p>
          </table:table-cell>
          <table:table-cell office:value-type="string" calcext:value-type="string">
            <text:p>2nqio0SfWg6gh2eCtfuMa5</text:p>
          </table:table-cell>
          <table:table-cell/>
          <table:table-cell table:formula="of:=&quot;insert into lyrics (track_id) values ('&quot;&amp;[.D278]&amp;&quot;');&quot;" office:value-type="string" office:string-value="insert into lyrics (track_id) values ('2nqio0SfWg6gh2eCtfuMa5');" calcext:value-type="string">
            <text:p>insert into lyrics (track_id) values ('2nqio0SfWg6gh2eCtfuMa5');</text:p>
          </table:table-cell>
          <table:table-cell table:formula="of:=&quot;insert into lyrics (title) values ('&quot;&amp;[.C278]&amp;&quot;');&quot;" office:value-type="string" office:string-value="insert into lyrics (title) values ('2. Fifteen (Taylor’s Version)');" calcext:value-type="string">
            <text:p>insert into lyrics (title) values ('2. Fifteen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Love Story (Taylor’s Version)</text:p>
          </table:table-cell>
          <table:table-cell office:value-type="string" calcext:value-type="string">
            <text:p>6YvqWjhGD8mB5QXcbcUKtx</text:p>
          </table:table-cell>
          <table:table-cell/>
          <table:table-cell table:formula="of:=&quot;insert into lyrics (track_id) values ('&quot;&amp;[.D279]&amp;&quot;');&quot;" office:value-type="string" office:string-value="insert into lyrics (track_id) values ('6YvqWjhGD8mB5QXcbcUKtx');" calcext:value-type="string">
            <text:p>insert into lyrics (track_id) values ('6YvqWjhGD8mB5QXcbcUKtx');</text:p>
          </table:table-cell>
          <table:table-cell table:formula="of:=&quot;insert into lyrics (title) values ('&quot;&amp;[.C279]&amp;&quot;');&quot;" office:value-type="string" office:string-value="insert into lyrics (title) values ('3. Love Story (Taylor’s Version)');" calcext:value-type="string">
            <text:p>insert into lyrics (title) values ('3. Love Story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Hey Stephen (Taylor’s Version)</text:p>
          </table:table-cell>
          <table:table-cell office:value-type="string" calcext:value-type="string">
            <text:p>550erGcdD9n6PnwxrvYqZT</text:p>
          </table:table-cell>
          <table:table-cell/>
          <table:table-cell table:formula="of:=&quot;insert into lyrics (track_id) values ('&quot;&amp;[.D280]&amp;&quot;');&quot;" office:value-type="string" office:string-value="insert into lyrics (track_id) values ('550erGcdD9n6PnwxrvYqZT');" calcext:value-type="string">
            <text:p>insert into lyrics (track_id) values ('550erGcdD9n6PnwxrvYqZT');</text:p>
          </table:table-cell>
          <table:table-cell table:formula="of:=&quot;insert into lyrics (title) values ('&quot;&amp;[.C280]&amp;&quot;');&quot;" office:value-type="string" office:string-value="insert into lyrics (title) values ('4. Hey Stephen (Taylor’s Version)');" calcext:value-type="string">
            <text:p>insert into lyrics (title) values ('4. Hey Stephen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White Horse (Taylor’s Version)</text:p>
          </table:table-cell>
          <table:table-cell office:value-type="string" calcext:value-type="string">
            <text:p>5YL553x8sHderRBDlm3NM3</text:p>
          </table:table-cell>
          <table:table-cell/>
          <table:table-cell table:formula="of:=&quot;insert into lyrics (track_id) values ('&quot;&amp;[.D281]&amp;&quot;');&quot;" office:value-type="string" office:string-value="insert into lyrics (track_id) values ('5YL553x8sHderRBDlm3NM3');" calcext:value-type="string">
            <text:p>insert into lyrics (track_id) values ('5YL553x8sHderRBDlm3NM3');</text:p>
          </table:table-cell>
          <table:table-cell table:formula="of:=&quot;insert into lyrics (title) values ('&quot;&amp;[.C281]&amp;&quot;');&quot;" office:value-type="string" office:string-value="insert into lyrics (title) values ('5. White Horse (Taylor’s Version)');" calcext:value-type="string">
            <text:p>insert into lyrics (title) values ('5. White Horse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You Belong With Me (Taylor’s Version)</text:p>
          </table:table-cell>
          <table:table-cell office:value-type="string" calcext:value-type="string">
            <text:p>1qrpoAMXodY6895hGKoUpA</text:p>
          </table:table-cell>
          <table:table-cell/>
          <table:table-cell table:formula="of:=&quot;insert into lyrics (track_id) values ('&quot;&amp;[.D282]&amp;&quot;');&quot;" office:value-type="string" office:string-value="insert into lyrics (track_id) values ('1qrpoAMXodY6895hGKoUpA');" calcext:value-type="string">
            <text:p>insert into lyrics (track_id) values ('1qrpoAMXodY6895hGKoUpA');</text:p>
          </table:table-cell>
          <table:table-cell table:formula="of:=&quot;insert into lyrics (title) values ('&quot;&amp;[.C282]&amp;&quot;');&quot;" office:value-type="string" office:string-value="insert into lyrics (title) values ('6. You Belong With Me (Taylor’s Version)');" calcext:value-type="string">
            <text:p>insert into lyrics (title) values ('6. You Belong With Me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Breathe (feat. Colbie Caillat) (Taylor’s Version)</text:p>
          </table:table-cell>
          <table:table-cell office:value-type="string" calcext:value-type="string">
            <text:p>7HC7R2D8WjXVcUHJyEGjRs</text:p>
          </table:table-cell>
          <table:table-cell/>
          <table:table-cell table:formula="of:=&quot;insert into lyrics (track_id) values ('&quot;&amp;[.D283]&amp;&quot;');&quot;" office:value-type="string" office:string-value="insert into lyrics (track_id) values ('7HC7R2D8WjXVcUHJyEGjRs');" calcext:value-type="string">
            <text:p>insert into lyrics (track_id) values ('7HC7R2D8WjXVcUHJyEGjRs');</text:p>
          </table:table-cell>
          <table:table-cell table:formula="of:=&quot;insert into lyrics (title) values ('&quot;&amp;[.C283]&amp;&quot;');&quot;" office:value-type="string" office:string-value="insert into lyrics (title) values ('7. Breathe (feat. Colbie Caillat) (Taylor’s Version)');" calcext:value-type="string">
            <text:p>insert into lyrics (title) values ('7. Breathe (feat. Colbie Caillat)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Tell Me Why (Taylor’s Version)</text:p>
          </table:table-cell>
          <table:table-cell office:value-type="string" calcext:value-type="string">
            <text:p>0k0vFacOHNuArLWMiH60p7</text:p>
          </table:table-cell>
          <table:table-cell/>
          <table:table-cell table:formula="of:=&quot;insert into lyrics (track_id) values ('&quot;&amp;[.D284]&amp;&quot;');&quot;" office:value-type="string" office:string-value="insert into lyrics (track_id) values ('0k0vFacOHNuArLWMiH60p7');" calcext:value-type="string">
            <text:p>insert into lyrics (track_id) values ('0k0vFacOHNuArLWMiH60p7');</text:p>
          </table:table-cell>
          <table:table-cell table:formula="of:=&quot;insert into lyrics (title) values ('&quot;&amp;[.C284]&amp;&quot;');&quot;" office:value-type="string" office:string-value="insert into lyrics (title) values ('8. Tell Me Why (Taylor’s Version)');" calcext:value-type="string">
            <text:p>insert into lyrics (title) values ('8. Tell Me Why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You’re Not Sorry (Taylor’s Version)</text:p>
          </table:table-cell>
          <table:table-cell office:value-type="string" calcext:value-type="string">
            <text:p>6iiAfo4wTA2CVC3Uwx9uh8</text:p>
          </table:table-cell>
          <table:table-cell/>
          <table:table-cell table:formula="of:=&quot;insert into lyrics (track_id) values ('&quot;&amp;[.D285]&amp;&quot;');&quot;" office:value-type="string" office:string-value="insert into lyrics (track_id) values ('6iiAfo4wTA2CVC3Uwx9uh8');" calcext:value-type="string">
            <text:p>insert into lyrics (track_id) values ('6iiAfo4wTA2CVC3Uwx9uh8');</text:p>
          </table:table-cell>
          <table:table-cell table:formula="of:=&quot;insert into lyrics (title) values ('&quot;&amp;[.C285]&amp;&quot;');&quot;" office:value-type="string" office:string-value="insert into lyrics (title) values ('9. You’re Not Sorry (Taylor’s Version)');" calcext:value-type="string">
            <text:p>insert into lyrics (title) values ('9. You’re Not Sorry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The Way I Loved You (Taylor’s Version)</text:p>
          </table:table-cell>
          <table:table-cell office:value-type="string" calcext:value-type="string">
            <text:p>22bPsP2jCgbLUvh82U0Z3M</text:p>
          </table:table-cell>
          <table:table-cell/>
          <table:table-cell table:formula="of:=&quot;insert into lyrics (track_id) values ('&quot;&amp;[.D286]&amp;&quot;');&quot;" office:value-type="string" office:string-value="insert into lyrics (track_id) values ('22bPsP2jCgbLUvh82U0Z3M');" calcext:value-type="string">
            <text:p>insert into lyrics (track_id) values ('22bPsP2jCgbLUvh82U0Z3M');</text:p>
          </table:table-cell>
          <table:table-cell table:formula="of:=&quot;insert into lyrics (title) values ('&quot;&amp;[.C286]&amp;&quot;');&quot;" office:value-type="string" office:string-value="insert into lyrics (title) values ('10. The Way I Loved You (Taylor’s Version)');" calcext:value-type="string">
            <text:p>insert into lyrics (title) values ('10. The Way I Loved You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Forever &amp; Always (Taylor’s Version)</text:p>
          </table:table-cell>
          <table:table-cell office:value-type="string" calcext:value-type="string">
            <text:p>1msEuwSBneBKpVCZQcFTsU</text:p>
          </table:table-cell>
          <table:table-cell/>
          <table:table-cell table:formula="of:=&quot;insert into lyrics (track_id) values ('&quot;&amp;[.D287]&amp;&quot;');&quot;" office:value-type="string" office:string-value="insert into lyrics (track_id) values ('1msEuwSBneBKpVCZQcFTsU');" calcext:value-type="string">
            <text:p>insert into lyrics (track_id) values ('1msEuwSBneBKpVCZQcFTsU');</text:p>
          </table:table-cell>
          <table:table-cell table:formula="of:=&quot;insert into lyrics (title) values ('&quot;&amp;[.C287]&amp;&quot;');&quot;" office:value-type="string" office:string-value="insert into lyrics (title) values ('11. Forever &amp; Always (Taylor’s Version)');" calcext:value-type="string">
            <text:p>insert into lyrics (title) values ('11. Forever &amp; Always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The Best Day (Taylor’s Version)</text:p>
          </table:table-cell>
          <table:table-cell office:value-type="string" calcext:value-type="string">
            <text:p>6ON9UuIq49xXY9GPmHIYRp</text:p>
          </table:table-cell>
          <table:table-cell/>
          <table:table-cell table:formula="of:=&quot;insert into lyrics (track_id) values ('&quot;&amp;[.D288]&amp;&quot;');&quot;" office:value-type="string" office:string-value="insert into lyrics (track_id) values ('6ON9UuIq49xXY9GPmHIYRp');" calcext:value-type="string">
            <text:p>insert into lyrics (track_id) values ('6ON9UuIq49xXY9GPmHIYRp');</text:p>
          </table:table-cell>
          <table:table-cell table:formula="of:=&quot;insert into lyrics (title) values ('&quot;&amp;[.C288]&amp;&quot;');&quot;" office:value-type="string" office:string-value="insert into lyrics (title) values ('12. The Best Day (Taylor’s Version)');" calcext:value-type="string">
            <text:p>insert into lyrics (title) values ('12. The Best Day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Change (Taylor’s Version)</text:p>
          </table:table-cell>
          <table:table-cell office:value-type="string" calcext:value-type="string">
            <text:p>3ExweHKZF9B752DPQByRVT</text:p>
          </table:table-cell>
          <table:table-cell/>
          <table:table-cell table:formula="of:=&quot;insert into lyrics (track_id) values ('&quot;&amp;[.D289]&amp;&quot;');&quot;" office:value-type="string" office:string-value="insert into lyrics (track_id) values ('3ExweHKZF9B752DPQByRVT');" calcext:value-type="string">
            <text:p>insert into lyrics (track_id) values ('3ExweHKZF9B752DPQByRVT');</text:p>
          </table:table-cell>
          <table:table-cell table:formula="of:=&quot;insert into lyrics (title) values ('&quot;&amp;[.C289]&amp;&quot;');&quot;" office:value-type="string" office:string-value="insert into lyrics (title) values ('13. Change (Taylor’s Version)');" calcext:value-type="string">
            <text:p>insert into lyrics (title) values ('13. Change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Jump Then Fall (Taylor’s Version)</text:p>
          </table:table-cell>
          <table:table-cell office:value-type="string" calcext:value-type="string">
            <text:p>2m3ObD945KvpE5y9A1eUWm</text:p>
          </table:table-cell>
          <table:table-cell/>
          <table:table-cell table:formula="of:=&quot;insert into lyrics (track_id) values ('&quot;&amp;[.D290]&amp;&quot;');&quot;" office:value-type="string" office:string-value="insert into lyrics (track_id) values ('2m3ObD945KvpE5y9A1eUWm');" calcext:value-type="string">
            <text:p>insert into lyrics (track_id) values ('2m3ObD945KvpE5y9A1eUWm');</text:p>
          </table:table-cell>
          <table:table-cell table:formula="of:=&quot;insert into lyrics (title) values ('&quot;&amp;[.C290]&amp;&quot;');&quot;" office:value-type="string" office:string-value="insert into lyrics (title) values ('14. Jump Then Fall (Taylor’s Version)');" calcext:value-type="string">
            <text:p>insert into lyrics (title) values ('14. Jump Then Fall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Untouchable (Taylor’s Version)</text:p>
          </table:table-cell>
          <table:table-cell office:value-type="string" calcext:value-type="string">
            <text:p>0tQ9vBYpldCuikPsbgOVKA</text:p>
          </table:table-cell>
          <table:table-cell/>
          <table:table-cell table:formula="of:=&quot;insert into lyrics (track_id) values ('&quot;&amp;[.D291]&amp;&quot;');&quot;" office:value-type="string" office:string-value="insert into lyrics (track_id) values ('0tQ9vBYpldCuikPsbgOVKA');" calcext:value-type="string">
            <text:p>insert into lyrics (track_id) values ('0tQ9vBYpldCuikPsbgOVKA');</text:p>
          </table:table-cell>
          <table:table-cell table:formula="of:=&quot;insert into lyrics (title) values ('&quot;&amp;[.C291]&amp;&quot;');&quot;" office:value-type="string" office:string-value="insert into lyrics (title) values ('15. Untouchable (Taylor’s Version)');" calcext:value-type="string">
            <text:p>insert into lyrics (title) values ('15. Untouchable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Forever &amp; Always (Piano Version) (Taylor’s Version)</text:p>
          </table:table-cell>
          <table:table-cell office:value-type="string" calcext:value-type="string">
            <text:p>01QdEx6kFr78ZejhQtWR5m</text:p>
          </table:table-cell>
          <table:table-cell/>
          <table:table-cell table:formula="of:=&quot;insert into lyrics (track_id) values ('&quot;&amp;[.D292]&amp;&quot;');&quot;" office:value-type="string" office:string-value="insert into lyrics (track_id) values ('01QdEx6kFr78ZejhQtWR5m');" calcext:value-type="string">
            <text:p>insert into lyrics (track_id) values ('01QdEx6kFr78ZejhQtWR5m');</text:p>
          </table:table-cell>
          <table:table-cell table:formula="of:=&quot;insert into lyrics (title) values ('&quot;&amp;[.C292]&amp;&quot;');&quot;" office:value-type="string" office:string-value="insert into lyrics (title) values ('16. Forever &amp; Always (Piano Version) (Taylor’s Version)');" calcext:value-type="string">
            <text:p>insert into lyrics (title) values ('16. Forever &amp; Always (Piano Version)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Come In With The Rain (Taylor’s Version)</text:p>
          </table:table-cell>
          <table:table-cell office:value-type="string" calcext:value-type="string">
            <text:p>1n2wszmJyVkw6FHqyLnQsY</text:p>
          </table:table-cell>
          <table:table-cell/>
          <table:table-cell table:formula="of:=&quot;insert into lyrics (track_id) values ('&quot;&amp;[.D293]&amp;&quot;');&quot;" office:value-type="string" office:string-value="insert into lyrics (track_id) values ('1n2wszmJyVkw6FHqyLnQsY');" calcext:value-type="string">
            <text:p>insert into lyrics (track_id) values ('1n2wszmJyVkw6FHqyLnQsY');</text:p>
          </table:table-cell>
          <table:table-cell table:formula="of:=&quot;insert into lyrics (title) values ('&quot;&amp;[.C293]&amp;&quot;');&quot;" office:value-type="string" office:string-value="insert into lyrics (title) values ('17. Come In With The Rain (Taylor’s Version)');" calcext:value-type="string">
            <text:p>insert into lyrics (title) values ('17. Come In With The Rain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Superstar (Taylor’s Version)</text:p>
          </table:table-cell>
          <table:table-cell office:value-type="string" calcext:value-type="string">
            <text:p>51A8eKvvZz9uydvIZ7xRSV</text:p>
          </table:table-cell>
          <table:table-cell/>
          <table:table-cell table:formula="of:=&quot;insert into lyrics (track_id) values ('&quot;&amp;[.D294]&amp;&quot;');&quot;" office:value-type="string" office:string-value="insert into lyrics (track_id) values ('51A8eKvvZz9uydvIZ7xRSV');" calcext:value-type="string">
            <text:p>insert into lyrics (track_id) values ('51A8eKvvZz9uydvIZ7xRSV');</text:p>
          </table:table-cell>
          <table:table-cell table:formula="of:=&quot;insert into lyrics (title) values ('&quot;&amp;[.C294]&amp;&quot;');&quot;" office:value-type="string" office:string-value="insert into lyrics (title) values ('18. Superstar (Taylor’s Version)');" calcext:value-type="string">
            <text:p>insert into lyrics (title) values ('18. Superstar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The Other Side Of The Door (Taylor’s Version)</text:p>
          </table:table-cell>
          <table:table-cell office:value-type="string" calcext:value-type="string">
            <text:p>1cSFlSBdpT4F5vb1frQ231</text:p>
          </table:table-cell>
          <table:table-cell/>
          <table:table-cell table:formula="of:=&quot;insert into lyrics (track_id) values ('&quot;&amp;[.D295]&amp;&quot;');&quot;" office:value-type="string" office:string-value="insert into lyrics (track_id) values ('1cSFlSBdpT4F5vb1frQ231');" calcext:value-type="string">
            <text:p>insert into lyrics (track_id) values ('1cSFlSBdpT4F5vb1frQ231');</text:p>
          </table:table-cell>
          <table:table-cell table:formula="of:=&quot;insert into lyrics (title) values ('&quot;&amp;[.C295]&amp;&quot;');&quot;" office:value-type="string" office:string-value="insert into lyrics (title) values ('19. The Other Side Of The Door (Taylor’s Version)');" calcext:value-type="string">
            <text:p>insert into lyrics (title) values ('19. The Other Side Of The Door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Today Was A Fairytale (Taylor’s Version)</text:p>
          </table:table-cell>
          <table:table-cell office:value-type="string" calcext:value-type="string">
            <text:p>2JoJrsEV15OzbijS47lids</text:p>
          </table:table-cell>
          <table:table-cell/>
          <table:table-cell table:formula="of:=&quot;insert into lyrics (track_id) values ('&quot;&amp;[.D296]&amp;&quot;');&quot;" office:value-type="string" office:string-value="insert into lyrics (track_id) values ('2JoJrsEV15OzbijS47lids');" calcext:value-type="string">
            <text:p>insert into lyrics (track_id) values ('2JoJrsEV15OzbijS47lids');</text:p>
          </table:table-cell>
          <table:table-cell table:formula="of:=&quot;insert into lyrics (title) values ('&quot;&amp;[.C296]&amp;&quot;');&quot;" office:value-type="string" office:string-value="insert into lyrics (title) values ('20. Today Was A Fairytale (Taylor’s Version)');" calcext:value-type="string">
            <text:p>insert into lyrics (title) values ('20. Today Was A Fairytale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State Of Grace (Taylor's Version)</text:p>
          </table:table-cell>
          <table:table-cell office:value-type="string" calcext:value-type="string">
            <text:p>6lzc0Al0zfZOIFsFvBS1ki</text:p>
          </table:table-cell>
          <table:table-cell/>
          <table:table-cell table:formula="of:=&quot;insert into lyrics (track_id) values ('&quot;&amp;[.D297]&amp;&quot;');&quot;" office:value-type="string" office:string-value="insert into lyrics (track_id) values ('6lzc0Al0zfZOIFsFvBS1ki');" calcext:value-type="string">
            <text:p>insert into lyrics (track_id) values ('6lzc0Al0zfZOIFsFvBS1ki');</text:p>
          </table:table-cell>
          <table:table-cell table:formula="of:=&quot;insert into lyrics (title) values ('&quot;&amp;[.C297]&amp;&quot;');&quot;" office:value-type="string" office:string-value="insert into lyrics (title) values ('1. State Of Grace (Taylor's Version)');" calcext:value-type="string">
            <text:p>insert into lyrics (title) values ('1. State Of Grac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Red (Taylor's Version)</text:p>
          </table:table-cell>
          <table:table-cell office:value-type="string" calcext:value-type="string">
            <text:p>4OAuvHryIVv4kMDNSLuPt6</text:p>
          </table:table-cell>
          <table:table-cell/>
          <table:table-cell table:formula="of:=&quot;insert into lyrics (track_id) values ('&quot;&amp;[.D298]&amp;&quot;');&quot;" office:value-type="string" office:string-value="insert into lyrics (track_id) values ('4OAuvHryIVv4kMDNSLuPt6');" calcext:value-type="string">
            <text:p>insert into lyrics (track_id) values ('4OAuvHryIVv4kMDNSLuPt6');</text:p>
          </table:table-cell>
          <table:table-cell table:formula="of:=&quot;insert into lyrics (title) values ('&quot;&amp;[.C298]&amp;&quot;');&quot;" office:value-type="string" office:string-value="insert into lyrics (title) values ('2. Red (Taylor's Version)');" calcext:value-type="string">
            <text:p>insert into lyrics (title) values ('2. Re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Treacherous (Taylor's Version)</text:p>
          </table:table-cell>
          <table:table-cell office:value-type="string" calcext:value-type="string">
            <text:p>3S7HNKPakdwNEBFIVTL6dZ</text:p>
          </table:table-cell>
          <table:table-cell/>
          <table:table-cell table:formula="of:=&quot;insert into lyrics (track_id) values ('&quot;&amp;[.D299]&amp;&quot;');&quot;" office:value-type="string" office:string-value="insert into lyrics (track_id) values ('3S7HNKPakdwNEBFIVTL6dZ');" calcext:value-type="string">
            <text:p>insert into lyrics (track_id) values ('3S7HNKPakdwNEBFIVTL6dZ');</text:p>
          </table:table-cell>
          <table:table-cell table:formula="of:=&quot;insert into lyrics (title) values ('&quot;&amp;[.C299]&amp;&quot;');&quot;" office:value-type="string" office:string-value="insert into lyrics (title) values ('3. Treacherous (Taylor's Version)');" calcext:value-type="string">
            <text:p>insert into lyrics (title) values ('3. Treacherou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I Knew You Were Trouble (Taylor's Version)</text:p>
          </table:table-cell>
          <table:table-cell office:value-type="string" calcext:value-type="string">
            <text:p>6AtZLIzUINvExIUy4QhdjP</text:p>
          </table:table-cell>
          <table:table-cell/>
          <table:table-cell table:formula="of:=&quot;insert into lyrics (track_id) values ('&quot;&amp;[.D300]&amp;&quot;');&quot;" office:value-type="string" office:string-value="insert into lyrics (track_id) values ('6AtZLIzUINvExIUy4QhdjP');" calcext:value-type="string">
            <text:p>insert into lyrics (track_id) values ('6AtZLIzUINvExIUy4QhdjP');</text:p>
          </table:table-cell>
          <table:table-cell table:formula="of:=&quot;insert into lyrics (title) values ('&quot;&amp;[.C300]&amp;&quot;');&quot;" office:value-type="string" office:string-value="insert into lyrics (title) values ('4. I Knew You Were Trouble (Taylor's Version)');" calcext:value-type="string">
            <text:p>insert into lyrics (title) values ('4. I Knew You Were Troubl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All Too Well (Taylor's Version)</text:p>
          </table:table-cell>
          <table:table-cell office:value-type="string" calcext:value-type="string">
            <text:p>3nsfB1vus2qaloUdcBZvDu</text:p>
          </table:table-cell>
          <table:table-cell/>
          <table:table-cell table:formula="of:=&quot;insert into lyrics (track_id) values ('&quot;&amp;[.D301]&amp;&quot;');&quot;" office:value-type="string" office:string-value="insert into lyrics (track_id) values ('3nsfB1vus2qaloUdcBZvDu');" calcext:value-type="string">
            <text:p>insert into lyrics (track_id) values ('3nsfB1vus2qaloUdcBZvDu');</text:p>
          </table:table-cell>
          <table:table-cell table:formula="of:=&quot;insert into lyrics (title) values ('&quot;&amp;[.C301]&amp;&quot;');&quot;" office:value-type="string" office:string-value="insert into lyrics (title) values ('5. All Too Well (Taylor's Version)');" calcext:value-type="string">
            <text:p>insert into lyrics (title) values ('5. All Too Well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22 (Taylor's Version)</text:p>
          </table:table-cell>
          <table:table-cell office:value-type="string" calcext:value-type="string">
            <text:p>3yII7UwgLF6K5zW3xad3MP</text:p>
          </table:table-cell>
          <table:table-cell/>
          <table:table-cell table:formula="of:=&quot;insert into lyrics (track_id) values ('&quot;&amp;[.D302]&amp;&quot;');&quot;" office:value-type="string" office:string-value="insert into lyrics (track_id) values ('3yII7UwgLF6K5zW3xad3MP');" calcext:value-type="string">
            <text:p>insert into lyrics (track_id) values ('3yII7UwgLF6K5zW3xad3MP');</text:p>
          </table:table-cell>
          <table:table-cell table:formula="of:=&quot;insert into lyrics (title) values ('&quot;&amp;[.C302]&amp;&quot;');&quot;" office:value-type="string" office:string-value="insert into lyrics (title) values ('6. 22 (Taylor's Version)');" calcext:value-type="string">
            <text:p>insert into lyrics (title) values ('6. 22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I Almost Do (Taylor's Version)</text:p>
          </table:table-cell>
          <table:table-cell office:value-type="string" calcext:value-type="string">
            <text:p>2r9CbjYgFhtAmcFv1cSquB</text:p>
          </table:table-cell>
          <table:table-cell/>
          <table:table-cell table:formula="of:=&quot;insert into lyrics (track_id) values ('&quot;&amp;[.D303]&amp;&quot;');&quot;" office:value-type="string" office:string-value="insert into lyrics (track_id) values ('2r9CbjYgFhtAmcFv1cSquB');" calcext:value-type="string">
            <text:p>insert into lyrics (track_id) values ('2r9CbjYgFhtAmcFv1cSquB');</text:p>
          </table:table-cell>
          <table:table-cell table:formula="of:=&quot;insert into lyrics (title) values ('&quot;&amp;[.C303]&amp;&quot;');&quot;" office:value-type="string" office:string-value="insert into lyrics (title) values ('7. I Almost Do (Taylor's Version)');" calcext:value-type="string">
            <text:p>insert into lyrics (title) values ('7. I Almost Do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We Are Never Ever Getting Back Together (Taylor's Version)</text:p>
          </table:table-cell>
          <table:table-cell office:value-type="string" calcext:value-type="string">
            <text:p>5YqltLsjdqFtvqE7Nrysvs</text:p>
          </table:table-cell>
          <table:table-cell/>
          <table:table-cell table:formula="of:=&quot;insert into lyrics (track_id) values ('&quot;&amp;[.D304]&amp;&quot;');&quot;" office:value-type="string" office:string-value="insert into lyrics (track_id) values ('5YqltLsjdqFtvqE7Nrysvs');" calcext:value-type="string">
            <text:p>insert into lyrics (track_id) values ('5YqltLsjdqFtvqE7Nrysvs');</text:p>
          </table:table-cell>
          <table:table-cell table:formula="of:=&quot;insert into lyrics (title) values ('&quot;&amp;[.C304]&amp;&quot;');&quot;" office:value-type="string" office:string-value="insert into lyrics (title) values ('8. We Are Never Ever Getting Back Together (Taylor's Version)');" calcext:value-type="string">
            <text:p>insert into lyrics (title) values ('8. We Are Never Ever Getting Back Together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Stay Stay Stay (Taylor's Version)</text:p>
          </table:table-cell>
          <table:table-cell office:value-type="string" calcext:value-type="string">
            <text:p>7eQj6r5PIdYKEIZjucBMcq</text:p>
          </table:table-cell>
          <table:table-cell/>
          <table:table-cell table:formula="of:=&quot;insert into lyrics (track_id) values ('&quot;&amp;[.D305]&amp;&quot;');&quot;" office:value-type="string" office:string-value="insert into lyrics (track_id) values ('7eQj6r5PIdYKEIZjucBMcq');" calcext:value-type="string">
            <text:p>insert into lyrics (track_id) values ('7eQj6r5PIdYKEIZjucBMcq');</text:p>
          </table:table-cell>
          <table:table-cell table:formula="of:=&quot;insert into lyrics (title) values ('&quot;&amp;[.C305]&amp;&quot;');&quot;" office:value-type="string" office:string-value="insert into lyrics (title) values ('9. Stay Stay Stay (Taylor's Version)');" calcext:value-type="string">
            <text:p>insert into lyrics (title) values ('9. Stay Stay Stay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The Last Time (feat. Gary Lightbody of Snow Patrol) (Taylor’s Version)</text:p>
          </table:table-cell>
          <table:table-cell office:value-type="string" calcext:value-type="string">
            <text:p>0y6kdSRCVQhSsHSpWvTUm7</text:p>
          </table:table-cell>
          <table:table-cell/>
          <table:table-cell table:formula="of:=&quot;insert into lyrics (track_id) values ('&quot;&amp;[.D306]&amp;&quot;');&quot;" office:value-type="string" office:string-value="insert into lyrics (track_id) values ('0y6kdSRCVQhSsHSpWvTUm7');" calcext:value-type="string">
            <text:p>insert into lyrics (track_id) values ('0y6kdSRCVQhSsHSpWvTUm7');</text:p>
          </table:table-cell>
          <table:table-cell table:formula="of:=&quot;insert into lyrics (title) values ('&quot;&amp;[.C306]&amp;&quot;');&quot;" office:value-type="string" office:string-value="insert into lyrics (title) values ('10. The Last Time (feat. Gary Lightbody of Snow Patrol) (Taylor’s Version)');" calcext:value-type="string">
            <text:p>insert into lyrics (title) values ('10. The Last Time (feat. Gary Lightbody of Snow Patrol)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Holy Ground (Taylor's Version)</text:p>
          </table:table-cell>
          <table:table-cell office:value-type="string" calcext:value-type="string">
            <text:p>7J4b3LVCIGO4CMBDFLPoP6</text:p>
          </table:table-cell>
          <table:table-cell/>
          <table:table-cell table:formula="of:=&quot;insert into lyrics (track_id) values ('&quot;&amp;[.D307]&amp;&quot;');&quot;" office:value-type="string" office:string-value="insert into lyrics (track_id) values ('7J4b3LVCIGO4CMBDFLPoP6');" calcext:value-type="string">
            <text:p>insert into lyrics (track_id) values ('7J4b3LVCIGO4CMBDFLPoP6');</text:p>
          </table:table-cell>
          <table:table-cell table:formula="of:=&quot;insert into lyrics (title) values ('&quot;&amp;[.C307]&amp;&quot;');&quot;" office:value-type="string" office:string-value="insert into lyrics (title) values ('11. Holy Ground (Taylor's Version)');" calcext:value-type="string">
            <text:p>insert into lyrics (title) values ('11. Holy Groun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Sad Beautiful Tragic (Taylor's Version)</text:p>
          </table:table-cell>
          <table:table-cell office:value-type="string" calcext:value-type="string">
            <text:p>73qMN9bXy7MSPwwGfH3wQr</text:p>
          </table:table-cell>
          <table:table-cell/>
          <table:table-cell table:formula="of:=&quot;insert into lyrics (track_id) values ('&quot;&amp;[.D308]&amp;&quot;');&quot;" office:value-type="string" office:string-value="insert into lyrics (track_id) values ('73qMN9bXy7MSPwwGfH3wQr');" calcext:value-type="string">
            <text:p>insert into lyrics (track_id) values ('73qMN9bXy7MSPwwGfH3wQr');</text:p>
          </table:table-cell>
          <table:table-cell table:formula="of:=&quot;insert into lyrics (title) values ('&quot;&amp;[.C308]&amp;&quot;');&quot;" office:value-type="string" office:string-value="insert into lyrics (title) values ('12. Sad Beautiful Tragic (Taylor's Version)');" calcext:value-type="string">
            <text:p>insert into lyrics (title) values ('12. Sad Beautiful Tragic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The Lucky One (Taylor's Version)</text:p>
          </table:table-cell>
          <table:table-cell office:value-type="string" calcext:value-type="string">
            <text:p>4e5ayHsOLJNLTGfjau2mEw</text:p>
          </table:table-cell>
          <table:table-cell/>
          <table:table-cell table:formula="of:=&quot;insert into lyrics (track_id) values ('&quot;&amp;[.D309]&amp;&quot;');&quot;" office:value-type="string" office:string-value="insert into lyrics (track_id) values ('4e5ayHsOLJNLTGfjau2mEw');" calcext:value-type="string">
            <text:p>insert into lyrics (track_id) values ('4e5ayHsOLJNLTGfjau2mEw');</text:p>
          </table:table-cell>
          <table:table-cell table:formula="of:=&quot;insert into lyrics (title) values ('&quot;&amp;[.C309]&amp;&quot;');&quot;" office:value-type="string" office:string-value="insert into lyrics (title) values ('13. The Lucky One (Taylor's Version)');" calcext:value-type="string">
            <text:p>insert into lyrics (title) values ('13. The Lucky On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Everything Has Changed (feat. Ed Sheeran) (Taylor’s Version)</text:p>
          </table:table-cell>
          <table:table-cell office:value-type="string" calcext:value-type="string">
            <text:p>7qEUFOVcxRI19tbT68JcYK</text:p>
          </table:table-cell>
          <table:table-cell/>
          <table:table-cell table:formula="of:=&quot;insert into lyrics (track_id) values ('&quot;&amp;[.D310]&amp;&quot;');&quot;" office:value-type="string" office:string-value="insert into lyrics (track_id) values ('7qEUFOVcxRI19tbT68JcYK');" calcext:value-type="string">
            <text:p>insert into lyrics (track_id) values ('7qEUFOVcxRI19tbT68JcYK');</text:p>
          </table:table-cell>
          <table:table-cell table:formula="of:=&quot;insert into lyrics (title) values ('&quot;&amp;[.C310]&amp;&quot;');&quot;" office:value-type="string" office:string-value="insert into lyrics (title) values ('14. Everything Has Changed (feat. Ed Sheeran) (Taylor’s Version)');" calcext:value-type="string">
            <text:p>insert into lyrics (title) values ('14. Everything Has Changed (feat. Ed Sheeran)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Starlight (Taylor's Version)</text:p>
          </table:table-cell>
          <table:table-cell office:value-type="string" calcext:value-type="string">
            <text:p>7A2cNLRT0YJc1yjxHlKihs</text:p>
          </table:table-cell>
          <table:table-cell/>
          <table:table-cell table:formula="of:=&quot;insert into lyrics (track_id) values ('&quot;&amp;[.D311]&amp;&quot;');&quot;" office:value-type="string" office:string-value="insert into lyrics (track_id) values ('7A2cNLRT0YJc1yjxHlKihs');" calcext:value-type="string">
            <text:p>insert into lyrics (track_id) values ('7A2cNLRT0YJc1yjxHlKihs');</text:p>
          </table:table-cell>
          <table:table-cell table:formula="of:=&quot;insert into lyrics (title) values ('&quot;&amp;[.C311]&amp;&quot;');&quot;" office:value-type="string" office:string-value="insert into lyrics (title) values ('15. Starlight (Taylor's Version)');" calcext:value-type="string">
            <text:p>insert into lyrics (title) values ('15. Starlight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Begin Again (Taylor's Version)</text:p>
          </table:table-cell>
          <table:table-cell office:value-type="string" calcext:value-type="string">
            <text:p>05GsNucq8Bngd9fnd4fRa0</text:p>
          </table:table-cell>
          <table:table-cell/>
          <table:table-cell table:formula="of:=&quot;insert into lyrics (track_id) values ('&quot;&amp;[.D312]&amp;&quot;');&quot;" office:value-type="string" office:string-value="insert into lyrics (track_id) values ('05GsNucq8Bngd9fnd4fRa0');" calcext:value-type="string">
            <text:p>insert into lyrics (track_id) values ('05GsNucq8Bngd9fnd4fRa0');</text:p>
          </table:table-cell>
          <table:table-cell table:formula="of:=&quot;insert into lyrics (title) values ('&quot;&amp;[.C312]&amp;&quot;');&quot;" office:value-type="string" office:string-value="insert into lyrics (title) values ('16. Begin Again (Taylor's Version)');" calcext:value-type="string">
            <text:p>insert into lyrics (title) values ('16. Begin Again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The Moment I Knew (Taylor's Version)</text:p>
          </table:table-cell>
          <table:table-cell office:value-type="string" calcext:value-type="string">
            <text:p>0NRHj8hDwwmSPaA41o379r</text:p>
          </table:table-cell>
          <table:table-cell/>
          <table:table-cell table:formula="of:=&quot;insert into lyrics (track_id) values ('&quot;&amp;[.D313]&amp;&quot;');&quot;" office:value-type="string" office:string-value="insert into lyrics (track_id) values ('0NRHj8hDwwmSPaA41o379r');" calcext:value-type="string">
            <text:p>insert into lyrics (track_id) values ('0NRHj8hDwwmSPaA41o379r');</text:p>
          </table:table-cell>
          <table:table-cell table:formula="of:=&quot;insert into lyrics (title) values ('&quot;&amp;[.C313]&amp;&quot;');&quot;" office:value-type="string" office:string-value="insert into lyrics (title) values ('17. The Moment I Knew (Taylor's Version)');" calcext:value-type="string">
            <text:p>insert into lyrics (title) values ('17. The Moment I Knew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Come Back...Be Here (Taylor's Version)</text:p>
          </table:table-cell>
          <table:table-cell office:value-type="string" calcext:value-type="string">
            <text:p>4pNApnaUWAL2J4KO2eqokq</text:p>
          </table:table-cell>
          <table:table-cell/>
          <table:table-cell table:formula="of:=&quot;insert into lyrics (track_id) values ('&quot;&amp;[.D314]&amp;&quot;');&quot;" office:value-type="string" office:string-value="insert into lyrics (track_id) values ('4pNApnaUWAL2J4KO2eqokq');" calcext:value-type="string">
            <text:p>insert into lyrics (track_id) values ('4pNApnaUWAL2J4KO2eqokq');</text:p>
          </table:table-cell>
          <table:table-cell table:formula="of:=&quot;insert into lyrics (title) values ('&quot;&amp;[.C314]&amp;&quot;');&quot;" office:value-type="string" office:string-value="insert into lyrics (title) values ('18. Come Back...Be Here (Taylor's Version)');" calcext:value-type="string">
            <text:p>insert into lyrics (title) values ('18. Come Back...Be Her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Girl At Home (Taylor's Version)</text:p>
          </table:table-cell>
          <table:table-cell office:value-type="string" calcext:value-type="string">
            <text:p>0DMVrlMUn01M0IcpDbwgu7</text:p>
          </table:table-cell>
          <table:table-cell/>
          <table:table-cell table:formula="of:=&quot;insert into lyrics (track_id) values ('&quot;&amp;[.D315]&amp;&quot;');&quot;" office:value-type="string" office:string-value="insert into lyrics (track_id) values ('0DMVrlMUn01M0IcpDbwgu7');" calcext:value-type="string">
            <text:p>insert into lyrics (track_id) values ('0DMVrlMUn01M0IcpDbwgu7');</text:p>
          </table:table-cell>
          <table:table-cell table:formula="of:=&quot;insert into lyrics (title) values ('&quot;&amp;[.C315]&amp;&quot;');&quot;" office:value-type="string" office:string-value="insert into lyrics (title) values ('19. Girl At Home (Taylor's Version)');" calcext:value-type="string">
            <text:p>insert into lyrics (title) values ('19. Girl At Hom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State Of Grace (Acoustic Version) (Taylor's Version)</text:p>
          </table:table-cell>
          <table:table-cell office:value-type="string" calcext:value-type="string">
            <text:p>5jAIouBES8LWMiriuNq170</text:p>
          </table:table-cell>
          <table:table-cell/>
          <table:table-cell table:formula="of:=&quot;insert into lyrics (track_id) values ('&quot;&amp;[.D316]&amp;&quot;');&quot;" office:value-type="string" office:string-value="insert into lyrics (track_id) values ('5jAIouBES8LWMiriuNq170');" calcext:value-type="string">
            <text:p>insert into lyrics (track_id) values ('5jAIouBES8LWMiriuNq170');</text:p>
          </table:table-cell>
          <table:table-cell table:formula="of:=&quot;insert into lyrics (title) values ('&quot;&amp;[.C316]&amp;&quot;');&quot;" office:value-type="string" office:string-value="insert into lyrics (title) values ('20. State Of Grace (Acoustic Version) (Taylor's Version)');" calcext:value-type="string">
            <text:p>insert into lyrics (title) values ('20. State Of Grace (Acoustic Version)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All Too Well (Sad Girl Autumn Version) - Recorded at Long Pond Studios</text:p>
          </table:table-cell>
          <table:table-cell office:value-type="string" calcext:value-type="string">
            <text:p>1n3b9Eekoy3S9ZSZ5DmTW1</text:p>
          </table:table-cell>
          <table:table-cell/>
          <table:table-cell table:formula="of:=&quot;insert into lyrics (track_id) values ('&quot;&amp;[.D317]&amp;&quot;');&quot;" office:value-type="string" office:string-value="insert into lyrics (track_id) values ('1n3b9Eekoy3S9ZSZ5DmTW1');" calcext:value-type="string">
            <text:p>insert into lyrics (track_id) values ('1n3b9Eekoy3S9ZSZ5DmTW1');</text:p>
          </table:table-cell>
          <table:table-cell table:formula="of:=&quot;insert into lyrics (title) values ('&quot;&amp;[.C317]&amp;&quot;');&quot;" office:value-type="string" office:string-value="insert into lyrics (title) values ('1. All Too Well (Sad Girl Autumn Version) - Recorded at Long Pond Studios');" calcext:value-type="string">
            <text:p>insert into lyrics (title) values ('1. All Too Well (Sad Girl Autumn Version) - Recorded at Long Pond Studio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Christmas Tree Farm - Old Timey Version</text:p>
          </table:table-cell>
          <table:table-cell office:value-type="string" calcext:value-type="string">
            <text:p>7r7j12XctfJqZWXsy1Zq9L</text:p>
          </table:table-cell>
          <table:table-cell/>
          <table:table-cell table:formula="of:=&quot;insert into lyrics (track_id) values ('&quot;&amp;[.D318]&amp;&quot;');&quot;" office:value-type="string" office:string-value="insert into lyrics (track_id) values ('7r7j12XctfJqZWXsy1Zq9L');" calcext:value-type="string">
            <text:p>insert into lyrics (track_id) values ('7r7j12XctfJqZWXsy1Zq9L');</text:p>
          </table:table-cell>
          <table:table-cell table:formula="of:=&quot;insert into lyrics (title) values ('&quot;&amp;[.C318]&amp;&quot;');&quot;" office:value-type="string" office:string-value="insert into lyrics (title) values ('1. Christmas Tree Farm - Old Timey Version');" calcext:value-type="string">
            <text:p>insert into lyrics (title) values ('1. Christmas Tree Farm - Old Timey Versi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Christmas Tree Farm</text:p>
          </table:table-cell>
          <table:table-cell office:value-type="string" calcext:value-type="string">
            <text:p>4mKye6Z1kXuKolzMkJoKFA</text:p>
          </table:table-cell>
          <table:table-cell/>
          <table:table-cell table:formula="of:=&quot;insert into lyrics (track_id) values ('&quot;&amp;[.D319]&amp;&quot;');&quot;" office:value-type="string" office:string-value="insert into lyrics (track_id) values ('4mKye6Z1kXuKolzMkJoKFA');" calcext:value-type="string">
            <text:p>insert into lyrics (track_id) values ('4mKye6Z1kXuKolzMkJoKFA');</text:p>
          </table:table-cell>
          <table:table-cell table:formula="of:=&quot;insert into lyrics (title) values ('&quot;&amp;[.C319]&amp;&quot;');&quot;" office:value-type="string" office:string-value="insert into lyrics (title) values ('1. Christmas Tree Farm');" calcext:value-type="string">
            <text:p>insert into lyrics (title) values ('1. Christmas Tree Farm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hristmas Tree Farm - Old Timey Version</text:p>
          </table:table-cell>
          <table:table-cell office:value-type="string" calcext:value-type="string">
            <text:p>50ho0AOvkm8E5l8zf7OfJI</text:p>
          </table:table-cell>
          <table:table-cell/>
          <table:table-cell table:formula="of:=&quot;insert into lyrics (track_id) values ('&quot;&amp;[.D320]&amp;&quot;');&quot;" office:value-type="string" office:string-value="insert into lyrics (track_id) values ('50ho0AOvkm8E5l8zf7OfJI');" calcext:value-type="string">
            <text:p>insert into lyrics (track_id) values ('50ho0AOvkm8E5l8zf7OfJI');</text:p>
          </table:table-cell>
          <table:table-cell table:formula="of:=&quot;insert into lyrics (title) values ('&quot;&amp;[.C320]&amp;&quot;');&quot;" office:value-type="string" office:string-value="insert into lyrics (title) values ('2. Christmas Tree Farm - Old Timey Version');" calcext:value-type="string">
            <text:p>insert into lyrics (title) values ('2. Christmas Tree Farm - Old Timey Versi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Christmas Tree Farm - Recorded Live at the 2019 iHeartRadio Jingle Ball</text:p>
          </table:table-cell>
          <table:table-cell office:value-type="string" calcext:value-type="string">
            <text:p>1alAo6dYalSx8yZUn17JxF</text:p>
          </table:table-cell>
          <table:table-cell/>
          <table:table-cell table:formula="of:=&quot;insert into lyrics (track_id) values ('&quot;&amp;[.D321]&amp;&quot;');&quot;" office:value-type="string" office:string-value="insert into lyrics (track_id) values ('1alAo6dYalSx8yZUn17JxF');" calcext:value-type="string">
            <text:p>insert into lyrics (track_id) values ('1alAo6dYalSx8yZUn17JxF');</text:p>
          </table:table-cell>
          <table:table-cell table:formula="of:=&quot;insert into lyrics (title) values ('&quot;&amp;[.C321]&amp;&quot;');&quot;" office:value-type="string" office:string-value="insert into lyrics (title) values ('3. Christmas Tree Farm - Recorded Live at the 2019 iHeartRadio Jingle Ball');" calcext:value-type="string">
            <text:p>insert into lyrics (title) values ('3. Christmas Tree Farm - Recorded Live at the 2019 iHeartRadio Jingle Bal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Message In A Bottle (Fat Max G Remix) (Taylor’s Version)</text:p>
          </table:table-cell>
          <table:table-cell office:value-type="string" calcext:value-type="string">
            <text:p>3tGq7hWDCtrnL83y5OGual</text:p>
          </table:table-cell>
          <table:table-cell/>
          <table:table-cell table:formula="of:=&quot;insert into lyrics (track_id) values ('&quot;&amp;[.D322]&amp;&quot;');&quot;" office:value-type="string" office:string-value="insert into lyrics (track_id) values ('3tGq7hWDCtrnL83y5OGual');" calcext:value-type="string">
            <text:p>insert into lyrics (track_id) values ('3tGq7hWDCtrnL83y5OGual');</text:p>
          </table:table-cell>
          <table:table-cell table:formula="of:=&quot;insert into lyrics (title) values ('&quot;&amp;[.C322]&amp;&quot;');&quot;" office:value-type="string" office:string-value="insert into lyrics (title) values ('1. Message In A Bottle (Fat Max G Remix) (Taylor’s Version)');" calcext:value-type="string">
            <text:p>insert into lyrics (title) values ('1. Message In A Bottle (Fat Max G Remix)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Message In A Bottle (Taylor's Version) (From The Vault)</text:p>
          </table:table-cell>
          <table:table-cell office:value-type="string" calcext:value-type="string">
            <text:p>1zIzd27gmbNrWWkMCEWmgC</text:p>
          </table:table-cell>
          <table:table-cell/>
          <table:table-cell table:formula="of:=&quot;insert into lyrics (track_id) values ('&quot;&amp;[.D323]&amp;&quot;');&quot;" office:value-type="string" office:string-value="insert into lyrics (track_id) values ('1zIzd27gmbNrWWkMCEWmgC');" calcext:value-type="string">
            <text:p>insert into lyrics (track_id) values ('1zIzd27gmbNrWWkMCEWmgC');</text:p>
          </table:table-cell>
          <table:table-cell table:formula="of:=&quot;insert into lyrics (title) values ('&quot;&amp;[.C323]&amp;&quot;');&quot;" office:value-type="string" office:string-value="insert into lyrics (title) values ('2. Message In A Bottle (Taylor's Version) (From The Vault)');" calcext:value-type="string">
            <text:p>insert into lyrics (title) values ('2. Message In A Bottle (Taylor'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Carolina - From The Motion Picture “Where The Crawdads Sing”</text:p>
          </table:table-cell>
          <table:table-cell office:value-type="string" calcext:value-type="string">
            <text:p>4axSuOg3BqsowKjRpj59RU</text:p>
          </table:table-cell>
          <table:table-cell/>
          <table:table-cell table:formula="of:=&quot;insert into lyrics (track_id) values ('&quot;&amp;[.D324]&amp;&quot;');&quot;" office:value-type="string" office:string-value="insert into lyrics (track_id) values ('4axSuOg3BqsowKjRpj59RU');" calcext:value-type="string">
            <text:p>insert into lyrics (track_id) values ('4axSuOg3BqsowKjRpj59RU');</text:p>
          </table:table-cell>
          <table:table-cell table:formula="of:=&quot;insert into lyrics (title) values ('&quot;&amp;[.C324]&amp;&quot;');&quot;" office:value-type="string" office:string-value="insert into lyrics (title) values ('1. Carolina - From The Motion Picture “Where The Crawdads Sing”');" calcext:value-type="string">
            <text:p>insert into lyrics (title) values ('1. Carolina - From The Motion Picture “Where The Crawdads Sing”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arolina - "Where The Crawdads Sing" - Video Edition</text:p>
          </table:table-cell>
          <table:table-cell office:value-type="string" calcext:value-type="string">
            <text:p>12xIjI9A9UlB6zEc7kyZ06</text:p>
          </table:table-cell>
          <table:table-cell/>
          <table:table-cell table:formula="of:=&quot;insert into lyrics (track_id) values ('&quot;&amp;[.D325]&amp;&quot;');&quot;" office:value-type="string" office:string-value="insert into lyrics (track_id) values ('12xIjI9A9UlB6zEc7kyZ06');" calcext:value-type="string">
            <text:p>insert into lyrics (track_id) values ('12xIjI9A9UlB6zEc7kyZ06');</text:p>
          </table:table-cell>
          <table:table-cell table:formula="of:=&quot;insert into lyrics (title) values ('&quot;&amp;[.C325]&amp;&quot;');&quot;" office:value-type="string" office:string-value="insert into lyrics (title) values ('2. Carolina - &quot;Where The Crawdads Sing&quot; - Video Edition');" calcext:value-type="string">
            <text:p>insert into lyrics (title) values ('2. Carolina - "Where The Crawdads Sing" - Video Editi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Lavender Haze</text:p>
          </table:table-cell>
          <table:table-cell office:value-type="string" calcext:value-type="string">
            <text:p>5jQI2r1RdgtuT8S3iG8zFC</text:p>
          </table:table-cell>
          <table:table-cell/>
          <table:table-cell table:formula="of:=&quot;insert into lyrics (track_id) values ('&quot;&amp;[.D326]&amp;&quot;');&quot;" office:value-type="string" office:string-value="insert into lyrics (track_id) values ('5jQI2r1RdgtuT8S3iG8zFC');" calcext:value-type="string">
            <text:p>insert into lyrics (track_id) values ('5jQI2r1RdgtuT8S3iG8zFC');</text:p>
          </table:table-cell>
          <table:table-cell table:formula="of:=&quot;insert into lyrics (title) values ('&quot;&amp;[.C326]&amp;&quot;');&quot;" office:value-type="string" office:string-value="insert into lyrics (title) values ('1. Lavender Haze');" calcext:value-type="string">
            <text:p>insert into lyrics (title) values ('1. Lavender Haz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Maroon</text:p>
          </table:table-cell>
          <table:table-cell office:value-type="string" calcext:value-type="string">
            <text:p>3eX0NZfLtGzoLUxPNvRfqm</text:p>
          </table:table-cell>
          <table:table-cell/>
          <table:table-cell table:formula="of:=&quot;insert into lyrics (track_id) values ('&quot;&amp;[.D327]&amp;&quot;');&quot;" office:value-type="string" office:string-value="insert into lyrics (track_id) values ('3eX0NZfLtGzoLUxPNvRfqm');" calcext:value-type="string">
            <text:p>insert into lyrics (track_id) values ('3eX0NZfLtGzoLUxPNvRfqm');</text:p>
          </table:table-cell>
          <table:table-cell table:formula="of:=&quot;insert into lyrics (title) values ('&quot;&amp;[.C327]&amp;&quot;');&quot;" office:value-type="string" office:string-value="insert into lyrics (title) values ('2. Maroon');" calcext:value-type="string">
            <text:p>insert into lyrics (title) values ('2. Maro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Anti-Hero</text:p>
          </table:table-cell>
          <table:table-cell office:value-type="string" calcext:value-type="string">
            <text:p>0V3wPSX9ygBnCm8psDIegu</text:p>
          </table:table-cell>
          <table:table-cell/>
          <table:table-cell table:formula="of:=&quot;insert into lyrics (track_id) values ('&quot;&amp;[.D328]&amp;&quot;');&quot;" office:value-type="string" office:string-value="insert into lyrics (track_id) values ('0V3wPSX9ygBnCm8psDIegu');" calcext:value-type="string">
            <text:p>insert into lyrics (track_id) values ('0V3wPSX9ygBnCm8psDIegu');</text:p>
          </table:table-cell>
          <table:table-cell table:formula="of:=&quot;insert into lyrics (title) values ('&quot;&amp;[.C328]&amp;&quot;');&quot;" office:value-type="string" office:string-value="insert into lyrics (title) values ('3. Anti-Hero');" calcext:value-type="string">
            <text:p>insert into lyrics (title) values ('3. Anti-Her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Snow On The Beach (feat. Lana Del Rey)</text:p>
          </table:table-cell>
          <table:table-cell office:value-type="string" calcext:value-type="string">
            <text:p>1wtOxkiel43cVs0Yux5Q4h</text:p>
          </table:table-cell>
          <table:table-cell/>
          <table:table-cell table:formula="of:=&quot;insert into lyrics (track_id) values ('&quot;&amp;[.D329]&amp;&quot;');&quot;" office:value-type="string" office:string-value="insert into lyrics (track_id) values ('1wtOxkiel43cVs0Yux5Q4h');" calcext:value-type="string">
            <text:p>insert into lyrics (track_id) values ('1wtOxkiel43cVs0Yux5Q4h');</text:p>
          </table:table-cell>
          <table:table-cell table:formula="of:=&quot;insert into lyrics (title) values ('&quot;&amp;[.C329]&amp;&quot;');&quot;" office:value-type="string" office:string-value="insert into lyrics (title) values ('4. Snow On The Beach (feat. Lana Del Rey)');" calcext:value-type="string">
            <text:p>insert into lyrics (title) values ('4. Snow On The Beach (feat. Lana Del Rey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You're On Your Own, Kid</text:p>
          </table:table-cell>
          <table:table-cell office:value-type="string" calcext:value-type="string">
            <text:p>4D7BCuvgdJlYvlX5WlN54t</text:p>
          </table:table-cell>
          <table:table-cell/>
          <table:table-cell table:formula="of:=&quot;insert into lyrics (track_id) values ('&quot;&amp;[.D330]&amp;&quot;');&quot;" office:value-type="string" office:string-value="insert into lyrics (track_id) values ('4D7BCuvgdJlYvlX5WlN54t');" calcext:value-type="string">
            <text:p>insert into lyrics (track_id) values ('4D7BCuvgdJlYvlX5WlN54t');</text:p>
          </table:table-cell>
          <table:table-cell table:formula="of:=&quot;insert into lyrics (title) values ('&quot;&amp;[.C330]&amp;&quot;');&quot;" office:value-type="string" office:string-value="insert into lyrics (title) values ('5. You're On Your Own, Kid');" calcext:value-type="string">
            <text:p>insert into lyrics (title) values ('5. You're On Your Own, Ki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Midnight Rain</text:p>
          </table:table-cell>
          <table:table-cell office:value-type="string" calcext:value-type="string">
            <text:p>3rWDp9tBPQR9z6U5YyRSK4</text:p>
          </table:table-cell>
          <table:table-cell/>
          <table:table-cell table:formula="of:=&quot;insert into lyrics (track_id) values ('&quot;&amp;[.D331]&amp;&quot;');&quot;" office:value-type="string" office:string-value="insert into lyrics (track_id) values ('3rWDp9tBPQR9z6U5YyRSK4');" calcext:value-type="string">
            <text:p>insert into lyrics (track_id) values ('3rWDp9tBPQR9z6U5YyRSK4');</text:p>
          </table:table-cell>
          <table:table-cell table:formula="of:=&quot;insert into lyrics (title) values ('&quot;&amp;[.C331]&amp;&quot;');&quot;" office:value-type="string" office:string-value="insert into lyrics (title) values ('6. Midnight Rain');" calcext:value-type="string">
            <text:p>insert into lyrics (title) values ('6. Midnight Rai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Question...?</text:p>
          </table:table-cell>
          <table:table-cell office:value-type="string" calcext:value-type="string">
            <text:p>0heeNYlwOGuUSe7TgUD27B</text:p>
          </table:table-cell>
          <table:table-cell/>
          <table:table-cell table:formula="of:=&quot;insert into lyrics (track_id) values ('&quot;&amp;[.D332]&amp;&quot;');&quot;" office:value-type="string" office:string-value="insert into lyrics (track_id) values ('0heeNYlwOGuUSe7TgUD27B');" calcext:value-type="string">
            <text:p>insert into lyrics (track_id) values ('0heeNYlwOGuUSe7TgUD27B');</text:p>
          </table:table-cell>
          <table:table-cell table:formula="of:=&quot;insert into lyrics (title) values ('&quot;&amp;[.C332]&amp;&quot;');&quot;" office:value-type="string" office:string-value="insert into lyrics (title) values ('7. Question...?');" calcext:value-type="string">
            <text:p>insert into lyrics (title) values ('7. Question...?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Vigilante Shit</text:p>
          </table:table-cell>
          <table:table-cell office:value-type="string" calcext:value-type="string">
            <text:p>1xwAWUI6Dj0WGC3KiUPN0O</text:p>
          </table:table-cell>
          <table:table-cell/>
          <table:table-cell table:formula="of:=&quot;insert into lyrics (track_id) values ('&quot;&amp;[.D333]&amp;&quot;');&quot;" office:value-type="string" office:string-value="insert into lyrics (track_id) values ('1xwAWUI6Dj0WGC3KiUPN0O');" calcext:value-type="string">
            <text:p>insert into lyrics (track_id) values ('1xwAWUI6Dj0WGC3KiUPN0O');</text:p>
          </table:table-cell>
          <table:table-cell table:formula="of:=&quot;insert into lyrics (title) values ('&quot;&amp;[.C333]&amp;&quot;');&quot;" office:value-type="string" office:string-value="insert into lyrics (title) values ('8. Vigilante Shit');" calcext:value-type="string">
            <text:p>insert into lyrics (title) values ('8. Vigilante Shi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Bejeweled</text:p>
          </table:table-cell>
          <table:table-cell office:value-type="string" calcext:value-type="string">
            <text:p>3qoftcUZaUOncvIYjFSPdE</text:p>
          </table:table-cell>
          <table:table-cell/>
          <table:table-cell table:formula="of:=&quot;insert into lyrics (track_id) values ('&quot;&amp;[.D334]&amp;&quot;');&quot;" office:value-type="string" office:string-value="insert into lyrics (track_id) values ('3qoftcUZaUOncvIYjFSPdE');" calcext:value-type="string">
            <text:p>insert into lyrics (track_id) values ('3qoftcUZaUOncvIYjFSPdE');</text:p>
          </table:table-cell>
          <table:table-cell table:formula="of:=&quot;insert into lyrics (title) values ('&quot;&amp;[.C334]&amp;&quot;');&quot;" office:value-type="string" office:string-value="insert into lyrics (title) values ('9. Bejeweled');" calcext:value-type="string">
            <text:p>insert into lyrics (title) values ('9. Bejewel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Labyrinth</text:p>
          </table:table-cell>
          <table:table-cell office:value-type="string" calcext:value-type="string">
            <text:p>0A1JLUlkZkp2EFrosoNQi0</text:p>
          </table:table-cell>
          <table:table-cell/>
          <table:table-cell table:formula="of:=&quot;insert into lyrics (track_id) values ('&quot;&amp;[.D335]&amp;&quot;');&quot;" office:value-type="string" office:string-value="insert into lyrics (track_id) values ('0A1JLUlkZkp2EFrosoNQi0');" calcext:value-type="string">
            <text:p>insert into lyrics (track_id) values ('0A1JLUlkZkp2EFrosoNQi0');</text:p>
          </table:table-cell>
          <table:table-cell table:formula="of:=&quot;insert into lyrics (title) values ('&quot;&amp;[.C335]&amp;&quot;');&quot;" office:value-type="string" office:string-value="insert into lyrics (title) values ('10. Labyrinth');" calcext:value-type="string">
            <text:p>insert into lyrics (title) values ('10. Labyrinth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Karma</text:p>
          </table:table-cell>
          <table:table-cell office:value-type="string" calcext:value-type="string">
            <text:p>7KokYm8cMIXCsGVmUvKtqf</text:p>
          </table:table-cell>
          <table:table-cell/>
          <table:table-cell table:formula="of:=&quot;insert into lyrics (track_id) values ('&quot;&amp;[.D336]&amp;&quot;');&quot;" office:value-type="string" office:string-value="insert into lyrics (track_id) values ('7KokYm8cMIXCsGVmUvKtqf');" calcext:value-type="string">
            <text:p>insert into lyrics (track_id) values ('7KokYm8cMIXCsGVmUvKtqf');</text:p>
          </table:table-cell>
          <table:table-cell table:formula="of:=&quot;insert into lyrics (title) values ('&quot;&amp;[.C336]&amp;&quot;');&quot;" office:value-type="string" office:string-value="insert into lyrics (title) values ('11. Karma');" calcext:value-type="string">
            <text:p>insert into lyrics (title) values ('11. Karma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Sweet Nothing</text:p>
          </table:table-cell>
          <table:table-cell office:value-type="string" calcext:value-type="string">
            <text:p>0wavGRldH0AWyu2zvTz8zb</text:p>
          </table:table-cell>
          <table:table-cell/>
          <table:table-cell table:formula="of:=&quot;insert into lyrics (track_id) values ('&quot;&amp;[.D337]&amp;&quot;');&quot;" office:value-type="string" office:string-value="insert into lyrics (track_id) values ('0wavGRldH0AWyu2zvTz8zb');" calcext:value-type="string">
            <text:p>insert into lyrics (track_id) values ('0wavGRldH0AWyu2zvTz8zb');</text:p>
          </table:table-cell>
          <table:table-cell table:formula="of:=&quot;insert into lyrics (title) values ('&quot;&amp;[.C337]&amp;&quot;');&quot;" office:value-type="string" office:string-value="insert into lyrics (title) values ('12. Sweet Nothing');" calcext:value-type="string">
            <text:p>insert into lyrics (title) values ('12. Sweet Nothi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Mastermind</text:p>
          </table:table-cell>
          <table:table-cell office:value-type="string" calcext:value-type="string">
            <text:p>7FmYn9e7KHMXcxqGSj9LjH</text:p>
          </table:table-cell>
          <table:table-cell/>
          <table:table-cell table:formula="of:=&quot;insert into lyrics (track_id) values ('&quot;&amp;[.D338]&amp;&quot;');&quot;" office:value-type="string" office:string-value="insert into lyrics (track_id) values ('7FmYn9e7KHMXcxqGSj9LjH');" calcext:value-type="string">
            <text:p>insert into lyrics (track_id) values ('7FmYn9e7KHMXcxqGSj9LjH');</text:p>
          </table:table-cell>
          <table:table-cell table:formula="of:=&quot;insert into lyrics (title) values ('&quot;&amp;[.C338]&amp;&quot;');&quot;" office:value-type="string" office:string-value="insert into lyrics (title) values ('13. Mastermind');" calcext:value-type="string">
            <text:p>insert into lyrics (title) values ('13. Mastermin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Lavender Haze</text:p>
          </table:table-cell>
          <table:table-cell office:value-type="string" calcext:value-type="string">
            <text:p>4g2c7NoTWAOSYDy44l9nub</text:p>
          </table:table-cell>
          <table:table-cell/>
          <table:table-cell table:formula="of:=&quot;insert into lyrics (track_id) values ('&quot;&amp;[.D339]&amp;&quot;');&quot;" office:value-type="string" office:string-value="insert into lyrics (track_id) values ('4g2c7NoTWAOSYDy44l9nub');" calcext:value-type="string">
            <text:p>insert into lyrics (track_id) values ('4g2c7NoTWAOSYDy44l9nub');</text:p>
          </table:table-cell>
          <table:table-cell table:formula="of:=&quot;insert into lyrics (title) values ('&quot;&amp;[.C339]&amp;&quot;');&quot;" office:value-type="string" office:string-value="insert into lyrics (title) values ('1. Lavender Haze');" calcext:value-type="string">
            <text:p>insert into lyrics (title) values ('1. Lavender Haz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Maroon</text:p>
          </table:table-cell>
          <table:table-cell office:value-type="string" calcext:value-type="string">
            <text:p>199E1RRrVmVTQqBXih5qRC</text:p>
          </table:table-cell>
          <table:table-cell/>
          <table:table-cell table:formula="of:=&quot;insert into lyrics (track_id) values ('&quot;&amp;[.D340]&amp;&quot;');&quot;" office:value-type="string" office:string-value="insert into lyrics (track_id) values ('199E1RRrVmVTQqBXih5qRC');" calcext:value-type="string">
            <text:p>insert into lyrics (track_id) values ('199E1RRrVmVTQqBXih5qRC');</text:p>
          </table:table-cell>
          <table:table-cell table:formula="of:=&quot;insert into lyrics (title) values ('&quot;&amp;[.C340]&amp;&quot;');&quot;" office:value-type="string" office:string-value="insert into lyrics (title) values ('2. Maroon');" calcext:value-type="string">
            <text:p>insert into lyrics (title) values ('2. Maro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Anti-Hero</text:p>
          </table:table-cell>
          <table:table-cell office:value-type="string" calcext:value-type="string">
            <text:p>02Zkkf2zMkwRGQjZ7T4p8f</text:p>
          </table:table-cell>
          <table:table-cell/>
          <table:table-cell table:formula="of:=&quot;insert into lyrics (track_id) values ('&quot;&amp;[.D341]&amp;&quot;');&quot;" office:value-type="string" office:string-value="insert into lyrics (track_id) values ('02Zkkf2zMkwRGQjZ7T4p8f');" calcext:value-type="string">
            <text:p>insert into lyrics (track_id) values ('02Zkkf2zMkwRGQjZ7T4p8f');</text:p>
          </table:table-cell>
          <table:table-cell table:formula="of:=&quot;insert into lyrics (title) values ('&quot;&amp;[.C341]&amp;&quot;');&quot;" office:value-type="string" office:string-value="insert into lyrics (title) values ('3. Anti-Hero');" calcext:value-type="string">
            <text:p>insert into lyrics (title) values ('3. Anti-Her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Snow On The Beach (feat. Lana Del Rey)</text:p>
          </table:table-cell>
          <table:table-cell office:value-type="string" calcext:value-type="string">
            <text:p>6ADDIJxxqzM9LMpm78yzQG</text:p>
          </table:table-cell>
          <table:table-cell/>
          <table:table-cell table:formula="of:=&quot;insert into lyrics (track_id) values ('&quot;&amp;[.D342]&amp;&quot;');&quot;" office:value-type="string" office:string-value="insert into lyrics (track_id) values ('6ADDIJxxqzM9LMpm78yzQG');" calcext:value-type="string">
            <text:p>insert into lyrics (track_id) values ('6ADDIJxxqzM9LMpm78yzQG');</text:p>
          </table:table-cell>
          <table:table-cell table:formula="of:=&quot;insert into lyrics (title) values ('&quot;&amp;[.C342]&amp;&quot;');&quot;" office:value-type="string" office:string-value="insert into lyrics (title) values ('4. Snow On The Beach (feat. Lana Del Rey)');" calcext:value-type="string">
            <text:p>insert into lyrics (title) values ('4. Snow On The Beach (feat. Lana Del Rey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You're On Your Own, Kid</text:p>
          </table:table-cell>
          <table:table-cell office:value-type="string" calcext:value-type="string">
            <text:p>7gVWKBcfIW93YxNBi3ApIE</text:p>
          </table:table-cell>
          <table:table-cell/>
          <table:table-cell table:formula="of:=&quot;insert into lyrics (track_id) values ('&quot;&amp;[.D343]&amp;&quot;');&quot;" office:value-type="string" office:string-value="insert into lyrics (track_id) values ('7gVWKBcfIW93YxNBi3ApIE');" calcext:value-type="string">
            <text:p>insert into lyrics (track_id) values ('7gVWKBcfIW93YxNBi3ApIE');</text:p>
          </table:table-cell>
          <table:table-cell table:formula="of:=&quot;insert into lyrics (title) values ('&quot;&amp;[.C343]&amp;&quot;');&quot;" office:value-type="string" office:string-value="insert into lyrics (title) values ('5. You're On Your Own, Kid');" calcext:value-type="string">
            <text:p>insert into lyrics (title) values ('5. You're On Your Own, Ki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Midnight Rain</text:p>
          </table:table-cell>
          <table:table-cell office:value-type="string" calcext:value-type="string">
            <text:p>6Nl7KyvjkFncGsjB49SxLl</text:p>
          </table:table-cell>
          <table:table-cell/>
          <table:table-cell table:formula="of:=&quot;insert into lyrics (track_id) values ('&quot;&amp;[.D344]&amp;&quot;');&quot;" office:value-type="string" office:string-value="insert into lyrics (track_id) values ('6Nl7KyvjkFncGsjB49SxLl');" calcext:value-type="string">
            <text:p>insert into lyrics (track_id) values ('6Nl7KyvjkFncGsjB49SxLl');</text:p>
          </table:table-cell>
          <table:table-cell table:formula="of:=&quot;insert into lyrics (title) values ('&quot;&amp;[.C344]&amp;&quot;');&quot;" office:value-type="string" office:string-value="insert into lyrics (title) values ('6. Midnight Rain');" calcext:value-type="string">
            <text:p>insert into lyrics (title) values ('6. Midnight Rai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Question...?</text:p>
          </table:table-cell>
          <table:table-cell office:value-type="string" calcext:value-type="string">
            <text:p>6C7OF1Jal7YkyjzyUG8vkK</text:p>
          </table:table-cell>
          <table:table-cell/>
          <table:table-cell table:formula="of:=&quot;insert into lyrics (track_id) values ('&quot;&amp;[.D345]&amp;&quot;');&quot;" office:value-type="string" office:string-value="insert into lyrics (track_id) values ('6C7OF1Jal7YkyjzyUG8vkK');" calcext:value-type="string">
            <text:p>insert into lyrics (track_id) values ('6C7OF1Jal7YkyjzyUG8vkK');</text:p>
          </table:table-cell>
          <table:table-cell table:formula="of:=&quot;insert into lyrics (title) values ('&quot;&amp;[.C345]&amp;&quot;');&quot;" office:value-type="string" office:string-value="insert into lyrics (title) values ('7. Question...?');" calcext:value-type="string">
            <text:p>insert into lyrics (title) values ('7. Question...?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Vigilante Shit</text:p>
          </table:table-cell>
          <table:table-cell office:value-type="string" calcext:value-type="string">
            <text:p>5yeuXkukVGuix3vmLu2BPJ</text:p>
          </table:table-cell>
          <table:table-cell/>
          <table:table-cell table:formula="of:=&quot;insert into lyrics (track_id) values ('&quot;&amp;[.D346]&amp;&quot;');&quot;" office:value-type="string" office:string-value="insert into lyrics (track_id) values ('5yeuXkukVGuix3vmLu2BPJ');" calcext:value-type="string">
            <text:p>insert into lyrics (track_id) values ('5yeuXkukVGuix3vmLu2BPJ');</text:p>
          </table:table-cell>
          <table:table-cell table:formula="of:=&quot;insert into lyrics (title) values ('&quot;&amp;[.C346]&amp;&quot;');&quot;" office:value-type="string" office:string-value="insert into lyrics (title) values ('8. Vigilante Shit');" calcext:value-type="string">
            <text:p>insert into lyrics (title) values ('8. Vigilante Shi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Bejeweled</text:p>
          </table:table-cell>
          <table:table-cell office:value-type="string" calcext:value-type="string">
            <text:p>0jvo9CjnbR0lYUDTSNTMiu</text:p>
          </table:table-cell>
          <table:table-cell/>
          <table:table-cell table:formula="of:=&quot;insert into lyrics (track_id) values ('&quot;&amp;[.D347]&amp;&quot;');&quot;" office:value-type="string" office:string-value="insert into lyrics (track_id) values ('0jvo9CjnbR0lYUDTSNTMiu');" calcext:value-type="string">
            <text:p>insert into lyrics (track_id) values ('0jvo9CjnbR0lYUDTSNTMiu');</text:p>
          </table:table-cell>
          <table:table-cell table:formula="of:=&quot;insert into lyrics (title) values ('&quot;&amp;[.C347]&amp;&quot;');&quot;" office:value-type="string" office:string-value="insert into lyrics (title) values ('9. Bejeweled');" calcext:value-type="string">
            <text:p>insert into lyrics (title) values ('9. Bejewel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Labyrinth</text:p>
          </table:table-cell>
          <table:table-cell office:value-type="string" calcext:value-type="string">
            <text:p>43q586vP8gGkYypKoSddhl</text:p>
          </table:table-cell>
          <table:table-cell/>
          <table:table-cell table:formula="of:=&quot;insert into lyrics (track_id) values ('&quot;&amp;[.D348]&amp;&quot;');&quot;" office:value-type="string" office:string-value="insert into lyrics (track_id) values ('43q586vP8gGkYypKoSddhl');" calcext:value-type="string">
            <text:p>insert into lyrics (track_id) values ('43q586vP8gGkYypKoSddhl');</text:p>
          </table:table-cell>
          <table:table-cell table:formula="of:=&quot;insert into lyrics (title) values ('&quot;&amp;[.C348]&amp;&quot;');&quot;" office:value-type="string" office:string-value="insert into lyrics (title) values ('10. Labyrinth');" calcext:value-type="string">
            <text:p>insert into lyrics (title) values ('10. Labyrinth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Karma</text:p>
          </table:table-cell>
          <table:table-cell office:value-type="string" calcext:value-type="string">
            <text:p>5oqDgw5VGBln5dSIOPWyBq</text:p>
          </table:table-cell>
          <table:table-cell/>
          <table:table-cell table:formula="of:=&quot;insert into lyrics (track_id) values ('&quot;&amp;[.D349]&amp;&quot;');&quot;" office:value-type="string" office:string-value="insert into lyrics (track_id) values ('5oqDgw5VGBln5dSIOPWyBq');" calcext:value-type="string">
            <text:p>insert into lyrics (track_id) values ('5oqDgw5VGBln5dSIOPWyBq');</text:p>
          </table:table-cell>
          <table:table-cell table:formula="of:=&quot;insert into lyrics (title) values ('&quot;&amp;[.C349]&amp;&quot;');&quot;" office:value-type="string" office:string-value="insert into lyrics (title) values ('11. Karma');" calcext:value-type="string">
            <text:p>insert into lyrics (title) values ('11. Karma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Sweet Nothing</text:p>
          </table:table-cell>
          <table:table-cell office:value-type="string" calcext:value-type="string">
            <text:p>3zmwONxswBAzGwExPugSLN</text:p>
          </table:table-cell>
          <table:table-cell/>
          <table:table-cell table:formula="of:=&quot;insert into lyrics (track_id) values ('&quot;&amp;[.D350]&amp;&quot;');&quot;" office:value-type="string" office:string-value="insert into lyrics (track_id) values ('3zmwONxswBAzGwExPugSLN');" calcext:value-type="string">
            <text:p>insert into lyrics (track_id) values ('3zmwONxswBAzGwExPugSLN');</text:p>
          </table:table-cell>
          <table:table-cell table:formula="of:=&quot;insert into lyrics (title) values ('&quot;&amp;[.C350]&amp;&quot;');&quot;" office:value-type="string" office:string-value="insert into lyrics (title) values ('12. Sweet Nothing');" calcext:value-type="string">
            <text:p>insert into lyrics (title) values ('12. Sweet Nothin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Mastermind</text:p>
          </table:table-cell>
          <table:table-cell office:value-type="string" calcext:value-type="string">
            <text:p>56hioFjQ0DXrdn04hZcFgG</text:p>
          </table:table-cell>
          <table:table-cell/>
          <table:table-cell table:formula="of:=&quot;insert into lyrics (track_id) values ('&quot;&amp;[.D351]&amp;&quot;');&quot;" office:value-type="string" office:string-value="insert into lyrics (track_id) values ('56hioFjQ0DXrdn04hZcFgG');" calcext:value-type="string">
            <text:p>insert into lyrics (track_id) values ('56hioFjQ0DXrdn04hZcFgG');</text:p>
          </table:table-cell>
          <table:table-cell table:formula="of:=&quot;insert into lyrics (title) values ('&quot;&amp;[.C351]&amp;&quot;');&quot;" office:value-type="string" office:string-value="insert into lyrics (title) values ('13. Mastermind');" calcext:value-type="string">
            <text:p>insert into lyrics (title) values ('13. Mastermin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The Great War</text:p>
          </table:table-cell>
          <table:table-cell office:value-type="string" calcext:value-type="string">
            <text:p>3UMrglJeju5yWyYIW6o99b</text:p>
          </table:table-cell>
          <table:table-cell/>
          <table:table-cell table:formula="of:=&quot;insert into lyrics (track_id) values ('&quot;&amp;[.D352]&amp;&quot;');&quot;" office:value-type="string" office:string-value="insert into lyrics (track_id) values ('3UMrglJeju5yWyYIW6o99b');" calcext:value-type="string">
            <text:p>insert into lyrics (track_id) values ('3UMrglJeju5yWyYIW6o99b');</text:p>
          </table:table-cell>
          <table:table-cell table:formula="of:=&quot;insert into lyrics (title) values ('&quot;&amp;[.C352]&amp;&quot;');&quot;" office:value-type="string" office:string-value="insert into lyrics (title) values ('14. The Great War');" calcext:value-type="string">
            <text:p>insert into lyrics (title) values ('14. The Great Wa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Bigger Than The Whole Sky</text:p>
          </table:table-cell>
          <table:table-cell office:value-type="string" calcext:value-type="string">
            <text:p>0BiqmkasE5FdrChwKfVp8X</text:p>
          </table:table-cell>
          <table:table-cell/>
          <table:table-cell table:formula="of:=&quot;insert into lyrics (track_id) values ('&quot;&amp;[.D353]&amp;&quot;');&quot;" office:value-type="string" office:string-value="insert into lyrics (track_id) values ('0BiqmkasE5FdrChwKfVp8X');" calcext:value-type="string">
            <text:p>insert into lyrics (track_id) values ('0BiqmkasE5FdrChwKfVp8X');</text:p>
          </table:table-cell>
          <table:table-cell table:formula="of:=&quot;insert into lyrics (title) values ('&quot;&amp;[.C353]&amp;&quot;');&quot;" office:value-type="string" office:string-value="insert into lyrics (title) values ('15. Bigger Than The Whole Sky');" calcext:value-type="string">
            <text:p>insert into lyrics (title) values ('15. Bigger Than The Whole Sk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Paris</text:p>
          </table:table-cell>
          <table:table-cell office:value-type="string" calcext:value-type="string">
            <text:p>7712gjoih4QoDbXpljEk21</text:p>
          </table:table-cell>
          <table:table-cell/>
          <table:table-cell table:formula="of:=&quot;insert into lyrics (track_id) values ('&quot;&amp;[.D354]&amp;&quot;');&quot;" office:value-type="string" office:string-value="insert into lyrics (track_id) values ('7712gjoih4QoDbXpljEk21');" calcext:value-type="string">
            <text:p>insert into lyrics (track_id) values ('7712gjoih4QoDbXpljEk21');</text:p>
          </table:table-cell>
          <table:table-cell table:formula="of:=&quot;insert into lyrics (title) values ('&quot;&amp;[.C354]&amp;&quot;');&quot;" office:value-type="string" office:string-value="insert into lyrics (title) values ('16. Paris');" calcext:value-type="string">
            <text:p>insert into lyrics (title) values ('16. Pari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High Infidelity</text:p>
          </table:table-cell>
          <table:table-cell office:value-type="string" calcext:value-type="string">
            <text:p>5kiZGSxgqPdv6rbqL9THdd</text:p>
          </table:table-cell>
          <table:table-cell/>
          <table:table-cell table:formula="of:=&quot;insert into lyrics (track_id) values ('&quot;&amp;[.D355]&amp;&quot;');&quot;" office:value-type="string" office:string-value="insert into lyrics (track_id) values ('5kiZGSxgqPdv6rbqL9THdd');" calcext:value-type="string">
            <text:p>insert into lyrics (track_id) values ('5kiZGSxgqPdv6rbqL9THdd');</text:p>
          </table:table-cell>
          <table:table-cell table:formula="of:=&quot;insert into lyrics (title) values ('&quot;&amp;[.C355]&amp;&quot;');&quot;" office:value-type="string" office:string-value="insert into lyrics (title) values ('17. High Infidelity');" calcext:value-type="string">
            <text:p>insert into lyrics (title) values ('17. High Infidelit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Glitch</text:p>
          </table:table-cell>
          <table:table-cell office:value-type="string" calcext:value-type="string">
            <text:p>6wAFvJPpTZVirBKGZ4EnMW</text:p>
          </table:table-cell>
          <table:table-cell/>
          <table:table-cell table:formula="of:=&quot;insert into lyrics (track_id) values ('&quot;&amp;[.D356]&amp;&quot;');&quot;" office:value-type="string" office:string-value="insert into lyrics (track_id) values ('6wAFvJPpTZVirBKGZ4EnMW');" calcext:value-type="string">
            <text:p>insert into lyrics (track_id) values ('6wAFvJPpTZVirBKGZ4EnMW');</text:p>
          </table:table-cell>
          <table:table-cell table:formula="of:=&quot;insert into lyrics (title) values ('&quot;&amp;[.C356]&amp;&quot;');&quot;" office:value-type="string" office:string-value="insert into lyrics (title) values ('18. Glitch');" calcext:value-type="string">
            <text:p>insert into lyrics (title) values ('18. Glitch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Would've, Could've, Should've</text:p>
          </table:table-cell>
          <table:table-cell office:value-type="string" calcext:value-type="string">
            <text:p>0aV5uARAknQgYhBaK944FP</text:p>
          </table:table-cell>
          <table:table-cell/>
          <table:table-cell table:formula="of:=&quot;insert into lyrics (track_id) values ('&quot;&amp;[.D357]&amp;&quot;');&quot;" office:value-type="string" office:string-value="insert into lyrics (track_id) values ('0aV5uARAknQgYhBaK944FP');" calcext:value-type="string">
            <text:p>insert into lyrics (track_id) values ('0aV5uARAknQgYhBaK944FP');</text:p>
          </table:table-cell>
          <table:table-cell table:formula="of:=&quot;insert into lyrics (title) values ('&quot;&amp;[.C357]&amp;&quot;');&quot;" office:value-type="string" office:string-value="insert into lyrics (title) values ('19. Would've, Could've, Should've');" calcext:value-type="string">
            <text:p>insert into lyrics (title) values ('19. Would've, Could've, Should'v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Dear Reader</text:p>
          </table:table-cell>
          <table:table-cell office:value-type="string" calcext:value-type="string">
            <text:p>3QF5RsWzK1lCvf2o2cY65P</text:p>
          </table:table-cell>
          <table:table-cell/>
          <table:table-cell table:formula="of:=&quot;insert into lyrics (track_id) values ('&quot;&amp;[.D358]&amp;&quot;');&quot;" office:value-type="string" office:string-value="insert into lyrics (track_id) values ('3QF5RsWzK1lCvf2o2cY65P');" calcext:value-type="string">
            <text:p>insert into lyrics (track_id) values ('3QF5RsWzK1lCvf2o2cY65P');</text:p>
          </table:table-cell>
          <table:table-cell table:formula="of:=&quot;insert into lyrics (title) values ('&quot;&amp;[.C358]&amp;&quot;');&quot;" office:value-type="string" office:string-value="insert into lyrics (title) values ('20. Dear Reader');" calcext:value-type="string">
            <text:p>insert into lyrics (title) values ('20. Dear Read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Anti-Hero (feat. Bleachers)</text:p>
          </table:table-cell>
          <table:table-cell office:value-type="string" calcext:value-type="string">
            <text:p>0j0gJqxitjhmmkrW56dtQH</text:p>
          </table:table-cell>
          <table:table-cell/>
          <table:table-cell table:formula="of:=&quot;insert into lyrics (track_id) values ('&quot;&amp;[.D359]&amp;&quot;');&quot;" office:value-type="string" office:string-value="insert into lyrics (track_id) values ('0j0gJqxitjhmmkrW56dtQH');" calcext:value-type="string">
            <text:p>insert into lyrics (track_id) values ('0j0gJqxitjhmmkrW56dtQH');</text:p>
          </table:table-cell>
          <table:table-cell table:formula="of:=&quot;insert into lyrics (title) values ('&quot;&amp;[.C359]&amp;&quot;');&quot;" office:value-type="string" office:string-value="insert into lyrics (title) values ('1. Anti-Hero (feat. Bleachers)');" calcext:value-type="string">
            <text:p>insert into lyrics (title) values ('1. Anti-Hero (feat. Bleachers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Anti-Hero</text:p>
          </table:table-cell>
          <table:table-cell office:value-type="string" calcext:value-type="string">
            <text:p>70c3ObJaZ6tbc8CfDYAQjb</text:p>
          </table:table-cell>
          <table:table-cell/>
          <table:table-cell table:formula="of:=&quot;insert into lyrics (track_id) values ('&quot;&amp;[.D360]&amp;&quot;');&quot;" office:value-type="string" office:string-value="insert into lyrics (track_id) values ('70c3ObJaZ6tbc8CfDYAQjb');" calcext:value-type="string">
            <text:p>insert into lyrics (track_id) values ('70c3ObJaZ6tbc8CfDYAQjb');</text:p>
          </table:table-cell>
          <table:table-cell table:formula="of:=&quot;insert into lyrics (title) values ('&quot;&amp;[.C360]&amp;&quot;');&quot;" office:value-type="string" office:string-value="insert into lyrics (title) values ('2. Anti-Hero');" calcext:value-type="string">
            <text:p>insert into lyrics (title) values ('2. Anti-Her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Anti-Hero (feat. Bleachers)</text:p>
          </table:table-cell>
          <table:table-cell office:value-type="string" calcext:value-type="string">
            <text:p>16M9Rxid0nXhVmme7lzVwN</text:p>
          </table:table-cell>
          <table:table-cell/>
          <table:table-cell table:formula="of:=&quot;insert into lyrics (track_id) values ('&quot;&amp;[.D361]&amp;&quot;');&quot;" office:value-type="string" office:string-value="insert into lyrics (track_id) values ('16M9Rxid0nXhVmme7lzVwN');" calcext:value-type="string">
            <text:p>insert into lyrics (track_id) values ('16M9Rxid0nXhVmme7lzVwN');</text:p>
          </table:table-cell>
          <table:table-cell table:formula="of:=&quot;insert into lyrics (title) values ('&quot;&amp;[.C361]&amp;&quot;');&quot;" office:value-type="string" office:string-value="insert into lyrics (title) values ('1. Anti-Hero (feat. Bleachers)');" calcext:value-type="string">
            <text:p>insert into lyrics (title) values ('1. Anti-Hero (feat. Bleachers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Anti-Hero - Roosevelt Remix</text:p>
          </table:table-cell>
          <table:table-cell office:value-type="string" calcext:value-type="string">
            <text:p>4XiypEn8iKbeP1TbTqdfk5</text:p>
          </table:table-cell>
          <table:table-cell/>
          <table:table-cell table:formula="of:=&quot;insert into lyrics (track_id) values ('&quot;&amp;[.D362]&amp;&quot;');&quot;" office:value-type="string" office:string-value="insert into lyrics (track_id) values ('4XiypEn8iKbeP1TbTqdfk5');" calcext:value-type="string">
            <text:p>insert into lyrics (track_id) values ('4XiypEn8iKbeP1TbTqdfk5');</text:p>
          </table:table-cell>
          <table:table-cell table:formula="of:=&quot;insert into lyrics (title) values ('&quot;&amp;[.C362]&amp;&quot;');&quot;" office:value-type="string" office:string-value="insert into lyrics (title) values ('2. Anti-Hero - Roosevelt Remix');" calcext:value-type="string">
            <text:p>insert into lyrics (title) values ('2. Anti-Hero - Roosevelt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Anti-Hero - Kungs Remix</text:p>
          </table:table-cell>
          <table:table-cell office:value-type="string" calcext:value-type="string">
            <text:p>2oWpe2L8ypC080BxpDVuTY</text:p>
          </table:table-cell>
          <table:table-cell/>
          <table:table-cell table:formula="of:=&quot;insert into lyrics (track_id) values ('&quot;&amp;[.D363]&amp;&quot;');&quot;" office:value-type="string" office:string-value="insert into lyrics (track_id) values ('2oWpe2L8ypC080BxpDVuTY');" calcext:value-type="string">
            <text:p>insert into lyrics (track_id) values ('2oWpe2L8ypC080BxpDVuTY');</text:p>
          </table:table-cell>
          <table:table-cell table:formula="of:=&quot;insert into lyrics (title) values ('&quot;&amp;[.C363]&amp;&quot;');&quot;" office:value-type="string" office:string-value="insert into lyrics (title) values ('3. Anti-Hero - Kungs Remix');" calcext:value-type="string">
            <text:p>insert into lyrics (title) values ('3. Anti-Hero - Kungs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Anti-Hero - Jayda G Remix</text:p>
          </table:table-cell>
          <table:table-cell office:value-type="string" calcext:value-type="string">
            <text:p>4YrpqEBNuz7IMsZtUP6bNQ</text:p>
          </table:table-cell>
          <table:table-cell/>
          <table:table-cell table:formula="of:=&quot;insert into lyrics (track_id) values ('&quot;&amp;[.D364]&amp;&quot;');&quot;" office:value-type="string" office:string-value="insert into lyrics (track_id) values ('4YrpqEBNuz7IMsZtUP6bNQ');" calcext:value-type="string">
            <text:p>insert into lyrics (track_id) values ('4YrpqEBNuz7IMsZtUP6bNQ');</text:p>
          </table:table-cell>
          <table:table-cell table:formula="of:=&quot;insert into lyrics (title) values ('&quot;&amp;[.C364]&amp;&quot;');&quot;" office:value-type="string" office:string-value="insert into lyrics (title) values ('4. Anti-Hero - Jayda G Remix');" calcext:value-type="string">
            <text:p>insert into lyrics (title) values ('4. Anti-Hero - Jayda G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Anti-Hero</text:p>
          </table:table-cell>
          <table:table-cell office:value-type="string" calcext:value-type="string">
            <text:p>2wMKBH2p5kIDFkRWjS9IOW</text:p>
          </table:table-cell>
          <table:table-cell/>
          <table:table-cell table:formula="of:=&quot;insert into lyrics (track_id) values ('&quot;&amp;[.D365]&amp;&quot;');&quot;" office:value-type="string" office:string-value="insert into lyrics (track_id) values ('2wMKBH2p5kIDFkRWjS9IOW');" calcext:value-type="string">
            <text:p>insert into lyrics (track_id) values ('2wMKBH2p5kIDFkRWjS9IOW');</text:p>
          </table:table-cell>
          <table:table-cell table:formula="of:=&quot;insert into lyrics (title) values ('&quot;&amp;[.C365]&amp;&quot;');&quot;" office:value-type="string" office:string-value="insert into lyrics (title) values ('5. Anti-Hero');" calcext:value-type="string">
            <text:p>insert into lyrics (title) values ('5. Anti-Hero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Anti-Hero - ILLENIUM Remix</text:p>
          </table:table-cell>
          <table:table-cell office:value-type="string" calcext:value-type="string">
            <text:p>6C0H8ts9M6deezz0yYR6LK</text:p>
          </table:table-cell>
          <table:table-cell/>
          <table:table-cell table:formula="of:=&quot;insert into lyrics (track_id) values ('&quot;&amp;[.D366]&amp;&quot;');&quot;" office:value-type="string" office:string-value="insert into lyrics (track_id) values ('6C0H8ts9M6deezz0yYR6LK');" calcext:value-type="string">
            <text:p>insert into lyrics (track_id) values ('6C0H8ts9M6deezz0yYR6LK');</text:p>
          </table:table-cell>
          <table:table-cell table:formula="of:=&quot;insert into lyrics (title) values ('&quot;&amp;[.C366]&amp;&quot;');&quot;" office:value-type="string" office:string-value="insert into lyrics (title) values ('1. Anti-Hero - ILLENIUM Remix');" calcext:value-type="string">
            <text:p>insert into lyrics (title) values ('1. Anti-Hero - ILLENIUM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Anti-Hero - Acoustic Version</text:p>
          </table:table-cell>
          <table:table-cell office:value-type="string" calcext:value-type="string">
            <text:p>2d3d9xZutJjmUpntiyHt3F</text:p>
          </table:table-cell>
          <table:table-cell/>
          <table:table-cell table:formula="of:=&quot;insert into lyrics (track_id) values ('&quot;&amp;[.D367]&amp;&quot;');&quot;" office:value-type="string" office:string-value="insert into lyrics (track_id) values ('2d3d9xZutJjmUpntiyHt3F');" calcext:value-type="string">
            <text:p>insert into lyrics (track_id) values ('2d3d9xZutJjmUpntiyHt3F');</text:p>
          </table:table-cell>
          <table:table-cell table:formula="of:=&quot;insert into lyrics (title) values ('&quot;&amp;[.C367]&amp;&quot;');&quot;" office:value-type="string" office:string-value="insert into lyrics (title) values ('1. Anti-Hero - Acoustic Version');" calcext:value-type="string">
            <text:p>insert into lyrics (title) values ('1. Anti-Hero - Acoustic Versi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Lavender Haze - Felix Jaehn Remix</text:p>
          </table:table-cell>
          <table:table-cell office:value-type="string" calcext:value-type="string">
            <text:p>2M4tVhRXucLE9M3STv21Yi</text:p>
          </table:table-cell>
          <table:table-cell/>
          <table:table-cell table:formula="of:=&quot;insert into lyrics (track_id) values ('&quot;&amp;[.D368]&amp;&quot;');&quot;" office:value-type="string" office:string-value="insert into lyrics (track_id) values ('2M4tVhRXucLE9M3STv21Yi');" calcext:value-type="string">
            <text:p>insert into lyrics (track_id) values ('2M4tVhRXucLE9M3STv21Yi');</text:p>
          </table:table-cell>
          <table:table-cell table:formula="of:=&quot;insert into lyrics (title) values ('&quot;&amp;[.C368]&amp;&quot;');&quot;" office:value-type="string" office:string-value="insert into lyrics (title) values ('1. Lavender Haze - Felix Jaehn Remix');" calcext:value-type="string">
            <text:p>insert into lyrics (title) values ('1. Lavender Haze - Felix Jaehn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Mine (Taylor's Version)</text:p>
          </table:table-cell>
          <table:table-cell office:value-type="string" calcext:value-type="string">
            <text:p>7G0gBu6nLdhFDPRLc0HdDG</text:p>
          </table:table-cell>
          <table:table-cell/>
          <table:table-cell table:formula="of:=&quot;insert into lyrics (track_id) values ('&quot;&amp;[.D369]&amp;&quot;');&quot;" office:value-type="string" office:string-value="insert into lyrics (track_id) values ('7G0gBu6nLdhFDPRLc0HdDG');" calcext:value-type="string">
            <text:p>insert into lyrics (track_id) values ('7G0gBu6nLdhFDPRLc0HdDG');</text:p>
          </table:table-cell>
          <table:table-cell table:formula="of:=&quot;insert into lyrics (title) values ('&quot;&amp;[.C369]&amp;&quot;');&quot;" office:value-type="string" office:string-value="insert into lyrics (title) values ('1. Mine (Taylor's Version)');" calcext:value-type="string">
            <text:p>insert into lyrics (title) values ('1. Min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Sparks Fly (Taylor’s Version)</text:p>
          </table:table-cell>
          <table:table-cell office:value-type="string" calcext:value-type="string">
            <text:p>3MytWN8L7shNYzGl4tAKRp</text:p>
          </table:table-cell>
          <table:table-cell/>
          <table:table-cell table:formula="of:=&quot;insert into lyrics (track_id) values ('&quot;&amp;[.D370]&amp;&quot;');&quot;" office:value-type="string" office:string-value="insert into lyrics (track_id) values ('3MytWN8L7shNYzGl4tAKRp');" calcext:value-type="string">
            <text:p>insert into lyrics (track_id) values ('3MytWN8L7shNYzGl4tAKRp');</text:p>
          </table:table-cell>
          <table:table-cell table:formula="of:=&quot;insert into lyrics (title) values ('&quot;&amp;[.C370]&amp;&quot;');&quot;" office:value-type="string" office:string-value="insert into lyrics (title) values ('2. Sparks Fly (Taylor’s Version)');" calcext:value-type="string">
            <text:p>insert into lyrics (title) values ('2. Sparks Fly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Back To December (Taylor's Version)</text:p>
          </table:table-cell>
          <table:table-cell office:value-type="string" calcext:value-type="string">
            <text:p>79uDOz0zuuWS7HWxzMmTa2</text:p>
          </table:table-cell>
          <table:table-cell/>
          <table:table-cell table:formula="of:=&quot;insert into lyrics (track_id) values ('&quot;&amp;[.D371]&amp;&quot;');&quot;" office:value-type="string" office:string-value="insert into lyrics (track_id) values ('79uDOz0zuuWS7HWxzMmTa2');" calcext:value-type="string">
            <text:p>insert into lyrics (track_id) values ('79uDOz0zuuWS7HWxzMmTa2');</text:p>
          </table:table-cell>
          <table:table-cell table:formula="of:=&quot;insert into lyrics (title) values ('&quot;&amp;[.C371]&amp;&quot;');&quot;" office:value-type="string" office:string-value="insert into lyrics (title) values ('3. Back To December (Taylor's Version)');" calcext:value-type="string">
            <text:p>insert into lyrics (title) values ('3. Back To December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Speak Now (Taylor's Version)</text:p>
          </table:table-cell>
          <table:table-cell office:value-type="string" calcext:value-type="string">
            <text:p>5xXqyjLicvEpch72qEryFT</text:p>
          </table:table-cell>
          <table:table-cell/>
          <table:table-cell table:formula="of:=&quot;insert into lyrics (track_id) values ('&quot;&amp;[.D372]&amp;&quot;');&quot;" office:value-type="string" office:string-value="insert into lyrics (track_id) values ('5xXqyjLicvEpch72qEryFT');" calcext:value-type="string">
            <text:p>insert into lyrics (track_id) values ('5xXqyjLicvEpch72qEryFT');</text:p>
          </table:table-cell>
          <table:table-cell table:formula="of:=&quot;insert into lyrics (title) values ('&quot;&amp;[.C372]&amp;&quot;');&quot;" office:value-type="string" office:string-value="insert into lyrics (title) values ('4. Speak Now (Taylor's Version)');" calcext:value-type="string">
            <text:p>insert into lyrics (title) values ('4. Speak Now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Dear John (Taylor's Version)</text:p>
          </table:table-cell>
          <table:table-cell office:value-type="string" calcext:value-type="string">
            <text:p>1zU8j1x3yi9xalMF96pzKp</text:p>
          </table:table-cell>
          <table:table-cell/>
          <table:table-cell table:formula="of:=&quot;insert into lyrics (track_id) values ('&quot;&amp;[.D373]&amp;&quot;');&quot;" office:value-type="string" office:string-value="insert into lyrics (track_id) values ('1zU8j1x3yi9xalMF96pzKp');" calcext:value-type="string">
            <text:p>insert into lyrics (track_id) values ('1zU8j1x3yi9xalMF96pzKp');</text:p>
          </table:table-cell>
          <table:table-cell table:formula="of:=&quot;insert into lyrics (title) values ('&quot;&amp;[.C373]&amp;&quot;');&quot;" office:value-type="string" office:string-value="insert into lyrics (title) values ('5. Dear John (Taylor's Version)');" calcext:value-type="string">
            <text:p>insert into lyrics (title) values ('5. Dear John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Mean (Taylor's Version)</text:p>
          </table:table-cell>
          <table:table-cell office:value-type="string" calcext:value-type="string">
            <text:p>30Y4CV7A6YqtQtTTo7Ue4j</text:p>
          </table:table-cell>
          <table:table-cell/>
          <table:table-cell table:formula="of:=&quot;insert into lyrics (track_id) values ('&quot;&amp;[.D374]&amp;&quot;');&quot;" office:value-type="string" office:string-value="insert into lyrics (track_id) values ('30Y4CV7A6YqtQtTTo7Ue4j');" calcext:value-type="string">
            <text:p>insert into lyrics (track_id) values ('30Y4CV7A6YqtQtTTo7Ue4j');</text:p>
          </table:table-cell>
          <table:table-cell table:formula="of:=&quot;insert into lyrics (title) values ('&quot;&amp;[.C374]&amp;&quot;');&quot;" office:value-type="string" office:string-value="insert into lyrics (title) values ('6. Mean (Taylor's Version)');" calcext:value-type="string">
            <text:p>insert into lyrics (title) values ('6. Mean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The Story Of Us (Taylor's Version)</text:p>
          </table:table-cell>
          <table:table-cell office:value-type="string" calcext:value-type="string">
            <text:p>6dTA6y0C2ReQklntzZl8l3</text:p>
          </table:table-cell>
          <table:table-cell/>
          <table:table-cell table:formula="of:=&quot;insert into lyrics (track_id) values ('&quot;&amp;[.D375]&amp;&quot;');&quot;" office:value-type="string" office:string-value="insert into lyrics (track_id) values ('6dTA6y0C2ReQklntzZl8l3');" calcext:value-type="string">
            <text:p>insert into lyrics (track_id) values ('6dTA6y0C2ReQklntzZl8l3');</text:p>
          </table:table-cell>
          <table:table-cell table:formula="of:=&quot;insert into lyrics (title) values ('&quot;&amp;[.C375]&amp;&quot;');&quot;" office:value-type="string" office:string-value="insert into lyrics (title) values ('7. The Story Of Us (Taylor's Version)');" calcext:value-type="string">
            <text:p>insert into lyrics (title) values ('7. The Story Of U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Never Grow Up (Taylor's Version)</text:p>
          </table:table-cell>
          <table:table-cell office:value-type="string" calcext:value-type="string">
            <text:p>2EFZ9emtKWEglWUQGEQ3P9</text:p>
          </table:table-cell>
          <table:table-cell/>
          <table:table-cell table:formula="of:=&quot;insert into lyrics (track_id) values ('&quot;&amp;[.D376]&amp;&quot;');&quot;" office:value-type="string" office:string-value="insert into lyrics (track_id) values ('2EFZ9emtKWEglWUQGEQ3P9');" calcext:value-type="string">
            <text:p>insert into lyrics (track_id) values ('2EFZ9emtKWEglWUQGEQ3P9');</text:p>
          </table:table-cell>
          <table:table-cell table:formula="of:=&quot;insert into lyrics (title) values ('&quot;&amp;[.C376]&amp;&quot;');&quot;" office:value-type="string" office:string-value="insert into lyrics (title) values ('8. Never Grow Up (Taylor's Version)');" calcext:value-type="string">
            <text:p>insert into lyrics (title) values ('8. Never Grow Up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Enchanted (Taylor's Version)</text:p>
          </table:table-cell>
          <table:table-cell office:value-type="string" calcext:value-type="string">
            <text:p>3sW3oSbzsfecv9XoUdGs7h</text:p>
          </table:table-cell>
          <table:table-cell/>
          <table:table-cell table:formula="of:=&quot;insert into lyrics (track_id) values ('&quot;&amp;[.D377]&amp;&quot;');&quot;" office:value-type="string" office:string-value="insert into lyrics (track_id) values ('3sW3oSbzsfecv9XoUdGs7h');" calcext:value-type="string">
            <text:p>insert into lyrics (track_id) values ('3sW3oSbzsfecv9XoUdGs7h');</text:p>
          </table:table-cell>
          <table:table-cell table:formula="of:=&quot;insert into lyrics (title) values ('&quot;&amp;[.C377]&amp;&quot;');&quot;" office:value-type="string" office:string-value="insert into lyrics (title) values ('9. Enchanted (Taylor's Version)');" calcext:value-type="string">
            <text:p>insert into lyrics (title) values ('9. Enchante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Better Than Revenge (Taylor's Version)</text:p>
          </table:table-cell>
          <table:table-cell office:value-type="string" calcext:value-type="string">
            <text:p>0NwGC0v03ysCYINtg6ns58</text:p>
          </table:table-cell>
          <table:table-cell/>
          <table:table-cell table:formula="of:=&quot;insert into lyrics (track_id) values ('&quot;&amp;[.D378]&amp;&quot;');&quot;" office:value-type="string" office:string-value="insert into lyrics (track_id) values ('0NwGC0v03ysCYINtg6ns58');" calcext:value-type="string">
            <text:p>insert into lyrics (track_id) values ('0NwGC0v03ysCYINtg6ns58');</text:p>
          </table:table-cell>
          <table:table-cell table:formula="of:=&quot;insert into lyrics (title) values ('&quot;&amp;[.C378]&amp;&quot;');&quot;" office:value-type="string" office:string-value="insert into lyrics (title) values ('10. Better Than Revenge (Taylor's Version)');" calcext:value-type="string">
            <text:p>insert into lyrics (title) values ('10. Better Than Reveng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Innocent (Taylor's Version)</text:p>
          </table:table-cell>
          <table:table-cell office:value-type="string" calcext:value-type="string">
            <text:p>12nBPF4Rh4XLFJV0YLN7uj</text:p>
          </table:table-cell>
          <table:table-cell/>
          <table:table-cell table:formula="of:=&quot;insert into lyrics (track_id) values ('&quot;&amp;[.D379]&amp;&quot;');&quot;" office:value-type="string" office:string-value="insert into lyrics (track_id) values ('12nBPF4Rh4XLFJV0YLN7uj');" calcext:value-type="string">
            <text:p>insert into lyrics (track_id) values ('12nBPF4Rh4XLFJV0YLN7uj');</text:p>
          </table:table-cell>
          <table:table-cell table:formula="of:=&quot;insert into lyrics (title) values ('&quot;&amp;[.C379]&amp;&quot;');&quot;" office:value-type="string" office:string-value="insert into lyrics (title) values ('11. Innocent (Taylor's Version)');" calcext:value-type="string">
            <text:p>insert into lyrics (title) values ('11. Innocent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Haunted (Taylor's Version)</text:p>
          </table:table-cell>
          <table:table-cell office:value-type="string" calcext:value-type="string">
            <text:p>4tMzIAFTFdqGBQLdfbPces</text:p>
          </table:table-cell>
          <table:table-cell/>
          <table:table-cell table:formula="of:=&quot;insert into lyrics (track_id) values ('&quot;&amp;[.D380]&amp;&quot;');&quot;" office:value-type="string" office:string-value="insert into lyrics (track_id) values ('4tMzIAFTFdqGBQLdfbPces');" calcext:value-type="string">
            <text:p>insert into lyrics (track_id) values ('4tMzIAFTFdqGBQLdfbPces');</text:p>
          </table:table-cell>
          <table:table-cell table:formula="of:=&quot;insert into lyrics (title) values ('&quot;&amp;[.C380]&amp;&quot;');&quot;" office:value-type="string" office:string-value="insert into lyrics (title) values ('12. Haunted (Taylor's Version)');" calcext:value-type="string">
            <text:p>insert into lyrics (title) values ('12. Haunte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Last Kiss (Taylor's Version)</text:p>
          </table:table-cell>
          <table:table-cell office:value-type="string" calcext:value-type="string">
            <text:p>59KOoHFcw5XfICnO57holu</text:p>
          </table:table-cell>
          <table:table-cell/>
          <table:table-cell table:formula="of:=&quot;insert into lyrics (track_id) values ('&quot;&amp;[.D381]&amp;&quot;');&quot;" office:value-type="string" office:string-value="insert into lyrics (track_id) values ('59KOoHFcw5XfICnO57holu');" calcext:value-type="string">
            <text:p>insert into lyrics (track_id) values ('59KOoHFcw5XfICnO57holu');</text:p>
          </table:table-cell>
          <table:table-cell table:formula="of:=&quot;insert into lyrics (title) values ('&quot;&amp;[.C381]&amp;&quot;');&quot;" office:value-type="string" office:string-value="insert into lyrics (title) values ('13. Last Kiss (Taylor's Version)');" calcext:value-type="string">
            <text:p>insert into lyrics (title) values ('13. Last Kis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Long Live (Taylor's Version)</text:p>
          </table:table-cell>
          <table:table-cell office:value-type="string" calcext:value-type="string">
            <text:p>4hqJ4bSlYJOXb6Z4SRmzxs</text:p>
          </table:table-cell>
          <table:table-cell/>
          <table:table-cell table:formula="of:=&quot;insert into lyrics (track_id) values ('&quot;&amp;[.D382]&amp;&quot;');&quot;" office:value-type="string" office:string-value="insert into lyrics (track_id) values ('4hqJ4bSlYJOXb6Z4SRmzxs');" calcext:value-type="string">
            <text:p>insert into lyrics (track_id) values ('4hqJ4bSlYJOXb6Z4SRmzxs');</text:p>
          </table:table-cell>
          <table:table-cell table:formula="of:=&quot;insert into lyrics (title) values ('&quot;&amp;[.C382]&amp;&quot;');&quot;" office:value-type="string" office:string-value="insert into lyrics (title) values ('14. Long Live (Taylor's Version)');" calcext:value-type="string">
            <text:p>insert into lyrics (title) values ('14. Long Liv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Ours (Taylor’s Version)</text:p>
          </table:table-cell>
          <table:table-cell office:value-type="string" calcext:value-type="string">
            <text:p>3yNJkriPzWjkkDAWHIAVUq</text:p>
          </table:table-cell>
          <table:table-cell/>
          <table:table-cell table:formula="of:=&quot;insert into lyrics (track_id) values ('&quot;&amp;[.D383]&amp;&quot;');&quot;" office:value-type="string" office:string-value="insert into lyrics (track_id) values ('3yNJkriPzWjkkDAWHIAVUq');" calcext:value-type="string">
            <text:p>insert into lyrics (track_id) values ('3yNJkriPzWjkkDAWHIAVUq');</text:p>
          </table:table-cell>
          <table:table-cell table:formula="of:=&quot;insert into lyrics (title) values ('&quot;&amp;[.C383]&amp;&quot;');&quot;" office:value-type="string" office:string-value="insert into lyrics (title) values ('15. Ours (Taylor’s Version)');" calcext:value-type="string">
            <text:p>insert into lyrics (title) values ('15. Ours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Superman (Taylor’s Version)</text:p>
          </table:table-cell>
          <table:table-cell office:value-type="string" calcext:value-type="string">
            <text:p>4evLyY5Ue1Wesc61t2KXAU</text:p>
          </table:table-cell>
          <table:table-cell/>
          <table:table-cell table:formula="of:=&quot;insert into lyrics (track_id) values ('&quot;&amp;[.D384]&amp;&quot;');&quot;" office:value-type="string" office:string-value="insert into lyrics (track_id) values ('4evLyY5Ue1Wesc61t2KXAU');" calcext:value-type="string">
            <text:p>insert into lyrics (track_id) values ('4evLyY5Ue1Wesc61t2KXAU');</text:p>
          </table:table-cell>
          <table:table-cell table:formula="of:=&quot;insert into lyrics (title) values ('&quot;&amp;[.C384]&amp;&quot;');&quot;" office:value-type="string" office:string-value="insert into lyrics (title) values ('16. Superman (Taylor’s Version)');" calcext:value-type="string">
            <text:p>insert into lyrics (title) values ('16. Superman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Electric Touch (feat. Fall Out Boy) (Taylor’s Version) (From The Vault)</text:p>
          </table:table-cell>
          <table:table-cell office:value-type="string" calcext:value-type="string">
            <text:p>4e3ZNTAV6PCrdYMUrUlMpQ</text:p>
          </table:table-cell>
          <table:table-cell/>
          <table:table-cell table:formula="of:=&quot;insert into lyrics (track_id) values ('&quot;&amp;[.D385]&amp;&quot;');&quot;" office:value-type="string" office:string-value="insert into lyrics (track_id) values ('4e3ZNTAV6PCrdYMUrUlMpQ');" calcext:value-type="string">
            <text:p>insert into lyrics (track_id) values ('4e3ZNTAV6PCrdYMUrUlMpQ');</text:p>
          </table:table-cell>
          <table:table-cell table:formula="of:=&quot;insert into lyrics (title) values ('&quot;&amp;[.C385]&amp;&quot;');&quot;" office:value-type="string" office:string-value="insert into lyrics (title) values ('17. Electric Touch (feat. Fall Out Boy) (Taylor’s Version) (From The Vault)');" calcext:value-type="string">
            <text:p>insert into lyrics (title) values ('17. Electric Touch (feat. Fall Out Boy) (Taylor’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When Emma Falls in Love (Taylor’s Version) (From The Vault)</text:p>
          </table:table-cell>
          <table:table-cell office:value-type="string" calcext:value-type="string">
            <text:p>0zo975x58DlXbZllWvfYhg</text:p>
          </table:table-cell>
          <table:table-cell/>
          <table:table-cell table:formula="of:=&quot;insert into lyrics (track_id) values ('&quot;&amp;[.D386]&amp;&quot;');&quot;" office:value-type="string" office:string-value="insert into lyrics (track_id) values ('0zo975x58DlXbZllWvfYhg');" calcext:value-type="string">
            <text:p>insert into lyrics (track_id) values ('0zo975x58DlXbZllWvfYhg');</text:p>
          </table:table-cell>
          <table:table-cell table:formula="of:=&quot;insert into lyrics (title) values ('&quot;&amp;[.C386]&amp;&quot;');&quot;" office:value-type="string" office:string-value="insert into lyrics (title) values ('18. When Emma Falls in Love (Taylor’s Version) (From The Vault)');" calcext:value-type="string">
            <text:p>insert into lyrics (title) values ('18. When Emma Falls in Love (Taylor’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I Can See You (Taylor’s Version) (From The Vault)</text:p>
          </table:table-cell>
          <table:table-cell office:value-type="string" calcext:value-type="string">
            <text:p>5kHMfzgLZP95O9NBy0ku4v</text:p>
          </table:table-cell>
          <table:table-cell/>
          <table:table-cell table:formula="of:=&quot;insert into lyrics (track_id) values ('&quot;&amp;[.D387]&amp;&quot;');&quot;" office:value-type="string" office:string-value="insert into lyrics (track_id) values ('5kHMfzgLZP95O9NBy0ku4v');" calcext:value-type="string">
            <text:p>insert into lyrics (track_id) values ('5kHMfzgLZP95O9NBy0ku4v');</text:p>
          </table:table-cell>
          <table:table-cell table:formula="of:=&quot;insert into lyrics (title) values ('&quot;&amp;[.C387]&amp;&quot;');&quot;" office:value-type="string" office:string-value="insert into lyrics (title) values ('19. I Can See You (Taylor’s Version) (From The Vault)');" calcext:value-type="string">
            <text:p>insert into lyrics (title) values ('19. I Can See You (Taylor’s Version) (From The Vault)');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20. Castles Crumbling (feat. Hayley Williams) (Taylor’s Version) (From The Vault)</text:p>
          </table:table-cell>
          <table:table-cell office:value-type="string" calcext:value-type="string">
            <text:p>4ABYxlb92WBIjHu7TIKmml</text:p>
          </table:table-cell>
          <table:table-cell/>
          <table:table-cell table:formula="of:=&quot;insert into lyrics (track_id) values ('&quot;&amp;[.D388]&amp;&quot;');&quot;" office:value-type="string" office:string-value="insert into lyrics (track_id) values ('4ABYxlb92WBIjHu7TIKmml');" calcext:value-type="string">
            <text:p>insert into lyrics (track_id) values ('4ABYxlb92WBIjHu7TIKmml');</text:p>
          </table:table-cell>
          <table:table-cell table:formula="of:=&quot;insert into lyrics (title) values ('&quot;&amp;[.C388]&amp;&quot;');&quot;" office:value-type="string" office:string-value="insert into lyrics (title) values ('20. Castles Crumbling (feat. Hayley Williams) (Taylor’s Version) (From The Vault)');" calcext:value-type="string">
            <text:p>insert into lyrics (title) values ('20. Castles Crumbling (feat. Hayley Williams) (Taylor’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Cruel Summer - Live from TS </text:p>
          </table:table-cell>
          <table:table-cell office:value-type="string" calcext:value-type="string">
            <text:p>6EXHGKZ79AUTzCe9BMZjhT</text:p>
          </table:table-cell>
          <table:table-cell/>
          <table:table-cell table:formula="of:=&quot;insert into lyrics (track_id) values ('&quot;&amp;[.D389]&amp;&quot;');&quot;" office:value-type="string" office:string-value="insert into lyrics (track_id) values ('6EXHGKZ79AUTzCe9BMZjhT');" calcext:value-type="string">
            <text:p>insert into lyrics (track_id) values ('6EXHGKZ79AUTzCe9BMZjhT');</text:p>
          </table:table-cell>
          <table:table-cell table:formula="of:=&quot;insert into lyrics (title) values ('&quot;&amp;[.C389]&amp;&quot;');&quot;" office:value-type="string" office:string-value="insert into lyrics (title) values ('1. Cruel Summer - Live from TS ');" calcext:value-type="string">
            <text:p>insert into lyrics (title) values ('1. Cruel Summer - Live from TS 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ruel Summer - LP Giobbi Remix</text:p>
          </table:table-cell>
          <table:table-cell office:value-type="string" calcext:value-type="string">
            <text:p>37jfioVu3Bd2Du9bteXNDU</text:p>
          </table:table-cell>
          <table:table-cell/>
          <table:table-cell table:formula="of:=&quot;insert into lyrics (track_id) values ('&quot;&amp;[.D390]&amp;&quot;');&quot;" office:value-type="string" office:string-value="insert into lyrics (track_id) values ('37jfioVu3Bd2Du9bteXNDU');" calcext:value-type="string">
            <text:p>insert into lyrics (track_id) values ('37jfioVu3Bd2Du9bteXNDU');</text:p>
          </table:table-cell>
          <table:table-cell table:formula="of:=&quot;insert into lyrics (title) values ('&quot;&amp;[.C390]&amp;&quot;');&quot;" office:value-type="string" office:string-value="insert into lyrics (title) values ('2. Cruel Summer - LP Giobbi Remix');" calcext:value-type="string">
            <text:p>insert into lyrics (title) values ('2. Cruel Summer - LP Giobbi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Cruel Summer - LP Giobbi Remix - Extended Version</text:p>
          </table:table-cell>
          <table:table-cell office:value-type="string" calcext:value-type="string">
            <text:p>0ISHfeb30gj4CSWUZYuesj</text:p>
          </table:table-cell>
          <table:table-cell/>
          <table:table-cell table:formula="of:=&quot;insert into lyrics (track_id) values ('&quot;&amp;[.D391]&amp;&quot;');&quot;" office:value-type="string" office:string-value="insert into lyrics (track_id) values ('0ISHfeb30gj4CSWUZYuesj');" calcext:value-type="string">
            <text:p>insert into lyrics (track_id) values ('0ISHfeb30gj4CSWUZYuesj');</text:p>
          </table:table-cell>
          <table:table-cell table:formula="of:=&quot;insert into lyrics (title) values ('&quot;&amp;[.C391]&amp;&quot;');&quot;" office:value-type="string" office:string-value="insert into lyrics (title) values ('3. Cruel Summer - LP Giobbi Remix - Extended Version');" calcext:value-type="string">
            <text:p>insert into lyrics (title) values ('3. Cruel Summer - LP Giobbi Remix - Extended Versi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Cruel Summer</text:p>
          </table:table-cell>
          <table:table-cell office:value-type="string" calcext:value-type="string">
            <text:p>1kHVme7OVyPqhtdiLj2SI4</text:p>
          </table:table-cell>
          <table:table-cell/>
          <table:table-cell table:formula="of:=&quot;insert into lyrics (track_id) values ('&quot;&amp;[.D392]&amp;&quot;');&quot;" office:value-type="string" office:string-value="insert into lyrics (track_id) values ('1kHVme7OVyPqhtdiLj2SI4');" calcext:value-type="string">
            <text:p>insert into lyrics (track_id) values ('1kHVme7OVyPqhtdiLj2SI4');</text:p>
          </table:table-cell>
          <table:table-cell table:formula="of:=&quot;insert into lyrics (title) values ('&quot;&amp;[.C392]&amp;&quot;');&quot;" office:value-type="string" office:string-value="insert into lyrics (title) values ('4. Cruel Summer');" calcext:value-type="string">
            <text:p>insert into lyrics (title) values ('4. Cruel Summ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Cruel Summer - Live from TS </text:p>
          </table:table-cell>
          <table:table-cell office:value-type="string" calcext:value-type="string">
            <text:p>6EXHGKZ79AUTzCe9BMZjhT</text:p>
          </table:table-cell>
          <table:table-cell/>
          <table:table-cell table:formula="of:=&quot;insert into lyrics (track_id) values ('&quot;&amp;[.D393]&amp;&quot;');&quot;" office:value-type="string" office:string-value="insert into lyrics (track_id) values ('6EXHGKZ79AUTzCe9BMZjhT');" calcext:value-type="string">
            <text:p>insert into lyrics (track_id) values ('6EXHGKZ79AUTzCe9BMZjhT');</text:p>
          </table:table-cell>
          <table:table-cell table:formula="of:=&quot;insert into lyrics (title) values ('&quot;&amp;[.C393]&amp;&quot;');&quot;" office:value-type="string" office:string-value="insert into lyrics (title) values ('1. Cruel Summer - Live from TS ');" calcext:value-type="string">
            <text:p>insert into lyrics (title) values ('1. Cruel Summer - Live from TS 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Cruel Summer - LP Giobbi Remix</text:p>
          </table:table-cell>
          <table:table-cell office:value-type="string" calcext:value-type="string">
            <text:p>37jfioVu3Bd2Du9bteXNDU</text:p>
          </table:table-cell>
          <table:table-cell/>
          <table:table-cell table:formula="of:=&quot;insert into lyrics (track_id) values ('&quot;&amp;[.D394]&amp;&quot;');&quot;" office:value-type="string" office:string-value="insert into lyrics (track_id) values ('37jfioVu3Bd2Du9bteXNDU');" calcext:value-type="string">
            <text:p>insert into lyrics (track_id) values ('37jfioVu3Bd2Du9bteXNDU');</text:p>
          </table:table-cell>
          <table:table-cell table:formula="of:=&quot;insert into lyrics (title) values ('&quot;&amp;[.C394]&amp;&quot;');&quot;" office:value-type="string" office:string-value="insert into lyrics (title) values ('2. Cruel Summer - LP Giobbi Remix');" calcext:value-type="string">
            <text:p>insert into lyrics (title) values ('2. Cruel Summer - LP Giobbi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Cruel Summer - LP Giobbi Remix - Extended Version</text:p>
          </table:table-cell>
          <table:table-cell office:value-type="string" calcext:value-type="string">
            <text:p>0ISHfeb30gj4CSWUZYuesj</text:p>
          </table:table-cell>
          <table:table-cell/>
          <table:table-cell table:formula="of:=&quot;insert into lyrics (track_id) values ('&quot;&amp;[.D395]&amp;&quot;');&quot;" office:value-type="string" office:string-value="insert into lyrics (track_id) values ('0ISHfeb30gj4CSWUZYuesj');" calcext:value-type="string">
            <text:p>insert into lyrics (track_id) values ('0ISHfeb30gj4CSWUZYuesj');</text:p>
          </table:table-cell>
          <table:table-cell table:formula="of:=&quot;insert into lyrics (title) values ('&quot;&amp;[.C395]&amp;&quot;');&quot;" office:value-type="string" office:string-value="insert into lyrics (title) values ('3. Cruel Summer - LP Giobbi Remix - Extended Version');" calcext:value-type="string">
            <text:p>insert into lyrics (title) values ('3. Cruel Summer - LP Giobbi Remix - Extended Versi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Cruel Summer</text:p>
          </table:table-cell>
          <table:table-cell office:value-type="string" calcext:value-type="string">
            <text:p>1kHVme7OVyPqhtdiLj2SI4</text:p>
          </table:table-cell>
          <table:table-cell/>
          <table:table-cell table:formula="of:=&quot;insert into lyrics (track_id) values ('&quot;&amp;[.D396]&amp;&quot;');&quot;" office:value-type="string" office:string-value="insert into lyrics (track_id) values ('1kHVme7OVyPqhtdiLj2SI4');" calcext:value-type="string">
            <text:p>insert into lyrics (track_id) values ('1kHVme7OVyPqhtdiLj2SI4');</text:p>
          </table:table-cell>
          <table:table-cell table:formula="of:=&quot;insert into lyrics (title) values ('&quot;&amp;[.C396]&amp;&quot;');&quot;" office:value-type="string" office:string-value="insert into lyrics (title) values ('4. Cruel Summer');" calcext:value-type="string">
            <text:p>insert into lyrics (title) values ('4. Cruel Summ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Welcome To New York (Taylor's Version)</text:p>
          </table:table-cell>
          <table:table-cell office:value-type="string" calcext:value-type="string">
            <text:p>1hR8BSuEqPCCZfv93zzzz9</text:p>
          </table:table-cell>
          <table:table-cell/>
          <table:table-cell table:formula="of:=&quot;insert into lyrics (track_id) values ('&quot;&amp;[.D397]&amp;&quot;');&quot;" office:value-type="string" office:string-value="insert into lyrics (track_id) values ('1hR8BSuEqPCCZfv93zzzz9');" calcext:value-type="string">
            <text:p>insert into lyrics (track_id) values ('1hR8BSuEqPCCZfv93zzzz9');</text:p>
          </table:table-cell>
          <table:table-cell table:formula="of:=&quot;insert into lyrics (title) values ('&quot;&amp;[.C397]&amp;&quot;');&quot;" office:value-type="string" office:string-value="insert into lyrics (title) values ('1. Welcome To New York (Taylor's Version)');" calcext:value-type="string">
            <text:p>insert into lyrics (title) values ('1. Welcome To New York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Blank Space (Taylor's Version)</text:p>
          </table:table-cell>
          <table:table-cell office:value-type="string" calcext:value-type="string">
            <text:p>45wMBGri1PORPjM9PwFfrS</text:p>
          </table:table-cell>
          <table:table-cell/>
          <table:table-cell table:formula="of:=&quot;insert into lyrics (track_id) values ('&quot;&amp;[.D398]&amp;&quot;');&quot;" office:value-type="string" office:string-value="insert into lyrics (track_id) values ('45wMBGri1PORPjM9PwFfrS');" calcext:value-type="string">
            <text:p>insert into lyrics (track_id) values ('45wMBGri1PORPjM9PwFfrS');</text:p>
          </table:table-cell>
          <table:table-cell table:formula="of:=&quot;insert into lyrics (title) values ('&quot;&amp;[.C398]&amp;&quot;');&quot;" office:value-type="string" office:string-value="insert into lyrics (title) values ('2. Blank Space (Taylor's Version)');" calcext:value-type="string">
            <text:p>insert into lyrics (title) values ('2. Blank Spac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Style (Taylor's Version)</text:p>
          </table:table-cell>
          <table:table-cell office:value-type="string" calcext:value-type="string">
            <text:p>1hjRhYpWyqDpPahmSlUTlc</text:p>
          </table:table-cell>
          <table:table-cell/>
          <table:table-cell table:formula="of:=&quot;insert into lyrics (track_id) values ('&quot;&amp;[.D399]&amp;&quot;');&quot;" office:value-type="string" office:string-value="insert into lyrics (track_id) values ('1hjRhYpWyqDpPahmSlUTlc');" calcext:value-type="string">
            <text:p>insert into lyrics (track_id) values ('1hjRhYpWyqDpPahmSlUTlc');</text:p>
          </table:table-cell>
          <table:table-cell table:formula="of:=&quot;insert into lyrics (title) values ('&quot;&amp;[.C399]&amp;&quot;');&quot;" office:value-type="string" office:string-value="insert into lyrics (title) values ('3. Style (Taylor's Version)');" calcext:value-type="string">
            <text:p>insert into lyrics (title) values ('3. Styl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Out Of The Woods (Taylor's Version)</text:p>
          </table:table-cell>
          <table:table-cell office:value-type="string" calcext:value-type="string">
            <text:p>045ZeOHPIzhxxsm8bq5kyE</text:p>
          </table:table-cell>
          <table:table-cell/>
          <table:table-cell table:formula="of:=&quot;insert into lyrics (track_id) values ('&quot;&amp;[.D400]&amp;&quot;');&quot;" office:value-type="string" office:string-value="insert into lyrics (track_id) values ('045ZeOHPIzhxxsm8bq5kyE');" calcext:value-type="string">
            <text:p>insert into lyrics (track_id) values ('045ZeOHPIzhxxsm8bq5kyE');</text:p>
          </table:table-cell>
          <table:table-cell table:formula="of:=&quot;insert into lyrics (title) values ('&quot;&amp;[.C400]&amp;&quot;');&quot;" office:value-type="string" office:string-value="insert into lyrics (title) values ('4. Out Of The Woods (Taylor's Version)');" calcext:value-type="string">
            <text:p>insert into lyrics (title) values ('4. Out Of The Wood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All You Had To Do Was Stay (Taylor's Version)</text:p>
          </table:table-cell>
          <table:table-cell office:value-type="string" calcext:value-type="string">
            <text:p>6GXgd1BPD9bUpqw5AntGV5</text:p>
          </table:table-cell>
          <table:table-cell/>
          <table:table-cell table:formula="of:=&quot;insert into lyrics (track_id) values ('&quot;&amp;[.D401]&amp;&quot;');&quot;" office:value-type="string" office:string-value="insert into lyrics (track_id) values ('6GXgd1BPD9bUpqw5AntGV5');" calcext:value-type="string">
            <text:p>insert into lyrics (track_id) values ('6GXgd1BPD9bUpqw5AntGV5');</text:p>
          </table:table-cell>
          <table:table-cell table:formula="of:=&quot;insert into lyrics (title) values ('&quot;&amp;[.C401]&amp;&quot;');&quot;" office:value-type="string" office:string-value="insert into lyrics (title) values ('5. All You Had To Do Was Stay (Taylor's Version)');" calcext:value-type="string">
            <text:p>insert into lyrics (title) values ('5. All You Had To Do Was Stay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Shake It Off (Taylor's Version)</text:p>
          </table:table-cell>
          <table:table-cell office:value-type="string" calcext:value-type="string">
            <text:p>3pv7Q5v2dpdefwdWIvE7yH</text:p>
          </table:table-cell>
          <table:table-cell/>
          <table:table-cell table:formula="of:=&quot;insert into lyrics (track_id) values ('&quot;&amp;[.D402]&amp;&quot;');&quot;" office:value-type="string" office:string-value="insert into lyrics (track_id) values ('3pv7Q5v2dpdefwdWIvE7yH');" calcext:value-type="string">
            <text:p>insert into lyrics (track_id) values ('3pv7Q5v2dpdefwdWIvE7yH');</text:p>
          </table:table-cell>
          <table:table-cell table:formula="of:=&quot;insert into lyrics (title) values ('&quot;&amp;[.C402]&amp;&quot;');&quot;" office:value-type="string" office:string-value="insert into lyrics (title) values ('6. Shake It Off (Taylor's Version)');" calcext:value-type="string">
            <text:p>insert into lyrics (title) values ('6. Shake It Off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I Wish You Would (Taylor's Version)</text:p>
          </table:table-cell>
          <table:table-cell office:value-type="string" calcext:value-type="string">
            <text:p>43y1WpBdnEy5TR9aZoSQL9</text:p>
          </table:table-cell>
          <table:table-cell/>
          <table:table-cell table:formula="of:=&quot;insert into lyrics (track_id) values ('&quot;&amp;[.D403]&amp;&quot;');&quot;" office:value-type="string" office:string-value="insert into lyrics (track_id) values ('43y1WpBdnEy5TR9aZoSQL9');" calcext:value-type="string">
            <text:p>insert into lyrics (track_id) values ('43y1WpBdnEy5TR9aZoSQL9');</text:p>
          </table:table-cell>
          <table:table-cell table:formula="of:=&quot;insert into lyrics (title) values ('&quot;&amp;[.C403]&amp;&quot;');&quot;" office:value-type="string" office:string-value="insert into lyrics (title) values ('7. I Wish You Would (Taylor's Version)');" calcext:value-type="string">
            <text:p>insert into lyrics (title) values ('7. I Wish You Woul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Bad Blood (Taylor's Version)</text:p>
          </table:table-cell>
          <table:table-cell office:value-type="string" calcext:value-type="string">
            <text:p>64FzgoLZ3oXu2SriZblHic</text:p>
          </table:table-cell>
          <table:table-cell/>
          <table:table-cell table:formula="of:=&quot;insert into lyrics (track_id) values ('&quot;&amp;[.D404]&amp;&quot;');&quot;" office:value-type="string" office:string-value="insert into lyrics (track_id) values ('64FzgoLZ3oXu2SriZblHic');" calcext:value-type="string">
            <text:p>insert into lyrics (track_id) values ('64FzgoLZ3oXu2SriZblHic');</text:p>
          </table:table-cell>
          <table:table-cell table:formula="of:=&quot;insert into lyrics (title) values ('&quot;&amp;[.C404]&amp;&quot;');&quot;" office:value-type="string" office:string-value="insert into lyrics (title) values ('8. Bad Blood (Taylor's Version)');" calcext:value-type="string">
            <text:p>insert into lyrics (title) values ('8. Bad Bloo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Wildest Dreams (Taylor's Version)</text:p>
          </table:table-cell>
          <table:table-cell office:value-type="string" calcext:value-type="string">
            <text:p>1K39ty6o1sHwwlZwO6a7wK</text:p>
          </table:table-cell>
          <table:table-cell/>
          <table:table-cell table:formula="of:=&quot;insert into lyrics (track_id) values ('&quot;&amp;[.D405]&amp;&quot;');&quot;" office:value-type="string" office:string-value="insert into lyrics (track_id) values ('1K39ty6o1sHwwlZwO6a7wK');" calcext:value-type="string">
            <text:p>insert into lyrics (track_id) values ('1K39ty6o1sHwwlZwO6a7wK');</text:p>
          </table:table-cell>
          <table:table-cell table:formula="of:=&quot;insert into lyrics (title) values ('&quot;&amp;[.C405]&amp;&quot;');&quot;" office:value-type="string" office:string-value="insert into lyrics (title) values ('9. Wildest Dreams (Taylor's Version)');" calcext:value-type="string">
            <text:p>insert into lyrics (title) values ('9. Wildest Dream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How You Get The Girl (Taylor's Version)</text:p>
          </table:table-cell>
          <table:table-cell office:value-type="string" calcext:value-type="string">
            <text:p>75W3SngKzTuoQ94uLf3y82</text:p>
          </table:table-cell>
          <table:table-cell/>
          <table:table-cell table:formula="of:=&quot;insert into lyrics (track_id) values ('&quot;&amp;[.D406]&amp;&quot;');&quot;" office:value-type="string" office:string-value="insert into lyrics (track_id) values ('75W3SngKzTuoQ94uLf3y82');" calcext:value-type="string">
            <text:p>insert into lyrics (track_id) values ('75W3SngKzTuoQ94uLf3y82');</text:p>
          </table:table-cell>
          <table:table-cell table:formula="of:=&quot;insert into lyrics (title) values ('&quot;&amp;[.C406]&amp;&quot;');&quot;" office:value-type="string" office:string-value="insert into lyrics (title) values ('10. How You Get The Girl (Taylor's Version)');" calcext:value-type="string">
            <text:p>insert into lyrics (title) values ('10. How You Get The Girl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This Love (Taylor’s Version)</text:p>
          </table:table-cell>
          <table:table-cell office:value-type="string" calcext:value-type="string">
            <text:p>5QVVjX0ZItqlVpEuVCM9Yg</text:p>
          </table:table-cell>
          <table:table-cell/>
          <table:table-cell table:formula="of:=&quot;insert into lyrics (track_id) values ('&quot;&amp;[.D407]&amp;&quot;');&quot;" office:value-type="string" office:string-value="insert into lyrics (track_id) values ('5QVVjX0ZItqlVpEuVCM9Yg');" calcext:value-type="string">
            <text:p>insert into lyrics (track_id) values ('5QVVjX0ZItqlVpEuVCM9Yg');</text:p>
          </table:table-cell>
          <table:table-cell table:formula="of:=&quot;insert into lyrics (title) values ('&quot;&amp;[.C407]&amp;&quot;');&quot;" office:value-type="string" office:string-value="insert into lyrics (title) values ('11. This Love (Taylor’s Version)');" calcext:value-type="string">
            <text:p>insert into lyrics (title) values ('11. This Love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I Know Places (Taylor's Version)</text:p>
          </table:table-cell>
          <table:table-cell office:value-type="string" calcext:value-type="string">
            <text:p>2f0GI2ZLUtbGqFx8t2Gk6A</text:p>
          </table:table-cell>
          <table:table-cell/>
          <table:table-cell table:formula="of:=&quot;insert into lyrics (track_id) values ('&quot;&amp;[.D408]&amp;&quot;');&quot;" office:value-type="string" office:string-value="insert into lyrics (track_id) values ('2f0GI2ZLUtbGqFx8t2Gk6A');" calcext:value-type="string">
            <text:p>insert into lyrics (track_id) values ('2f0GI2ZLUtbGqFx8t2Gk6A');</text:p>
          </table:table-cell>
          <table:table-cell table:formula="of:=&quot;insert into lyrics (title) values ('&quot;&amp;[.C408]&amp;&quot;');&quot;" office:value-type="string" office:string-value="insert into lyrics (title) values ('12. I Know Places (Taylor's Version)');" calcext:value-type="string">
            <text:p>insert into lyrics (title) values ('12. I Know Place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Clean (Taylor's Version)</text:p>
          </table:table-cell>
          <table:table-cell office:value-type="string" calcext:value-type="string">
            <text:p>2ByBBvpR9b7IynvRmnG7kG</text:p>
          </table:table-cell>
          <table:table-cell/>
          <table:table-cell table:formula="of:=&quot;insert into lyrics (track_id) values ('&quot;&amp;[.D409]&amp;&quot;');&quot;" office:value-type="string" office:string-value="insert into lyrics (track_id) values ('2ByBBvpR9b7IynvRmnG7kG');" calcext:value-type="string">
            <text:p>insert into lyrics (track_id) values ('2ByBBvpR9b7IynvRmnG7kG');</text:p>
          </table:table-cell>
          <table:table-cell table:formula="of:=&quot;insert into lyrics (title) values ('&quot;&amp;[.C409]&amp;&quot;');&quot;" office:value-type="string" office:string-value="insert into lyrics (title) values ('13. Clean (Taylor's Version)');" calcext:value-type="string">
            <text:p>insert into lyrics (title) values ('13. Clean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Wonderland (Taylor's Version)</text:p>
          </table:table-cell>
          <table:table-cell office:value-type="string" calcext:value-type="string">
            <text:p>2ve0kuaWUCt4Zx8x4bf1MR</text:p>
          </table:table-cell>
          <table:table-cell/>
          <table:table-cell table:formula="of:=&quot;insert into lyrics (track_id) values ('&quot;&amp;[.D410]&amp;&quot;');&quot;" office:value-type="string" office:string-value="insert into lyrics (track_id) values ('2ve0kuaWUCt4Zx8x4bf1MR');" calcext:value-type="string">
            <text:p>insert into lyrics (track_id) values ('2ve0kuaWUCt4Zx8x4bf1MR');</text:p>
          </table:table-cell>
          <table:table-cell table:formula="of:=&quot;insert into lyrics (title) values ('&quot;&amp;[.C410]&amp;&quot;');&quot;" office:value-type="string" office:string-value="insert into lyrics (title) values ('14. Wonderland (Taylor's Version)');" calcext:value-type="string">
            <text:p>insert into lyrics (title) values ('14. Wonderlan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You Are In Love (Taylor's Version)</text:p>
          </table:table-cell>
          <table:table-cell office:value-type="string" calcext:value-type="string">
            <text:p>4UwqOWDpdeIDVQDuKT6iza</text:p>
          </table:table-cell>
          <table:table-cell/>
          <table:table-cell table:formula="of:=&quot;insert into lyrics (track_id) values ('&quot;&amp;[.D411]&amp;&quot;');&quot;" office:value-type="string" office:string-value="insert into lyrics (track_id) values ('4UwqOWDpdeIDVQDuKT6iza');" calcext:value-type="string">
            <text:p>insert into lyrics (track_id) values ('4UwqOWDpdeIDVQDuKT6iza');</text:p>
          </table:table-cell>
          <table:table-cell table:formula="of:=&quot;insert into lyrics (title) values ('&quot;&amp;[.C411]&amp;&quot;');&quot;" office:value-type="string" office:string-value="insert into lyrics (title) values ('15. You Are In Love (Taylor's Version)');" calcext:value-type="string">
            <text:p>insert into lyrics (title) values ('15. You Are In Lov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New Romantics (Taylor's Version)</text:p>
          </table:table-cell>
          <table:table-cell office:value-type="string" calcext:value-type="string">
            <text:p>2vPMoMDXxu9uX1igWZmXSG</text:p>
          </table:table-cell>
          <table:table-cell/>
          <table:table-cell table:formula="of:=&quot;insert into lyrics (track_id) values ('&quot;&amp;[.D412]&amp;&quot;');&quot;" office:value-type="string" office:string-value="insert into lyrics (track_id) values ('2vPMoMDXxu9uX1igWZmXSG');" calcext:value-type="string">
            <text:p>insert into lyrics (track_id) values ('2vPMoMDXxu9uX1igWZmXSG');</text:p>
          </table:table-cell>
          <table:table-cell table:formula="of:=&quot;insert into lyrics (title) values ('&quot;&amp;[.C412]&amp;&quot;');&quot;" office:value-type="string" office:string-value="insert into lyrics (title) values ('16. New Romantics (Taylor's Version)');" calcext:value-type="string">
            <text:p>insert into lyrics (title) values ('16. New Romantic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"Slut!" (Taylor's Version) (From The Vault)</text:p>
          </table:table-cell>
          <table:table-cell office:value-type="string" calcext:value-type="string">
            <text:p>71BqAINEnezjQfxE4VuJfq</text:p>
          </table:table-cell>
          <table:table-cell/>
          <table:table-cell table:formula="of:=&quot;insert into lyrics (track_id) values ('&quot;&amp;[.D413]&amp;&quot;');&quot;" office:value-type="string" office:string-value="insert into lyrics (track_id) values ('71BqAINEnezjQfxE4VuJfq');" calcext:value-type="string">
            <text:p>insert into lyrics (track_id) values ('71BqAINEnezjQfxE4VuJfq');</text:p>
          </table:table-cell>
          <table:table-cell table:formula="of:=&quot;insert into lyrics (title) values ('&quot;&amp;[.C413]&amp;&quot;');&quot;" office:value-type="string" office:string-value="insert into lyrics (title) values ('17. &quot;Slut!&quot; (Taylor's Version) (From The Vault)');" calcext:value-type="string">
            <text:p>insert into lyrics (title) values ('17. "Slut!" (Taylor'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Say Don't Go (Taylor's Version) (From The Vault)</text:p>
          </table:table-cell>
          <table:table-cell office:value-type="string" calcext:value-type="string">
            <text:p>4NioO5R9sHEZh4cGzMHyNt</text:p>
          </table:table-cell>
          <table:table-cell/>
          <table:table-cell table:formula="of:=&quot;insert into lyrics (track_id) values ('&quot;&amp;[.D414]&amp;&quot;');&quot;" office:value-type="string" office:string-value="insert into lyrics (track_id) values ('4NioO5R9sHEZh4cGzMHyNt');" calcext:value-type="string">
            <text:p>insert into lyrics (track_id) values ('4NioO5R9sHEZh4cGzMHyNt');</text:p>
          </table:table-cell>
          <table:table-cell table:formula="of:=&quot;insert into lyrics (title) values ('&quot;&amp;[.C414]&amp;&quot;');&quot;" office:value-type="string" office:string-value="insert into lyrics (title) values ('18. Say Don't Go (Taylor's Version) (From The Vault)');" calcext:value-type="string">
            <text:p>insert into lyrics (title) values ('18. Say Don't Go (Taylor'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Now That We Don't Talk (Taylor's Version) (From The Vault)</text:p>
          </table:table-cell>
          <table:table-cell office:value-type="string" calcext:value-type="string">
            <text:p>5KD6AEm19QnMbfWpfoOHMl</text:p>
          </table:table-cell>
          <table:table-cell/>
          <table:table-cell table:formula="of:=&quot;insert into lyrics (track_id) values ('&quot;&amp;[.D415]&amp;&quot;');&quot;" office:value-type="string" office:string-value="insert into lyrics (track_id) values ('5KD6AEm19QnMbfWpfoOHMl');" calcext:value-type="string">
            <text:p>insert into lyrics (track_id) values ('5KD6AEm19QnMbfWpfoOHMl');</text:p>
          </table:table-cell>
          <table:table-cell table:formula="of:=&quot;insert into lyrics (title) values ('&quot;&amp;[.C415]&amp;&quot;');&quot;" office:value-type="string" office:string-value="insert into lyrics (title) values ('19. Now That We Don't Talk (Taylor's Version) (From The Vault)');" calcext:value-type="string">
            <text:p>insert into lyrics (title) values ('19. Now That We Don't Talk (Taylor'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Suburban Legends (Taylor's Version) (From The Vault)</text:p>
          </table:table-cell>
          <table:table-cell office:value-type="string" calcext:value-type="string">
            <text:p>6T0sEnqjmHISIKwFETeeiP</text:p>
          </table:table-cell>
          <table:table-cell/>
          <table:table-cell table:formula="of:=&quot;insert into lyrics (track_id) values ('&quot;&amp;[.D416]&amp;&quot;');&quot;" office:value-type="string" office:string-value="insert into lyrics (track_id) values ('6T0sEnqjmHISIKwFETeeiP');" calcext:value-type="string">
            <text:p>insert into lyrics (track_id) values ('6T0sEnqjmHISIKwFETeeiP');</text:p>
          </table:table-cell>
          <table:table-cell table:formula="of:=&quot;insert into lyrics (title) values ('&quot;&amp;[.C416]&amp;&quot;');&quot;" office:value-type="string" office:string-value="insert into lyrics (title) values ('20. Suburban Legends (Taylor's Version) (From The Vault)');" calcext:value-type="string">
            <text:p>insert into lyrics (title) values ('20. Suburban Legends (Taylor'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Welcome To New York (Taylor's Version)</text:p>
          </table:table-cell>
          <table:table-cell office:value-type="string" calcext:value-type="string">
            <text:p>4WUepByoeqcedHoYhSNHRt</text:p>
          </table:table-cell>
          <table:table-cell/>
          <table:table-cell table:formula="of:=&quot;insert into lyrics (track_id) values ('&quot;&amp;[.D417]&amp;&quot;');&quot;" office:value-type="string" office:string-value="insert into lyrics (track_id) values ('4WUepByoeqcedHoYhSNHRt');" calcext:value-type="string">
            <text:p>insert into lyrics (track_id) values ('4WUepByoeqcedHoYhSNHRt');</text:p>
          </table:table-cell>
          <table:table-cell table:formula="of:=&quot;insert into lyrics (title) values ('&quot;&amp;[.C417]&amp;&quot;');&quot;" office:value-type="string" office:string-value="insert into lyrics (title) values ('1. Welcome To New York (Taylor's Version)');" calcext:value-type="string">
            <text:p>insert into lyrics (title) values ('1. Welcome To New York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Blank Space (Taylor's Version)</text:p>
          </table:table-cell>
          <table:table-cell office:value-type="string" calcext:value-type="string">
            <text:p>0108kcWLnn2HlH2kedi1gn</text:p>
          </table:table-cell>
          <table:table-cell/>
          <table:table-cell table:formula="of:=&quot;insert into lyrics (track_id) values ('&quot;&amp;[.D418]&amp;&quot;');&quot;" office:value-type="string" office:string-value="insert into lyrics (track_id) values ('0108kcWLnn2HlH2kedi1gn');" calcext:value-type="string">
            <text:p>insert into lyrics (track_id) values ('0108kcWLnn2HlH2kedi1gn');</text:p>
          </table:table-cell>
          <table:table-cell table:formula="of:=&quot;insert into lyrics (title) values ('&quot;&amp;[.C418]&amp;&quot;');&quot;" office:value-type="string" office:string-value="insert into lyrics (title) values ('2. Blank Space (Taylor's Version)');" calcext:value-type="string">
            <text:p>insert into lyrics (title) values ('2. Blank Spac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Style (Taylor's Version)</text:p>
          </table:table-cell>
          <table:table-cell office:value-type="string" calcext:value-type="string">
            <text:p>3Vpk1hfMAQme8VJ0SNRSkd</text:p>
          </table:table-cell>
          <table:table-cell/>
          <table:table-cell table:formula="of:=&quot;insert into lyrics (track_id) values ('&quot;&amp;[.D419]&amp;&quot;');&quot;" office:value-type="string" office:string-value="insert into lyrics (track_id) values ('3Vpk1hfMAQme8VJ0SNRSkd');" calcext:value-type="string">
            <text:p>insert into lyrics (track_id) values ('3Vpk1hfMAQme8VJ0SNRSkd');</text:p>
          </table:table-cell>
          <table:table-cell table:formula="of:=&quot;insert into lyrics (title) values ('&quot;&amp;[.C419]&amp;&quot;');&quot;" office:value-type="string" office:string-value="insert into lyrics (title) values ('3. Style (Taylor's Version)');" calcext:value-type="string">
            <text:p>insert into lyrics (title) values ('3. Styl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Out Of The Woods (Taylor's Version)</text:p>
          </table:table-cell>
          <table:table-cell office:value-type="string" calcext:value-type="string">
            <text:p>1OcSfkeCg9hRC2sFKB4IMJ</text:p>
          </table:table-cell>
          <table:table-cell/>
          <table:table-cell table:formula="of:=&quot;insert into lyrics (track_id) values ('&quot;&amp;[.D420]&amp;&quot;');&quot;" office:value-type="string" office:string-value="insert into lyrics (track_id) values ('1OcSfkeCg9hRC2sFKB4IMJ');" calcext:value-type="string">
            <text:p>insert into lyrics (track_id) values ('1OcSfkeCg9hRC2sFKB4IMJ');</text:p>
          </table:table-cell>
          <table:table-cell table:formula="of:=&quot;insert into lyrics (title) values ('&quot;&amp;[.C420]&amp;&quot;');&quot;" office:value-type="string" office:string-value="insert into lyrics (title) values ('4. Out Of The Woods (Taylor's Version)');" calcext:value-type="string">
            <text:p>insert into lyrics (title) values ('4. Out Of The Wood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All You Had To Do Was Stay (Taylor's Version)</text:p>
          </table:table-cell>
          <table:table-cell office:value-type="string" calcext:value-type="string">
            <text:p>2k0ZEeAqzvYMcx9Qt5aClQ</text:p>
          </table:table-cell>
          <table:table-cell/>
          <table:table-cell table:formula="of:=&quot;insert into lyrics (track_id) values ('&quot;&amp;[.D421]&amp;&quot;');&quot;" office:value-type="string" office:string-value="insert into lyrics (track_id) values ('2k0ZEeAqzvYMcx9Qt5aClQ');" calcext:value-type="string">
            <text:p>insert into lyrics (track_id) values ('2k0ZEeAqzvYMcx9Qt5aClQ');</text:p>
          </table:table-cell>
          <table:table-cell table:formula="of:=&quot;insert into lyrics (title) values ('&quot;&amp;[.C421]&amp;&quot;');&quot;" office:value-type="string" office:string-value="insert into lyrics (title) values ('5. All You Had To Do Was Stay (Taylor's Version)');" calcext:value-type="string">
            <text:p>insert into lyrics (title) values ('5. All You Had To Do Was Stay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Shake It Off (Taylor's Version)</text:p>
          </table:table-cell>
          <table:table-cell office:value-type="string" calcext:value-type="string">
            <text:p>50yNTF0Od55qnHLxYsA5Pw</text:p>
          </table:table-cell>
          <table:table-cell/>
          <table:table-cell table:formula="of:=&quot;insert into lyrics (track_id) values ('&quot;&amp;[.D422]&amp;&quot;');&quot;" office:value-type="string" office:string-value="insert into lyrics (track_id) values ('50yNTF0Od55qnHLxYsA5Pw');" calcext:value-type="string">
            <text:p>insert into lyrics (track_id) values ('50yNTF0Od55qnHLxYsA5Pw');</text:p>
          </table:table-cell>
          <table:table-cell table:formula="of:=&quot;insert into lyrics (title) values ('&quot;&amp;[.C422]&amp;&quot;');&quot;" office:value-type="string" office:string-value="insert into lyrics (title) values ('6. Shake It Off (Taylor's Version)');" calcext:value-type="string">
            <text:p>insert into lyrics (title) values ('6. Shake It Off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I Wish You Would (Taylor's Version)</text:p>
          </table:table-cell>
          <table:table-cell office:value-type="string" calcext:value-type="string">
            <text:p>3FxJDucHWdw6caWTKO5b23</text:p>
          </table:table-cell>
          <table:table-cell/>
          <table:table-cell table:formula="of:=&quot;insert into lyrics (track_id) values ('&quot;&amp;[.D423]&amp;&quot;');&quot;" office:value-type="string" office:string-value="insert into lyrics (track_id) values ('3FxJDucHWdw6caWTKO5b23');" calcext:value-type="string">
            <text:p>insert into lyrics (track_id) values ('3FxJDucHWdw6caWTKO5b23');</text:p>
          </table:table-cell>
          <table:table-cell table:formula="of:=&quot;insert into lyrics (title) values ('&quot;&amp;[.C423]&amp;&quot;');&quot;" office:value-type="string" office:string-value="insert into lyrics (title) values ('7. I Wish You Would (Taylor's Version)');" calcext:value-type="string">
            <text:p>insert into lyrics (title) values ('7. I Wish You Woul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Bad Blood (Taylor's Version)</text:p>
          </table:table-cell>
          <table:table-cell office:value-type="string" calcext:value-type="string">
            <text:p>7oZONwFiFIErZcXAtTu7FY</text:p>
          </table:table-cell>
          <table:table-cell/>
          <table:table-cell table:formula="of:=&quot;insert into lyrics (track_id) values ('&quot;&amp;[.D424]&amp;&quot;');&quot;" office:value-type="string" office:string-value="insert into lyrics (track_id) values ('7oZONwFiFIErZcXAtTu7FY');" calcext:value-type="string">
            <text:p>insert into lyrics (track_id) values ('7oZONwFiFIErZcXAtTu7FY');</text:p>
          </table:table-cell>
          <table:table-cell table:formula="of:=&quot;insert into lyrics (title) values ('&quot;&amp;[.C424]&amp;&quot;');&quot;" office:value-type="string" office:string-value="insert into lyrics (title) values ('8. Bad Blood (Taylor's Version)');" calcext:value-type="string">
            <text:p>insert into lyrics (title) values ('8. Bad Bloo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Wildest Dreams (Taylor's Version)</text:p>
          </table:table-cell>
          <table:table-cell office:value-type="string" calcext:value-type="string">
            <text:p>27exgla7YBw9DUNNcTIpjy</text:p>
          </table:table-cell>
          <table:table-cell/>
          <table:table-cell table:formula="of:=&quot;insert into lyrics (track_id) values ('&quot;&amp;[.D425]&amp;&quot;');&quot;" office:value-type="string" office:string-value="insert into lyrics (track_id) values ('27exgla7YBw9DUNNcTIpjy');" calcext:value-type="string">
            <text:p>insert into lyrics (track_id) values ('27exgla7YBw9DUNNcTIpjy');</text:p>
          </table:table-cell>
          <table:table-cell table:formula="of:=&quot;insert into lyrics (title) values ('&quot;&amp;[.C425]&amp;&quot;');&quot;" office:value-type="string" office:string-value="insert into lyrics (title) values ('9. Wildest Dreams (Taylor's Version)');" calcext:value-type="string">
            <text:p>insert into lyrics (title) values ('9. Wildest Dream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How You Get The Girl (Taylor's Version)</text:p>
          </table:table-cell>
          <table:table-cell office:value-type="string" calcext:value-type="string">
            <text:p>733OhaXQIHY7BKtY3vnSkn</text:p>
          </table:table-cell>
          <table:table-cell/>
          <table:table-cell table:formula="of:=&quot;insert into lyrics (track_id) values ('&quot;&amp;[.D426]&amp;&quot;');&quot;" office:value-type="string" office:string-value="insert into lyrics (track_id) values ('733OhaXQIHY7BKtY3vnSkn');" calcext:value-type="string">
            <text:p>insert into lyrics (track_id) values ('733OhaXQIHY7BKtY3vnSkn');</text:p>
          </table:table-cell>
          <table:table-cell table:formula="of:=&quot;insert into lyrics (title) values ('&quot;&amp;[.C426]&amp;&quot;');&quot;" office:value-type="string" office:string-value="insert into lyrics (title) values ('10. How You Get The Girl (Taylor's Version)');" calcext:value-type="string">
            <text:p>insert into lyrics (title) values ('10. How You Get The Girl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This Love (Taylor’s Version)</text:p>
          </table:table-cell>
          <table:table-cell office:value-type="string" calcext:value-type="string">
            <text:p>4WBEj8TeGtRPNJdOmT3WJW</text:p>
          </table:table-cell>
          <table:table-cell/>
          <table:table-cell table:formula="of:=&quot;insert into lyrics (track_id) values ('&quot;&amp;[.D427]&amp;&quot;');&quot;" office:value-type="string" office:string-value="insert into lyrics (track_id) values ('4WBEj8TeGtRPNJdOmT3WJW');" calcext:value-type="string">
            <text:p>insert into lyrics (track_id) values ('4WBEj8TeGtRPNJdOmT3WJW');</text:p>
          </table:table-cell>
          <table:table-cell table:formula="of:=&quot;insert into lyrics (title) values ('&quot;&amp;[.C427]&amp;&quot;');&quot;" office:value-type="string" office:string-value="insert into lyrics (title) values ('11. This Love (Taylor’s Version)');" calcext:value-type="string">
            <text:p>insert into lyrics (title) values ('11. This Love (Taylor’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I Know Places (Taylor's Version)</text:p>
          </table:table-cell>
          <table:table-cell office:value-type="string" calcext:value-type="string">
            <text:p>1ULabO0PEsdJekqVH6G10G</text:p>
          </table:table-cell>
          <table:table-cell/>
          <table:table-cell table:formula="of:=&quot;insert into lyrics (track_id) values ('&quot;&amp;[.D428]&amp;&quot;');&quot;" office:value-type="string" office:string-value="insert into lyrics (track_id) values ('1ULabO0PEsdJekqVH6G10G');" calcext:value-type="string">
            <text:p>insert into lyrics (track_id) values ('1ULabO0PEsdJekqVH6G10G');</text:p>
          </table:table-cell>
          <table:table-cell table:formula="of:=&quot;insert into lyrics (title) values ('&quot;&amp;[.C428]&amp;&quot;');&quot;" office:value-type="string" office:string-value="insert into lyrics (title) values ('12. I Know Places (Taylor's Version)');" calcext:value-type="string">
            <text:p>insert into lyrics (title) values ('12. I Know Place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Clean (Taylor's Version)</text:p>
          </table:table-cell>
          <table:table-cell office:value-type="string" calcext:value-type="string">
            <text:p>0lKUBmEyQfzsQHozyeXzES</text:p>
          </table:table-cell>
          <table:table-cell/>
          <table:table-cell table:formula="of:=&quot;insert into lyrics (track_id) values ('&quot;&amp;[.D429]&amp;&quot;');&quot;" office:value-type="string" office:string-value="insert into lyrics (track_id) values ('0lKUBmEyQfzsQHozyeXzES');" calcext:value-type="string">
            <text:p>insert into lyrics (track_id) values ('0lKUBmEyQfzsQHozyeXzES');</text:p>
          </table:table-cell>
          <table:table-cell table:formula="of:=&quot;insert into lyrics (title) values ('&quot;&amp;[.C429]&amp;&quot;');&quot;" office:value-type="string" office:string-value="insert into lyrics (title) values ('13. Clean (Taylor's Version)');" calcext:value-type="string">
            <text:p>insert into lyrics (title) values ('13. Clean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Wonderland (Taylor's Version)</text:p>
          </table:table-cell>
          <table:table-cell office:value-type="string" calcext:value-type="string">
            <text:p>6HRsJu8vcnzYDN4t0570FY</text:p>
          </table:table-cell>
          <table:table-cell/>
          <table:table-cell table:formula="of:=&quot;insert into lyrics (track_id) values ('&quot;&amp;[.D430]&amp;&quot;');&quot;" office:value-type="string" office:string-value="insert into lyrics (track_id) values ('6HRsJu8vcnzYDN4t0570FY');" calcext:value-type="string">
            <text:p>insert into lyrics (track_id) values ('6HRsJu8vcnzYDN4t0570FY');</text:p>
          </table:table-cell>
          <table:table-cell table:formula="of:=&quot;insert into lyrics (title) values ('&quot;&amp;[.C430]&amp;&quot;');&quot;" office:value-type="string" office:string-value="insert into lyrics (title) values ('14. Wonderland (Taylor's Version)');" calcext:value-type="string">
            <text:p>insert into lyrics (title) values ('14. Wonderland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You Are In Love (Taylor's Version)</text:p>
          </table:table-cell>
          <table:table-cell office:value-type="string" calcext:value-type="string">
            <text:p>0TyGh27YQ5LknmiDhCzJiT</text:p>
          </table:table-cell>
          <table:table-cell/>
          <table:table-cell table:formula="of:=&quot;insert into lyrics (track_id) values ('&quot;&amp;[.D431]&amp;&quot;');&quot;" office:value-type="string" office:string-value="insert into lyrics (track_id) values ('0TyGh27YQ5LknmiDhCzJiT');" calcext:value-type="string">
            <text:p>insert into lyrics (track_id) values ('0TyGh27YQ5LknmiDhCzJiT');</text:p>
          </table:table-cell>
          <table:table-cell table:formula="of:=&quot;insert into lyrics (title) values ('&quot;&amp;[.C431]&amp;&quot;');&quot;" office:value-type="string" office:string-value="insert into lyrics (title) values ('15. You Are In Love (Taylor's Version)');" calcext:value-type="string">
            <text:p>insert into lyrics (title) values ('15. You Are In Love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New Romantics (Taylor's Version)</text:p>
          </table:table-cell>
          <table:table-cell office:value-type="string" calcext:value-type="string">
            <text:p>5M787RexsAiVYjQusM98CV</text:p>
          </table:table-cell>
          <table:table-cell/>
          <table:table-cell table:formula="of:=&quot;insert into lyrics (track_id) values ('&quot;&amp;[.D432]&amp;&quot;');&quot;" office:value-type="string" office:string-value="insert into lyrics (track_id) values ('5M787RexsAiVYjQusM98CV');" calcext:value-type="string">
            <text:p>insert into lyrics (track_id) values ('5M787RexsAiVYjQusM98CV');</text:p>
          </table:table-cell>
          <table:table-cell table:formula="of:=&quot;insert into lyrics (title) values ('&quot;&amp;[.C432]&amp;&quot;');&quot;" office:value-type="string" office:string-value="insert into lyrics (title) values ('16. New Romantics (Taylor's Version)');" calcext:value-type="string">
            <text:p>insert into lyrics (title) values ('16. New Romantics (Taylor's Versio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"Slut!" (Taylor's Version) (From The Vault)</text:p>
          </table:table-cell>
          <table:table-cell office:value-type="string" calcext:value-type="string">
            <text:p>0CD7DzeCsuPJygddqlUVYa</text:p>
          </table:table-cell>
          <table:table-cell/>
          <table:table-cell table:formula="of:=&quot;insert into lyrics (track_id) values ('&quot;&amp;[.D433]&amp;&quot;');&quot;" office:value-type="string" office:string-value="insert into lyrics (track_id) values ('0CD7DzeCsuPJygddqlUVYa');" calcext:value-type="string">
            <text:p>insert into lyrics (track_id) values ('0CD7DzeCsuPJygddqlUVYa');</text:p>
          </table:table-cell>
          <table:table-cell table:formula="of:=&quot;insert into lyrics (title) values ('&quot;&amp;[.C433]&amp;&quot;');&quot;" office:value-type="string" office:string-value="insert into lyrics (title) values ('17. &quot;Slut!&quot; (Taylor's Version) (From The Vault)');" calcext:value-type="string">
            <text:p>insert into lyrics (title) values ('17. "Slut!" (Taylor'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Say Don't Go (Taylor's Version) (From The Vault)</text:p>
          </table:table-cell>
          <table:table-cell office:value-type="string" calcext:value-type="string">
            <text:p>3CCRVu4F91Qp2mnGjmWBrf</text:p>
          </table:table-cell>
          <table:table-cell/>
          <table:table-cell table:formula="of:=&quot;insert into lyrics (track_id) values ('&quot;&amp;[.D434]&amp;&quot;');&quot;" office:value-type="string" office:string-value="insert into lyrics (track_id) values ('3CCRVu4F91Qp2mnGjmWBrf');" calcext:value-type="string">
            <text:p>insert into lyrics (track_id) values ('3CCRVu4F91Qp2mnGjmWBrf');</text:p>
          </table:table-cell>
          <table:table-cell table:formula="of:=&quot;insert into lyrics (title) values ('&quot;&amp;[.C434]&amp;&quot;');&quot;" office:value-type="string" office:string-value="insert into lyrics (title) values ('18. Say Don't Go (Taylor's Version) (From The Vault)');" calcext:value-type="string">
            <text:p>insert into lyrics (title) values ('18. Say Don't Go (Taylor'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Now That We Don't Talk (Taylor's Version) (From The Vault)</text:p>
          </table:table-cell>
          <table:table-cell office:value-type="string" calcext:value-type="string">
            <text:p>5QUIK7ZtziW8kGWo8RqopF</text:p>
          </table:table-cell>
          <table:table-cell/>
          <table:table-cell table:formula="of:=&quot;insert into lyrics (track_id) values ('&quot;&amp;[.D435]&amp;&quot;');&quot;" office:value-type="string" office:string-value="insert into lyrics (track_id) values ('5QUIK7ZtziW8kGWo8RqopF');" calcext:value-type="string">
            <text:p>insert into lyrics (track_id) values ('5QUIK7ZtziW8kGWo8RqopF');</text:p>
          </table:table-cell>
          <table:table-cell table:formula="of:=&quot;insert into lyrics (title) values ('&quot;&amp;[.C435]&amp;&quot;');&quot;" office:value-type="string" office:string-value="insert into lyrics (title) values ('19. Now That We Don't Talk (Taylor's Version) (From The Vault)');" calcext:value-type="string">
            <text:p>insert into lyrics (title) values ('19. Now That We Don't Talk (Taylor'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Suburban Legends (Taylor's Version) (From The Vault)</text:p>
          </table:table-cell>
          <table:table-cell office:value-type="string" calcext:value-type="string">
            <text:p>6M9ppdfFjR1AbpUl3Y8DcV</text:p>
          </table:table-cell>
          <table:table-cell/>
          <table:table-cell table:formula="of:=&quot;insert into lyrics (track_id) values ('&quot;&amp;[.D436]&amp;&quot;');&quot;" office:value-type="string" office:string-value="insert into lyrics (track_id) values ('6M9ppdfFjR1AbpUl3Y8DcV');" calcext:value-type="string">
            <text:p>insert into lyrics (track_id) values ('6M9ppdfFjR1AbpUl3Y8DcV');</text:p>
          </table:table-cell>
          <table:table-cell table:formula="of:=&quot;insert into lyrics (title) values ('&quot;&amp;[.C436]&amp;&quot;');&quot;" office:value-type="string" office:string-value="insert into lyrics (title) values ('20. Suburban Legends (Taylor's Version) (From The Vault)');" calcext:value-type="string">
            <text:p>insert into lyrics (title) values ('20. Suburban Legends (Taylor's Version)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You’re Losing Me (From The Vault)</text:p>
          </table:table-cell>
          <table:table-cell office:value-type="string" calcext:value-type="string">
            <text:p>3CWq0pAKKTWb0K4yiglDc4</text:p>
          </table:table-cell>
          <table:table-cell/>
          <table:table-cell table:formula="of:=&quot;insert into lyrics (track_id) values ('&quot;&amp;[.D437]&amp;&quot;');&quot;" office:value-type="string" office:string-value="insert into lyrics (track_id) values ('3CWq0pAKKTWb0K4yiglDc4');" calcext:value-type="string">
            <text:p>insert into lyrics (track_id) values ('3CWq0pAKKTWb0K4yiglDc4');</text:p>
          </table:table-cell>
          <table:table-cell table:formula="of:=&quot;insert into lyrics (title) values ('&quot;&amp;[.C437]&amp;&quot;');&quot;" office:value-type="string" office:string-value="insert into lyrics (title) values ('1. You’re Losing Me (From The Vault)');" calcext:value-type="string">
            <text:p>insert into lyrics (title) values ('1. You’re Losing Me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You’re Losing Me (From The Vault)</text:p>
          </table:table-cell>
          <table:table-cell office:value-type="string" calcext:value-type="string">
            <text:p>3CWq0pAKKTWb0K4yiglDc4</text:p>
          </table:table-cell>
          <table:table-cell/>
          <table:table-cell table:formula="of:=&quot;insert into lyrics (track_id) values ('&quot;&amp;[.D438]&amp;&quot;');&quot;" office:value-type="string" office:string-value="insert into lyrics (track_id) values ('3CWq0pAKKTWb0K4yiglDc4');" calcext:value-type="string">
            <text:p>insert into lyrics (track_id) values ('3CWq0pAKKTWb0K4yiglDc4');</text:p>
          </table:table-cell>
          <table:table-cell table:formula="of:=&quot;insert into lyrics (title) values ('&quot;&amp;[.C438]&amp;&quot;');&quot;" office:value-type="string" office:string-value="insert into lyrics (title) values ('1. You’re Losing Me (From The Vault)');" calcext:value-type="string">
            <text:p>insert into lyrics (title) values ('1. You’re Losing Me (From The Vault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Fortnight (feat. Post Malone)</text:p>
          </table:table-cell>
          <table:table-cell office:value-type="string" calcext:value-type="string">
            <text:p>2OzhQlSqBEmt7hmkYxfT6m</text:p>
          </table:table-cell>
          <table:table-cell/>
          <table:table-cell table:formula="of:=&quot;insert into lyrics (track_id) values ('&quot;&amp;[.D439]&amp;&quot;');&quot;" office:value-type="string" office:string-value="insert into lyrics (track_id) values ('2OzhQlSqBEmt7hmkYxfT6m');" calcext:value-type="string">
            <text:p>insert into lyrics (track_id) values ('2OzhQlSqBEmt7hmkYxfT6m');</text:p>
          </table:table-cell>
          <table:table-cell table:formula="of:=&quot;insert into lyrics (title) values ('&quot;&amp;[.C439]&amp;&quot;');&quot;" office:value-type="string" office:string-value="insert into lyrics (title) values ('1. Fortnight (feat. Post Malone)');" calcext:value-type="string">
            <text:p>insert into lyrics (title) values ('1. Fortnight (feat. Post Malone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The Tortured Poets Department</text:p>
          </table:table-cell>
          <table:table-cell office:value-type="string" calcext:value-type="string">
            <text:p>3NMrVbIVWT3fPXBj0rNDKG</text:p>
          </table:table-cell>
          <table:table-cell/>
          <table:table-cell table:formula="of:=&quot;insert into lyrics (track_id) values ('&quot;&amp;[.D440]&amp;&quot;');&quot;" office:value-type="string" office:string-value="insert into lyrics (track_id) values ('3NMrVbIVWT3fPXBj0rNDKG');" calcext:value-type="string">
            <text:p>insert into lyrics (track_id) values ('3NMrVbIVWT3fPXBj0rNDKG');</text:p>
          </table:table-cell>
          <table:table-cell table:formula="of:=&quot;insert into lyrics (title) values ('&quot;&amp;[.C440]&amp;&quot;');&quot;" office:value-type="string" office:string-value="insert into lyrics (title) values ('2. The Tortured Poets Department');" calcext:value-type="string">
            <text:p>insert into lyrics (title) values ('2. The Tortured Poets Departmen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My Boy Only Breaks His Favorite Toys</text:p>
          </table:table-cell>
          <table:table-cell office:value-type="string" calcext:value-type="string">
            <text:p>2XXwLdtuAcE0HSCu61ijAb</text:p>
          </table:table-cell>
          <table:table-cell/>
          <table:table-cell table:formula="of:=&quot;insert into lyrics (track_id) values ('&quot;&amp;[.D441]&amp;&quot;');&quot;" office:value-type="string" office:string-value="insert into lyrics (track_id) values ('2XXwLdtuAcE0HSCu61ijAb');" calcext:value-type="string">
            <text:p>insert into lyrics (track_id) values ('2XXwLdtuAcE0HSCu61ijAb');</text:p>
          </table:table-cell>
          <table:table-cell table:formula="of:=&quot;insert into lyrics (title) values ('&quot;&amp;[.C441]&amp;&quot;');&quot;" office:value-type="string" office:string-value="insert into lyrics (title) values ('3. My Boy Only Breaks His Favorite Toys');" calcext:value-type="string">
            <text:p>insert into lyrics (title) values ('3. My Boy Only Breaks His Favorite Toy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Down Bad</text:p>
          </table:table-cell>
          <table:table-cell office:value-type="string" calcext:value-type="string">
            <text:p>2F3N9tdombb64aW6VtZOdo</text:p>
          </table:table-cell>
          <table:table-cell/>
          <table:table-cell table:formula="of:=&quot;insert into lyrics (track_id) values ('&quot;&amp;[.D442]&amp;&quot;');&quot;" office:value-type="string" office:string-value="insert into lyrics (track_id) values ('2F3N9tdombb64aW6VtZOdo');" calcext:value-type="string">
            <text:p>insert into lyrics (track_id) values ('2F3N9tdombb64aW6VtZOdo');</text:p>
          </table:table-cell>
          <table:table-cell table:formula="of:=&quot;insert into lyrics (title) values ('&quot;&amp;[.C442]&amp;&quot;');&quot;" office:value-type="string" office:string-value="insert into lyrics (title) values ('4. Down Bad');" calcext:value-type="string">
            <text:p>insert into lyrics (title) values ('4. Down Ba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So Long, London</text:p>
          </table:table-cell>
          <table:table-cell office:value-type="string" calcext:value-type="string">
            <text:p>3Vevii7qKqrmW8CcyzBHDl</text:p>
          </table:table-cell>
          <table:table-cell/>
          <table:table-cell table:formula="of:=&quot;insert into lyrics (track_id) values ('&quot;&amp;[.D443]&amp;&quot;');&quot;" office:value-type="string" office:string-value="insert into lyrics (track_id) values ('3Vevii7qKqrmW8CcyzBHDl');" calcext:value-type="string">
            <text:p>insert into lyrics (track_id) values ('3Vevii7qKqrmW8CcyzBHDl');</text:p>
          </table:table-cell>
          <table:table-cell table:formula="of:=&quot;insert into lyrics (title) values ('&quot;&amp;[.C443]&amp;&quot;');&quot;" office:value-type="string" office:string-value="insert into lyrics (title) values ('5. So Long, London');" calcext:value-type="string">
            <text:p>insert into lyrics (title) values ('5. So Long, Lond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But Daddy I Love Him</text:p>
          </table:table-cell>
          <table:table-cell office:value-type="string" calcext:value-type="string">
            <text:p>5og4Qzt92jJzVDkOtSEilb</text:p>
          </table:table-cell>
          <table:table-cell/>
          <table:table-cell table:formula="of:=&quot;insert into lyrics (track_id) values ('&quot;&amp;[.D444]&amp;&quot;');&quot;" office:value-type="string" office:string-value="insert into lyrics (track_id) values ('5og4Qzt92jJzVDkOtSEilb');" calcext:value-type="string">
            <text:p>insert into lyrics (track_id) values ('5og4Qzt92jJzVDkOtSEilb');</text:p>
          </table:table-cell>
          <table:table-cell table:formula="of:=&quot;insert into lyrics (title) values ('&quot;&amp;[.C444]&amp;&quot;');&quot;" office:value-type="string" office:string-value="insert into lyrics (title) values ('6. But Daddy I Love Him');" calcext:value-type="string">
            <text:p>insert into lyrics (title) values ('6. But Daddy I Love Him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Fresh Out The Slammer</text:p>
          </table:table-cell>
          <table:table-cell office:value-type="string" calcext:value-type="string">
            <text:p>3fO566xJgwxIa3qGCGBvIC</text:p>
          </table:table-cell>
          <table:table-cell/>
          <table:table-cell table:formula="of:=&quot;insert into lyrics (track_id) values ('&quot;&amp;[.D445]&amp;&quot;');&quot;" office:value-type="string" office:string-value="insert into lyrics (track_id) values ('3fO566xJgwxIa3qGCGBvIC');" calcext:value-type="string">
            <text:p>insert into lyrics (track_id) values ('3fO566xJgwxIa3qGCGBvIC');</text:p>
          </table:table-cell>
          <table:table-cell table:formula="of:=&quot;insert into lyrics (title) values ('&quot;&amp;[.C445]&amp;&quot;');&quot;" office:value-type="string" office:string-value="insert into lyrics (title) values ('7. Fresh Out The Slammer');" calcext:value-type="string">
            <text:p>insert into lyrics (title) values ('7. Fresh Out The Slamm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Florida!!! (feat. Florence + The Machine)</text:p>
          </table:table-cell>
          <table:table-cell office:value-type="string" calcext:value-type="string">
            <text:p>3ZVFcD8Wlw9T9klGqmJf9F</text:p>
          </table:table-cell>
          <table:table-cell/>
          <table:table-cell table:formula="of:=&quot;insert into lyrics (track_id) values ('&quot;&amp;[.D446]&amp;&quot;');&quot;" office:value-type="string" office:string-value="insert into lyrics (track_id) values ('3ZVFcD8Wlw9T9klGqmJf9F');" calcext:value-type="string">
            <text:p>insert into lyrics (track_id) values ('3ZVFcD8Wlw9T9klGqmJf9F');</text:p>
          </table:table-cell>
          <table:table-cell table:formula="of:=&quot;insert into lyrics (title) values ('&quot;&amp;[.C446]&amp;&quot;');&quot;" office:value-type="string" office:string-value="insert into lyrics (title) values ('8. Florida!!! (feat. Florence + The Machine)');" calcext:value-type="string">
            <text:p>insert into lyrics (title) values ('8. Florida!!! (feat. Florence + The Machine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Guilty as Sin?</text:p>
          </table:table-cell>
          <table:table-cell office:value-type="string" calcext:value-type="string">
            <text:p>0W0iAC1VGlB82PI6elxFYf</text:p>
          </table:table-cell>
          <table:table-cell/>
          <table:table-cell table:formula="of:=&quot;insert into lyrics (track_id) values ('&quot;&amp;[.D447]&amp;&quot;');&quot;" office:value-type="string" office:string-value="insert into lyrics (track_id) values ('0W0iAC1VGlB82PI6elxFYf');" calcext:value-type="string">
            <text:p>insert into lyrics (track_id) values ('0W0iAC1VGlB82PI6elxFYf');</text:p>
          </table:table-cell>
          <table:table-cell table:formula="of:=&quot;insert into lyrics (title) values ('&quot;&amp;[.C447]&amp;&quot;');&quot;" office:value-type="string" office:string-value="insert into lyrics (title) values ('9. Guilty as Sin?');" calcext:value-type="string">
            <text:p>insert into lyrics (title) values ('9. Guilty as Sin?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Who’s Afraid of Little Old Me?</text:p>
          </table:table-cell>
          <table:table-cell office:value-type="string" calcext:value-type="string">
            <text:p>36t6frENUtCYKuZus6aYDO</text:p>
          </table:table-cell>
          <table:table-cell/>
          <table:table-cell table:formula="of:=&quot;insert into lyrics (track_id) values ('&quot;&amp;[.D448]&amp;&quot;');&quot;" office:value-type="string" office:string-value="insert into lyrics (track_id) values ('36t6frENUtCYKuZus6aYDO');" calcext:value-type="string">
            <text:p>insert into lyrics (track_id) values ('36t6frENUtCYKuZus6aYDO');</text:p>
          </table:table-cell>
          <table:table-cell table:formula="of:=&quot;insert into lyrics (title) values ('&quot;&amp;[.C448]&amp;&quot;');&quot;" office:value-type="string" office:string-value="insert into lyrics (title) values ('10. Who’s Afraid of Little Old Me?');" calcext:value-type="string">
            <text:p>insert into lyrics (title) values ('10. Who’s Afraid of Little Old Me?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I Can Fix Him (No Really I Can)</text:p>
          </table:table-cell>
          <table:table-cell office:value-type="string" calcext:value-type="string">
            <text:p>2h3MDMf8sd9s4XIzpTBIjX</text:p>
          </table:table-cell>
          <table:table-cell/>
          <table:table-cell table:formula="of:=&quot;insert into lyrics (track_id) values ('&quot;&amp;[.D449]&amp;&quot;');&quot;" office:value-type="string" office:string-value="insert into lyrics (track_id) values ('2h3MDMf8sd9s4XIzpTBIjX');" calcext:value-type="string">
            <text:p>insert into lyrics (track_id) values ('2h3MDMf8sd9s4XIzpTBIjX');</text:p>
          </table:table-cell>
          <table:table-cell table:formula="of:=&quot;insert into lyrics (title) values ('&quot;&amp;[.C449]&amp;&quot;');&quot;" office:value-type="string" office:string-value="insert into lyrics (title) values ('11. I Can Fix Him (No Really I Can)');" calcext:value-type="string">
            <text:p>insert into lyrics (title) values ('11. I Can Fix Him (No Really I Ca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loml</text:p>
          </table:table-cell>
          <table:table-cell office:value-type="string" calcext:value-type="string">
            <text:p>6RSG1dKPV5gEvILwJb4QtS</text:p>
          </table:table-cell>
          <table:table-cell/>
          <table:table-cell table:formula="of:=&quot;insert into lyrics (track_id) values ('&quot;&amp;[.D450]&amp;&quot;');&quot;" office:value-type="string" office:string-value="insert into lyrics (track_id) values ('6RSG1dKPV5gEvILwJb4QtS');" calcext:value-type="string">
            <text:p>insert into lyrics (track_id) values ('6RSG1dKPV5gEvILwJb4QtS');</text:p>
          </table:table-cell>
          <table:table-cell table:formula="of:=&quot;insert into lyrics (title) values ('&quot;&amp;[.C450]&amp;&quot;');&quot;" office:value-type="string" office:string-value="insert into lyrics (title) values ('12. loml');" calcext:value-type="string">
            <text:p>insert into lyrics (title) values ('12. lom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I Can Do It With a Broken Heart</text:p>
          </table:table-cell>
          <table:table-cell office:value-type="string" calcext:value-type="string">
            <text:p>4q5YezDOIPcoLr8R81x9qy</text:p>
          </table:table-cell>
          <table:table-cell/>
          <table:table-cell table:formula="of:=&quot;insert into lyrics (track_id) values ('&quot;&amp;[.D451]&amp;&quot;');&quot;" office:value-type="string" office:string-value="insert into lyrics (track_id) values ('4q5YezDOIPcoLr8R81x9qy');" calcext:value-type="string">
            <text:p>insert into lyrics (track_id) values ('4q5YezDOIPcoLr8R81x9qy');</text:p>
          </table:table-cell>
          <table:table-cell table:formula="of:=&quot;insert into lyrics (title) values ('&quot;&amp;[.C451]&amp;&quot;');&quot;" office:value-type="string" office:string-value="insert into lyrics (title) values ('13. I Can Do It With a Broken Heart');" calcext:value-type="string">
            <text:p>insert into lyrics (title) values ('13. I Can Do It With a Broken Hear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The Smallest Man Who Ever Lived</text:p>
          </table:table-cell>
          <table:table-cell office:value-type="string" calcext:value-type="string">
            <text:p>2v1ivOOsgn64g5OywuH55L</text:p>
          </table:table-cell>
          <table:table-cell/>
          <table:table-cell table:formula="of:=&quot;insert into lyrics (track_id) values ('&quot;&amp;[.D452]&amp;&quot;');&quot;" office:value-type="string" office:string-value="insert into lyrics (track_id) values ('2v1ivOOsgn64g5OywuH55L');" calcext:value-type="string">
            <text:p>insert into lyrics (track_id) values ('2v1ivOOsgn64g5OywuH55L');</text:p>
          </table:table-cell>
          <table:table-cell table:formula="of:=&quot;insert into lyrics (title) values ('&quot;&amp;[.C452]&amp;&quot;');&quot;" office:value-type="string" office:string-value="insert into lyrics (title) values ('14. The Smallest Man Who Ever Lived');" calcext:value-type="string">
            <text:p>insert into lyrics (title) values ('14. The Smallest Man Who Ever Liv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The Alchemy</text:p>
          </table:table-cell>
          <table:table-cell office:value-type="string" calcext:value-type="string">
            <text:p>1dhMTsEZz6ZEquGvmzVoHn</text:p>
          </table:table-cell>
          <table:table-cell/>
          <table:table-cell table:formula="of:=&quot;insert into lyrics (track_id) values ('&quot;&amp;[.D453]&amp;&quot;');&quot;" office:value-type="string" office:string-value="insert into lyrics (track_id) values ('1dhMTsEZz6ZEquGvmzVoHn');" calcext:value-type="string">
            <text:p>insert into lyrics (track_id) values ('1dhMTsEZz6ZEquGvmzVoHn');</text:p>
          </table:table-cell>
          <table:table-cell table:formula="of:=&quot;insert into lyrics (title) values ('&quot;&amp;[.C453]&amp;&quot;');&quot;" office:value-type="string" office:string-value="insert into lyrics (title) values ('15. The Alchemy');" calcext:value-type="string">
            <text:p>insert into lyrics (title) values ('15. The Alchem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Clara Bow</text:p>
          </table:table-cell>
          <table:table-cell office:value-type="string" calcext:value-type="string">
            <text:p>1UlhrRvYzbHEyugEDspXUB</text:p>
          </table:table-cell>
          <table:table-cell/>
          <table:table-cell table:formula="of:=&quot;insert into lyrics (track_id) values ('&quot;&amp;[.D454]&amp;&quot;');&quot;" office:value-type="string" office:string-value="insert into lyrics (track_id) values ('1UlhrRvYzbHEyugEDspXUB');" calcext:value-type="string">
            <text:p>insert into lyrics (track_id) values ('1UlhrRvYzbHEyugEDspXUB');</text:p>
          </table:table-cell>
          <table:table-cell table:formula="of:=&quot;insert into lyrics (title) values ('&quot;&amp;[.C454]&amp;&quot;');&quot;" office:value-type="string" office:string-value="insert into lyrics (title) values ('16. Clara Bow');" calcext:value-type="string">
            <text:p>insert into lyrics (title) values ('16. Clara Bow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Fortnight (feat. Post Malone)</text:p>
          </table:table-cell>
          <table:table-cell office:value-type="string" calcext:value-type="string">
            <text:p>6dODwocEuGzHAavXqTbwHv</text:p>
          </table:table-cell>
          <table:table-cell/>
          <table:table-cell table:formula="of:=&quot;insert into lyrics (track_id) values ('&quot;&amp;[.D455]&amp;&quot;');&quot;" office:value-type="string" office:string-value="insert into lyrics (track_id) values ('6dODwocEuGzHAavXqTbwHv');" calcext:value-type="string">
            <text:p>insert into lyrics (track_id) values ('6dODwocEuGzHAavXqTbwHv');</text:p>
          </table:table-cell>
          <table:table-cell table:formula="of:=&quot;insert into lyrics (title) values ('&quot;&amp;[.C455]&amp;&quot;');&quot;" office:value-type="string" office:string-value="insert into lyrics (title) values ('1. Fortnight (feat. Post Malone)');" calcext:value-type="string">
            <text:p>insert into lyrics (title) values ('1. Fortnight (feat. Post Malone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The Tortured Poets Department</text:p>
          </table:table-cell>
          <table:table-cell office:value-type="string" calcext:value-type="string">
            <text:p>4PdLaGZubp4lghChqp8erB</text:p>
          </table:table-cell>
          <table:table-cell/>
          <table:table-cell table:formula="of:=&quot;insert into lyrics (track_id) values ('&quot;&amp;[.D456]&amp;&quot;');&quot;" office:value-type="string" office:string-value="insert into lyrics (track_id) values ('4PdLaGZubp4lghChqp8erB');" calcext:value-type="string">
            <text:p>insert into lyrics (track_id) values ('4PdLaGZubp4lghChqp8erB');</text:p>
          </table:table-cell>
          <table:table-cell table:formula="of:=&quot;insert into lyrics (title) values ('&quot;&amp;[.C456]&amp;&quot;');&quot;" office:value-type="string" office:string-value="insert into lyrics (title) values ('2. The Tortured Poets Department');" calcext:value-type="string">
            <text:p>insert into lyrics (title) values ('2. The Tortured Poets Departmen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My Boy Only Breaks His Favorite Toys</text:p>
          </table:table-cell>
          <table:table-cell office:value-type="string" calcext:value-type="string">
            <text:p>7uGYWMwRy24dm7RUDDhUlD</text:p>
          </table:table-cell>
          <table:table-cell/>
          <table:table-cell table:formula="of:=&quot;insert into lyrics (track_id) values ('&quot;&amp;[.D457]&amp;&quot;');&quot;" office:value-type="string" office:string-value="insert into lyrics (track_id) values ('7uGYWMwRy24dm7RUDDhUlD');" calcext:value-type="string">
            <text:p>insert into lyrics (track_id) values ('7uGYWMwRy24dm7RUDDhUlD');</text:p>
          </table:table-cell>
          <table:table-cell table:formula="of:=&quot;insert into lyrics (title) values ('&quot;&amp;[.C457]&amp;&quot;');&quot;" office:value-type="string" office:string-value="insert into lyrics (title) values ('3. My Boy Only Breaks His Favorite Toys');" calcext:value-type="string">
            <text:p>insert into lyrics (title) values ('3. My Boy Only Breaks His Favorite Toy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Down Bad</text:p>
          </table:table-cell>
          <table:table-cell office:value-type="string" calcext:value-type="string">
            <text:p>1kbEbBdEgQdQeLXCJh28pJ</text:p>
          </table:table-cell>
          <table:table-cell/>
          <table:table-cell table:formula="of:=&quot;insert into lyrics (track_id) values ('&quot;&amp;[.D458]&amp;&quot;');&quot;" office:value-type="string" office:string-value="insert into lyrics (track_id) values ('1kbEbBdEgQdQeLXCJh28pJ');" calcext:value-type="string">
            <text:p>insert into lyrics (track_id) values ('1kbEbBdEgQdQeLXCJh28pJ');</text:p>
          </table:table-cell>
          <table:table-cell table:formula="of:=&quot;insert into lyrics (title) values ('&quot;&amp;[.C458]&amp;&quot;');&quot;" office:value-type="string" office:string-value="insert into lyrics (title) values ('4. Down Bad');" calcext:value-type="string">
            <text:p>insert into lyrics (title) values ('4. Down Ba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So Long, London</text:p>
          </table:table-cell>
          <table:table-cell office:value-type="string" calcext:value-type="string">
            <text:p>7wAkQFShJ27V8362MqevQr</text:p>
          </table:table-cell>
          <table:table-cell/>
          <table:table-cell table:formula="of:=&quot;insert into lyrics (track_id) values ('&quot;&amp;[.D459]&amp;&quot;');&quot;" office:value-type="string" office:string-value="insert into lyrics (track_id) values ('7wAkQFShJ27V8362MqevQr');" calcext:value-type="string">
            <text:p>insert into lyrics (track_id) values ('7wAkQFShJ27V8362MqevQr');</text:p>
          </table:table-cell>
          <table:table-cell table:formula="of:=&quot;insert into lyrics (title) values ('&quot;&amp;[.C459]&amp;&quot;');&quot;" office:value-type="string" office:string-value="insert into lyrics (title) values ('5. So Long, London');" calcext:value-type="string">
            <text:p>insert into lyrics (title) values ('5. So Long, Lond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But Daddy I Love Him</text:p>
          </table:table-cell>
          <table:table-cell office:value-type="string" calcext:value-type="string">
            <text:p>4QMgEffJQuKtjCNvqfRZ0m</text:p>
          </table:table-cell>
          <table:table-cell/>
          <table:table-cell table:formula="of:=&quot;insert into lyrics (track_id) values ('&quot;&amp;[.D460]&amp;&quot;');&quot;" office:value-type="string" office:string-value="insert into lyrics (track_id) values ('4QMgEffJQuKtjCNvqfRZ0m');" calcext:value-type="string">
            <text:p>insert into lyrics (track_id) values ('4QMgEffJQuKtjCNvqfRZ0m');</text:p>
          </table:table-cell>
          <table:table-cell table:formula="of:=&quot;insert into lyrics (title) values ('&quot;&amp;[.C460]&amp;&quot;');&quot;" office:value-type="string" office:string-value="insert into lyrics (title) values ('6. But Daddy I Love Him');" calcext:value-type="string">
            <text:p>insert into lyrics (title) values ('6. But Daddy I Love Him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Fresh Out The Slammer</text:p>
          </table:table-cell>
          <table:table-cell office:value-type="string" calcext:value-type="string">
            <text:p>7IWcDWOfiooH5hRs9XOVYz</text:p>
          </table:table-cell>
          <table:table-cell/>
          <table:table-cell table:formula="of:=&quot;insert into lyrics (track_id) values ('&quot;&amp;[.D461]&amp;&quot;');&quot;" office:value-type="string" office:string-value="insert into lyrics (track_id) values ('7IWcDWOfiooH5hRs9XOVYz');" calcext:value-type="string">
            <text:p>insert into lyrics (track_id) values ('7IWcDWOfiooH5hRs9XOVYz');</text:p>
          </table:table-cell>
          <table:table-cell table:formula="of:=&quot;insert into lyrics (title) values ('&quot;&amp;[.C461]&amp;&quot;');&quot;" office:value-type="string" office:string-value="insert into lyrics (title) values ('7. Fresh Out The Slammer');" calcext:value-type="string">
            <text:p>insert into lyrics (title) values ('7. Fresh Out The Slammer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Florida!!! (feat. Florence + The Machine)</text:p>
          </table:table-cell>
          <table:table-cell office:value-type="string" calcext:value-type="string">
            <text:p>5ExOm0dh4NyRyAdSAO9hyM</text:p>
          </table:table-cell>
          <table:table-cell/>
          <table:table-cell table:formula="of:=&quot;insert into lyrics (track_id) values ('&quot;&amp;[.D462]&amp;&quot;');&quot;" office:value-type="string" office:string-value="insert into lyrics (track_id) values ('5ExOm0dh4NyRyAdSAO9hyM');" calcext:value-type="string">
            <text:p>insert into lyrics (track_id) values ('5ExOm0dh4NyRyAdSAO9hyM');</text:p>
          </table:table-cell>
          <table:table-cell table:formula="of:=&quot;insert into lyrics (title) values ('&quot;&amp;[.C462]&amp;&quot;');&quot;" office:value-type="string" office:string-value="insert into lyrics (title) values ('8. Florida!!! (feat. Florence + The Machine)');" calcext:value-type="string">
            <text:p>insert into lyrics (title) values ('8. Florida!!! (feat. Florence + The Machine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Guilty as Sin?</text:p>
          </table:table-cell>
          <table:table-cell office:value-type="string" calcext:value-type="string">
            <text:p>799KrpEbhZp0MHeiA8YK9P</text:p>
          </table:table-cell>
          <table:table-cell/>
          <table:table-cell table:formula="of:=&quot;insert into lyrics (track_id) values ('&quot;&amp;[.D463]&amp;&quot;');&quot;" office:value-type="string" office:string-value="insert into lyrics (track_id) values ('799KrpEbhZp0MHeiA8YK9P');" calcext:value-type="string">
            <text:p>insert into lyrics (track_id) values ('799KrpEbhZp0MHeiA8YK9P');</text:p>
          </table:table-cell>
          <table:table-cell table:formula="of:=&quot;insert into lyrics (title) values ('&quot;&amp;[.C463]&amp;&quot;');&quot;" office:value-type="string" office:string-value="insert into lyrics (title) values ('9. Guilty as Sin?');" calcext:value-type="string">
            <text:p>insert into lyrics (title) values ('9. Guilty as Sin?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Who’s Afraid of Little Old Me?</text:p>
          </table:table-cell>
          <table:table-cell office:value-type="string" calcext:value-type="string">
            <text:p>2d8UxVNhJinc8uat9PoM9y</text:p>
          </table:table-cell>
          <table:table-cell/>
          <table:table-cell table:formula="of:=&quot;insert into lyrics (track_id) values ('&quot;&amp;[.D464]&amp;&quot;');&quot;" office:value-type="string" office:string-value="insert into lyrics (track_id) values ('2d8UxVNhJinc8uat9PoM9y');" calcext:value-type="string">
            <text:p>insert into lyrics (track_id) values ('2d8UxVNhJinc8uat9PoM9y');</text:p>
          </table:table-cell>
          <table:table-cell table:formula="of:=&quot;insert into lyrics (title) values ('&quot;&amp;[.C464]&amp;&quot;');&quot;" office:value-type="string" office:string-value="insert into lyrics (title) values ('10. Who’s Afraid of Little Old Me?');" calcext:value-type="string">
            <text:p>insert into lyrics (title) values ('10. Who’s Afraid of Little Old Me?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I Can Fix Him (No Really I Can)</text:p>
          </table:table-cell>
          <table:table-cell office:value-type="string" calcext:value-type="string">
            <text:p>5chnRTB9qMK3W1M41SnU9s</text:p>
          </table:table-cell>
          <table:table-cell/>
          <table:table-cell table:formula="of:=&quot;insert into lyrics (track_id) values ('&quot;&amp;[.D465]&amp;&quot;');&quot;" office:value-type="string" office:string-value="insert into lyrics (track_id) values ('5chnRTB9qMK3W1M41SnU9s');" calcext:value-type="string">
            <text:p>insert into lyrics (track_id) values ('5chnRTB9qMK3W1M41SnU9s');</text:p>
          </table:table-cell>
          <table:table-cell table:formula="of:=&quot;insert into lyrics (title) values ('&quot;&amp;[.C465]&amp;&quot;');&quot;" office:value-type="string" office:string-value="insert into lyrics (title) values ('11. I Can Fix Him (No Really I Can)');" calcext:value-type="string">
            <text:p>insert into lyrics (title) values ('11. I Can Fix Him (No Really I Can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loml</text:p>
          </table:table-cell>
          <table:table-cell office:value-type="string" calcext:value-type="string">
            <text:p>3YkNIrAvbKNrrwwEd7NVLl</text:p>
          </table:table-cell>
          <table:table-cell/>
          <table:table-cell table:formula="of:=&quot;insert into lyrics (track_id) values ('&quot;&amp;[.D466]&amp;&quot;');&quot;" office:value-type="string" office:string-value="insert into lyrics (track_id) values ('3YkNIrAvbKNrrwwEd7NVLl');" calcext:value-type="string">
            <text:p>insert into lyrics (track_id) values ('3YkNIrAvbKNrrwwEd7NVLl');</text:p>
          </table:table-cell>
          <table:table-cell table:formula="of:=&quot;insert into lyrics (title) values ('&quot;&amp;[.C466]&amp;&quot;');&quot;" office:value-type="string" office:string-value="insert into lyrics (title) values ('12. loml');" calcext:value-type="string">
            <text:p>insert into lyrics (title) values ('12. lom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I Can Do It With a Broken Heart</text:p>
          </table:table-cell>
          <table:table-cell office:value-type="string" calcext:value-type="string">
            <text:p>2fPvQfGQEZOKtJ9qXeL4x8</text:p>
          </table:table-cell>
          <table:table-cell/>
          <table:table-cell table:formula="of:=&quot;insert into lyrics (track_id) values ('&quot;&amp;[.D467]&amp;&quot;');&quot;" office:value-type="string" office:string-value="insert into lyrics (track_id) values ('2fPvQfGQEZOKtJ9qXeL4x8');" calcext:value-type="string">
            <text:p>insert into lyrics (track_id) values ('2fPvQfGQEZOKtJ9qXeL4x8');</text:p>
          </table:table-cell>
          <table:table-cell table:formula="of:=&quot;insert into lyrics (title) values ('&quot;&amp;[.C467]&amp;&quot;');&quot;" office:value-type="string" office:string-value="insert into lyrics (title) values ('13. I Can Do It With a Broken Heart');" calcext:value-type="string">
            <text:p>insert into lyrics (title) values ('13. I Can Do It With a Broken Hear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The Smallest Man Who Ever Lived</text:p>
          </table:table-cell>
          <table:table-cell office:value-type="string" calcext:value-type="string">
            <text:p>1xtw1krCR6Dw2KwkXw5z63</text:p>
          </table:table-cell>
          <table:table-cell/>
          <table:table-cell table:formula="of:=&quot;insert into lyrics (track_id) values ('&quot;&amp;[.D468]&amp;&quot;');&quot;" office:value-type="string" office:string-value="insert into lyrics (track_id) values ('1xtw1krCR6Dw2KwkXw5z63');" calcext:value-type="string">
            <text:p>insert into lyrics (track_id) values ('1xtw1krCR6Dw2KwkXw5z63');</text:p>
          </table:table-cell>
          <table:table-cell table:formula="of:=&quot;insert into lyrics (title) values ('&quot;&amp;[.C468]&amp;&quot;');&quot;" office:value-type="string" office:string-value="insert into lyrics (title) values ('14. The Smallest Man Who Ever Lived');" calcext:value-type="string">
            <text:p>insert into lyrics (title) values ('14. The Smallest Man Who Ever Lived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The Alchemy</text:p>
          </table:table-cell>
          <table:table-cell office:value-type="string" calcext:value-type="string">
            <text:p>1tuNqJOtRQVHvONR8Lg3MZ</text:p>
          </table:table-cell>
          <table:table-cell/>
          <table:table-cell table:formula="of:=&quot;insert into lyrics (track_id) values ('&quot;&amp;[.D469]&amp;&quot;');&quot;" office:value-type="string" office:string-value="insert into lyrics (track_id) values ('1tuNqJOtRQVHvONR8Lg3MZ');" calcext:value-type="string">
            <text:p>insert into lyrics (track_id) values ('1tuNqJOtRQVHvONR8Lg3MZ');</text:p>
          </table:table-cell>
          <table:table-cell table:formula="of:=&quot;insert into lyrics (title) values ('&quot;&amp;[.C469]&amp;&quot;');&quot;" office:value-type="string" office:string-value="insert into lyrics (title) values ('15. The Alchemy');" calcext:value-type="string">
            <text:p>insert into lyrics (title) values ('15. The Alchem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Clara Bow</text:p>
          </table:table-cell>
          <table:table-cell office:value-type="string" calcext:value-type="string">
            <text:p>4d9PtIEVij9jW5OaLinH66</text:p>
          </table:table-cell>
          <table:table-cell/>
          <table:table-cell table:formula="of:=&quot;insert into lyrics (track_id) values ('&quot;&amp;[.D470]&amp;&quot;');&quot;" office:value-type="string" office:string-value="insert into lyrics (track_id) values ('4d9PtIEVij9jW5OaLinH66');" calcext:value-type="string">
            <text:p>insert into lyrics (track_id) values ('4d9PtIEVij9jW5OaLinH66');</text:p>
          </table:table-cell>
          <table:table-cell table:formula="of:=&quot;insert into lyrics (title) values ('&quot;&amp;[.C470]&amp;&quot;');&quot;" office:value-type="string" office:string-value="insert into lyrics (title) values ('16. Clara Bow');" calcext:value-type="string">
            <text:p>insert into lyrics (title) values ('16. Clara Bow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. The Black Dog</text:p>
          </table:table-cell>
          <table:table-cell office:value-type="string" calcext:value-type="string">
            <text:p>62E2nR0od0M5HYxuYLaDz7</text:p>
          </table:table-cell>
          <table:table-cell/>
          <table:table-cell table:formula="of:=&quot;insert into lyrics (track_id) values ('&quot;&amp;[.D471]&amp;&quot;');&quot;" office:value-type="string" office:string-value="insert into lyrics (track_id) values ('62E2nR0od0M5HYxuYLaDz7');" calcext:value-type="string">
            <text:p>insert into lyrics (track_id) values ('62E2nR0od0M5HYxuYLaDz7');</text:p>
          </table:table-cell>
          <table:table-cell table:formula="of:=&quot;insert into lyrics (title) values ('&quot;&amp;[.C471]&amp;&quot;');&quot;" office:value-type="string" office:string-value="insert into lyrics (title) values ('17. The Black Dog');" calcext:value-type="string">
            <text:p>insert into lyrics (title) values ('17. The Black Dog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 imgonnagetyouback</text:p>
          </table:table-cell>
          <table:table-cell office:value-type="string" calcext:value-type="string">
            <text:p>1kcwpPDQnqEqmezzXdJTCP</text:p>
          </table:table-cell>
          <table:table-cell/>
          <table:table-cell table:formula="of:=&quot;insert into lyrics (track_id) values ('&quot;&amp;[.D472]&amp;&quot;');&quot;" office:value-type="string" office:string-value="insert into lyrics (track_id) values ('1kcwpPDQnqEqmezzXdJTCP');" calcext:value-type="string">
            <text:p>insert into lyrics (track_id) values ('1kcwpPDQnqEqmezzXdJTCP');</text:p>
          </table:table-cell>
          <table:table-cell table:formula="of:=&quot;insert into lyrics (title) values ('&quot;&amp;[.C472]&amp;&quot;');&quot;" office:value-type="string" office:string-value="insert into lyrics (title) values ('18. imgonnagetyouback');" calcext:value-type="string">
            <text:p>insert into lyrics (title) values ('18. imgonnagetyouback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. The Albatross</text:p>
          </table:table-cell>
          <table:table-cell office:value-type="string" calcext:value-type="string">
            <text:p>4EF6IyONolQy0bIQXm2EmX</text:p>
          </table:table-cell>
          <table:table-cell/>
          <table:table-cell table:formula="of:=&quot;insert into lyrics (track_id) values ('&quot;&amp;[.D473]&amp;&quot;');&quot;" office:value-type="string" office:string-value="insert into lyrics (track_id) values ('4EF6IyONolQy0bIQXm2EmX');" calcext:value-type="string">
            <text:p>insert into lyrics (track_id) values ('4EF6IyONolQy0bIQXm2EmX');</text:p>
          </table:table-cell>
          <table:table-cell table:formula="of:=&quot;insert into lyrics (title) values ('&quot;&amp;[.C473]&amp;&quot;');&quot;" office:value-type="string" office:string-value="insert into lyrics (title) values ('19. The Albatross');" calcext:value-type="string">
            <text:p>insert into lyrics (title) values ('19. The Albatros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. Chloe or Sam or Sophia or Marcus</text:p>
          </table:table-cell>
          <table:table-cell office:value-type="string" calcext:value-type="string">
            <text:p>1rmEsOezwf2lmIZTMAO5Ag</text:p>
          </table:table-cell>
          <table:table-cell/>
          <table:table-cell table:formula="of:=&quot;insert into lyrics (track_id) values ('&quot;&amp;[.D474]&amp;&quot;');&quot;" office:value-type="string" office:string-value="insert into lyrics (track_id) values ('1rmEsOezwf2lmIZTMAO5Ag');" calcext:value-type="string">
            <text:p>insert into lyrics (track_id) values ('1rmEsOezwf2lmIZTMAO5Ag');</text:p>
          </table:table-cell>
          <table:table-cell table:formula="of:=&quot;insert into lyrics (title) values ('&quot;&amp;[.C474]&amp;&quot;');&quot;" office:value-type="string" office:string-value="insert into lyrics (title) values ('20. Chloe or Sam or Sophia or Marcus');" calcext:value-type="string">
            <text:p>insert into lyrics (title) values ('20. Chloe or Sam or Sophia or Marcus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Fortnight (feat. Post Malone) - BLOND:ISH Remix</text:p>
          </table:table-cell>
          <table:table-cell office:value-type="string" calcext:value-type="string">
            <text:p>1gejz5ROvJBUb6WJzkMAcc</text:p>
          </table:table-cell>
          <table:table-cell/>
          <table:table-cell table:formula="of:=&quot;insert into lyrics (track_id) values ('&quot;&amp;[.D475]&amp;&quot;');&quot;" office:value-type="string" office:string-value="insert into lyrics (track_id) values ('1gejz5ROvJBUb6WJzkMAcc');" calcext:value-type="string">
            <text:p>insert into lyrics (track_id) values ('1gejz5ROvJBUb6WJzkMAcc');</text:p>
          </table:table-cell>
          <table:table-cell table:formula="of:=&quot;insert into lyrics (title) values ('&quot;&amp;[.C475]&amp;&quot;');&quot;" office:value-type="string" office:string-value="insert into lyrics (title) values ('1. Fortnight (feat. Post Malone) - BLOND:ISH Remix');" calcext:value-type="string">
            <text:p>insert into lyrics (title) values ('1. Fortnight (feat. Post Malone) - BLOND:ISH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Fortnight (feat. Post Malone)</text:p>
          </table:table-cell>
          <table:table-cell office:value-type="string" calcext:value-type="string">
            <text:p>20nACtTlLpHqevuIVVD166</text:p>
          </table:table-cell>
          <table:table-cell/>
          <table:table-cell table:formula="of:=&quot;insert into lyrics (track_id) values ('&quot;&amp;[.D476]&amp;&quot;');&quot;" office:value-type="string" office:string-value="insert into lyrics (track_id) values ('20nACtTlLpHqevuIVVD166');" calcext:value-type="string">
            <text:p>insert into lyrics (track_id) values ('20nACtTlLpHqevuIVVD166');</text:p>
          </table:table-cell>
          <table:table-cell table:formula="of:=&quot;insert into lyrics (title) values ('&quot;&amp;[.C476]&amp;&quot;');&quot;" office:value-type="string" office:string-value="insert into lyrics (title) values ('2. Fortnight (feat. Post Malone)');" calcext:value-type="string">
            <text:p>insert into lyrics (title) values ('2. Fortnight (feat. Post Malone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Fortnight (feat. Post Malone) - Acoustic Version</text:p>
          </table:table-cell>
          <table:table-cell office:value-type="string" calcext:value-type="string">
            <text:p>2BUTSRKPGRsyc9FnsC5Udd</text:p>
          </table:table-cell>
          <table:table-cell/>
          <table:table-cell table:formula="of:=&quot;insert into lyrics (track_id) values ('&quot;&amp;[.D477]&amp;&quot;');&quot;" office:value-type="string" office:string-value="insert into lyrics (track_id) values ('2BUTSRKPGRsyc9FnsC5Udd');" calcext:value-type="string">
            <text:p>insert into lyrics (track_id) values ('2BUTSRKPGRsyc9FnsC5Udd');</text:p>
          </table:table-cell>
          <table:table-cell table:formula="of:=&quot;insert into lyrics (title) values ('&quot;&amp;[.C477]&amp;&quot;');&quot;" office:value-type="string" office:string-value="insert into lyrics (title) values ('1. Fortnight (feat. Post Malone) - Acoustic Version');" calcext:value-type="string">
            <text:p>insert into lyrics (title) values ('1. Fortnight (feat. Post Malone) - Acoustic Version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Fortnight (feat. Post Malone) - Cults Remix</text:p>
          </table:table-cell>
          <table:table-cell office:value-type="string" calcext:value-type="string">
            <text:p>7pM01Cfj8vt7z3qI2TveNT</text:p>
          </table:table-cell>
          <table:table-cell/>
          <table:table-cell table:formula="of:=&quot;insert into lyrics (track_id) values ('&quot;&amp;[.D478]&amp;&quot;');&quot;" office:value-type="string" office:string-value="insert into lyrics (track_id) values ('7pM01Cfj8vt7z3qI2TveNT');" calcext:value-type="string">
            <text:p>insert into lyrics (track_id) values ('7pM01Cfj8vt7z3qI2TveNT');</text:p>
          </table:table-cell>
          <table:table-cell table:formula="of:=&quot;insert into lyrics (title) values ('&quot;&amp;[.C478]&amp;&quot;');&quot;" office:value-type="string" office:string-value="insert into lyrics (title) values ('2. Fortnight (feat. Post Malone) - Cults Remix');" calcext:value-type="string">
            <text:p>insert into lyrics (title) values ('2. Fortnight (feat. Post Malone) - Cults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Fortnight (feat. Post Malone)</text:p>
          </table:table-cell>
          <table:table-cell office:value-type="string" calcext:value-type="string">
            <text:p>6GrvlxquXWumwyNeZb1oZz</text:p>
          </table:table-cell>
          <table:table-cell/>
          <table:table-cell table:formula="of:=&quot;insert into lyrics (track_id) values ('&quot;&amp;[.D479]&amp;&quot;');&quot;" office:value-type="string" office:string-value="insert into lyrics (track_id) values ('6GrvlxquXWumwyNeZb1oZz');" calcext:value-type="string">
            <text:p>insert into lyrics (track_id) values ('6GrvlxquXWumwyNeZb1oZz');</text:p>
          </table:table-cell>
          <table:table-cell table:formula="of:=&quot;insert into lyrics (title) values ('&quot;&amp;[.C479]&amp;&quot;');&quot;" office:value-type="string" office:string-value="insert into lyrics (title) values ('3. Fortnight (feat. Post Malone)');" calcext:value-type="string">
            <text:p>insert into lyrics (title) values ('3. Fortnight (feat. Post Malone)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I Can Do It With a Broken Heart</text:p>
          </table:table-cell>
          <table:table-cell office:value-type="string" calcext:value-type="string">
            <text:p>4n93SK7dQsQVu9BM5QzvAx</text:p>
          </table:table-cell>
          <table:table-cell/>
          <table:table-cell table:formula="of:=&quot;insert into lyrics (track_id) values ('&quot;&amp;[.D480]&amp;&quot;');&quot;" office:value-type="string" office:string-value="insert into lyrics (track_id) values ('4n93SK7dQsQVu9BM5QzvAx');" calcext:value-type="string">
            <text:p>insert into lyrics (track_id) values ('4n93SK7dQsQVu9BM5QzvAx');</text:p>
          </table:table-cell>
          <table:table-cell table:formula="of:=&quot;insert into lyrics (title) values ('&quot;&amp;[.C480]&amp;&quot;');&quot;" office:value-type="string" office:string-value="insert into lyrics (title) values ('1. I Can Do It With a Broken Heart');" calcext:value-type="string">
            <text:p>insert into lyrics (title) values ('1. I Can Do It With a Broken Hear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I Can Do It With a Broken Heart - Instrumental</text:p>
          </table:table-cell>
          <table:table-cell office:value-type="string" calcext:value-type="string">
            <text:p>0Z8YQJNXTCZqflWehjoJqJ</text:p>
          </table:table-cell>
          <table:table-cell/>
          <table:table-cell table:formula="of:=&quot;insert into lyrics (track_id) values ('&quot;&amp;[.D481]&amp;&quot;');&quot;" office:value-type="string" office:string-value="insert into lyrics (track_id) values ('0Z8YQJNXTCZqflWehjoJqJ');" calcext:value-type="string">
            <text:p>insert into lyrics (track_id) values ('0Z8YQJNXTCZqflWehjoJqJ');</text:p>
          </table:table-cell>
          <table:table-cell table:formula="of:=&quot;insert into lyrics (title) values ('&quot;&amp;[.C481]&amp;&quot;');&quot;" office:value-type="string" office:string-value="insert into lyrics (title) values ('2. I Can Do It With a Broken Heart - Instrumental');" calcext:value-type="string">
            <text:p>insert into lyrics (title) values ('2. I Can Do It With a Broken Heart - Instrumenta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I Can Do It With a Broken Heart - Dombresky Remix</text:p>
          </table:table-cell>
          <table:table-cell office:value-type="string" calcext:value-type="string">
            <text:p>0hFF0aqyjDwDh6SQwRbTyx</text:p>
          </table:table-cell>
          <table:table-cell/>
          <table:table-cell table:formula="of:=&quot;insert into lyrics (track_id) values ('&quot;&amp;[.D482]&amp;&quot;');&quot;" office:value-type="string" office:string-value="insert into lyrics (track_id) values ('0hFF0aqyjDwDh6SQwRbTyx');" calcext:value-type="string">
            <text:p>insert into lyrics (track_id) values ('0hFF0aqyjDwDh6SQwRbTyx');</text:p>
          </table:table-cell>
          <table:table-cell table:formula="of:=&quot;insert into lyrics (title) values ('&quot;&amp;[.C482]&amp;&quot;');&quot;" office:value-type="string" office:string-value="insert into lyrics (title) values ('1. I Can Do It With a Broken Heart - Dombresky Remix');" calcext:value-type="string">
            <text:p>insert into lyrics (title) values ('1. I Can Do It With a Broken Heart - Dombresky Remix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I Can Do It With a Broken Heart</text:p>
          </table:table-cell>
          <table:table-cell office:value-type="string" calcext:value-type="string">
            <text:p>6zpL5ceKCUy7dipRdWjVtA</text:p>
          </table:table-cell>
          <table:table-cell/>
          <table:table-cell table:formula="of:=&quot;insert into lyrics (track_id) values ('&quot;&amp;[.D483]&amp;&quot;');&quot;" office:value-type="string" office:string-value="insert into lyrics (track_id) values ('6zpL5ceKCUy7dipRdWjVtA');" calcext:value-type="string">
            <text:p>insert into lyrics (track_id) values ('6zpL5ceKCUy7dipRdWjVtA');</text:p>
          </table:table-cell>
          <table:table-cell table:formula="of:=&quot;insert into lyrics (title) values ('&quot;&amp;[.C483]&amp;&quot;');&quot;" office:value-type="string" office:string-value="insert into lyrics (title) values ('2. I Can Do It With a Broken Heart');" calcext:value-type="string">
            <text:p>insert into lyrics (title) values ('2. I Can Do It With a Broken Heart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I Can Do It With a Broken Heart - Instrumental</text:p>
          </table:table-cell>
          <table:table-cell office:value-type="string" calcext:value-type="string">
            <text:p>2PGIFYRG1XWsPqNG14hgD1</text:p>
          </table:table-cell>
          <table:table-cell/>
          <table:table-cell table:formula="of:=&quot;insert into lyrics (track_id) values ('&quot;&amp;[.D484]&amp;&quot;');&quot;" office:value-type="string" office:string-value="insert into lyrics (track_id) values ('2PGIFYRG1XWsPqNG14hgD1');" calcext:value-type="string">
            <text:p>insert into lyrics (track_id) values ('2PGIFYRG1XWsPqNG14hgD1');</text:p>
          </table:table-cell>
          <table:table-cell table:formula="of:=&quot;insert into lyrics (title) values ('&quot;&amp;[.C484]&amp;&quot;');&quot;" office:value-type="string" office:string-value="insert into lyrics (title) values ('3. I Can Do It With a Broken Heart - Instrumental');" calcext:value-type="string">
            <text:p>insert into lyrics (title) values ('3. I Can Do It With a Broken Heart - Instrumental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Love Story - Live From Clear Channel Stripped 2008</text:p>
          </table:table-cell>
          <table:table-cell office:value-type="string" calcext:value-type="string">
            <text:p>4RBKAqJ3qyvvriDG0s9IJ3</text:p>
          </table:table-cell>
          <table:table-cell/>
          <table:table-cell table:formula="of:=&quot;insert into lyrics (track_id) values ('&quot;&amp;[.D485]&amp;&quot;');&quot;" office:value-type="string" office:string-value="insert into lyrics (track_id) values ('4RBKAqJ3qyvvriDG0s9IJ3');" calcext:value-type="string">
            <text:p>insert into lyrics (track_id) values ('4RBKAqJ3qyvvriDG0s9IJ3');</text:p>
          </table:table-cell>
          <table:table-cell table:formula="of:=&quot;insert into lyrics (title) values ('&quot;&amp;[.C485]&amp;&quot;');&quot;" office:value-type="string" office:string-value="insert into lyrics (title) values ('1. Love Story - Live From Clear Channel Stripped 2008');" calcext:value-type="string">
            <text:p>insert into lyrics (title) values ('1. Love Story - Live From Clear Channel Stripped 2008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Fearless - Live From Clear Channel Stripped 2008</text:p>
          </table:table-cell>
          <table:table-cell office:value-type="string" calcext:value-type="string">
            <text:p>5g7RMU3cV7zXWH244BLe7G</text:p>
          </table:table-cell>
          <table:table-cell/>
          <table:table-cell table:formula="of:=&quot;insert into lyrics (track_id) values ('&quot;&amp;[.D486]&amp;&quot;');&quot;" office:value-type="string" office:string-value="insert into lyrics (track_id) values ('5g7RMU3cV7zXWH244BLe7G');" calcext:value-type="string">
            <text:p>insert into lyrics (track_id) values ('5g7RMU3cV7zXWH244BLe7G');</text:p>
          </table:table-cell>
          <table:table-cell table:formula="of:=&quot;insert into lyrics (title) values ('&quot;&amp;[.C486]&amp;&quot;');&quot;" office:value-type="string" office:string-value="insert into lyrics (title) values ('2. Fearless - Live From Clear Channel Stripped 2008');" calcext:value-type="string">
            <text:p>insert into lyrics (title) values ('2. Fearless - Live From Clear Channel Stripped 2008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Beautiful Eyes - Live From Clear Channel Stripped 2008</text:p>
          </table:table-cell>
          <table:table-cell office:value-type="string" calcext:value-type="string">
            <text:p>4aBW31cmkA7BLColUsMEeZ</text:p>
          </table:table-cell>
          <table:table-cell/>
          <table:table-cell table:formula="of:=&quot;insert into lyrics (track_id) values ('&quot;&amp;[.D487]&amp;&quot;');&quot;" office:value-type="string" office:string-value="insert into lyrics (track_id) values ('4aBW31cmkA7BLColUsMEeZ');" calcext:value-type="string">
            <text:p>insert into lyrics (track_id) values ('4aBW31cmkA7BLColUsMEeZ');</text:p>
          </table:table-cell>
          <table:table-cell table:formula="of:=&quot;insert into lyrics (title) values ('&quot;&amp;[.C487]&amp;&quot;');&quot;" office:value-type="string" office:string-value="insert into lyrics (title) values ('3. Beautiful Eyes - Live From Clear Channel Stripped 2008');" calcext:value-type="string">
            <text:p>insert into lyrics (title) values ('3. Beautiful Eyes - Live From Clear Channel Stripped 2008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Untouchable - Live From Clear Channel Stripped 2008</text:p>
          </table:table-cell>
          <table:table-cell office:value-type="string" calcext:value-type="string">
            <text:p>4MbHDiHQjhmoVAV75G04Ql</text:p>
          </table:table-cell>
          <table:table-cell/>
          <table:table-cell table:formula="of:=&quot;insert into lyrics (track_id) values ('&quot;&amp;[.D488]&amp;&quot;');&quot;" office:value-type="string" office:string-value="insert into lyrics (track_id) values ('4MbHDiHQjhmoVAV75G04Ql');" calcext:value-type="string">
            <text:p>insert into lyrics (track_id) values ('4MbHDiHQjhmoVAV75G04Ql');</text:p>
          </table:table-cell>
          <table:table-cell table:formula="of:=&quot;insert into lyrics (title) values ('&quot;&amp;[.C488]&amp;&quot;');&quot;" office:value-type="string" office:string-value="insert into lyrics (title) values ('4. Untouchable - Live From Clear Channel Stripped 2008');" calcext:value-type="string">
            <text:p>insert into lyrics (title) values ('4. Untouchable - Live From Clear Channel Stripped 2008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Teardrops On My Guitar - Live From Clear Channel Stripped 2008</text:p>
          </table:table-cell>
          <table:table-cell office:value-type="string" calcext:value-type="string">
            <text:p>4DjevQhsPWULcondN4mRh5</text:p>
          </table:table-cell>
          <table:table-cell/>
          <table:table-cell table:formula="of:=&quot;insert into lyrics (track_id) values ('&quot;&amp;[.D489]&amp;&quot;');&quot;" office:value-type="string" office:string-value="insert into lyrics (track_id) values ('4DjevQhsPWULcondN4mRh5');" calcext:value-type="string">
            <text:p>insert into lyrics (track_id) values ('4DjevQhsPWULcondN4mRh5');</text:p>
          </table:table-cell>
          <table:table-cell table:formula="of:=&quot;insert into lyrics (title) values ('&quot;&amp;[.C489]&amp;&quot;');&quot;" office:value-type="string" office:string-value="insert into lyrics (title) values ('5. Teardrops On My Guitar - Live From Clear Channel Stripped 2008');" calcext:value-type="string">
            <text:p>insert into lyrics (title) values ('5. Teardrops On My Guitar - Live From Clear Channel Stripped 2008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Picture To Burn - Live From Clear Channel Stripped 2008</text:p>
          </table:table-cell>
          <table:table-cell office:value-type="string" calcext:value-type="string">
            <text:p>7EvU9pRoJ9Xs7anx0P7tEc</text:p>
          </table:table-cell>
          <table:table-cell/>
          <table:table-cell table:formula="of:=&quot;insert into lyrics (track_id) values ('&quot;&amp;[.D490]&amp;&quot;');&quot;" office:value-type="string" office:string-value="insert into lyrics (track_id) values ('7EvU9pRoJ9Xs7anx0P7tEc');" calcext:value-type="string">
            <text:p>insert into lyrics (track_id) values ('7EvU9pRoJ9Xs7anx0P7tEc');</text:p>
          </table:table-cell>
          <table:table-cell table:formula="of:=&quot;insert into lyrics (title) values ('&quot;&amp;[.C490]&amp;&quot;');&quot;" office:value-type="string" office:string-value="insert into lyrics (title) values ('6. Picture To Burn - Live From Clear Channel Stripped 2008');" calcext:value-type="string">
            <text:p>insert into lyrics (title) values ('6. Picture To Burn - Live From Clear Channel Stripped 2008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Should've Said No - Live From Clear Channel Stripped 2008</text:p>
          </table:table-cell>
          <table:table-cell office:value-type="string" calcext:value-type="string">
            <text:p>5a9hUL6ZuiagZhazwrtwHF</text:p>
          </table:table-cell>
          <table:table-cell/>
          <table:table-cell table:formula="of:=&quot;insert into lyrics (track_id) values ('&quot;&amp;[.D491]&amp;&quot;');&quot;" office:value-type="string" office:string-value="insert into lyrics (track_id) values ('5a9hUL6ZuiagZhazwrtwHF');" calcext:value-type="string">
            <text:p>insert into lyrics (track_id) values ('5a9hUL6ZuiagZhazwrtwHF');</text:p>
          </table:table-cell>
          <table:table-cell table:formula="of:=&quot;insert into lyrics (title) values ('&quot;&amp;[.C491]&amp;&quot;');&quot;" office:value-type="string" office:string-value="insert into lyrics (title) values ('7. Should've Said No - Live From Clear Channel Stripped 2008');" calcext:value-type="string">
            <text:p>insert into lyrics (title) values ('7. Should've Said No - Live From Clear Channel Stripped 2008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Change - Live From Clear Channel Stripped 2008</text:p>
          </table:table-cell>
          <table:table-cell office:value-type="string" calcext:value-type="string">
            <text:p>69o9kr9UexjzeZDE8yD8dQ</text:p>
          </table:table-cell>
          <table:table-cell/>
          <table:table-cell table:formula="of:=&quot;insert into lyrics (track_id) values ('&quot;&amp;[.D492]&amp;&quot;');&quot;" office:value-type="string" office:string-value="insert into lyrics (track_id) values ('69o9kr9UexjzeZDE8yD8dQ');" calcext:value-type="string">
            <text:p>insert into lyrics (track_id) values ('69o9kr9UexjzeZDE8yD8dQ');</text:p>
          </table:table-cell>
          <table:table-cell table:formula="of:=&quot;insert into lyrics (title) values ('&quot;&amp;[.C492]&amp;&quot;');&quot;" office:value-type="string" office:string-value="insert into lyrics (title) values ('8. Change - Live From Clear Channel Stripped 2008');" calcext:value-type="string">
            <text:p>insert into lyrics (title) values ('8. Change - Live From Clear Channel Stripped 2008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Sparks Fly - Live/2011</text:p>
          </table:table-cell>
          <table:table-cell office:value-type="string" calcext:value-type="string">
            <text:p>1aBJNc2thaKyh5THWzIqHX</text:p>
          </table:table-cell>
          <table:table-cell/>
          <table:table-cell table:formula="of:=&quot;insert into lyrics (track_id) values ('&quot;&amp;[.D493]&amp;&quot;');&quot;" office:value-type="string" office:string-value="insert into lyrics (track_id) values ('1aBJNc2thaKyh5THWzIqHX');" calcext:value-type="string">
            <text:p>insert into lyrics (track_id) values ('1aBJNc2thaKyh5THWzIqHX');</text:p>
          </table:table-cell>
          <table:table-cell table:formula="of:=&quot;insert into lyrics (title) values ('&quot;&amp;[.C493]&amp;&quot;');&quot;" office:value-type="string" office:string-value="insert into lyrics (title) values ('1. Sparks Fly - Live/2011');" calcext:value-type="string">
            <text:p>insert into lyrics (title) values ('1. Sparks Fly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Mine - Live/2011</text:p>
          </table:table-cell>
          <table:table-cell office:value-type="string" calcext:value-type="string">
            <text:p>7yndkPYP6YQQLBpPsizDfh</text:p>
          </table:table-cell>
          <table:table-cell/>
          <table:table-cell table:formula="of:=&quot;insert into lyrics (track_id) values ('&quot;&amp;[.D494]&amp;&quot;');&quot;" office:value-type="string" office:string-value="insert into lyrics (track_id) values ('7yndkPYP6YQQLBpPsizDfh');" calcext:value-type="string">
            <text:p>insert into lyrics (track_id) values ('7yndkPYP6YQQLBpPsizDfh');</text:p>
          </table:table-cell>
          <table:table-cell table:formula="of:=&quot;insert into lyrics (title) values ('&quot;&amp;[.C494]&amp;&quot;');&quot;" office:value-type="string" office:string-value="insert into lyrics (title) values ('2. Mine - Live/2011');" calcext:value-type="string">
            <text:p>insert into lyrics (title) values ('2. Mine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The Story Of Us - Live</text:p>
          </table:table-cell>
          <table:table-cell office:value-type="string" calcext:value-type="string">
            <text:p>72GIZuUXo14oyrS0si3Rgc</text:p>
          </table:table-cell>
          <table:table-cell/>
          <table:table-cell table:formula="of:=&quot;insert into lyrics (track_id) values ('&quot;&amp;[.D495]&amp;&quot;');&quot;" office:value-type="string" office:string-value="insert into lyrics (track_id) values ('72GIZuUXo14oyrS0si3Rgc');" calcext:value-type="string">
            <text:p>insert into lyrics (track_id) values ('72GIZuUXo14oyrS0si3Rgc');</text:p>
          </table:table-cell>
          <table:table-cell table:formula="of:=&quot;insert into lyrics (title) values ('&quot;&amp;[.C495]&amp;&quot;');&quot;" office:value-type="string" office:string-value="insert into lyrics (title) values ('3. The Story Of Us - Live');" calcext:value-type="string">
            <text:p>insert into lyrics (title) values ('3. The Story Of Us - Live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Mean - Live/2011</text:p>
          </table:table-cell>
          <table:table-cell office:value-type="string" calcext:value-type="string">
            <text:p>7mFiEij8AXPUZB7aKLbUlQ</text:p>
          </table:table-cell>
          <table:table-cell/>
          <table:table-cell table:formula="of:=&quot;insert into lyrics (track_id) values ('&quot;&amp;[.D496]&amp;&quot;');&quot;" office:value-type="string" office:string-value="insert into lyrics (track_id) values ('7mFiEij8AXPUZB7aKLbUlQ');" calcext:value-type="string">
            <text:p>insert into lyrics (track_id) values ('7mFiEij8AXPUZB7aKLbUlQ');</text:p>
          </table:table-cell>
          <table:table-cell table:formula="of:=&quot;insert into lyrics (title) values ('&quot;&amp;[.C496]&amp;&quot;');&quot;" office:value-type="string" office:string-value="insert into lyrics (title) values ('4. Mean - Live/2011');" calcext:value-type="string">
            <text:p>insert into lyrics (title) values ('4. Mean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Ours - Live/2011</text:p>
          </table:table-cell>
          <table:table-cell office:value-type="string" calcext:value-type="string">
            <text:p>68QyrSzpnoU04AAhE5z8lj</text:p>
          </table:table-cell>
          <table:table-cell/>
          <table:table-cell table:formula="of:=&quot;insert into lyrics (track_id) values ('&quot;&amp;[.D497]&amp;&quot;');&quot;" office:value-type="string" office:string-value="insert into lyrics (track_id) values ('68QyrSzpnoU04AAhE5z8lj');" calcext:value-type="string">
            <text:p>insert into lyrics (track_id) values ('68QyrSzpnoU04AAhE5z8lj');</text:p>
          </table:table-cell>
          <table:table-cell table:formula="of:=&quot;insert into lyrics (title) values ('&quot;&amp;[.C497]&amp;&quot;');&quot;" office:value-type="string" office:string-value="insert into lyrics (title) values ('5. Ours - Live/2011');" calcext:value-type="string">
            <text:p>insert into lyrics (title) values ('5. Ours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Back To December/Apologize/You're Not Sorry - Live/2011/Medley</text:p>
          </table:table-cell>
          <table:table-cell office:value-type="string" calcext:value-type="string">
            <text:p>1IsquhJFJ0qcFZI7FeAEuN</text:p>
          </table:table-cell>
          <table:table-cell/>
          <table:table-cell table:formula="of:=&quot;insert into lyrics (track_id) values ('&quot;&amp;[.D498]&amp;&quot;');&quot;" office:value-type="string" office:string-value="insert into lyrics (track_id) values ('1IsquhJFJ0qcFZI7FeAEuN');" calcext:value-type="string">
            <text:p>insert into lyrics (track_id) values ('1IsquhJFJ0qcFZI7FeAEuN');</text:p>
          </table:table-cell>
          <table:table-cell table:formula="of:=&quot;insert into lyrics (title) values ('&quot;&amp;[.C498]&amp;&quot;');&quot;" office:value-type="string" office:string-value="insert into lyrics (title) values ('6. Back To December/Apologize/You're Not Sorry - Live/2011/Medley');" calcext:value-type="string">
            <text:p>insert into lyrics (title) values ('6. Back To December/Apologize/You're Not Sorry - Live/2011/Medley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Better Than Revenge - Live/2011</text:p>
          </table:table-cell>
          <table:table-cell office:value-type="string" calcext:value-type="string">
            <text:p>6505MLhnqTDDg4tjoUz2Wp</text:p>
          </table:table-cell>
          <table:table-cell/>
          <table:table-cell table:formula="of:=&quot;insert into lyrics (track_id) values ('&quot;&amp;[.D499]&amp;&quot;');&quot;" office:value-type="string" office:string-value="insert into lyrics (track_id) values ('6505MLhnqTDDg4tjoUz2Wp');" calcext:value-type="string">
            <text:p>insert into lyrics (track_id) values ('6505MLhnqTDDg4tjoUz2Wp');</text:p>
          </table:table-cell>
          <table:table-cell table:formula="of:=&quot;insert into lyrics (title) values ('&quot;&amp;[.C499]&amp;&quot;');&quot;" office:value-type="string" office:string-value="insert into lyrics (title) values ('7. Better Than Revenge - Live/2011');" calcext:value-type="string">
            <text:p>insert into lyrics (title) values ('7. Better Than Revenge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Speak Now - Live/2011</text:p>
          </table:table-cell>
          <table:table-cell office:value-type="string" calcext:value-type="string">
            <text:p>3QFB14MOUf3imlyISNmrbT</text:p>
          </table:table-cell>
          <table:table-cell/>
          <table:table-cell table:formula="of:=&quot;insert into lyrics (track_id) values ('&quot;&amp;[.D500]&amp;&quot;');&quot;" office:value-type="string" office:string-value="insert into lyrics (track_id) values ('3QFB14MOUf3imlyISNmrbT');" calcext:value-type="string">
            <text:p>insert into lyrics (track_id) values ('3QFB14MOUf3imlyISNmrbT');</text:p>
          </table:table-cell>
          <table:table-cell table:formula="of:=&quot;insert into lyrics (title) values ('&quot;&amp;[.C500]&amp;&quot;');&quot;" office:value-type="string" office:string-value="insert into lyrics (title) values ('8. Speak Now - Live/2011');" calcext:value-type="string">
            <text:p>insert into lyrics (title) values ('8. Speak Now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Last Kiss - Live/2011</text:p>
          </table:table-cell>
          <table:table-cell office:value-type="string" calcext:value-type="string">
            <text:p>6hH37tyeRdyan1mAppmVor</text:p>
          </table:table-cell>
          <table:table-cell/>
          <table:table-cell table:formula="of:=&quot;insert into lyrics (track_id) values ('&quot;&amp;[.D501]&amp;&quot;');&quot;" office:value-type="string" office:string-value="insert into lyrics (track_id) values ('6hH37tyeRdyan1mAppmVor');" calcext:value-type="string">
            <text:p>insert into lyrics (track_id) values ('6hH37tyeRdyan1mAppmVor');</text:p>
          </table:table-cell>
          <table:table-cell table:formula="of:=&quot;insert into lyrics (title) values ('&quot;&amp;[.C501]&amp;&quot;');&quot;" office:value-type="string" office:string-value="insert into lyrics (title) values ('9. Last Kiss - Live/2011');" calcext:value-type="string">
            <text:p>insert into lyrics (title) values ('9. Last Kiss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. Drops Of Jupiter - Live/2011</text:p>
          </table:table-cell>
          <table:table-cell office:value-type="string" calcext:value-type="string">
            <text:p>0BSmbCIY36iw04azzJ3S0S</text:p>
          </table:table-cell>
          <table:table-cell/>
          <table:table-cell table:formula="of:=&quot;insert into lyrics (track_id) values ('&quot;&amp;[.D502]&amp;&quot;');&quot;" office:value-type="string" office:string-value="insert into lyrics (track_id) values ('0BSmbCIY36iw04azzJ3S0S');" calcext:value-type="string">
            <text:p>insert into lyrics (track_id) values ('0BSmbCIY36iw04azzJ3S0S');</text:p>
          </table:table-cell>
          <table:table-cell table:formula="of:=&quot;insert into lyrics (title) values ('&quot;&amp;[.C502]&amp;&quot;');&quot;" office:value-type="string" office:string-value="insert into lyrics (title) values ('10. Drops Of Jupiter - Live/2011');" calcext:value-type="string">
            <text:p>insert into lyrics (title) values ('10. Drops Of Jupiter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. Bette Davis Eyes - Live/2011</text:p>
          </table:table-cell>
          <table:table-cell office:value-type="string" calcext:value-type="string">
            <text:p>6KF9xd2hBLuexrmBX4vUWD</text:p>
          </table:table-cell>
          <table:table-cell/>
          <table:table-cell table:formula="of:=&quot;insert into lyrics (track_id) values ('&quot;&amp;[.D503]&amp;&quot;');&quot;" office:value-type="string" office:string-value="insert into lyrics (track_id) values ('6KF9xd2hBLuexrmBX4vUWD');" calcext:value-type="string">
            <text:p>insert into lyrics (track_id) values ('6KF9xd2hBLuexrmBX4vUWD');</text:p>
          </table:table-cell>
          <table:table-cell table:formula="of:=&quot;insert into lyrics (title) values ('&quot;&amp;[.C503]&amp;&quot;');&quot;" office:value-type="string" office:string-value="insert into lyrics (title) values ('11. Bette Davis Eyes - Live/2011');" calcext:value-type="string">
            <text:p>insert into lyrics (title) values ('11. Bette Davis Eyes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. I Want You Back - Live/2011</text:p>
          </table:table-cell>
          <table:table-cell office:value-type="string" calcext:value-type="string">
            <text:p>4KB3zBArZ1rHRExilzycaV</text:p>
          </table:table-cell>
          <table:table-cell/>
          <table:table-cell table:formula="of:=&quot;insert into lyrics (track_id) values ('&quot;&amp;[.D504]&amp;&quot;');&quot;" office:value-type="string" office:string-value="insert into lyrics (track_id) values ('4KB3zBArZ1rHRExilzycaV');" calcext:value-type="string">
            <text:p>insert into lyrics (track_id) values ('4KB3zBArZ1rHRExilzycaV');</text:p>
          </table:table-cell>
          <table:table-cell table:formula="of:=&quot;insert into lyrics (title) values ('&quot;&amp;[.C504]&amp;&quot;');&quot;" office:value-type="string" office:string-value="insert into lyrics (title) values ('12. I Want You Back - Live/2011');" calcext:value-type="string">
            <text:p>insert into lyrics (title) values ('12. I Want You Back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. Dear John - Live/2011</text:p>
          </table:table-cell>
          <table:table-cell office:value-type="string" calcext:value-type="string">
            <text:p>4DbI1rr4IQ2bc8nejy9ttd</text:p>
          </table:table-cell>
          <table:table-cell/>
          <table:table-cell table:formula="of:=&quot;insert into lyrics (track_id) values ('&quot;&amp;[.D505]&amp;&quot;');&quot;" office:value-type="string" office:string-value="insert into lyrics (track_id) values ('4DbI1rr4IQ2bc8nejy9ttd');" calcext:value-type="string">
            <text:p>insert into lyrics (track_id) values ('4DbI1rr4IQ2bc8nejy9ttd');</text:p>
          </table:table-cell>
          <table:table-cell table:formula="of:=&quot;insert into lyrics (title) values ('&quot;&amp;[.C505]&amp;&quot;');&quot;" office:value-type="string" office:string-value="insert into lyrics (title) values ('13. Dear John - Live/2011');" calcext:value-type="string">
            <text:p>insert into lyrics (title) values ('13. Dear John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. Enchanted - Live/2011</text:p>
          </table:table-cell>
          <table:table-cell office:value-type="string" calcext:value-type="string">
            <text:p>3lm4L3pPL32PFy74dR17OR</text:p>
          </table:table-cell>
          <table:table-cell/>
          <table:table-cell table:formula="of:=&quot;insert into lyrics (track_id) values ('&quot;&amp;[.D506]&amp;&quot;');&quot;" office:value-type="string" office:string-value="insert into lyrics (track_id) values ('3lm4L3pPL32PFy74dR17OR');" calcext:value-type="string">
            <text:p>insert into lyrics (track_id) values ('3lm4L3pPL32PFy74dR17OR');</text:p>
          </table:table-cell>
          <table:table-cell table:formula="of:=&quot;insert into lyrics (title) values ('&quot;&amp;[.C506]&amp;&quot;');&quot;" office:value-type="string" office:string-value="insert into lyrics (title) values ('14. Enchanted - Live/2011');" calcext:value-type="string">
            <text:p>insert into lyrics (title) values ('14. Enchanted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. Haunted - Live/2011</text:p>
          </table:table-cell>
          <table:table-cell office:value-type="string" calcext:value-type="string">
            <text:p>6znB7YZhMJT2B83zfbiyLq</text:p>
          </table:table-cell>
          <table:table-cell/>
          <table:table-cell table:formula="of:=&quot;insert into lyrics (track_id) values ('&quot;&amp;[.D507]&amp;&quot;');&quot;" office:value-type="string" office:string-value="insert into lyrics (track_id) values ('6znB7YZhMJT2B83zfbiyLq');" calcext:value-type="string">
            <text:p>insert into lyrics (track_id) values ('6znB7YZhMJT2B83zfbiyLq');</text:p>
          </table:table-cell>
          <table:table-cell table:formula="of:=&quot;insert into lyrics (title) values ('&quot;&amp;[.C507]&amp;&quot;');&quot;" office:value-type="string" office:string-value="insert into lyrics (title) values ('15. Haunted - Live/2011');" calcext:value-type="string">
            <text:p>insert into lyrics (title) values ('15. Haunted - Live/2011'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. Long Live - Live/2011</text:p>
          </table:table-cell>
          <table:table-cell office:value-type="string" calcext:value-type="string">
            <text:p>5QkzyLUb4ggojNDp8G2OxX</text:p>
          </table:table-cell>
          <table:table-cell/>
          <table:table-cell table:formula="of:=&quot;insert into lyrics (track_id) values ('&quot;&amp;[.D508]&amp;&quot;');&quot;" office:value-type="string" office:string-value="insert into lyrics (track_id) values ('5QkzyLUb4ggojNDp8G2OxX');" calcext:value-type="string">
            <text:p>insert into lyrics (track_id) values ('5QkzyLUb4ggojNDp8G2OxX');</text:p>
          </table:table-cell>
          <table:table-cell table:formula="of:=&quot;insert into lyrics (title) values ('&quot;&amp;[.C508]&amp;&quot;');&quot;" office:value-type="string" office:string-value="insert into lyrics (title) values ('16. Long Live - Live/2011');" calcext:value-type="string">
            <text:p>insert into lyrics (title) values ('16. Long Live - Live/2011');</text:p>
          </table:table-cell>
          <table:table-cell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Track ID</text:p>
          </table:table-cell>
          <table:table-cell office:value-type="string" calcext:value-type="string">
            <text:p><text:s/>Track Name <text:s text:c="66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55 ------------------------------------------------------------------------------------------------------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pp.js:360 2yLa0QULdQr0qAIvVwN6B5</text:p>
          </table:table-cell>
          <table:table-cell office:value-type="string" calcext:value-type="string">
            <text:p><text:s/>...Ready For It? <text:s text:c="60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7dW84mWkdWE5a6lFWxJCBG</text:p>
          </table:table-cell>
          <table:table-cell office:value-type="string" calcext:value-type="string">
            <text:p><text:s/>‘tis the damn season <text:s text:c="56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6sQckd3Z8NPxVVKUnavY1F</text:p>
          </table:table-cell>
          <table:table-cell office:value-type="string" calcext:value-type="string">
            <text:p><text:s/>‘tis the damn season <text:s text:c="56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71BqAINEnezjQfxE4VuJfq</text:p>
          </table:table-cell>
          <table:table-cell office:value-type="string" calcext:value-type="string">
            <text:p>"Slut!" (Taylor's Version) (From The Vault) <text:s text:c="33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0CD7DzeCsuPJygddqlUVYa</text:p>
          </table:table-cell>
          <table:table-cell office:value-type="string" calcext:value-type="string">
            <text:p>"Slut!" (Taylor's Version) (From The Vault) <text:s text:c="33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2ULNeSomDxVNmdDy8VxEBU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3WC5CVAahvn98hiseoIvbw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2P5gfMtCcKP0CkmgqFMyPg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3yII7UwgLF6K5zW3xad3MP</text:p>
          </table:table-cell>
          <table:table-cell office:value-type="string" calcext:value-type="string">
            <text:p><text:s/>22 (Taylor's Version) <text:s text:c="55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0YgHuReCSPwTXYny7isLja</text:p>
          </table:table-cell>
          <table:table-cell office:value-type="string" calcext:value-type="string">
            <text:p><text:s/>A Perfectly Good Heart <text:s text:c="54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1oR4MUBpyNrAViC8wPNpfm</text:p>
          </table:table-cell>
          <table:table-cell office:value-type="string" calcext:value-type="string">
            <text:p><text:s/>A Place in this World <text:s text:c="55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1SymEzIT3H8UZfibCs3TYi</text:p>
          </table:table-cell>
          <table:table-cell office:value-type="string" calcext:value-type="string">
            <text:p><text:s/>Afterglow <text:s text:c="67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4XMP3zVxrnr58T0tjIHvpR</text:p>
          </table:table-cell>
          <table:table-cell office:value-type="string" calcext:value-type="string">
            <text:p><text:s/>All Too Well <text:s text:c="64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6GNRkaWUB0Lwc19SdkTgx8</text:p>
          </table:table-cell>
          <table:table-cell office:value-type="string" calcext:value-type="string">
            <text:p><text:s/>All Too Well <text:s text:c="64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00vJzaoxM3Eja1doBUhX0P</text:p>
          </table:table-cell>
          <table:table-cell office:value-type="string" calcext:value-type="string">
            <text:p><text:s/>All Too Well <text:s text:c="64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1u4HUiREUR6vX1W1RYG2Tm</text:p>
          </table:table-cell>
          <table:table-cell office:value-type="string" calcext:value-type="string">
            <text:p><text:s/>All Too Well (10 Minute Version) (The Short Film) <text:s text:c="27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1n3b9Eekoy3S9ZSZ5DmTW1</text:p>
          </table:table-cell>
          <table:table-cell office:value-type="string" calcext:value-type="string">
            <text:p><text:s/>All Too Well (Sad Girl Autumn Version) - Recorded at Long Pond Studios <text:s text:c="6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3nsfB1vus2qaloUdcBZvDu</text:p>
          </table:table-cell>
          <table:table-cell office:value-type="string" calcext:value-type="string">
            <text:p><text:s/>All Too Well (Taylor's Version) <text:s text:c="45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4NNolUeL5m2ju7kf8pdg6H</text:p>
          </table:table-cell>
          <table:table-cell office:value-type="string" calcext:value-type="string">
            <text:p><text:s/>All You Had To Do Was Stay <text:s text:c="50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pp.js:360 6aLOekfwbytwWvQftxTEF0</text:p>
          </table:table-cell>
          <table:table-cell office:value-type="string" calcext:value-type="string">
            <text:p><text:s/>All You Had To Do Was Stay <text:s text:c="5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GXgd1BPD9bUpqw5AntGV5</text:p>
          </table:table-cell>
          <table:table-cell office:value-type="string" calcext:value-type="string">
            <text:p><text:s/>All You Had To Do Was Stay (Taylor's Version) <text:s text:c="3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k0ZEeAqzvYMcx9Qt5aClQ</text:p>
          </table:table-cell>
          <table:table-cell office:value-type="string" calcext:value-type="string">
            <text:p><text:s/>All You Had To Do Was Stay (Taylor's Version) <text:s text:c="3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0c3ObJaZ6tbc8CfDYAQjb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wMKBH2p5kIDFkRWjS9IOW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V3wPSX9ygBnCm8psDIegu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2Zkkf2zMkwRGQjZ7T4p8f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qIHFdkW6phMsTZlN2g8Lc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d3d9xZutJjmUpntiyHt3F</text:p>
          </table:table-cell>
          <table:table-cell office:value-type="string" calcext:value-type="string">
            <text:p><text:s/>Anti-Hero - Acoustic Version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C0H8ts9M6deezz0yYR6LK</text:p>
          </table:table-cell>
          <table:table-cell office:value-type="string" calcext:value-type="string">
            <text:p><text:s/>Anti-Hero - ILLENIUM Remix <text:s text:c="5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YrpqEBNuz7IMsZtUP6bNQ</text:p>
          </table:table-cell>
          <table:table-cell office:value-type="string" calcext:value-type="string">
            <text:p><text:s/>Anti-Hero - Jayda G Remix <text:s text:c="5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oWpe2L8ypC080BxpDVuTY</text:p>
          </table:table-cell>
          <table:table-cell office:value-type="string" calcext:value-type="string">
            <text:p><text:s/>Anti-Hero - Kungs Remix <text:s text:c="5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XiypEn8iKbeP1TbTqdfk5</text:p>
          </table:table-cell>
          <table:table-cell office:value-type="string" calcext:value-type="string">
            <text:p><text:s/>Anti-Hero - Roosevelt Remix <text:s text:c="4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j0gJqxitjhmmkrW56dtQH</text:p>
          </table:table-cell>
          <table:table-cell office:value-type="string" calcext:value-type="string">
            <text:p><text:s/>Anti-Hero (feat. Bleachers) <text:s text:c="4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6M9Rxid0nXhVmme7lzVwN</text:p>
          </table:table-cell>
          <table:table-cell office:value-type="string" calcext:value-type="string">
            <text:p><text:s/>Anti-Hero (feat. Bleachers) <text:s text:c="4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hUxzQpSfdDqwM3ZTFQY0K</text:p>
          </table:table-cell>
          <table:table-cell office:value-type="string" calcext:value-type="string">
            <text:p><text:s/>august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nK2pIKFcRc5frrZKHgsiT</text:p>
          </table:table-cell>
          <table:table-cell office:value-type="string" calcext:value-type="string">
            <text:p><text:s/>august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UHoF9p75IVsvUt6WdTYhn</text:p>
          </table:table-cell>
          <table:table-cell office:value-type="string" calcext:value-type="string">
            <text:p><text:s/>august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tr6XR58KBdDYd8qvHVTs8</text:p>
          </table:table-cell>
          <table:table-cell office:value-type="string" calcext:value-type="string">
            <text:p><text:s/>Back To December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l6GqSxplqnZbLg0LTPQeG</text:p>
          </table:table-cell>
          <table:table-cell office:value-type="string" calcext:value-type="string">
            <text:p><text:s/>Back To December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k7BOXE4u6luKTwcLEAyrd</text:p>
          </table:table-cell>
          <table:table-cell office:value-type="string" calcext:value-type="string">
            <text:p><text:s/>Back To December - Acoustic <text:s text:c="4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9uDOz0zuuWS7HWxzMmTa2</text:p>
          </table:table-cell>
          <table:table-cell office:value-type="string" calcext:value-type="string">
            <text:p><text:s/>Back To December (Taylor's Version) <text:s text:c="4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IsquhJFJ0qcFZI7FeAEuN</text:p>
          </table:table-cell>
          <table:table-cell office:value-type="string" calcext:value-type="string">
            <text:p><text:s/>Back To December/Apologize/You're Not Sorry - Live/2011/Medley <text:s text:c="1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TvQLMecTE8utzoNmvXRbK</text:p>
          </table:table-cell>
          <table:table-cell office:value-type="string" calcext:value-type="string">
            <text:p><text:s/>Bad Blood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NlmmAjGYrrjAp0MED5rGx</text:p>
          </table:table-cell>
          <table:table-cell office:value-type="string" calcext:value-type="string">
            <text:p><text:s/>Bad Blood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4FzgoLZ3oXu2SriZblHic</text:p>
          </table:table-cell>
          <table:table-cell office:value-type="string" calcext:value-type="string">
            <text:p><text:s/>Bad Blood (Taylor'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oZONwFiFIErZcXAtTu7FY</text:p>
          </table:table-cell>
          <table:table-cell office:value-type="string" calcext:value-type="string">
            <text:p><text:s/>Bad Blood (Taylor'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aBW31cmkA7BLColUsMEeZ</text:p>
          </table:table-cell>
          <table:table-cell office:value-type="string" calcext:value-type="string">
            <text:p><text:s/>Beautiful Eyes - Live From Clear Channel Stripped 2008 <text:s text:c="2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L4YCNRfXAoTvdpWeH2RGj</text:p>
          </table:table-cell>
          <table:table-cell office:value-type="string" calcext:value-type="string">
            <text:p><text:s/>Begin Again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yG491M3fRfowMdGN5pey4</text:p>
          </table:table-cell>
          <table:table-cell office:value-type="string" calcext:value-type="string">
            <text:p><text:s/>Begin Again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5GsNucq8Bngd9fnd4fRa0</text:p>
          </table:table-cell>
          <table:table-cell office:value-type="string" calcext:value-type="string">
            <text:p><text:s/>Begin Again (Taylor'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qoftcUZaUOncvIYjFSPdE</text:p>
          </table:table-cell>
          <table:table-cell office:value-type="string" calcext:value-type="string">
            <text:p><text:s/>Bejeweled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jvo9CjnbR0lYUDTSNTMiu</text:p>
          </table:table-cell>
          <table:table-cell office:value-type="string" calcext:value-type="string">
            <text:p><text:s/>Bejeweled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VpF6RLdCfPIeYRwMu4tZK</text:p>
          </table:table-cell>
          <table:table-cell office:value-type="string" calcext:value-type="string">
            <text:p><text:s/>Bejeweled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KF9xd2hBLuexrmBX4vUWD</text:p>
          </table:table-cell>
          <table:table-cell office:value-type="string" calcext:value-type="string">
            <text:p><text:s/>Bette Davis Eyes - Live/2011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5mh9j2aB7xZ1Oh463gK8k</text:p>
          </table:table-cell>
          <table:table-cell office:value-type="string" calcext:value-type="string">
            <text:p><text:s/>Better Than Revenge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PWgAyoxsjwGRuFSO0fyya</text:p>
          </table:table-cell>
          <table:table-cell office:value-type="string" calcext:value-type="string">
            <text:p><text:s/>Better Than Revenge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505MLhnqTDDg4tjoUz2Wp</text:p>
          </table:table-cell>
          <table:table-cell office:value-type="string" calcext:value-type="string">
            <text:p><text:s/>Better Than Revenge - Live/2011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NwGC0v03ysCYINtg6ns58</text:p>
          </table:table-cell>
          <table:table-cell office:value-type="string" calcext:value-type="string">
            <text:p><text:s/>Better Than Revenge (Taylor's Version) <text:s text:c="3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kI4eCXXzyuIUXjQra0Cxi</text:p>
          </table:table-cell>
          <table:table-cell office:value-type="string" calcext:value-type="string">
            <text:p><text:s/>betty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IhtE4fkytdrtEfV34UzkD</text:p>
          </table:table-cell>
          <table:table-cell office:value-type="string" calcext:value-type="string">
            <text:p><text:s/>betty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jhfs6moEAK13eLM6xim4l</text:p>
          </table:table-cell>
          <table:table-cell office:value-type="string" calcext:value-type="string">
            <text:p><text:s/>betty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BiqmkasE5FdrChwKfVp8X</text:p>
          </table:table-cell>
          <table:table-cell office:value-type="string" calcext:value-type="string">
            <text:p><text:s/>Bigger Than The Whole Sky <text:s text:c="5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1CBDRKmF2VeRKYMG1DFBh</text:p>
          </table:table-cell>
          <table:table-cell office:value-type="string" calcext:value-type="string">
            <text:p><text:s/>Bigger Than The Whole Sky <text:s text:c="5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ls70nUDfjzm1lSRDuKxmw</text:p>
          </table:table-cell>
          <table:table-cell office:value-type="string" calcext:value-type="string">
            <text:p><text:s/>Blank Space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u8c2t2Cy7UBoG4ArRcF5g</text:p>
          </table:table-cell>
          <table:table-cell office:value-type="string" calcext:value-type="string">
            <text:p><text:s/>Blank Space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e6QU4gpfZj9xxcK856RgG</text:p>
          </table:table-cell>
          <table:table-cell office:value-type="string" calcext:value-type="string">
            <text:p><text:s/>Blank Space - Voice Memo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5wMBGri1PORPjM9PwFfrS</text:p>
          </table:table-cell>
          <table:table-cell office:value-type="string" calcext:value-type="string">
            <text:p><text:s/>Blank Space (Taylor'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108kcWLnn2HlH2kedi1gn</text:p>
          </table:table-cell>
          <table:table-cell office:value-type="string" calcext:value-type="string">
            <text:p><text:s/>Blank Space (Taylor'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qsSmObOgBZfuMIwfAQDBP</text:p>
          </table:table-cell>
          <table:table-cell office:value-type="string" calcext:value-type="string">
            <text:p><text:s/>Breathe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3qIWGhpwvDgC23TyZOUck</text:p>
          </table:table-cell>
          <table:table-cell office:value-type="string" calcext:value-type="string">
            <text:p><text:s/>Breathe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HC7R2D8WjXVcUHJyEGjRs</text:p>
          </table:table-cell>
          <table:table-cell office:value-type="string" calcext:value-type="string">
            <text:p><text:s/>Breathe (feat. Colbie Caillat) (Taylor’s Version) <text:s text:c="2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QMgEffJQuKtjCNvqfRZ0m</text:p>
          </table:table-cell>
          <table:table-cell office:value-type="string" calcext:value-type="string">
            <text:p><text:s/>But Daddy I Love Him <text:s text:c="5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og4Qzt92jJzVDkOtSEilb</text:p>
          </table:table-cell>
          <table:table-cell office:value-type="string" calcext:value-type="string">
            <text:p><text:s/>But Daddy I Love Him <text:s text:c="5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GwMQaZz6Au3QLDbjbMdme</text:p>
          </table:table-cell>
          <table:table-cell office:value-type="string" calcext:value-type="string">
            <text:p><text:s/>Call It What You Want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R2kfaDFhslZEMJqAFNpdd</text:p>
          </table:table-cell>
          <table:table-cell office:value-type="string" calcext:value-type="string">
            <text:p><text:s/>cardigan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KRYCBwIpWYFNrXOmXbyUh</text:p>
          </table:table-cell>
          <table:table-cell office:value-type="string" calcext:value-type="string">
            <text:p><text:s/>cardigan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zcnlq38eqNWyUF6eNaB5Z</text:p>
          </table:table-cell>
          <table:table-cell office:value-type="string" calcext:value-type="string">
            <text:p><text:s/>cardigan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EPgWM1zfTSzEc0z4AwWTM</text:p>
          </table:table-cell>
          <table:table-cell office:value-type="string" calcext:value-type="string">
            <text:p><text:s/>cardigan - the long pond studio sessions <text:s text:c="3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2xIjI9A9UlB6zEc7kyZ06</text:p>
          </table:table-cell>
          <table:table-cell office:value-type="string" calcext:value-type="string">
            <text:p><text:s/>Carolina - "Where The Crawdads Sing" - Video Edition 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axSuOg3BqsowKjRpj59RU</text:p>
          </table:table-cell>
          <table:table-cell office:value-type="string" calcext:value-type="string">
            <text:p><text:s/>Carolina - From The Motion Picture “Where The Crawdads Sing” <text:s text:c="1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ABYxlb92WBIjHu7TIKmml</text:p>
          </table:table-cell>
          <table:table-cell office:value-type="string" calcext:value-type="string">
            <text:p><text:s/>Castles Crumbling (feat. Hayley Williams) (Taylor’s Version) (From The Vaul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sY6ZUTh4yoctD8VIXz339</text:p>
          </table:table-cell>
          <table:table-cell office:value-type="string" calcext:value-type="string">
            <text:p><text:s/>champagne problems <text:s text:c="5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gcyHQpBQ1lfXGdhZmWrHP</text:p>
          </table:table-cell>
          <table:table-cell office:value-type="string" calcext:value-type="string">
            <text:p><text:s/>champagne problems <text:s text:c="5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93jXNrYmXPCMbSJvVRYLk</text:p>
          </table:table-cell>
          <table:table-cell office:value-type="string" calcext:value-type="string">
            <text:p><text:s/>Change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gFaNwyiafgUoQhR0pHYA9</text:p>
          </table:table-cell>
          <table:table-cell office:value-type="string" calcext:value-type="string">
            <text:p><text:s/>Change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9o9kr9UexjzeZDE8yD8dQ</text:p>
          </table:table-cell>
          <table:table-cell office:value-type="string" calcext:value-type="string">
            <text:p><text:s/>Change - Live From Clear Channel Stripped 2008 <text:s text:c="3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ExweHKZF9B752DPQByRVT</text:p>
          </table:table-cell>
          <table:table-cell office:value-type="string" calcext:value-type="string">
            <text:p><text:s/>Change (Taylor’s Version) <text:s text:c="5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rmEsOezwf2lmIZTMAO5Ag</text:p>
          </table:table-cell>
          <table:table-cell office:value-type="string" calcext:value-type="string">
            <text:p><text:s/>Chloe or Sam or Sophia or Marcus <text:s text:c="4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mKye6Z1kXuKolzMkJoKFA</text:p>
          </table:table-cell>
          <table:table-cell office:value-type="string" calcext:value-type="string">
            <text:p><text:s/>Christmas Tree Farm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0ho0AOvkm8E5l8zf7OfJI</text:p>
          </table:table-cell>
          <table:table-cell office:value-type="string" calcext:value-type="string">
            <text:p><text:s/>Christmas Tree Farm - Old Timey Version <text:s text:c="3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r7j12XctfJqZWXsy1Zq9L</text:p>
          </table:table-cell>
          <table:table-cell office:value-type="string" calcext:value-type="string">
            <text:p><text:s/>Christmas Tree Farm - Old Timey Version <text:s text:c="3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alAo6dYalSx8yZUn17JxF</text:p>
          </table:table-cell>
          <table:table-cell office:value-type="string" calcext:value-type="string">
            <text:p><text:s/>Christmas Tree Farm - Recorded Live at the 2019 iHeartRadio Jingle Ball <text:s text:c="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d9PtIEVij9jW5OaLinH66</text:p>
          </table:table-cell>
          <table:table-cell office:value-type="string" calcext:value-type="string">
            <text:p><text:s/>Clara Bow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UlhrRvYzbHEyugEDspXUB</text:p>
          </table:table-cell>
          <table:table-cell office:value-type="string" calcext:value-type="string">
            <text:p><text:s/>Clara Bow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k43eySbfpDVx0PrO99UI8</text:p>
          </table:table-cell>
          <table:table-cell office:value-type="string" calcext:value-type="string">
            <text:p><text:s/>Clean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NmVZsG18CzCAtw7rnV3yA</text:p>
          </table:table-cell>
          <table:table-cell office:value-type="string" calcext:value-type="string">
            <text:p><text:s/>Clean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ByBBvpR9b7IynvRmnG7kG</text:p>
          </table:table-cell>
          <table:table-cell office:value-type="string" calcext:value-type="string">
            <text:p><text:s/>Clean (Taylor's Version)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lKUBmEyQfzsQHozyeXzES</text:p>
          </table:table-cell>
          <table:table-cell office:value-type="string" calcext:value-type="string">
            <text:p><text:s/>Clean (Taylor's Version)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5rdVq36LMHQX0Suw9a6tK</text:p>
          </table:table-cell>
          <table:table-cell office:value-type="string" calcext:value-type="string">
            <text:p><text:s/>closure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a8aUhYbaQBUI8PcJ5ZmQ6</text:p>
          </table:table-cell>
          <table:table-cell office:value-type="string" calcext:value-type="string">
            <text:p><text:s/>closure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69sXXQ7t0jSdqHooi2yqs</text:p>
          </table:table-cell>
          <table:table-cell office:value-type="string" calcext:value-type="string">
            <text:p><text:s/>Cold As You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n8rB9AhxiAvVP1E2c3yOd</text:p>
          </table:table-cell>
          <table:table-cell office:value-type="string" calcext:value-type="string">
            <text:p><text:s/>Come Back...Be Here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pNApnaUWAL2J4KO2eqokq</text:p>
          </table:table-cell>
          <table:table-cell office:value-type="string" calcext:value-type="string">
            <text:p><text:s/>Come Back...Be Here (Taylor's Version) <text:s text:c="3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cEG04R5cldkTLzK6phlcn</text:p>
          </table:table-cell>
          <table:table-cell office:value-type="string" calcext:value-type="string">
            <text:p><text:s/>Come In With The Rain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n2wszmJyVkw6FHqyLnQsY</text:p>
          </table:table-cell>
          <table:table-cell office:value-type="string" calcext:value-type="string">
            <text:p><text:s/>Come In With The Rain (Taylor’s Version) <text:s text:c="3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k7ne7VmH43ZPWxPdvPUgR</text:p>
          </table:table-cell>
          <table:table-cell office:value-type="string" calcext:value-type="string">
            <text:p><text:s/>coney island (feat. The National)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awNGIJHodfLZSClB3PYhz</text:p>
          </table:table-cell>
          <table:table-cell office:value-type="string" calcext:value-type="string">
            <text:p><text:s/>coney island (feat. The National)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2M5uqx0ZuwkpLp5rJim1a</text:p>
          </table:table-cell>
          <table:table-cell office:value-type="string" calcext:value-type="string">
            <text:p><text:s/>Cornelia Street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XjHRolIXL2M1EEOUsGGR4</text:p>
          </table:table-cell>
          <table:table-cell office:value-type="string" calcext:value-type="string">
            <text:p><text:s/>cowboy like me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2OkpDsU6MmPx1AwGOb6Ap</text:p>
          </table:table-cell>
          <table:table-cell office:value-type="string" calcext:value-type="string">
            <text:p><text:s/>cowboy like me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kHVme7OVyPqhtdiLj2SI4</text:p>
          </table:table-cell>
          <table:table-cell office:value-type="string" calcext:value-type="string">
            <text:p><text:s/>Cruel Summer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BxfuPKGuaTgP7aM0Bbdwr</text:p>
          </table:table-cell>
          <table:table-cell office:value-type="string" calcext:value-type="string">
            <text:p><text:s/>Cruel Summer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EXHGKZ79AUTzCe9BMZjhT</text:p>
          </table:table-cell>
          <table:table-cell office:value-type="string" calcext:value-type="string">
            <text:p><text:s/>Cruel Summer - Live from TS </text:p>
          </table:table-cell>
          <table:table-cell office:value-type="string" calcext:value-type="string">
            <text:p><text:s/>The Eras Tour <text:s text:c="3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.js:360 37jfioVu3Bd2Du9bteXNDU</text:p>
          </table:table-cell>
          <table:table-cell office:value-type="string" calcext:value-type="string">
            <text:p><text:s/>Cruel Summer - LP Giobbi Remix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ISHfeb30gj4CSWUZYuesj</text:p>
          </table:table-cell>
          <table:table-cell office:value-type="string" calcext:value-type="string">
            <text:p><text:s/>Cruel Summer - LP Giobbi Remix - Extended Version <text:s text:c="2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I7JbDv63ZJJsSi24DyJrz</text:p>
          </table:table-cell>
          <table:table-cell office:value-type="string" calcext:value-type="string">
            <text:p><text:s/>Dancing With Our Hands Tied <text:s text:c="4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fzAuUVbzlhZ1lJAx9PtY6</text:p>
          </table:table-cell>
          <table:table-cell office:value-type="string" calcext:value-type="string">
            <text:p><text:s/>Daylight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GeLxMgpeCnMJntwyW6rLw</text:p>
          </table:table-cell>
          <table:table-cell office:value-type="string" calcext:value-type="string">
            <text:p><text:s/>Dear John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K2es3gElMRJ3qvmPW442g</text:p>
          </table:table-cell>
          <table:table-cell office:value-type="string" calcext:value-type="string">
            <text:p><text:s/>Dear John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DbI1rr4IQ2bc8nejy9ttd</text:p>
          </table:table-cell>
          <table:table-cell office:value-type="string" calcext:value-type="string">
            <text:p><text:s/>Dear John - Live/2011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zU8j1x3yi9xalMF96pzKp</text:p>
          </table:table-cell>
          <table:table-cell office:value-type="string" calcext:value-type="string">
            <text:p><text:s/>Dear John (Taylor'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QF5RsWzK1lCvf2o2cY65P</text:p>
          </table:table-cell>
          <table:table-cell office:value-type="string" calcext:value-type="string">
            <text:p><text:s/>Dear Reader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0GRRCR5fctuOF4GFmATJI</text:p>
          </table:table-cell>
          <table:table-cell office:value-type="string" calcext:value-type="string">
            <text:p><text:s/>Dear Reader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dgFqt3w9xIQRjhPtwNk3D</text:p>
          </table:table-cell>
          <table:table-cell office:value-type="string" calcext:value-type="string">
            <text:p><text:s/>Death By A Thousand Cuts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NFyWDv5CjfwuzoCkw47Xf</text:p>
          </table:table-cell>
          <table:table-cell office:value-type="string" calcext:value-type="string">
            <text:p><text:s/>Delicate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R0a2iXumgCiFb7HEZ7gUE</text:p>
          </table:table-cell>
          <table:table-cell office:value-type="string" calcext:value-type="string">
            <text:p><text:s/>Don’t Blame Me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70fUmXf4KQekzbEgaXyPA</text:p>
          </table:table-cell>
          <table:table-cell office:value-type="string" calcext:value-type="string">
            <text:p><text:s/>dorothea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6tOfHVH3aUrscg8vExRV4</text:p>
          </table:table-cell>
          <table:table-cell office:value-type="string" calcext:value-type="string">
            <text:p><text:s/>dorothea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kbEbBdEgQdQeLXCJh28pJ</text:p>
          </table:table-cell>
          <table:table-cell office:value-type="string" calcext:value-type="string">
            <text:p><text:s/>Down Bad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F3N9tdombb64aW6VtZOdo</text:p>
          </table:table-cell>
          <table:table-cell office:value-type="string" calcext:value-type="string">
            <text:p><text:s/>Down Bad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oVxXO5oQ4pTpO8RSnkzvv</text:p>
          </table:table-cell>
          <table:table-cell office:value-type="string" calcext:value-type="string">
            <text:p><text:s/>Dress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BSmbCIY36iw04azzJ3S0S</text:p>
          </table:table-cell>
          <table:table-cell office:value-type="string" calcext:value-type="string">
            <text:p><text:s/>Drops Of Jupiter - Live/2011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e3ZNTAV6PCrdYMUrUlMpQ</text:p>
          </table:table-cell>
          <table:table-cell office:value-type="string" calcext:value-type="string">
            <text:p><text:s/>Electric Touch (feat. Fall Out Boy) (Taylor’s Version) (From The Vault) <text:s text:c="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sqrvkNC6IPTIXvvbx9Arw</text:p>
          </table:table-cell>
          <table:table-cell office:value-type="string" calcext:value-type="string">
            <text:p><text:s/>Enchanted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4S1pkp1VaIqjg8zZqknR5</text:p>
          </table:table-cell>
          <table:table-cell office:value-type="string" calcext:value-type="string">
            <text:p><text:s/>Enchanted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lm4L3pPL32PFy74dR17OR</text:p>
          </table:table-cell>
          <table:table-cell office:value-type="string" calcext:value-type="string">
            <text:p><text:s/>Enchanted - Live/2011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sW3oSbzsfecv9XoUdGs7h</text:p>
          </table:table-cell>
          <table:table-cell office:value-type="string" calcext:value-type="string">
            <text:p><text:s/>Enchanted (Taylor'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x0WlnmfG39ZuDmstl9xfX</text:p>
          </table:table-cell>
          <table:table-cell office:value-type="string" calcext:value-type="string">
            <text:p><text:s/>End Game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8fa9LFcFBTcilB3iq2e2A</text:p>
          </table:table-cell>
          <table:table-cell office:value-type="string" calcext:value-type="string">
            <text:p><text:s/>epiphany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EXa37LpSvi3OQ9UYQ28rD</text:p>
          </table:table-cell>
          <table:table-cell office:value-type="string" calcext:value-type="string">
            <text:p><text:s/>epiphany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MFjHn1qfR9AsWuyzJLk1z</text:p>
          </table:table-cell>
          <table:table-cell office:value-type="string" calcext:value-type="string">
            <text:p><text:s/>epiphany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O5osWf1rSoKMwe6E9ZaXP</text:p>
          </table:table-cell>
          <table:table-cell office:value-type="string" calcext:value-type="string">
            <text:p><text:s/>evermore (feat. Bon Iver) <text:s text:c="5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Wlq9rqkxrqj5Kls4Kw14H</text:p>
          </table:table-cell>
          <table:table-cell office:value-type="string" calcext:value-type="string">
            <text:p><text:s/>evermore (feat. Bon Iver) <text:s text:c="5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NAmRvqSITAAzKWnC8yRq3</text:p>
          </table:table-cell>
          <table:table-cell office:value-type="string" calcext:value-type="string">
            <text:p><text:s/>Everything Has Changed <text:s text:c="5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PjfMmF06QtxTPZBZHdhoZ</text:p>
          </table:table-cell>
          <table:table-cell office:value-type="string" calcext:value-type="string">
            <text:p><text:s/>Everything Has Changed <text:s text:c="5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qEUFOVcxRI19tbT68JcYK</text:p>
          </table:table-cell>
          <table:table-cell office:value-type="string" calcext:value-type="string">
            <text:p><text:s/>Everything Has Changed (feat. Ed Sheeran) (Taylor’s Version) <text:s text:c="1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pvb0WLRcMtbPGmtejJJ6y</text:p>
          </table:table-cell>
          <table:table-cell office:value-type="string" calcext:value-type="string">
            <text:p><text:s/>exile (feat. Bon Iver) <text:s text:c="5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S4aYQAJOwJMAamANWlICO</text:p>
          </table:table-cell>
          <table:table-cell office:value-type="string" calcext:value-type="string">
            <text:p><text:s/>exile (feat. Bon Iver) <text:s text:c="5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kz2hkq1xQvDqPcUyBkw8f</text:p>
          </table:table-cell>
          <table:table-cell office:value-type="string" calcext:value-type="string">
            <text:p><text:s/>exile (feat. Bon Iver) <text:s text:c="5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hQSXkFgbxjZo9uCwd11so</text:p>
          </table:table-cell>
          <table:table-cell office:value-type="string" calcext:value-type="string">
            <text:p><text:s/>False God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zV8AVM9eVfdG7Qahwd64R</text:p>
          </table:table-cell>
          <table:table-cell office:value-type="string" calcext:value-type="string">
            <text:p><text:s/>Fearless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okho7vU7Nsq1UZD0kgIMi</text:p>
          </table:table-cell>
          <table:table-cell office:value-type="string" calcext:value-type="string">
            <text:p><text:s/>Fearless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g7RMU3cV7zXWH244BLe7G</text:p>
          </table:table-cell>
          <table:table-cell office:value-type="string" calcext:value-type="string">
            <text:p><text:s/>Fearless - Live From Clear Channel Stripped 2008 <text:s text:c="2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7sMIMlNaSURUAXq5coCxE</text:p>
          </table:table-cell>
          <table:table-cell office:value-type="string" calcext:value-type="string">
            <text:p><text:s/>Fearless (Taylor’s Version) <text:s text:c="4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yf9OivCH2lmQWN8mzpCC6</text:p>
          </table:table-cell>
          <table:table-cell office:value-type="string" calcext:value-type="string">
            <text:p><text:s/>Fifteen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Ora3Ish2A1JN5veGYTxhw</text:p>
          </table:table-cell>
          <table:table-cell office:value-type="string" calcext:value-type="string">
            <text:p><text:s/>Fifteen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H2UD0LfSCiRr59YMGlCuS</text:p>
          </table:table-cell>
          <table:table-cell office:value-type="string" calcext:value-type="string">
            <text:p><text:s/>Fifteen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nqio0SfWg6gh2eCtfuMa5</text:p>
          </table:table-cell>
          <table:table-cell office:value-type="string" calcext:value-type="string">
            <text:p><text:s/>Fifteen (Taylor’s Version) <text:s text:c="5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ExOm0dh4NyRyAdSAO9hyM</text:p>
          </table:table-cell>
          <table:table-cell office:value-type="string" calcext:value-type="string">
            <text:p><text:s/>Florida!!! (feat. Florence + The Machine) <text:s text:c="3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ZVFcD8Wlw9T9klGqmJf9F</text:p>
          </table:table-cell>
          <table:table-cell office:value-type="string" calcext:value-type="string">
            <text:p><text:s/>Florida!!! (feat. Florence + The Machine) <text:s text:c="3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yuOL0jFnVR8tizZzNNo0F</text:p>
          </table:table-cell>
          <table:table-cell office:value-type="string" calcext:value-type="string">
            <text:p><text:s/>Forever &amp; Always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NKCWBT2uKp8rxSkcvIrdX</text:p>
          </table:table-cell>
          <table:table-cell office:value-type="string" calcext:value-type="string">
            <text:p><text:s/>Forever &amp; Always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3MAWVUSkbGMUi6I7RowRK</text:p>
          </table:table-cell>
          <table:table-cell office:value-type="string" calcext:value-type="string">
            <text:p><text:s/>Forever &amp; Always - Piano Version <text:s text:c="4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1QdEx6kFr78ZejhQtWR5m</text:p>
          </table:table-cell>
          <table:table-cell office:value-type="string" calcext:value-type="string">
            <text:p><text:s/>Forever &amp; Always (Piano Version) (Taylor’s Version) <text:s text:c="2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msEuwSBneBKpVCZQcFTsU</text:p>
          </table:table-cell>
          <table:table-cell office:value-type="string" calcext:value-type="string">
            <text:p><text:s/>Forever &amp; Always (Taylor’s Version) <text:s text:c="4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GrvlxquXWumwyNeZb1oZz</text:p>
          </table:table-cell>
          <table:table-cell office:value-type="string" calcext:value-type="string">
            <text:p><text:s/>Fortnight (feat. Post Malone)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dODwocEuGzHAavXqTbwHv</text:p>
          </table:table-cell>
          <table:table-cell office:value-type="string" calcext:value-type="string">
            <text:p><text:s/>Fortnight (feat. Post Malone)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OzhQlSqBEmt7hmkYxfT6m</text:p>
          </table:table-cell>
          <table:table-cell office:value-type="string" calcext:value-type="string">
            <text:p><text:s/>Fortnight (feat. Post Malone)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0nACtTlLpHqevuIVVD166</text:p>
          </table:table-cell>
          <table:table-cell office:value-type="string" calcext:value-type="string">
            <text:p><text:s/>Fortnight (feat. Post Malone)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BUTSRKPGRsyc9FnsC5Udd</text:p>
          </table:table-cell>
          <table:table-cell office:value-type="string" calcext:value-type="string">
            <text:p><text:s/>Fortnight (feat. Post Malone) - Acoustic Version <text:s text:c="2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gejz5ROvJBUb6WJzkMAcc</text:p>
          </table:table-cell>
          <table:table-cell office:value-type="string" calcext:value-type="string">
            <text:p><text:s/>Fortnight (feat. Post Malone) - BLOND:ISH Remix <text:s text:c="2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pM01Cfj8vt7z3qI2TveNT</text:p>
          </table:table-cell>
          <table:table-cell office:value-type="string" calcext:value-type="string">
            <text:p><text:s/>Fortnight (feat. Post Malone) - Cults Remix <text:s text:c="3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IWcDWOfiooH5hRs9XOVYz</text:p>
          </table:table-cell>
          <table:table-cell office:value-type="string" calcext:value-type="string">
            <text:p><text:s/>Fresh Out The Slammer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fO566xJgwxIa3qGCGBvIC</text:p>
          </table:table-cell>
          <table:table-cell office:value-type="string" calcext:value-type="string">
            <text:p><text:s/>Fresh Out The Slammer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VE4kBnHJUgtMf0dy6DRmW</text:p>
          </table:table-cell>
          <table:table-cell office:value-type="string" calcext:value-type="string">
            <text:p><text:s/>Getaway Car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VFpuI0DDmbC5UyWZQ4IRY</text:p>
          </table:table-cell>
          <table:table-cell office:value-type="string" calcext:value-type="string">
            <text:p><text:s/>Girl At Home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DMVrlMUn01M0IcpDbwgu7</text:p>
          </table:table-cell>
          <table:table-cell office:value-type="string" calcext:value-type="string">
            <text:p><text:s/>Girl At Home (Taylor's Version)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wAFvJPpTZVirBKGZ4EnMW</text:p>
          </table:table-cell>
          <table:table-cell office:value-type="string" calcext:value-type="string">
            <text:p><text:s/>Glitch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C0w28EsX0Um2FrZs9gso2</text:p>
          </table:table-cell>
          <table:table-cell office:value-type="string" calcext:value-type="string">
            <text:p><text:s/>Glitch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BK0uqwY9DNfZ630STAEaq</text:p>
          </table:table-cell>
          <table:table-cell office:value-type="string" calcext:value-type="string">
            <text:p><text:s/>gold rush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Dby3p1m6IOZn2gIIqECgK</text:p>
          </table:table-cell>
          <table:table-cell office:value-type="string" calcext:value-type="string">
            <text:p><text:s/>gold rush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ZY1PqizIl78geGM4xWlEA</text:p>
          </table:table-cell>
          <table:table-cell office:value-type="string" calcext:value-type="string">
            <text:p><text:s/>Gorgeous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99KrpEbhZp0MHeiA8YK9P</text:p>
          </table:table-cell>
          <table:table-cell office:value-type="string" calcext:value-type="string">
            <text:p><text:s/>Guilty as Sin?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W0iAC1VGlB82PI6elxFYf</text:p>
          </table:table-cell>
          <table:table-cell office:value-type="string" calcext:value-type="string">
            <text:p><text:s/>Guilty as Sin?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3YUReisjb3A9ActdLLjJQ</text:p>
          </table:table-cell>
          <table:table-cell office:value-type="string" calcext:value-type="string">
            <text:p><text:s/>happiness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5Vf4bimc1Rtfg0PAQRAo2</text:p>
          </table:table-cell>
          <table:table-cell office:value-type="string" calcext:value-type="string">
            <text:p><text:s/>happiness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2idZxdEHLbi2YI486c3sE</text:p>
          </table:table-cell>
          <table:table-cell office:value-type="string" calcext:value-type="string">
            <text:p><text:s/>Haunted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YjKcFQ1vYFhQPgsmCOjss</text:p>
          </table:table-cell>
          <table:table-cell office:value-type="string" calcext:value-type="string">
            <text:p><text:s/>Haunted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CB7DczrX9ZJB9Wkjegmaq</text:p>
          </table:table-cell>
          <table:table-cell office:value-type="string" calcext:value-type="string">
            <text:p><text:s/>Haunted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SdBf0ZsJZoKaH5zcDaz9X</text:p>
          </table:table-cell>
          <table:table-cell office:value-type="string" calcext:value-type="string">
            <text:p><text:s/>Haunted - Acoustic Version <text:s text:c="5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znB7YZhMJT2B83zfbiyLq</text:p>
          </table:table-cell>
          <table:table-cell office:value-type="string" calcext:value-type="string">
            <text:p><text:s/>Haunted - Live/2011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tMzIAFTFdqGBQLdfbPces</text:p>
          </table:table-cell>
          <table:table-cell office:value-type="string" calcext:value-type="string">
            <text:p><text:s/>Haunted (Taylor's Version) <text:s text:c="5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fWDgRZa0GKE5KZNhE9MQa</text:p>
          </table:table-cell>
          <table:table-cell office:value-type="string" calcext:value-type="string">
            <text:p><text:s/>Hey Stephen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CI1f4yLwdHzcUnH7o0Xyh</text:p>
          </table:table-cell>
          <table:table-cell office:value-type="string" calcext:value-type="string">
            <text:p><text:s/>Hey Stephen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50erGcdD9n6PnwxrvYqZT</text:p>
          </table:table-cell>
          <table:table-cell office:value-type="string" calcext:value-type="string">
            <text:p><text:s/>Hey Stephen (Taylor’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kiZGSxgqPdv6rbqL9THdd</text:p>
          </table:table-cell>
          <table:table-cell office:value-type="string" calcext:value-type="string">
            <text:p><text:s/>High Infidelity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SztNGCwEHJEVFx90E5g7D</text:p>
          </table:table-cell>
          <table:table-cell office:value-type="string" calcext:value-type="string">
            <text:p><text:s/>High Infidelity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MWoRt97mnSTXZhu3ggi9C</text:p>
          </table:table-cell>
          <table:table-cell office:value-type="string" calcext:value-type="string">
            <text:p><text:s/>hoax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YeDG5HnKnG7jpArkzsSPa</text:p>
          </table:table-cell>
          <table:table-cell office:value-type="string" calcext:value-type="string">
            <text:p><text:s/>hoax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XCYmu7QLySdIahgBALKJK</text:p>
          </table:table-cell>
          <table:table-cell office:value-type="string" calcext:value-type="string">
            <text:p><text:s/>hoax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fGsZsIkQkOspfsT24nQP6</text:p>
          </table:table-cell>
          <table:table-cell office:value-type="string" calcext:value-type="string">
            <text:p><text:s/>Holy Ground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KmYVOuK2eG7LGP7qQ8DLR</text:p>
          </table:table-cell>
          <table:table-cell office:value-type="string" calcext:value-type="string">
            <text:p><text:s/>Holy Ground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hCZk6WJBFQeG3P7WsyntI</text:p>
          </table:table-cell>
          <table:table-cell office:value-type="string" calcext:value-type="string">
            <text:p><text:s/>Holy Ground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J4b3LVCIGO4CMBDFLPoP6</text:p>
          </table:table-cell>
          <table:table-cell office:value-type="string" calcext:value-type="string">
            <text:p><text:s/>Holy Ground (Taylor'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Z9ocF6ng0m2haHnKtHwTp</text:p>
          </table:table-cell>
          <table:table-cell office:value-type="string" calcext:value-type="string">
            <text:p><text:s/>How You Get The Girl <text:s text:c="5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fM9dEhUFV4MHDuJgrcfOv</text:p>
          </table:table-cell>
          <table:table-cell office:value-type="string" calcext:value-type="string">
            <text:p><text:s/>How You Get The Girl <text:s text:c="5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aSYZ4upQ6OSNos26YeVWL</text:p>
          </table:table-cell>
          <table:table-cell office:value-type="string" calcext:value-type="string">
            <text:p><text:s/>How You Get The Girl <text:s text:c="5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5W3SngKzTuoQ94uLf3y82</text:p>
          </table:table-cell>
          <table:table-cell office:value-type="string" calcext:value-type="string">
            <text:p><text:s/>How You Get The Girl (Taylor's Version) <text:s text:c="3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33OhaXQIHY7BKtY3vnSkn</text:p>
          </table:table-cell>
          <table:table-cell office:value-type="string" calcext:value-type="string">
            <text:p><text:s/>How You Get The Girl (Taylor's Version) <text:s text:c="3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VwFkx7JOimOGTYfha5rs1</text:p>
          </table:table-cell>
          <table:table-cell office:value-type="string" calcext:value-type="string">
            <text:p><text:s/>I Almost Do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eyqSYBCTane4rl4vc6PWJ</text:p>
          </table:table-cell>
          <table:table-cell office:value-type="string" calcext:value-type="string">
            <text:p><text:s/>I Almost Do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r9CbjYgFhtAmcFv1cSquB</text:p>
          </table:table-cell>
          <table:table-cell office:value-type="string" calcext:value-type="string">
            <text:p><text:s/>I Almost Do (Taylor'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n93SK7dQsQVu9BM5QzvAx</text:p>
          </table:table-cell>
          <table:table-cell office:value-type="string" calcext:value-type="string">
            <text:p><text:s/>I Can Do It With a Broken Heart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zpL5ceKCUy7dipRdWjVtA</text:p>
          </table:table-cell>
          <table:table-cell office:value-type="string" calcext:value-type="string">
            <text:p><text:s/>I Can Do It With a Broken Heart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fPvQfGQEZOKtJ9qXeL4x8</text:p>
          </table:table-cell>
          <table:table-cell office:value-type="string" calcext:value-type="string">
            <text:p><text:s/>I Can Do It With a Broken Heart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q5YezDOIPcoLr8R81x9qy</text:p>
          </table:table-cell>
          <table:table-cell office:value-type="string" calcext:value-type="string">
            <text:p><text:s/>I Can Do It With a Broken Heart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hFF0aqyjDwDh6SQwRbTyx</text:p>
          </table:table-cell>
          <table:table-cell office:value-type="string" calcext:value-type="string">
            <text:p><text:s/>I Can Do It With a Broken Heart - Dombresky Remix <text:s text:c="2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Z8YQJNXTCZqflWehjoJqJ</text:p>
          </table:table-cell>
          <table:table-cell office:value-type="string" calcext:value-type="string">
            <text:p><text:s/>I Can Do It With a Broken Heart - Instrumental <text:s text:c="3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PGIFYRG1XWsPqNG14hgD1</text:p>
          </table:table-cell>
          <table:table-cell office:value-type="string" calcext:value-type="string">
            <text:p><text:s/>I Can Do It With a Broken Heart - Instrumental <text:s text:c="3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chnRTB9qMK3W1M41SnU9s</text:p>
          </table:table-cell>
          <table:table-cell office:value-type="string" calcext:value-type="string">
            <text:p><text:s/>I Can Fix Him (No Really I Can)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h3MDMf8sd9s4XIzpTBIjX</text:p>
          </table:table-cell>
          <table:table-cell office:value-type="string" calcext:value-type="string">
            <text:p><text:s/>I Can Fix Him (No Really I Can)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kHMfzgLZP95O9NBy0ku4v</text:p>
          </table:table-cell>
          <table:table-cell office:value-type="string" calcext:value-type="string">
            <text:p><text:s/>I Can See You (Taylor’s Version) (From The Vault) <text:s text:c="2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svZDCRz4cJoneBpjpx8DJ</text:p>
          </table:table-cell>
          <table:table-cell office:value-type="string" calcext:value-type="string">
            <text:p><text:s/>I Did Something Bad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5n9yjI6qqXh5F2mYvUc2y</text:p>
          </table:table-cell>
          <table:table-cell office:value-type="string" calcext:value-type="string">
            <text:p><text:s/>I Don’t Wanna Live Forever (Fifty Shades Darker) <text:s text:c="2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3rA71bccXFGD4C8GOpIlN</text:p>
          </table:table-cell>
          <table:table-cell office:value-type="string" calcext:value-type="string">
            <text:p><text:s/>I Forgot That You Existed <text:s text:c="5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AtZLIzUINvExIUy4QhdjP</text:p>
          </table:table-cell>
          <table:table-cell office:value-type="string" calcext:value-type="string">
            <text:p><text:s/>I Knew You Were Trouble (Taylor's Version) <text:s text:c="3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2jCZdH0Lhg93z6Z4hBjgj</text:p>
          </table:table-cell>
          <table:table-cell office:value-type="string" calcext:value-type="string">
            <text:p><text:s/>I Knew You Were Trouble.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lKZf71jeNi14udIFPJ29V</text:p>
          </table:table-cell>
          <table:table-cell office:value-type="string" calcext:value-type="string">
            <text:p><text:s/>I Knew You Were Trouble.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o2IVjuqRkR9hJxtPjtAP0</text:p>
          </table:table-cell>
          <table:table-cell office:value-type="string" calcext:value-type="string">
            <text:p><text:s/>I Knew You Were Trouble.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Ck9WerfsyvC4v4AylUoDp</text:p>
          </table:table-cell>
          <table:table-cell office:value-type="string" calcext:value-type="string">
            <text:p><text:s/>I Know Places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EwNJz8CuVsrsLvXprJ20Q</text:p>
          </table:table-cell>
          <table:table-cell office:value-type="string" calcext:value-type="string">
            <text:p><text:s/>I Know Places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FoV729rw7IhoKlMZW5K5V</text:p>
          </table:table-cell>
          <table:table-cell office:value-type="string" calcext:value-type="string">
            <text:p><text:s/>I Know Places - Voice Memo <text:s text:c="5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f0GI2ZLUtbGqFx8t2Gk6A</text:p>
          </table:table-cell>
          <table:table-cell office:value-type="string" calcext:value-type="string">
            <text:p><text:s/>I Know Places (Taylor's Version) <text:s text:c="4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ULabO0PEsdJekqVH6G10G</text:p>
          </table:table-cell>
          <table:table-cell office:value-type="string" calcext:value-type="string">
            <text:p><text:s/>I Know Places (Taylor's Version) <text:s text:c="4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YWtcWi3a83pdEg3Gif4Pd</text:p>
          </table:table-cell>
          <table:table-cell office:value-type="string" calcext:value-type="string">
            <text:p><text:s/>I Think He Knows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KB3zBArZ1rHRExilzycaV</text:p>
          </table:table-cell>
          <table:table-cell office:value-type="string" calcext:value-type="string">
            <text:p><text:s/>I Want You Back - Live/2011 <text:s text:c="4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RVJ6VKfwtosA5Q1qeHdjF</text:p>
          </table:table-cell>
          <table:table-cell office:value-type="string" calcext:value-type="string">
            <text:p><text:s/>I Wish You Would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gRYrtvyVyaCRvLt56OfuV</text:p>
          </table:table-cell>
          <table:table-cell office:value-type="string" calcext:value-type="string">
            <text:p><text:s/>I Wish You Would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eTXfpHxhxVofrBUjAhPMg</text:p>
          </table:table-cell>
          <table:table-cell office:value-type="string" calcext:value-type="string">
            <text:p><text:s/>I Wish You Would - Voice Memo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3y1WpBdnEy5TR9aZoSQL9</text:p>
          </table:table-cell>
          <table:table-cell office:value-type="string" calcext:value-type="string">
            <text:p><text:s/>I Wish You Would (Taylor's Version) <text:s text:c="4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FxJDucHWdw6caWTKO5b23</text:p>
          </table:table-cell>
          <table:table-cell office:value-type="string" calcext:value-type="string">
            <text:p><text:s/>I Wish You Would (Taylor's Version) <text:s text:c="4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CzxXgQXurKZCyHz9ufbo1</text:p>
          </table:table-cell>
          <table:table-cell office:value-type="string" calcext:value-type="string">
            <text:p><text:s/>I'm Only Me When I'm With You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tSmAABuoOfR59lrtXdDqm</text:p>
          </table:table-cell>
          <table:table-cell office:value-type="string" calcext:value-type="string">
            <text:p><text:s/>If This Was A Movie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NmsngXHeC1GQ9wWrzhOMf</text:p>
          </table:table-cell>
          <table:table-cell office:value-type="string" calcext:value-type="string">
            <text:p><text:s/>illicit affairs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DrLROM5MG9bxWHeEG5elq</text:p>
          </table:table-cell>
          <table:table-cell office:value-type="string" calcext:value-type="string">
            <text:p><text:s/>illicit affairs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CVTowKpGPA2MsIbkTl2oc</text:p>
          </table:table-cell>
          <table:table-cell office:value-type="string" calcext:value-type="string">
            <text:p><text:s/>illicit affairs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kcwpPDQnqEqmezzXdJTCP</text:p>
          </table:table-cell>
          <table:table-cell office:value-type="string" calcext:value-type="string">
            <text:p><text:s/>imgonnagetyouback <text:s text:c="5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LraIz87diVQdDK0rhi0S4</text:p>
          </table:table-cell>
          <table:table-cell office:value-type="string" calcext:value-type="string">
            <text:p><text:s/>Innocent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mTgFzkDgSAF3nJY25XCXG</text:p>
          </table:table-cell>
          <table:table-cell office:value-type="string" calcext:value-type="string">
            <text:p><text:s/>Innocent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2nBPF4Rh4XLFJV0YLN7uj</text:p>
          </table:table-cell>
          <table:table-cell office:value-type="string" calcext:value-type="string">
            <text:p><text:s/>Innocent (Taylor's Version) <text:s text:c="4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k3PzDNjg38cWqOvL4M9vq</text:p>
          </table:table-cell>
          <table:table-cell office:value-type="string" calcext:value-type="string">
            <text:p><text:s/>Invisible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VsvKPJ4xjVNKpI8VVZ3SV</text:p>
          </table:table-cell>
          <table:table-cell office:value-type="string" calcext:value-type="string">
            <text:p><text:s/>invisible string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ehRU518I0hYqMGQnk4lDY</text:p>
          </table:table-cell>
          <table:table-cell office:value-type="string" calcext:value-type="string">
            <text:p><text:s/>invisible string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WHIqhrbdva5vQSrCuet3l</text:p>
          </table:table-cell>
          <table:table-cell office:value-type="string" calcext:value-type="string">
            <text:p><text:s/>invisible string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SmiQ65iSAbPto6gPFlBYm</text:p>
          </table:table-cell>
          <table:table-cell office:value-type="string" calcext:value-type="string">
            <text:p><text:s/>It’s Nice To Have A Friend <text:s text:c="5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kdWw77ZpYOkhxeuhzU1j6</text:p>
          </table:table-cell>
          <table:table-cell office:value-type="string" calcext:value-type="string">
            <text:p><text:s/>it’s time to go - bonus track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9CSr8rwW05VJL2F91KFNK</text:p>
          </table:table-cell>
          <table:table-cell office:value-type="string" calcext:value-type="string">
            <text:p><text:s/>ivy <text:s text:c="7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3Ykum9T72UOPhBN31grpN</text:p>
          </table:table-cell>
          <table:table-cell office:value-type="string" calcext:value-type="string">
            <text:p><text:s/>ivy <text:s text:c="7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WWvcA62QlnRguluWAk6bv</text:p>
          </table:table-cell>
          <table:table-cell office:value-type="string" calcext:value-type="string">
            <text:p><text:s/>Jump Then Fall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m3ObD945KvpE5y9A1eUWm</text:p>
          </table:table-cell>
          <table:table-cell office:value-type="string" calcext:value-type="string">
            <text:p><text:s/>Jump Then Fall (Taylor’s Version)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KokYm8cMIXCsGVmUvKtqf</text:p>
          </table:table-cell>
          <table:table-cell office:value-type="string" calcext:value-type="string">
            <text:p><text:s/>Karma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oqDgw5VGBln5dSIOPWyBq</text:p>
          </table:table-cell>
          <table:table-cell office:value-type="string" calcext:value-type="string">
            <text:p><text:s/>Karma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5R112Jz5hQeKgITXgSXzs</text:p>
          </table:table-cell>
          <table:table-cell office:value-type="string" calcext:value-type="string">
            <text:p><text:s/>Karma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HuBDWi18s4aJM8UFnNheH</text:p>
          </table:table-cell>
          <table:table-cell office:value-type="string" calcext:value-type="string">
            <text:p><text:s/>King Of My Heart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A1JLUlkZkp2EFrosoNQi0</text:p>
          </table:table-cell>
          <table:table-cell office:value-type="string" calcext:value-type="string">
            <text:p><text:s/>Labyrinth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3q586vP8gGkYypKoSddhl</text:p>
          </table:table-cell>
          <table:table-cell office:value-type="string" calcext:value-type="string">
            <text:p><text:s/>Labyrinth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bBDkw2KBMX0tcgAaXC83Q</text:p>
          </table:table-cell>
          <table:table-cell office:value-type="string" calcext:value-type="string">
            <text:p><text:s/>Labyrinth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VCJ7vk3Y2DoJIAEOXe3V8</text:p>
          </table:table-cell>
          <table:table-cell office:value-type="string" calcext:value-type="string">
            <text:p><text:s/>Last Kiss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EUQXLipplO2v9mVaqQtjc</text:p>
          </table:table-cell>
          <table:table-cell office:value-type="string" calcext:value-type="string">
            <text:p><text:s/>Last Kiss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hH37tyeRdyan1mAppmVor</text:p>
          </table:table-cell>
          <table:table-cell office:value-type="string" calcext:value-type="string">
            <text:p><text:s/>Last Kiss - Live/2011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9KOoHFcw5XfICnO57holu</text:p>
          </table:table-cell>
          <table:table-cell office:value-type="string" calcext:value-type="string">
            <text:p><text:s/>Last Kiss (Taylor'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jQI2r1RdgtuT8S3iG8zFC</text:p>
          </table:table-cell>
          <table:table-cell office:value-type="string" calcext:value-type="string">
            <text:p><text:s/>Lavender Haze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NlYplrGsjUDFZ6x3HeVyT</text:p>
          </table:table-cell>
          <table:table-cell office:value-type="string" calcext:value-type="string">
            <text:p><text:s/>Lavender Haze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g2c7NoTWAOSYDy44l9nub</text:p>
          </table:table-cell>
          <table:table-cell office:value-type="string" calcext:value-type="string">
            <text:p><text:s/>Lavender Haze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4emu3sabKISjRkrys28jq</text:p>
          </table:table-cell>
          <table:table-cell office:value-type="string" calcext:value-type="string">
            <text:p><text:s/>Lavender Haze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5kJkr80XEaZeN8kxyQoFp</text:p>
          </table:table-cell>
          <table:table-cell office:value-type="string" calcext:value-type="string">
            <text:p><text:s/>Lavender Haze - Acoustic Version <text:s text:c="4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KxZfCXXmVvKhPo8hQz2pS</text:p>
          </table:table-cell>
          <table:table-cell office:value-type="string" calcext:value-type="string">
            <text:p><text:s/>Lavender Haze - Felix Jaehn Remix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M4tVhRXucLE9M3STv21Yi</text:p>
          </table:table-cell>
          <table:table-cell office:value-type="string" calcext:value-type="string">
            <text:p><text:s/>Lavender Haze - Felix Jaehn Remix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ThxqUZ9PwS6n0UT5i1XH6</text:p>
          </table:table-cell>
          <table:table-cell office:value-type="string" calcext:value-type="string">
            <text:p><text:s/>Lavender Haze - Jungle Remix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F67FNdOBNMFzxdj1CQ5pL</text:p>
          </table:table-cell>
          <table:table-cell office:value-type="string" calcext:value-type="string">
            <text:p><text:s/>Lavender Haze - Snakehips Remix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kjSmkSo15pHlkb0mOQtfj</text:p>
          </table:table-cell>
          <table:table-cell office:value-type="string" calcext:value-type="string">
            <text:p><text:s/>Lavender Haze - Tensnake Remix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YkNIrAvbKNrrwwEd7NVLl</text:p>
          </table:table-cell>
          <table:table-cell office:value-type="string" calcext:value-type="string">
            <text:p><text:s/>loml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RSG1dKPV5gEvILwJb4QtS</text:p>
          </table:table-cell>
          <table:table-cell office:value-type="string" calcext:value-type="string">
            <text:p><text:s/>loml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LLXZFeAHK9R4xUramtUKw</text:p>
          </table:table-cell>
          <table:table-cell office:value-type="string" calcext:value-type="string">
            <text:p><text:s/>London Boy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BFc7ffruhZ4Hecnqf5xju</text:p>
          </table:table-cell>
          <table:table-cell office:value-type="string" calcext:value-type="string">
            <text:p><text:s/>Long Live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ewAfHYpDTzpW1GKO44CVP</text:p>
          </table:table-cell>
          <table:table-cell office:value-type="string" calcext:value-type="string">
            <text:p><text:s/>Long Live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QkzyLUb4ggojNDp8G2OxX</text:p>
          </table:table-cell>
          <table:table-cell office:value-type="string" calcext:value-type="string">
            <text:p><text:s/>Long Live - Live/2011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hqJ4bSlYJOXb6Z4SRmzxs</text:p>
          </table:table-cell>
          <table:table-cell office:value-type="string" calcext:value-type="string">
            <text:p><text:s/>Long Live (Taylor'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o2sgVJIgFXk8GQjWTgI6U</text:p>
          </table:table-cell>
          <table:table-cell office:value-type="string" calcext:value-type="string">
            <text:p><text:s/>long story short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VYWxXUpxuxEmCqMLDqICo</text:p>
          </table:table-cell>
          <table:table-cell office:value-type="string" calcext:value-type="string">
            <text:p><text:s/>long story short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P17dC1amhFzptugyAO7Il</text:p>
          </table:table-cell>
          <table:table-cell office:value-type="string" calcext:value-type="string">
            <text:p><text:s/>Look What You Made Me Do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xPsybHWRHbTYO44xnREY5</text:p>
          </table:table-cell>
          <table:table-cell office:value-type="string" calcext:value-type="string">
            <text:p><text:s/>Love Story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hnJCRSo4pxRsaEwT9YusG</text:p>
          </table:table-cell>
          <table:table-cell office:value-type="string" calcext:value-type="string">
            <text:p><text:s/>Love Story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RBKAqJ3qyvvriDG0s9IJ3</text:p>
          </table:table-cell>
          <table:table-cell office:value-type="string" calcext:value-type="string">
            <text:p><text:s/>Love Story - Live From Clear Channel Stripped 2008 <text:s text:c="2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YvqWjhGD8mB5QXcbcUKtx</text:p>
          </table:table-cell>
          <table:table-cell office:value-type="string" calcext:value-type="string">
            <text:p><text:s/>Love Story (Taylor’s Version)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dGr1c8CrMLDpV6mPbImSI</text:p>
          </table:table-cell>
          <table:table-cell office:value-type="string" calcext:value-type="string">
            <text:p><text:s/>Lover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QDyYdZyhlP2fp79KZX8Bi</text:p>
          </table:table-cell>
          <table:table-cell office:value-type="string" calcext:value-type="string">
            <text:p><text:s/>mad woman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RP1kqoSPkVXsKiQNhMKzV</text:p>
          </table:table-cell>
          <table:table-cell office:value-type="string" calcext:value-type="string">
            <text:p><text:s/>mad woman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klXN6RCN5Rj0VeYO5gBzU</text:p>
          </table:table-cell>
          <table:table-cell office:value-type="string" calcext:value-type="string">
            <text:p><text:s/>mad woman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2ntTeqEeTg7GAVpe8Mhpl</text:p>
          </table:table-cell>
          <table:table-cell office:value-type="string" calcext:value-type="string">
            <text:p><text:s/>marjorie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uICWmZTLkpEVbK22PBP6e</text:p>
          </table:table-cell>
          <table:table-cell office:value-type="string" calcext:value-type="string">
            <text:p><text:s/>marjorie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eX0NZfLtGzoLUxPNvRfqm</text:p>
          </table:table-cell>
          <table:table-cell office:value-type="string" calcext:value-type="string">
            <text:p><text:s/>Maroon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99E1RRrVmVTQqBXih5qRC</text:p>
          </table:table-cell>
          <table:table-cell office:value-type="string" calcext:value-type="string">
            <text:p><text:s/>Maroon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qxvy9Pe4RJIq5JBVbbwbS</text:p>
          </table:table-cell>
          <table:table-cell office:value-type="string" calcext:value-type="string">
            <text:p><text:s/>Maroon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O8sogKJCfVZ4rotBv1vVF</text:p>
          </table:table-cell>
          <table:table-cell office:value-type="string" calcext:value-type="string">
            <text:p><text:s/>Mary's Song (Oh My My My) <text:s text:c="5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FmYn9e7KHMXcxqGSj9LjH</text:p>
          </table:table-cell>
          <table:table-cell office:value-type="string" calcext:value-type="string">
            <text:p><text:s/>Mastermind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6hioFjQ0DXrdn04hZcFgG</text:p>
          </table:table-cell>
          <table:table-cell office:value-type="string" calcext:value-type="string">
            <text:p><text:s/>Mastermind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QQii3pa5m8MEda0nbkjfw</text:p>
          </table:table-cell>
          <table:table-cell office:value-type="string" calcext:value-type="string">
            <text:p><text:s/>Mastermind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Rk4JlNc2TPmZe2af99d45</text:p>
          </table:table-cell>
          <table:table-cell office:value-type="string" calcext:value-type="string">
            <text:p><text:s/>ME! (feat. Brendon Urie of Panic! At The Disco) <text:s text:c="2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yM6QsnTCTVOkKEvg3hGlo</text:p>
          </table:table-cell>
          <table:table-cell office:value-type="string" calcext:value-type="string">
            <text:p><text:s/>Mean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KztjtD3ytzgYjUKIVfBnW</text:p>
          </table:table-cell>
          <table:table-cell office:value-type="string" calcext:value-type="string">
            <text:p><text:s/>Mean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rcHBt2aNcGFWW0jaAUe1L</text:p>
          </table:table-cell>
          <table:table-cell office:value-type="string" calcext:value-type="string">
            <text:p><text:s/>Mean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mFiEij8AXPUZB7aKLbUlQ</text:p>
          </table:table-cell>
          <table:table-cell office:value-type="string" calcext:value-type="string">
            <text:p><text:s/>Mean - Live/2011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0Y4CV7A6YqtQtTTo7Ue4j</text:p>
          </table:table-cell>
          <table:table-cell office:value-type="string" calcext:value-type="string">
            <text:p><text:s/>Mean (Taylor's Version) <text:s text:c="5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tGq7hWDCtrnL83y5OGual</text:p>
          </table:table-cell>
          <table:table-cell office:value-type="string" calcext:value-type="string">
            <text:p><text:s/>Message In A Bottle (Fat Max G Remix) (Taylor’s Version) <text:s text:c="2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zIzd27gmbNrWWkMCEWmgC</text:p>
          </table:table-cell>
          <table:table-cell office:value-type="string" calcext:value-type="string">
            <text:p><text:s/>Message In A Bottle (Taylor's Version) (From The Vault) <text:s text:c="2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rWDp9tBPQR9z6U5YyRSK4</text:p>
          </table:table-cell>
          <table:table-cell office:value-type="string" calcext:value-type="string">
            <text:p><text:s/>Midnight Rain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Nl7KyvjkFncGsjB49SxLl</text:p>
          </table:table-cell>
          <table:table-cell office:value-type="string" calcext:value-type="string">
            <text:p><text:s/>Midnight Rain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eKMqf9ZMSclDX7V9Ptg7x</text:p>
          </table:table-cell>
          <table:table-cell office:value-type="string" calcext:value-type="string">
            <text:p><text:s/>Midnight Rain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7Io3gxHwfbUreBf114c0u</text:p>
          </table:table-cell>
          <table:table-cell office:value-type="string" calcext:value-type="string">
            <text:p><text:s/>Mine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FmJKLpyCt42nP2IOVEVc2</text:p>
          </table:table-cell>
          <table:table-cell office:value-type="string" calcext:value-type="string">
            <text:p><text:s/>Mine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yndkPYP6YQQLBpPsizDfh</text:p>
          </table:table-cell>
          <table:table-cell office:value-type="string" calcext:value-type="string">
            <text:p><text:s/>Mine - Live/2011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OAHsZ8vrS2NKom3cvfJQD</text:p>
          </table:table-cell>
          <table:table-cell office:value-type="string" calcext:value-type="string">
            <text:p><text:s/>Mine - POP Mix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GxW5K0qzrq7L1jwSY5OmY</text:p>
          </table:table-cell>
          <table:table-cell office:value-type="string" calcext:value-type="string">
            <text:p><text:s/>Mine - POP Mix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G0gBu6nLdhFDPRLc0HdDG</text:p>
          </table:table-cell>
          <table:table-cell office:value-type="string" calcext:value-type="string">
            <text:p><text:s/>Mine (Taylor's Version) <text:s text:c="5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ZNU020wNYvgW84iljPkPP</text:p>
          </table:table-cell>
          <table:table-cell office:value-type="string" calcext:value-type="string">
            <text:p><text:s/>mirrorball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I8YAEA1VmCuP1wkJHMpTw</text:p>
          </table:table-cell>
          <table:table-cell office:value-type="string" calcext:value-type="string">
            <text:p><text:s/>mirrorball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jQyGzcwqAxwT5QUIMivoX</text:p>
          </table:table-cell>
          <table:table-cell office:value-type="string" calcext:value-type="string">
            <text:p><text:s/>mirrorball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14nt20w5wOxJnY462klLw</text:p>
          </table:table-cell>
          <table:table-cell office:value-type="string" calcext:value-type="string">
            <text:p><text:s/>Miss Americana &amp; The Heartbreak Prince <text:s text:c="3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uGYWMwRy24dm7RUDDhUlD</text:p>
          </table:table-cell>
          <table:table-cell office:value-type="string" calcext:value-type="string">
            <text:p><text:s/>My Boy Only Breaks His Favorite Toys <text:s text:c="4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XXwLdtuAcE0HSCu61ijAb</text:p>
          </table:table-cell>
          <table:table-cell office:value-type="string" calcext:value-type="string">
            <text:p><text:s/>My Boy Only Breaks His Favorite Toys <text:s text:c="4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MgV7FIyNxIG7WzMRJV5HC</text:p>
          </table:table-cell>
          <table:table-cell office:value-type="string" calcext:value-type="string">
            <text:p><text:s/>my tears ricochet <text:s text:c="5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P2bHCDM2tsgIaYWsZMhu5</text:p>
          </table:table-cell>
          <table:table-cell office:value-type="string" calcext:value-type="string">
            <text:p><text:s/>my tears ricochet <text:s text:c="5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Oju1YcbPCJuUQQWoZNdJK</text:p>
          </table:table-cell>
          <table:table-cell office:value-type="string" calcext:value-type="string">
            <text:p><text:s/>my tears ricochet <text:s text:c="5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7w0Uyk2jJAkO2hMJ36xJZ</text:p>
          </table:table-cell>
          <table:table-cell office:value-type="string" calcext:value-type="string">
            <text:p><text:s/>Never Grow Up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JilapcaOXzjR9gtvCY8FO</text:p>
          </table:table-cell>
          <table:table-cell office:value-type="string" calcext:value-type="string">
            <text:p><text:s/>Never Grow Up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UPDfqsVIZLEiZeMuUsni2</text:p>
          </table:table-cell>
          <table:table-cell office:value-type="string" calcext:value-type="string">
            <text:p><text:s/>Never Grow Up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EFZ9emtKWEglWUQGEQ3P9</text:p>
          </table:table-cell>
          <table:table-cell office:value-type="string" calcext:value-type="string">
            <text:p><text:s/>Never Grow Up (Taylor's Version) <text:s text:c="4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qAIiGFKLdV1xpNlEhjpq8</text:p>
          </table:table-cell>
          <table:table-cell office:value-type="string" calcext:value-type="string">
            <text:p><text:s/>New Romantics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vPMoMDXxu9uX1igWZmXSG</text:p>
          </table:table-cell>
          <table:table-cell office:value-type="string" calcext:value-type="string">
            <text:p><text:s/>New Romantics (Taylor's Version) <text:s text:c="4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M787RexsAiVYjQusM98CV</text:p>
          </table:table-cell>
          <table:table-cell office:value-type="string" calcext:value-type="string">
            <text:p><text:s/>New Romantics (Taylor's Version) <text:s text:c="4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F5oktn5YOsR9eR5YsFtqb</text:p>
          </table:table-cell>
          <table:table-cell office:value-type="string" calcext:value-type="string">
            <text:p><text:s/>New Year’s Day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RaT22zZsxVYxxKR7TAaYF</text:p>
          </table:table-cell>
          <table:table-cell office:value-type="string" calcext:value-type="string">
            <text:p><text:s/>no body, no crime (feat. HAIM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uwfVkaOM1mcMkFmSn35ix</text:p>
          </table:table-cell>
          <table:table-cell office:value-type="string" calcext:value-type="string">
            <text:p><text:s/>no body, no crime (feat. HAIM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KD6AEm19QnMbfWpfoOHMl</text:p>
          </table:table-cell>
          <table:table-cell office:value-type="string" calcext:value-type="string">
            <text:p><text:s/>Now That We Don't Talk (Taylor's Version) (From The Vault) <text:s text:c="1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QUIK7ZtziW8kGWo8RqopF</text:p>
          </table:table-cell>
          <table:table-cell office:value-type="string" calcext:value-type="string">
            <text:p><text:s/>Now That We Don't Talk (Taylor's Version) (From The Vault) <text:s text:c="1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j6gmK6u4WNI33lMZ8dC1s</text:p>
          </table:table-cell>
          <table:table-cell office:value-type="string" calcext:value-type="string">
            <text:p><text:s/>Our Song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qGr3rjRhndRIpFUA5f2HJ</text:p>
          </table:table-cell>
          <table:table-cell office:value-type="string" calcext:value-type="string">
            <text:p><text:s/>Our Song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Ct2PYPUSogyWvbV40k9Bf</text:p>
          </table:table-cell>
          <table:table-cell office:value-type="string" calcext:value-type="string">
            <text:p><text:s/>Our Song - International Mix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hK93KD6Y0j9giUGh4Valj</text:p>
          </table:table-cell>
          <table:table-cell office:value-type="string" calcext:value-type="string">
            <text:p><text:s/>Ours <text:s text:c="7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8QyrSzpnoU04AAhE5z8lj</text:p>
          </table:table-cell>
          <table:table-cell office:value-type="string" calcext:value-type="string">
            <text:p><text:s/>Ours - Live/2011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yNJkriPzWjkkDAWHIAVUq</text:p>
          </table:table-cell>
          <table:table-cell office:value-type="string" calcext:value-type="string">
            <text:p><text:s/>Ours (Taylor’s Version) <text:s text:c="5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EpVQjqtKygiwJIASxMWNg</text:p>
          </table:table-cell>
          <table:table-cell office:value-type="string" calcext:value-type="string">
            <text:p><text:s/>Out Of The Woods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qUnBLZ8bJqUNEeQgayL9t</text:p>
          </table:table-cell>
          <table:table-cell office:value-type="string" calcext:value-type="string">
            <text:p><text:s/>Out Of The Woods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45ZeOHPIzhxxsm8bq5kyE</text:p>
          </table:table-cell>
          <table:table-cell office:value-type="string" calcext:value-type="string">
            <text:p><text:s/>Out Of The Woods (Taylor's Version) <text:s text:c="4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OcSfkeCg9hRC2sFKB4IMJ</text:p>
          </table:table-cell>
          <table:table-cell office:value-type="string" calcext:value-type="string">
            <text:p><text:s/>Out Of The Woods (Taylor's Version) <text:s text:c="4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y5bvROuBDPr5fuwXbIBZR</text:p>
          </table:table-cell>
          <table:table-cell office:value-type="string" calcext:value-type="string">
            <text:p><text:s/>Paper Rings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712gjoih4QoDbXpljEk21</text:p>
          </table:table-cell>
          <table:table-cell office:value-type="string" calcext:value-type="string">
            <text:p><text:s/>Paris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tWxKWq1DSP1s9WQ5PWuqu</text:p>
          </table:table-cell>
          <table:table-cell office:value-type="string" calcext:value-type="string">
            <text:p><text:s/>Paris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MbT4I8qGntX4fMdqMQgke</text:p>
          </table:table-cell>
          <table:table-cell office:value-type="string" calcext:value-type="string">
            <text:p><text:s/>peace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JlI8Ay77m4nJvZTHvfT1J</text:p>
          </table:table-cell>
          <table:table-cell office:value-type="string" calcext:value-type="string">
            <text:p><text:s/>peace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O9i6jhscByEJs1ipy5hu4</text:p>
          </table:table-cell>
          <table:table-cell office:value-type="string" calcext:value-type="string">
            <text:p><text:s/>peace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BYejINgfZF0qKDMEH2cim</text:p>
          </table:table-cell>
          <table:table-cell office:value-type="string" calcext:value-type="string">
            <text:p><text:s/>Picture To Burn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EvU9pRoJ9Xs7anx0P7tEc</text:p>
          </table:table-cell>
          <table:table-cell office:value-type="string" calcext:value-type="string">
            <text:p><text:s/>Picture To Burn - Live From Clear Channel Stripped 2008 <text:s text:c="2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heeNYlwOGuUSe7TgUD27B</text:p>
          </table:table-cell>
          <table:table-cell office:value-type="string" calcext:value-type="string">
            <text:p><text:s/>Question...?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C7OF1Jal7YkyjzyUG8vkK</text:p>
          </table:table-cell>
          <table:table-cell office:value-type="string" calcext:value-type="string">
            <text:p><text:s/>Question...?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oomkQSYf1ia2VnVEWfFIU</text:p>
          </table:table-cell>
          <table:table-cell office:value-type="string" calcext:value-type="string">
            <text:p><text:s/>Question...?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cITLOYn1Sv4q27zZPqlNK</text:p>
          </table:table-cell>
          <table:table-cell office:value-type="string" calcext:value-type="string">
            <text:p><text:s/>Red <text:s text:c="7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gJtmLyPTwKzhGzMBXtuXH</text:p>
          </table:table-cell>
          <table:table-cell office:value-type="string" calcext:value-type="string">
            <text:p><text:s/>Red <text:s text:c="7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V9NuhKQcUFt4cgbynHV79</text:p>
          </table:table-cell>
          <table:table-cell office:value-type="string" calcext:value-type="string">
            <text:p><text:s/>Red <text:s text:c="7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OAuvHryIVv4kMDNSLuPt6</text:p>
          </table:table-cell>
          <table:table-cell office:value-type="string" calcext:value-type="string">
            <text:p><text:s/>Red (Taylor's Version) <text:s text:c="5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zwMVvkBe2qIKDObWgXw4N</text:p>
          </table:table-cell>
          <table:table-cell office:value-type="string" calcext:value-type="string">
            <text:p><text:s/>right where you left me - bonus track <text:s text:c="3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LKjHhOW1az75pCQ9XJJtF</text:p>
          </table:table-cell>
          <table:table-cell office:value-type="string" calcext:value-type="string">
            <text:p><text:s/>Sad Beautiful Tragic <text:s text:c="5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0e9zuv2pJc7ON1OUAJ1zl</text:p>
          </table:table-cell>
          <table:table-cell office:value-type="string" calcext:value-type="string">
            <text:p><text:s/>Sad Beautiful Tragic <text:s text:c="5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3qMN9bXy7MSPwwGfH3wQr</text:p>
          </table:table-cell>
          <table:table-cell office:value-type="string" calcext:value-type="string">
            <text:p><text:s/>Sad Beautiful Tragic (Taylor's Version) <text:s text:c="3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NioO5R9sHEZh4cGzMHyNt</text:p>
          </table:table-cell>
          <table:table-cell office:value-type="string" calcext:value-type="string">
            <text:p><text:s/>Say Don't Go (Taylor's Version) (From The Vault) <text:s text:c="2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CCRVu4F91Qp2mnGjmWBrf</text:p>
          </table:table-cell>
          <table:table-cell office:value-type="string" calcext:value-type="string">
            <text:p><text:s/>Say Don't Go (Taylor's Version) (From The Vault) <text:s text:c="2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KJqZcs9XDgVck7Lg9QOTC</text:p>
          </table:table-cell>
          <table:table-cell office:value-type="string" calcext:value-type="string">
            <text:p><text:s/>seven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6mOLcXOjOEhyY4mMF1l3r</text:p>
          </table:table-cell>
          <table:table-cell office:value-type="string" calcext:value-type="string">
            <text:p><text:s/>seven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vJ7QvyCiR4DaHxwO58izA</text:p>
          </table:table-cell>
          <table:table-cell office:value-type="string" calcext:value-type="string">
            <text:p><text:s/>seven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kKlhuQE0HXp1IwBRpaH2P</text:p>
          </table:table-cell>
          <table:table-cell office:value-type="string" calcext:value-type="string">
            <text:p><text:s/>Shake It Off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cqRj7pUJDkTCEsJkx8snD</text:p>
          </table:table-cell>
          <table:table-cell office:value-type="string" calcext:value-type="string">
            <text:p><text:s/>Shake It Off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pv7Q5v2dpdefwdWIvE7yH</text:p>
          </table:table-cell>
          <table:table-cell office:value-type="string" calcext:value-type="string">
            <text:p><text:s/>Shake It Off (Taylor's Version)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0yNTF0Od55qnHLxYsA5Pw</text:p>
          </table:table-cell>
          <table:table-cell office:value-type="string" calcext:value-type="string">
            <text:p><text:s/>Shake It Off (Taylor's Version)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CdaXOq1MWe2JHDalTG01d</text:p>
          </table:table-cell>
          <table:table-cell office:value-type="string" calcext:value-type="string">
            <text:p><text:s/>Should've Said No <text:s text:c="5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gwvtlwlKhvkfjz7Fcb6Yk</text:p>
          </table:table-cell>
          <table:table-cell office:value-type="string" calcext:value-type="string">
            <text:p><text:s/>Should've Said No - International Mix <text:s text:c="3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a9hUL6ZuiagZhazwrtwHF</text:p>
          </table:table-cell>
          <table:table-cell office:value-type="string" calcext:value-type="string">
            <text:p><text:s/>Should've Said No - Live From Clear Channel Stripped 2008 <text:s text:c="1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wtOxkiel43cVs0Yux5Q4h</text:p>
          </table:table-cell>
          <table:table-cell office:value-type="string" calcext:value-type="string">
            <text:p><text:s/>Snow On The Beach (feat. Lana Del Rey) <text:s text:c="3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ADDIJxxqzM9LMpm78yzQG</text:p>
          </table:table-cell>
          <table:table-cell office:value-type="string" calcext:value-type="string">
            <text:p><text:s/>Snow On The Beach (feat. Lana Del Rey) <text:s text:c="3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GA86Uo2jYbj8vIXe2nyWd</text:p>
          </table:table-cell>
          <table:table-cell office:value-type="string" calcext:value-type="string">
            <text:p><text:s/>Snow On The Beach (feat. Lana Del Rey) <text:s text:c="3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PxFv9yJEg9dxvbZggykro</text:p>
          </table:table-cell>
          <table:table-cell office:value-type="string" calcext:value-type="string">
            <text:p><text:s/>So It Goes...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1T04yafZVrjNq2FqvLtId</text:p>
          </table:table-cell>
          <table:table-cell office:value-type="string" calcext:value-type="string">
            <text:p><text:s/>So It Goes...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wAkQFShJ27V8362MqevQr</text:p>
          </table:table-cell>
          <table:table-cell office:value-type="string" calcext:value-type="string">
            <text:p><text:s/>So Long, London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Vevii7qKqrmW8CcyzBHDl</text:p>
          </table:table-cell>
          <table:table-cell office:value-type="string" calcext:value-type="string">
            <text:p><text:s/>So Long, London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AYtqFyFbX0Xkc2wtcygTr</text:p>
          </table:table-cell>
          <table:table-cell office:value-type="string" calcext:value-type="string">
            <text:p><text:s/>Soon You’ll Get Better (feat. The Chicks) <text:s text:c="3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9cM9BjyNFizKUOXh6j9rT</text:p>
          </table:table-cell>
          <table:table-cell office:value-type="string" calcext:value-type="string">
            <text:p><text:s/>Sparks Fly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6NGAvL695VnbcSeTmQWmM</text:p>
          </table:table-cell>
          <table:table-cell office:value-type="string" calcext:value-type="string">
            <text:p><text:s/>Sparks Fly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h2sBwpUSAndjObfU3ti2r</text:p>
          </table:table-cell>
          <table:table-cell office:value-type="string" calcext:value-type="string">
            <text:p><text:s/>Sparks Fly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aBJNc2thaKyh5THWzIqHX</text:p>
          </table:table-cell>
          <table:table-cell office:value-type="string" calcext:value-type="string">
            <text:p><text:s/>Sparks Fly - Live/2011 <text:s text:c="5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MytWN8L7shNYzGl4tAKRp</text:p>
          </table:table-cell>
          <table:table-cell office:value-type="string" calcext:value-type="string">
            <text:p><text:s/>Sparks Fly (Taylor’s Version)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PBghI9zJkQEWBzMSMo2Ki</text:p>
          </table:table-cell>
          <table:table-cell office:value-type="string" calcext:value-type="string">
            <text:p><text:s/>Speak Now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dXKdjpOaH2iwfFKmUj7aq</text:p>
          </table:table-cell>
          <table:table-cell office:value-type="string" calcext:value-type="string">
            <text:p><text:s/>Speak Now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QFB14MOUf3imlyISNmrbT</text:p>
          </table:table-cell>
          <table:table-cell office:value-type="string" calcext:value-type="string">
            <text:p><text:s/>Speak Now - Live/2011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xXqyjLicvEpch72qEryFT</text:p>
          </table:table-cell>
          <table:table-cell office:value-type="string" calcext:value-type="string">
            <text:p><text:s/>Speak Now (Taylor'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MecVsMj22MneZt7kVFaCr</text:p>
          </table:table-cell>
          <table:table-cell office:value-type="string" calcext:value-type="string">
            <text:p><text:s/>Starlight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gL4vMhDV3RgJQmDuY5HK1</text:p>
          </table:table-cell>
          <table:table-cell office:value-type="string" calcext:value-type="string">
            <text:p><text:s/>Starlight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A2cNLRT0YJc1yjxHlKihs</text:p>
          </table:table-cell>
          <table:table-cell office:value-type="string" calcext:value-type="string">
            <text:p><text:s/>Starlight (Taylor'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86NsUYn4GGUf8AOt0SQhP</text:p>
          </table:table-cell>
          <table:table-cell office:value-type="string" calcext:value-type="string">
            <text:p><text:s/>State Of Grace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b16LTzby1YRVd2nq2Z0fw</text:p>
          </table:table-cell>
          <table:table-cell office:value-type="string" calcext:value-type="string">
            <text:p><text:s/>State Of Grace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YRGTdfmJPALpglAaraYUr</text:p>
          </table:table-cell>
          <table:table-cell office:value-type="string" calcext:value-type="string">
            <text:p><text:s/>State Of Grace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jAIouBES8LWMiriuNq170</text:p>
          </table:table-cell>
          <table:table-cell office:value-type="string" calcext:value-type="string">
            <text:p><text:s/>State Of Grace (Acoustic Version) (Taylor's Version) 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lzc0Al0zfZOIFsFvBS1ki</text:p>
          </table:table-cell>
          <table:table-cell office:value-type="string" calcext:value-type="string">
            <text:p><text:s/>State Of Grace (Taylor's Version)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1sjzdjScVwnxnxADElts6</text:p>
          </table:table-cell>
          <table:table-cell office:value-type="string" calcext:value-type="string">
            <text:p><text:s/>Stay Beautiful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qLeEu4iXEclkLwoBlMiou</text:p>
          </table:table-cell>
          <table:table-cell office:value-type="string" calcext:value-type="string">
            <text:p><text:s/>Stay Stay Stay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F2S1QlnMaOfmNHIgmES3k</text:p>
          </table:table-cell>
          <table:table-cell office:value-type="string" calcext:value-type="string">
            <text:p><text:s/>Stay Stay Stay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eQj6r5PIdYKEIZjucBMcq</text:p>
          </table:table-cell>
          <table:table-cell office:value-type="string" calcext:value-type="string">
            <text:p><text:s/>Stay Stay Stay (Taylor's Version)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1PmZqBXH0RUETqxpwlV0w</text:p>
          </table:table-cell>
          <table:table-cell office:value-type="string" calcext:value-type="string">
            <text:p><text:s/>Style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ug5NqcwcFR2xrfTkc7k8e</text:p>
          </table:table-cell>
          <table:table-cell office:value-type="string" calcext:value-type="string">
            <text:p><text:s/>Style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hjRhYpWyqDpPahmSlUTlc</text:p>
          </table:table-cell>
          <table:table-cell office:value-type="string" calcext:value-type="string">
            <text:p><text:s/>Style (Taylor's Version)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Vpk1hfMAQme8VJ0SNRSkd</text:p>
          </table:table-cell>
          <table:table-cell office:value-type="string" calcext:value-type="string">
            <text:p><text:s/>Style (Taylor's Version) 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T0sEnqjmHISIKwFETeeiP</text:p>
          </table:table-cell>
          <table:table-cell office:value-type="string" calcext:value-type="string">
            <text:p><text:s/>Suburban Legends (Taylor's Version) (From The Vault) 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M9ppdfFjR1AbpUl3Y8DcV</text:p>
          </table:table-cell>
          <table:table-cell office:value-type="string" calcext:value-type="string">
            <text:p><text:s/>Suburban Legends (Taylor's Version) (From The Vault) 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aJ0ipi4EPmu1aTbFeXZnw</text:p>
          </table:table-cell>
          <table:table-cell office:value-type="string" calcext:value-type="string">
            <text:p><text:s/>Superman <text:s text:c="6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evLyY5Ue1Wesc61t2KXAU</text:p>
          </table:table-cell>
          <table:table-cell office:value-type="string" calcext:value-type="string">
            <text:p><text:s/>Superman (Taylor’s Version) <text:s text:c="4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XfTh16YcKPzdxMPTeKTAq</text:p>
          </table:table-cell>
          <table:table-cell office:value-type="string" calcext:value-type="string">
            <text:p><text:s/>SuperStar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1A8eKvvZz9uydvIZ7xRSV</text:p>
          </table:table-cell>
          <table:table-cell office:value-type="string" calcext:value-type="string">
            <text:p><text:s/>Superstar (Taylor’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wavGRldH0AWyu2zvTz8zb</text:p>
          </table:table-cell>
          <table:table-cell office:value-type="string" calcext:value-type="string">
            <text:p><text:s/>Sweet Nothing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zmwONxswBAzGwExPugSLN</text:p>
          </table:table-cell>
          <table:table-cell office:value-type="string" calcext:value-type="string">
            <text:p><text:s/>Sweet Nothing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L09RYwH5Pjzca6PmbUAw3</text:p>
          </table:table-cell>
          <table:table-cell office:value-type="string" calcext:value-type="string">
            <text:p><text:s/>Sweet Nothing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RM02ladxD5mgdrlAwh3h9</text:p>
          </table:table-cell>
          <table:table-cell office:value-type="string" calcext:value-type="string">
            <text:p><text:s/>Teardrops On My Guitar - International Mix <text:s text:c="3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DjevQhsPWULcondN4mRh5</text:p>
          </table:table-cell>
          <table:table-cell office:value-type="string" calcext:value-type="string">
            <text:p><text:s/>Teardrops On My Guitar - Live From Clear Channel Stripped 2008 <text:s text:c="1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hxLyjC9D9Jpw6EAPKqWv4</text:p>
          </table:table-cell>
          <table:table-cell office:value-type="string" calcext:value-type="string">
            <text:p><text:s/>Teardrops on My Guitar - Pop Version <text:s text:c="4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TF4UtYreqNbQ6Z9AccldU</text:p>
          </table:table-cell>
          <table:table-cell office:value-type="string" calcext:value-type="string">
            <text:p><text:s/>Teardrops On My Guitar - Radio Single Remix <text:s text:c="3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eGeUVeCEvEQrivmjl9Qn3</text:p>
          </table:table-cell>
          <table:table-cell office:value-type="string" calcext:value-type="string">
            <text:p><text:s/>Teardrops On My Guitar - Radio Single Remix <text:s text:c="3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vLpy7UPYuOa75Bkqocrcw</text:p>
          </table:table-cell>
          <table:table-cell office:value-type="string" calcext:value-type="string">
            <text:p><text:s/>Tell Me Why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x7Gxk2GfwZJcqpoVT1PbR</text:p>
          </table:table-cell>
          <table:table-cell office:value-type="string" calcext:value-type="string">
            <text:p><text:s/>Tell Me Why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k0vFacOHNuArLWMiH60p7</text:p>
          </table:table-cell>
          <table:table-cell office:value-type="string" calcext:value-type="string">
            <text:p><text:s/>Tell Me Why (Taylor’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Jlcvv8IykzHaSmj49uNW8</text:p>
          </table:table-cell>
          <table:table-cell office:value-type="string" calcext:value-type="string">
            <text:p><text:s/>the 1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pfrrhvplbJZAIsfosGWQP</text:p>
          </table:table-cell>
          <table:table-cell office:value-type="string" calcext:value-type="string">
            <text:p><text:s/>the 1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P9wLFurlgumLXuqFEpw52</text:p>
          </table:table-cell>
          <table:table-cell office:value-type="string" calcext:value-type="string">
            <text:p><text:s/>the 1 <text:s text:c="7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8J4bMHbILkwSIhbtrcvjN</text:p>
          </table:table-cell>
          <table:table-cell office:value-type="string" calcext:value-type="string">
            <text:p><text:s/>the 1 - the long pond studio sessions <text:s text:c="3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EF6IyONolQy0bIQXm2EmX</text:p>
          </table:table-cell>
          <table:table-cell office:value-type="string" calcext:value-type="string">
            <text:p><text:s/>The Albatross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tuNqJOtRQVHvONR8Lg3MZ</text:p>
          </table:table-cell>
          <table:table-cell office:value-type="string" calcext:value-type="string">
            <text:p><text:s/>The Alchemy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dhMTsEZz6ZEquGvmzVoHn</text:p>
          </table:table-cell>
          <table:table-cell office:value-type="string" calcext:value-type="string">
            <text:p><text:s/>The Alchemy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pHkh7d0lzM2AldUtz2x37</text:p>
          </table:table-cell>
          <table:table-cell office:value-type="string" calcext:value-type="string">
            <text:p><text:s/>The Archer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G9D32Kx7hdQ9Uga1V4VXm</text:p>
          </table:table-cell>
          <table:table-cell office:value-type="string" calcext:value-type="string">
            <text:p><text:s/>The Best Day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CjuAoOiSrwWv7wJonAUmw</text:p>
          </table:table-cell>
          <table:table-cell office:value-type="string" calcext:value-type="string">
            <text:p><text:s/>The Best Day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APTsjmZbj7TFXQJAiRti4</text:p>
          </table:table-cell>
          <table:table-cell office:value-type="string" calcext:value-type="string">
            <text:p><text:s/>The Best Day <text:s text:c="6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ON9UuIq49xXY9GPmHIYRp</text:p>
          </table:table-cell>
          <table:table-cell office:value-type="string" calcext:value-type="string">
            <text:p><text:s/>The Best Day (Taylor’s Version)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2E2nR0od0M5HYxuYLaDz7</text:p>
          </table:table-cell>
          <table:table-cell office:value-type="string" calcext:value-type="string">
            <text:p><text:s/>The Black Dog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UMrglJeju5yWyYIW6o99b</text:p>
          </table:table-cell>
          <table:table-cell office:value-type="string" calcext:value-type="string">
            <text:p><text:s/>The Great War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VuqMjgoKaOHNM8HpxtXKx</text:p>
          </table:table-cell>
          <table:table-cell office:value-type="string" calcext:value-type="string">
            <text:p><text:s/>The Great War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N1K5OVVCopBjGViHs2IvP</text:p>
          </table:table-cell>
          <table:table-cell office:value-type="string" calcext:value-type="string">
            <text:p><text:s/>The Joker And The Queen (feat. Taylor Swift) <text:s text:c="3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eFQWVz0qIxDOvhLpZ40P7</text:p>
          </table:table-cell>
          <table:table-cell office:value-type="string" calcext:value-type="string">
            <text:p><text:s/>the lakes - bonus track <text:s text:c="5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zEprKYeuGOIZoHyu6O1E2</text:p>
          </table:table-cell>
          <table:table-cell office:value-type="string" calcext:value-type="string">
            <text:p><text:s/>the lakes - bonus track <text:s text:c="5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Eeur20xVqfUoM3Q7EFPFt</text:p>
          </table:table-cell>
          <table:table-cell office:value-type="string" calcext:value-type="string">
            <text:p><text:s/>the last great american dynasty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olxzvoFI9IpxqFeUv7WOX</text:p>
          </table:table-cell>
          <table:table-cell office:value-type="string" calcext:value-type="string">
            <text:p><text:s/>the last great american dynasty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ojxSyrEraN7d46BMBPThZ</text:p>
          </table:table-cell>
          <table:table-cell office:value-type="string" calcext:value-type="string">
            <text:p><text:s/>the last great american dynasty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8tIMaewZuGR8urkvFhQyA</text:p>
          </table:table-cell>
          <table:table-cell office:value-type="string" calcext:value-type="string">
            <text:p><text:s/>the last great american dynasty - the long pond studio sessions <text:s text:c="1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n9mzjgAzjyKawvbHzciXF</text:p>
          </table:table-cell>
          <table:table-cell office:value-type="string" calcext:value-type="string">
            <text:p><text:s/>The Last Time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Tz4JnXZOcjcp8fWfMjBBk</text:p>
          </table:table-cell>
          <table:table-cell office:value-type="string" calcext:value-type="string">
            <text:p><text:s/>The Last Time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y6kdSRCVQhSsHSpWvTUm7</text:p>
          </table:table-cell>
          <table:table-cell office:value-type="string" calcext:value-type="string">
            <text:p><text:s/>The Last Time (feat. Gary Lightbody of Snow Patrol) (Taylor’s Version) <text:s text:c="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X2J0BhxaLTmnxO4pPUhSd</text:p>
          </table:table-cell>
          <table:table-cell office:value-type="string" calcext:value-type="string">
            <text:p><text:s/>The Lucky One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VQLMrWhailAhErKNUSnv1</text:p>
          </table:table-cell>
          <table:table-cell office:value-type="string" calcext:value-type="string">
            <text:p><text:s/>The Lucky One <text:s text:c="6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e5ayHsOLJNLTGfjau2mEw</text:p>
          </table:table-cell>
          <table:table-cell office:value-type="string" calcext:value-type="string">
            <text:p><text:s/>The Lucky One (Taylor's Version) <text:s text:c="4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RauEVgRgj1IuWdJ9fDs70</text:p>
          </table:table-cell>
          <table:table-cell office:value-type="string" calcext:value-type="string">
            <text:p><text:s/>The Man <text:s text:c="6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qTAwKJQ68gmnrnfPD3vlO</text:p>
          </table:table-cell>
          <table:table-cell office:value-type="string" calcext:value-type="string">
            <text:p><text:s/>The Moment I Knew <text:s text:c="5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NRHj8hDwwmSPaA41o379r</text:p>
          </table:table-cell>
          <table:table-cell office:value-type="string" calcext:value-type="string">
            <text:p><text:s/>The Moment I Knew (Taylor's Version) <text:s text:c="4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yDJcXc549N6AabNBzFAku</text:p>
          </table:table-cell>
          <table:table-cell office:value-type="string" calcext:value-type="string">
            <text:p><text:s/>The Other Side Of The Door <text:s text:c="5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cSFlSBdpT4F5vb1frQ231</text:p>
          </table:table-cell>
          <table:table-cell office:value-type="string" calcext:value-type="string">
            <text:p><text:s/>The Other Side Of The Door (Taylor’s Version) <text:s text:c="3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Tj2MqcFMf60CaGsKbM1aq</text:p>
          </table:table-cell>
          <table:table-cell office:value-type="string" calcext:value-type="string">
            <text:p><text:s/>The Outside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xtw1krCR6Dw2KwkXw5z63</text:p>
          </table:table-cell>
          <table:table-cell office:value-type="string" calcext:value-type="string">
            <text:p><text:s/>The Smallest Man Who Ever Lived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v1ivOOsgn64g5OywuH55L</text:p>
          </table:table-cell>
          <table:table-cell office:value-type="string" calcext:value-type="string">
            <text:p><text:s/>The Smallest Man Who Ever Lived <text:s text:c="4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vBlnGdfOLzVEqiOQQxeU8</text:p>
          </table:table-cell>
          <table:table-cell office:value-type="string" calcext:value-type="string">
            <text:p><text:s/>The Story Of Us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lXekiVK1ZPZbKconsys73</text:p>
          </table:table-cell>
          <table:table-cell office:value-type="string" calcext:value-type="string">
            <text:p><text:s/>The Story Of Us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2GIZuUXo14oyrS0si3Rgc</text:p>
          </table:table-cell>
          <table:table-cell office:value-type="string" calcext:value-type="string">
            <text:p><text:s/>The Story Of Us - Live <text:s text:c="5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dTA6y0C2ReQklntzZl8l3</text:p>
          </table:table-cell>
          <table:table-cell office:value-type="string" calcext:value-type="string">
            <text:p><text:s/>The Story Of Us (Taylor's Version) <text:s text:c="4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PdLaGZubp4lghChqp8erB</text:p>
          </table:table-cell>
          <table:table-cell office:value-type="string" calcext:value-type="string">
            <text:p><text:s/>The Tortured Poets Department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NMrVbIVWT3fPXBj0rNDKG</text:p>
          </table:table-cell>
          <table:table-cell office:value-type="string" calcext:value-type="string">
            <text:p><text:s/>The Tortured Poets Department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4LDcz3RX1P5sIlzQGqgUN</text:p>
          </table:table-cell>
          <table:table-cell office:value-type="string" calcext:value-type="string">
            <text:p><text:s/>The Way I Loved You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pEZUytwBzha5Un6m3SCFf</text:p>
          </table:table-cell>
          <table:table-cell office:value-type="string" calcext:value-type="string">
            <text:p><text:s/>The Way I Loved You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2bPsP2jCgbLUvh82U0Z3M</text:p>
          </table:table-cell>
          <table:table-cell office:value-type="string" calcext:value-type="string">
            <text:p><text:s/>The Way I Loved You (Taylor’s Version) <text:s text:c="3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kt9e9LFSpN1zQtYEl19o1</text:p>
          </table:table-cell>
          <table:table-cell office:value-type="string" calcext:value-type="string">
            <text:p><text:s/>this is me trying <text:s text:c="5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cm50Lw03k6VvRauJtkyTj</text:p>
          </table:table-cell>
          <table:table-cell office:value-type="string" calcext:value-type="string">
            <text:p><text:s/>this is me trying <text:s text:c="5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DnDBYrfGoxdnomqEAkFIv</text:p>
          </table:table-cell>
          <table:table-cell office:value-type="string" calcext:value-type="string">
            <text:p><text:s/>this is me trying <text:s text:c="5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7NxDD1iKCHbAldceD7QLP</text:p>
          </table:table-cell>
          <table:table-cell office:value-type="string" calcext:value-type="string">
            <text:p><text:s/>This Is Why We Can't Have Nice Things <text:s text:c="3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lTxQZVXlvIX7Z3szSy8Sh</text:p>
          </table:table-cell>
          <table:table-cell office:value-type="string" calcext:value-type="string">
            <text:p><text:s/>This Love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L560fic5PaTuCFm6CviKa</text:p>
          </table:table-cell>
          <table:table-cell office:value-type="string" calcext:value-type="string">
            <text:p><text:s/>This Love <text:s text:c="6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d1CG5ei1E2vGbvmgf5KKv</text:p>
          </table:table-cell>
          <table:table-cell office:value-type="string" calcext:value-type="string">
            <text:p><text:s/>This Love (Taylor’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QVVjX0ZItqlVpEuVCM9Yg</text:p>
          </table:table-cell>
          <table:table-cell office:value-type="string" calcext:value-type="string">
            <text:p><text:s/>This Love (Taylor’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WBEj8TeGtRPNJdOmT3WJW</text:p>
          </table:table-cell>
          <table:table-cell office:value-type="string" calcext:value-type="string">
            <text:p><text:s/>This Love (Taylor’s Version) <text:s text:c="4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zzxwmoOBnXDT0KnJsoIWk</text:p>
          </table:table-cell>
          <table:table-cell office:value-type="string" calcext:value-type="string">
            <text:p><text:s/>Tied Together with a Smile <text:s text:c="5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Fn01AIMyHbha2ceNQeOqw</text:p>
          </table:table-cell>
          <table:table-cell office:value-type="string" calcext:value-type="string">
            <text:p><text:s/>Tim McGraw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JoJrsEV15OzbijS47lids</text:p>
          </table:table-cell>
          <table:table-cell office:value-type="string" calcext:value-type="string">
            <text:p><text:s/>Today Was A Fairytale (Taylor’s Version) <text:s text:c="3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PurA4JVJ8YQgSVopY8fn6</text:p>
          </table:table-cell>
          <table:table-cell office:value-type="string" calcext:value-type="string">
            <text:p><text:s/>tolerate it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lCvK2AR2uOKkVFCVlAzzm</text:p>
          </table:table-cell>
          <table:table-cell office:value-type="string" calcext:value-type="string">
            <text:p><text:s/>tolerate it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kYFVSQoPu7yRpfiHBwMUk</text:p>
          </table:table-cell>
          <table:table-cell office:value-type="string" calcext:value-type="string">
            <text:p><text:s/>Treacherous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nECwCDHS1JvQbrmuorZIH</text:p>
          </table:table-cell>
          <table:table-cell office:value-type="string" calcext:value-type="string">
            <text:p><text:s/>Treacherous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r3U7SOcoj4DIEyN44Lt5z</text:p>
          </table:table-cell>
          <table:table-cell office:value-type="string" calcext:value-type="string">
            <text:p><text:s/>Treacherous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skiELMb9SiQCcBpsExIJf</text:p>
          </table:table-cell>
          <table:table-cell office:value-type="string" calcext:value-type="string">
            <text:p><text:s/>Treacherous - Original Demo Recording <text:s text:c="3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S7HNKPakdwNEBFIVTL6dZ</text:p>
          </table:table-cell>
          <table:table-cell office:value-type="string" calcext:value-type="string">
            <text:p><text:s/>Treacherous (Taylor'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ovFJkdau79DuXEvQjPaNH</text:p>
          </table:table-cell>
          <table:table-cell office:value-type="string" calcext:value-type="string">
            <text:p><text:s/>Untouchable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MbHDiHQjhmoVAV75G04Ql</text:p>
          </table:table-cell>
          <table:table-cell office:value-type="string" calcext:value-type="string">
            <text:p><text:s/>Untouchable - Live From Clear Channel Stripped 2008 <text:s text:c="2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tQ9vBYpldCuikPsbgOVKA</text:p>
          </table:table-cell>
          <table:table-cell office:value-type="string" calcext:value-type="string">
            <text:p><text:s/>Untouchable (Taylor’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xwAWUI6Dj0WGC3KiUPN0O</text:p>
          </table:table-cell>
          <table:table-cell office:value-type="string" calcext:value-type="string">
            <text:p><text:s/>Vigilante Shit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yeuXkukVGuix3vmLu2BPJ</text:p>
          </table:table-cell>
          <table:table-cell office:value-type="string" calcext:value-type="string">
            <text:p><text:s/>Vigilante Shit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GKDhq6ZbmSbRHd3eyGlB7</text:p>
          </table:table-cell>
          <table:table-cell office:value-type="string" calcext:value-type="string">
            <text:p><text:s/>Vigilante Shit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AEAGTc8cReDqcbPoY9gwo</text:p>
          </table:table-cell>
          <table:table-cell office:value-type="string" calcext:value-type="string">
            <text:p><text:s/>We Are Never Ever Getting Back Together <text:s text:c="3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kISMRfweKSvgHR0urMQFG</text:p>
          </table:table-cell>
          <table:table-cell office:value-type="string" calcext:value-type="string">
            <text:p><text:s/>We Are Never Ever Getting Back Together <text:s text:c="3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YqltLsjdqFtvqE7Nrysvs</text:p>
          </table:table-cell>
          <table:table-cell office:value-type="string" calcext:value-type="string">
            <text:p><text:s/>We Are Never Ever Getting Back Together (Taylor's Version) <text:s text:c="1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0nqz67NQWWa7XPq7ycihi</text:p>
          </table:table-cell>
          <table:table-cell office:value-type="string" calcext:value-type="string">
            <text:p><text:s/>Welcome To New York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nRmDz7qGCvsMS30rGGY0x</text:p>
          </table:table-cell>
          <table:table-cell office:value-type="string" calcext:value-type="string">
            <text:p><text:s/>Welcome To New York <text:s text:c="5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hR8BSuEqPCCZfv93zzzz9</text:p>
          </table:table-cell>
          <table:table-cell office:value-type="string" calcext:value-type="string">
            <text:p><text:s/>Welcome To New York (Taylor's Version) <text:s text:c="3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WUepByoeqcedHoYhSNHRt</text:p>
          </table:table-cell>
          <table:table-cell office:value-type="string" calcext:value-type="string">
            <text:p><text:s/>Welcome To New York (Taylor's Version) <text:s text:c="3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zo975x58DlXbZllWvfYhg</text:p>
          </table:table-cell>
          <table:table-cell office:value-type="string" calcext:value-type="string">
            <text:p><text:s/>When Emma Falls in Love (Taylor’s Version) (From The Vault) <text:s text:c="1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yFjBRQVhRdcdnrTE5LuyD</text:p>
          </table:table-cell>
          <table:table-cell office:value-type="string" calcext:value-type="string">
            <text:p><text:s/>White Horse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yKB8qcTSflDercM2PXwot</text:p>
          </table:table-cell>
          <table:table-cell office:value-type="string" calcext:value-type="string">
            <text:p><text:s/>White Horse <text:s text:c="6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5YL553x8sHderRBDlm3NM3</text:p>
          </table:table-cell>
          <table:table-cell office:value-type="string" calcext:value-type="string">
            <text:p><text:s/>White Horse (Taylor’s Version)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d8UxVNhJinc8uat9PoM9y</text:p>
          </table:table-cell>
          <table:table-cell office:value-type="string" calcext:value-type="string">
            <text:p><text:s/>Who’s Afraid of Little Old Me?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6t6frENUtCYKuZus6aYDO</text:p>
          </table:table-cell>
          <table:table-cell office:value-type="string" calcext:value-type="string">
            <text:p><text:s/>Who’s Afraid of Little Old Me? <text:s text:c="4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fVnlF4pGqWI9flVENcT28</text:p>
          </table:table-cell>
          <table:table-cell office:value-type="string" calcext:value-type="string">
            <text:p><text:s/>Wildest Dreams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A4A6dwl5DqdqrZaEtKGPR</text:p>
          </table:table-cell>
          <table:table-cell office:value-type="string" calcext:value-type="string">
            <text:p><text:s/>Wildest Dreams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2C0JIVhFaczZ4t9heqREN</text:p>
          </table:table-cell>
          <table:table-cell office:value-type="string" calcext:value-type="string">
            <text:p><text:s/>Wildest Dreams 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IxeJLsubGTboNN9K5XNfL</text:p>
          </table:table-cell>
          <table:table-cell office:value-type="string" calcext:value-type="string">
            <text:p><text:s/>Wildest Dreams (Taylor's Version)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K39ty6o1sHwwlZwO6a7wK</text:p>
          </table:table-cell>
          <table:table-cell office:value-type="string" calcext:value-type="string">
            <text:p><text:s/>Wildest Dreams (Taylor's Version)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7exgla7YBw9DUNNcTIpjy</text:p>
          </table:table-cell>
          <table:table-cell office:value-type="string" calcext:value-type="string">
            <text:p><text:s/>Wildest Dreams (Taylor's Version)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lx2cLdOt3piJbcaXIV74f</text:p>
          </table:table-cell>
          <table:table-cell office:value-type="string" calcext:value-type="string">
            <text:p><text:s/>willow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gVhfX2Gy1T9kDuS9azrF7</text:p>
          </table:table-cell>
          <table:table-cell office:value-type="string" calcext:value-type="string">
            <text:p><text:s/>willow <text:s text:c="7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RvRzl1YJTDnUvdOtV21IK</text:p>
          </table:table-cell>
          <table:table-cell office:value-type="string" calcext:value-type="string">
            <text:p><text:s/>Wonderland <text:s text:c="6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ve0kuaWUCt4Zx8x4bf1MR</text:p>
          </table:table-cell>
          <table:table-cell office:value-type="string" calcext:value-type="string">
            <text:p><text:s/>Wonderland (Taylor's Version)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HRsJu8vcnzYDN4t0570FY</text:p>
          </table:table-cell>
          <table:table-cell office:value-type="string" calcext:value-type="string">
            <text:p><text:s/>Wonderland (Taylor's Version)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aV5uARAknQgYhBaK944FP</text:p>
          </table:table-cell>
          <table:table-cell office:value-type="string" calcext:value-type="string">
            <text:p><text:s/>Would've, Could've, Should've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txojlesMFQZGWxwz2EeqB</text:p>
          </table:table-cell>
          <table:table-cell office:value-type="string" calcext:value-type="string">
            <text:p><text:s/>Would've, Could've, Should've <text:s text:c="4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2KrOAg6FftbjgSKdd2a4rS</text:p>
          </table:table-cell>
          <table:table-cell office:value-type="string" calcext:value-type="string">
            <text:p><text:s/>You Are In Love <text:s text:c="6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UwqOWDpdeIDVQDuKT6iza</text:p>
          </table:table-cell>
          <table:table-cell office:value-type="string" calcext:value-type="string">
            <text:p><text:s/>You Are In Love (Taylor's Version) <text:s text:c="4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0TyGh27YQ5LknmiDhCzJiT</text:p>
          </table:table-cell>
          <table:table-cell office:value-type="string" calcext:value-type="string">
            <text:p><text:s/>You Are In Love (Taylor's Version) <text:s text:c="4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G6TDmGJXDoBaV6NGj3Yic</text:p>
          </table:table-cell>
          <table:table-cell office:value-type="string" calcext:value-type="string">
            <text:p><text:s/>You Belong With Me <text:s text:c="5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kgTdThcDHfuDS2kKxB7Lc</text:p>
          </table:table-cell>
          <table:table-cell office:value-type="string" calcext:value-type="string">
            <text:p><text:s/>You Belong With Me <text:s text:c="5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1qrpoAMXodY6895hGKoUpA</text:p>
          </table:table-cell>
          <table:table-cell office:value-type="string" calcext:value-type="string">
            <text:p><text:s/>You Belong With Me (Taylor’s Version) <text:s text:c="3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RRNNciQGZEXnqk8SQ9yv5</text:p>
          </table:table-cell>
          <table:table-cell office:value-type="string" calcext:value-type="string">
            <text:p><text:s/>You Need To Calm Down <text:s text:c="5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CWq0pAKKTWb0K4yiglDc4</text:p>
          </table:table-cell>
          <table:table-cell office:value-type="string" calcext:value-type="string">
            <text:p><text:s/>You’re Losing Me (From The Vault) <text:s text:c="4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N419mmxYybTfAECy5j4dw</text:p>
          </table:table-cell>
          <table:table-cell office:value-type="string" calcext:value-type="string">
            <text:p><text:s/>You're Not Sorry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3JhvYnOfKLJuWC7jEU0GmJ</text:p>
          </table:table-cell>
          <table:table-cell office:value-type="string" calcext:value-type="string">
            <text:p><text:s/>You're Not Sorry <text:s text:c="6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iiAfo4wTA2CVC3Uwx9uh8</text:p>
          </table:table-cell>
          <table:table-cell office:value-type="string" calcext:value-type="string">
            <text:p><text:s/>You’re Not Sorry (Taylor’s Version) <text:s text:c="4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4D7BCuvgdJlYvlX5WlN54t</text:p>
          </table:table-cell>
          <table:table-cell office:value-type="string" calcext:value-type="string">
            <text:p><text:s/>You're On Your Own, Kid <text:s text:c="5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7gVWKBcfIW93YxNBi3ApIE</text:p>
          </table:table-cell>
          <table:table-cell office:value-type="string" calcext:value-type="string">
            <text:p><text:s/>You're On Your Own, Kid <text:s text:c="5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.js:360 6PQOU00xWNrGwCZzboriXy</text:p>
          </table:table-cell>
          <table:table-cell office:value-type="string" calcext:value-type="string">
            <text:p><text:s/>You're On Your Own, Kid <text:s text:c="15"/></text:p>
          </table:table-cell>
          <table:table-cell table:number-columns-repeated="4"/>
        </table:table-row>
      </table:table>
      <table:table table:name="Sheet2_2" table:style-name="ta1">
        <table:table-column table:style-name="co10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row table:style-name="ro1" table:number-rows-repeated="4"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Track ID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2yLa0QULdQr0qAIvVwN6B5</text:p>
          </table:table-cell>
          <table:table-cell office:value-type="string" calcext:value-type="string">
            <text:p><text:s/>...Ready For It? <text:s text:c="60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7dW84mWkdWE5a6lFWxJCBG</text:p>
          </table:table-cell>
          <table:table-cell office:value-type="string" calcext:value-type="string">
            <text:p><text:s/>‘tis the damn season <text:s text:c="56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6sQckd3Z8NPxVVKUnavY1F</text:p>
          </table:table-cell>
          <table:table-cell office:value-type="string" calcext:value-type="string">
            <text:p><text:s/>‘tis the damn season <text:s text:c="56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71BqAINEnezjQfxE4VuJfq</text:p>
          </table:table-cell>
          <table:table-cell office:value-type="string" calcext:value-type="string">
            <text:p>"Slut!" (Taylor's Version) (From The Vault) <text:s text:c="33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0CD7DzeCsuPJygddqlUVYa</text:p>
          </table:table-cell>
          <table:table-cell office:value-type="string" calcext:value-type="string">
            <text:p>"Slut!" (Taylor's Version) (From The Vault) <text:s text:c="33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2ULNeSomDxVNmdDy8VxEBU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3WC5CVAahvn98hiseoIvb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2P5gfMtCcKP0CkmgqFMyPg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3yII7UwgLF6K5zW3xad3MP</text:p>
          </table:table-cell>
          <table:table-cell office:value-type="string" calcext:value-type="string">
            <text:p><text:s/>22 (Taylor's Version) <text:s text:c="55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0YgHuReCSPwTXYny7isLja</text:p>
          </table:table-cell>
          <table:table-cell office:value-type="string" calcext:value-type="string">
            <text:p><text:s/>A Perfectly Good Heart <text:s text:c="54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1oR4MUBpyNrAViC8wPNpfm</text:p>
          </table:table-cell>
          <table:table-cell office:value-type="string" calcext:value-type="string">
            <text:p><text:s/>A Place in this World <text:s text:c="55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1SymEzIT3H8UZfibCs3TYi</text:p>
          </table:table-cell>
          <table:table-cell office:value-type="string" calcext:value-type="string">
            <text:p><text:s/>Afterglow <text:s text:c="67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4XMP3zVxrnr58T0tjIHvpR</text:p>
          </table:table-cell>
          <table:table-cell office:value-type="string" calcext:value-type="string">
            <text:p><text:s/>All Too Well <text:s text:c="64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6GNRkaWUB0Lwc19SdkTgx8</text:p>
          </table:table-cell>
          <table:table-cell office:value-type="string" calcext:value-type="string">
            <text:p><text:s/>All Too Well <text:s text:c="64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00vJzaoxM3Eja1doBUhX0P</text:p>
          </table:table-cell>
          <table:table-cell office:value-type="string" calcext:value-type="string">
            <text:p><text:s/>All Too Well <text:s text:c="64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1u4HUiREUR6vX1W1RYG2Tm</text:p>
          </table:table-cell>
          <table:table-cell office:value-type="string" calcext:value-type="string">
            <text:p><text:s/>All Too Well (10 Minute Version) (The Short Film) <text:s text:c="27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1n3b9Eekoy3S9ZSZ5DmTW1</text:p>
          </table:table-cell>
          <table:table-cell office:value-type="string" calcext:value-type="string">
            <text:p><text:s/>All Too Well (Sad Girl Autumn Version) - Recorded at Long Pond Studios <text:s text:c="6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3nsfB1vus2qaloUdcBZvDu</text:p>
          </table:table-cell>
          <table:table-cell office:value-type="string" calcext:value-type="string">
            <text:p><text:s/>All Too Well (Taylor's Version) <text:s text:c="45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4NNolUeL5m2ju7kf8pdg6H</text:p>
          </table:table-cell>
          <table:table-cell office:value-type="string" calcext:value-type="string">
            <text:p><text:s/>All You Had To Do Was Stay <text:s text:c="50"/>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6aLOekfwbytwWvQftxTEF0</text:p>
          </table:table-cell>
          <table:table-cell office:value-type="string" calcext:value-type="string">
            <text:p><text:s/>All You Had To Do Was Stay <text:s text:c="5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GXgd1BPD9bUpqw5AntGV5</text:p>
          </table:table-cell>
          <table:table-cell office:value-type="string" calcext:value-type="string">
            <text:p><text:s/>All You Had To Do Was Stay (Taylor's Version) <text:s text:c="3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k0ZEeAqzvYMcx9Qt5aClQ</text:p>
          </table:table-cell>
          <table:table-cell office:value-type="string" calcext:value-type="string">
            <text:p><text:s/>All You Had To Do Was Stay (Taylor's Version) <text:s text:c="3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c3ObJaZ6tbc8CfDYAQjb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wMKBH2p5kIDFkRWjS9IOW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V3wPSX9ygBnCm8psDIegu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Zkkf2zMkwRGQjZ7T4p8f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qIHFdkW6phMsTZlN2g8Lc</text:p>
          </table:table-cell>
          <table:table-cell office:value-type="string" calcext:value-type="string">
            <text:p><text:s/>Anti-Hero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d3d9xZutJjmUpntiyHt3F</text:p>
          </table:table-cell>
          <table:table-cell office:value-type="string" calcext:value-type="string">
            <text:p><text:s/>Anti-Hero - Acoustic Version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C0H8ts9M6deezz0yYR6LK</text:p>
          </table:table-cell>
          <table:table-cell office:value-type="string" calcext:value-type="string">
            <text:p><text:s/>Anti-Hero - ILLENIUM Remix <text:s text:c="5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YrpqEBNuz7IMsZtUP6bNQ</text:p>
          </table:table-cell>
          <table:table-cell office:value-type="string" calcext:value-type="string">
            <text:p><text:s/>Anti-Hero - Jayda G Remix <text:s text:c="5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oWpe2L8ypC080BxpDVuTY</text:p>
          </table:table-cell>
          <table:table-cell office:value-type="string" calcext:value-type="string">
            <text:p><text:s/>Anti-Hero - Kungs Remix <text:s text:c="5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iypEn8iKbeP1TbTqdfk5</text:p>
          </table:table-cell>
          <table:table-cell office:value-type="string" calcext:value-type="string">
            <text:p><text:s/>Anti-Hero - Roosevelt Remix <text:s text:c="4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j0gJqxitjhmmkrW56dtQH</text:p>
          </table:table-cell>
          <table:table-cell office:value-type="string" calcext:value-type="string">
            <text:p><text:s/>Anti-Hero (feat. Bleachers) <text:s text:c="4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M9Rxid0nXhVmme7lzVwN</text:p>
          </table:table-cell>
          <table:table-cell office:value-type="string" calcext:value-type="string">
            <text:p><text:s/>Anti-Hero (feat. Bleachers) <text:s text:c="4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hUxzQpSfdDqwM3ZTFQY0K</text:p>
          </table:table-cell>
          <table:table-cell office:value-type="string" calcext:value-type="string">
            <text:p><text:s/>august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nK2pIKFcRc5frrZKHgsiT</text:p>
          </table:table-cell>
          <table:table-cell office:value-type="string" calcext:value-type="string">
            <text:p><text:s/>august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HoF9p75IVsvUt6WdTYhn</text:p>
          </table:table-cell>
          <table:table-cell office:value-type="string" calcext:value-type="string">
            <text:p><text:s/>august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tr6XR58KBdDYd8qvHVTs8</text:p>
          </table:table-cell>
          <table:table-cell office:value-type="string" calcext:value-type="string">
            <text:p><text:s/>Back To December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l6GqSxplqnZbLg0LTPQeG</text:p>
          </table:table-cell>
          <table:table-cell office:value-type="string" calcext:value-type="string">
            <text:p><text:s/>Back To December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k7BOXE4u6luKTwcLEAyrd</text:p>
          </table:table-cell>
          <table:table-cell office:value-type="string" calcext:value-type="string">
            <text:p><text:s/>Back To December - Acoustic <text:s text:c="4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uDOz0zuuWS7HWxzMmTa2</text:p>
          </table:table-cell>
          <table:table-cell office:value-type="string" calcext:value-type="string">
            <text:p><text:s/>Back To December (Taylor's Version) <text:s text:c="4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IsquhJFJ0qcFZI7FeAEuN</text:p>
          </table:table-cell>
          <table:table-cell office:value-type="string" calcext:value-type="string">
            <text:p><text:s/>Back To December/Apologize/You're Not Sorry - Live/2011/Medley <text:s text:c="1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TvQLMecTE8utzoNmvXRbK</text:p>
          </table:table-cell>
          <table:table-cell office:value-type="string" calcext:value-type="string">
            <text:p><text:s/>Bad Blood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lmmAjGYrrjAp0MED5rGx</text:p>
          </table:table-cell>
          <table:table-cell office:value-type="string" calcext:value-type="string">
            <text:p><text:s/>Bad Blood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FzgoLZ3oXu2SriZblHic</text:p>
          </table:table-cell>
          <table:table-cell office:value-type="string" calcext:value-type="string">
            <text:p><text:s/>Bad Blood (Taylor'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oZONwFiFIErZcXAtTu7FY</text:p>
          </table:table-cell>
          <table:table-cell office:value-type="string" calcext:value-type="string">
            <text:p><text:s/>Bad Blood (Taylor'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BW31cmkA7BLColUsMEeZ</text:p>
          </table:table-cell>
          <table:table-cell office:value-type="string" calcext:value-type="string">
            <text:p><text:s/>Beautiful Eyes - Live From Clear Channel Stripped 2008 <text:s text:c="2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L4YCNRfXAoTvdpWeH2RGj</text:p>
          </table:table-cell>
          <table:table-cell office:value-type="string" calcext:value-type="string">
            <text:p><text:s/>Begin Again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yG491M3fRfowMdGN5pey4</text:p>
          </table:table-cell>
          <table:table-cell office:value-type="string" calcext:value-type="string">
            <text:p><text:s/>Begin Again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GsNucq8Bngd9fnd4fRa0</text:p>
          </table:table-cell>
          <table:table-cell office:value-type="string" calcext:value-type="string">
            <text:p><text:s/>Begin Again (Taylor'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qoftcUZaUOncvIYjFSPdE</text:p>
          </table:table-cell>
          <table:table-cell office:value-type="string" calcext:value-type="string">
            <text:p><text:s/>Bejeweled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jvo9CjnbR0lYUDTSNTMiu</text:p>
          </table:table-cell>
          <table:table-cell office:value-type="string" calcext:value-type="string">
            <text:p><text:s/>Bejeweled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VpF6RLdCfPIeYRwMu4tZK</text:p>
          </table:table-cell>
          <table:table-cell office:value-type="string" calcext:value-type="string">
            <text:p><text:s/>Bejeweled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KF9xd2hBLuexrmBX4vUWD</text:p>
          </table:table-cell>
          <table:table-cell office:value-type="string" calcext:value-type="string">
            <text:p><text:s/>Bette Davis Eyes - Live/2011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mh9j2aB7xZ1Oh463gK8k</text:p>
          </table:table-cell>
          <table:table-cell office:value-type="string" calcext:value-type="string">
            <text:p><text:s/>Better Than Revenge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PWgAyoxsjwGRuFSO0fyya</text:p>
          </table:table-cell>
          <table:table-cell office:value-type="string" calcext:value-type="string">
            <text:p><text:s/>Better Than Revenge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05MLhnqTDDg4tjoUz2Wp</text:p>
          </table:table-cell>
          <table:table-cell office:value-type="string" calcext:value-type="string">
            <text:p><text:s/>Better Than Revenge - Live/2011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NwGC0v03ysCYINtg6ns58</text:p>
          </table:table-cell>
          <table:table-cell office:value-type="string" calcext:value-type="string">
            <text:p><text:s/>Better Than Revenge (Taylor's Version) <text:s text:c="3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I4eCXXzyuIUXjQra0Cxi</text:p>
          </table:table-cell>
          <table:table-cell office:value-type="string" calcext:value-type="string">
            <text:p><text:s/>betty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IhtE4fkytdrtEfV34UzkD</text:p>
          </table:table-cell>
          <table:table-cell office:value-type="string" calcext:value-type="string">
            <text:p><text:s/>betty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jhfs6moEAK13eLM6xim4l</text:p>
          </table:table-cell>
          <table:table-cell office:value-type="string" calcext:value-type="string">
            <text:p><text:s/>betty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iqmkasE5FdrChwKfVp8X</text:p>
          </table:table-cell>
          <table:table-cell office:value-type="string" calcext:value-type="string">
            <text:p><text:s/>Bigger Than The Whole Sky <text:s text:c="5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CBDRKmF2VeRKYMG1DFBh</text:p>
          </table:table-cell>
          <table:table-cell office:value-type="string" calcext:value-type="string">
            <text:p><text:s/>Bigger Than The Whole Sky <text:s text:c="5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ls70nUDfjzm1lSRDuKxmw</text:p>
          </table:table-cell>
          <table:table-cell office:value-type="string" calcext:value-type="string">
            <text:p><text:s/>Blank Space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8c2t2Cy7UBoG4ArRcF5g</text:p>
          </table:table-cell>
          <table:table-cell office:value-type="string" calcext:value-type="string">
            <text:p><text:s/>Blank Space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6QU4gpfZj9xxcK856RgG</text:p>
          </table:table-cell>
          <table:table-cell office:value-type="string" calcext:value-type="string">
            <text:p><text:s/>Blank Space - Voice Memo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wMBGri1PORPjM9PwFfrS</text:p>
          </table:table-cell>
          <table:table-cell office:value-type="string" calcext:value-type="string">
            <text:p><text:s/>Blank Space (Taylor'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8kcWLnn2HlH2kedi1gn</text:p>
          </table:table-cell>
          <table:table-cell office:value-type="string" calcext:value-type="string">
            <text:p><text:s/>Blank Space (Taylor'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qsSmObOgBZfuMIwfAQDBP</text:p>
          </table:table-cell>
          <table:table-cell office:value-type="string" calcext:value-type="string">
            <text:p><text:s/>Breathe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qIWGhpwvDgC23TyZOUck</text:p>
          </table:table-cell>
          <table:table-cell office:value-type="string" calcext:value-type="string">
            <text:p><text:s/>Breathe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HC7R2D8WjXVcUHJyEGjRs</text:p>
          </table:table-cell>
          <table:table-cell office:value-type="string" calcext:value-type="string">
            <text:p><text:s/>Breathe (feat. Colbie Caillat) (Taylor’s Version) <text:s text:c="2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QMgEffJQuKtjCNvqfRZ0m</text:p>
          </table:table-cell>
          <table:table-cell office:value-type="string" calcext:value-type="string">
            <text:p><text:s/>But Daddy I Love Him <text:s text:c="5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og4Qzt92jJzVDkOtSEilb</text:p>
          </table:table-cell>
          <table:table-cell office:value-type="string" calcext:value-type="string">
            <text:p><text:s/>But Daddy I Love Him <text:s text:c="5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GwMQaZz6Au3QLDbjbMdme</text:p>
          </table:table-cell>
          <table:table-cell office:value-type="string" calcext:value-type="string">
            <text:p><text:s/>Call It What You Want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R2kfaDFhslZEMJqAFNpdd</text:p>
          </table:table-cell>
          <table:table-cell office:value-type="string" calcext:value-type="string">
            <text:p><text:s/>cardigan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KRYCBwIpWYFNrXOmXbyUh</text:p>
          </table:table-cell>
          <table:table-cell office:value-type="string" calcext:value-type="string">
            <text:p><text:s/>cardigan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zcnlq38eqNWyUF6eNaB5Z</text:p>
          </table:table-cell>
          <table:table-cell office:value-type="string" calcext:value-type="string">
            <text:p><text:s/>cardigan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PgWM1zfTSzEc0z4AwWTM</text:p>
          </table:table-cell>
          <table:table-cell office:value-type="string" calcext:value-type="string">
            <text:p><text:s/>cardigan - the long pond studio sessions <text:s text:c="3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xIjI9A9UlB6zEc7kyZ06</text:p>
          </table:table-cell>
          <table:table-cell office:value-type="string" calcext:value-type="string">
            <text:p><text:s/>Carolina - "Where The Crawdads Sing" - Video Edition <text:s text:c="2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xSuOg3BqsowKjRpj59RU</text:p>
          </table:table-cell>
          <table:table-cell office:value-type="string" calcext:value-type="string">
            <text:p><text:s/>Carolina - From The Motion Picture “Where The Crawdads Sing” <text:s text:c="1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BYxlb92WBIjHu7TIKmml</text:p>
          </table:table-cell>
          <table:table-cell office:value-type="string" calcext:value-type="string">
            <text:p><text:s/>Castles Crumbling (feat. Hayley Williams) (Taylor’s Version) (From The Vaul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sY6ZUTh4yoctD8VIXz339</text:p>
          </table:table-cell>
          <table:table-cell office:value-type="string" calcext:value-type="string">
            <text:p><text:s/>champagne problems <text:s text:c="5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gcyHQpBQ1lfXGdhZmWrHP</text:p>
          </table:table-cell>
          <table:table-cell office:value-type="string" calcext:value-type="string">
            <text:p><text:s/>champagne problems <text:s text:c="5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3jXNrYmXPCMbSJvVRYLk</text:p>
          </table:table-cell>
          <table:table-cell office:value-type="string" calcext:value-type="string">
            <text:p><text:s/>Change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gFaNwyiafgUoQhR0pHYA9</text:p>
          </table:table-cell>
          <table:table-cell office:value-type="string" calcext:value-type="string">
            <text:p><text:s/>Change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o9kr9UexjzeZDE8yD8dQ</text:p>
          </table:table-cell>
          <table:table-cell office:value-type="string" calcext:value-type="string">
            <text:p><text:s/>Change - Live From Clear Channel Stripped 2008 <text:s text:c="3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xweHKZF9B752DPQByRVT</text:p>
          </table:table-cell>
          <table:table-cell office:value-type="string" calcext:value-type="string">
            <text:p><text:s/>Change (Taylor’s Version) <text:s text:c="5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rmEsOezwf2lmIZTMAO5Ag</text:p>
          </table:table-cell>
          <table:table-cell office:value-type="string" calcext:value-type="string">
            <text:p><text:s/>Chloe or Sam or Sophia or Marcus <text:s text:c="4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mKye6Z1kXuKolzMkJoKFA</text:p>
          </table:table-cell>
          <table:table-cell office:value-type="string" calcext:value-type="string">
            <text:p><text:s/>Christmas Tree Farm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ho0AOvkm8E5l8zf7OfJI</text:p>
          </table:table-cell>
          <table:table-cell office:value-type="string" calcext:value-type="string">
            <text:p><text:s/>Christmas Tree Farm - Old Timey Version <text:s text:c="3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r7j12XctfJqZWXsy1Zq9L</text:p>
          </table:table-cell>
          <table:table-cell office:value-type="string" calcext:value-type="string">
            <text:p><text:s/>Christmas Tree Farm - Old Timey Version <text:s text:c="3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alAo6dYalSx8yZUn17JxF</text:p>
          </table:table-cell>
          <table:table-cell office:value-type="string" calcext:value-type="string">
            <text:p><text:s/>Christmas Tree Farm - Recorded Live at the 2019 iHeartRadio Jingle Ball <text:s text:c="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9PtIEVij9jW5OaLinH66</text:p>
          </table:table-cell>
          <table:table-cell office:value-type="string" calcext:value-type="string">
            <text:p><text:s/>Clara Bow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lhrRvYzbHEyugEDspXUB</text:p>
          </table:table-cell>
          <table:table-cell office:value-type="string" calcext:value-type="string">
            <text:p><text:s/>Clara Bow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k43eySbfpDVx0PrO99UI8</text:p>
          </table:table-cell>
          <table:table-cell office:value-type="string" calcext:value-type="string">
            <text:p><text:s/>Clean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mVZsG18CzCAtw7rnV3yA</text:p>
          </table:table-cell>
          <table:table-cell office:value-type="string" calcext:value-type="string">
            <text:p><text:s/>Clean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ByBBvpR9b7IynvRmnG7kG</text:p>
          </table:table-cell>
          <table:table-cell office:value-type="string" calcext:value-type="string">
            <text:p><text:s/>Clean (Taylor's Version)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lKUBmEyQfzsQHozyeXzES</text:p>
          </table:table-cell>
          <table:table-cell office:value-type="string" calcext:value-type="string">
            <text:p><text:s/>Clean (Taylor's Version)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rdVq36LMHQX0Suw9a6tK</text:p>
          </table:table-cell>
          <table:table-cell office:value-type="string" calcext:value-type="string">
            <text:p><text:s/>closure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a8aUhYbaQBUI8PcJ5ZmQ6</text:p>
          </table:table-cell>
          <table:table-cell office:value-type="string" calcext:value-type="string">
            <text:p><text:s/>closure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9sXXQ7t0jSdqHooi2yqs</text:p>
          </table:table-cell>
          <table:table-cell office:value-type="string" calcext:value-type="string">
            <text:p><text:s/>Cold As You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8rB9AhxiAvVP1E2c3yOd</text:p>
          </table:table-cell>
          <table:table-cell office:value-type="string" calcext:value-type="string">
            <text:p><text:s/>Come Back...Be Here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pNApnaUWAL2J4KO2eqokq</text:p>
          </table:table-cell>
          <table:table-cell office:value-type="string" calcext:value-type="string">
            <text:p><text:s/>Come Back...Be Here (Taylor's Version) <text:s text:c="3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cEG04R5cldkTLzK6phlcn</text:p>
          </table:table-cell>
          <table:table-cell office:value-type="string" calcext:value-type="string">
            <text:p><text:s/>Come In With The Rain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2wszmJyVkw6FHqyLnQsY</text:p>
          </table:table-cell>
          <table:table-cell office:value-type="string" calcext:value-type="string">
            <text:p><text:s/>Come In With The Rain (Taylor’s Version) <text:s text:c="3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k7ne7VmH43ZPWxPdvPUgR</text:p>
          </table:table-cell>
          <table:table-cell office:value-type="string" calcext:value-type="string">
            <text:p><text:s/>coney island (feat. The National)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awNGIJHodfLZSClB3PYhz</text:p>
          </table:table-cell>
          <table:table-cell office:value-type="string" calcext:value-type="string">
            <text:p><text:s/>coney island (feat. The National)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M5uqx0ZuwkpLp5rJim1a</text:p>
          </table:table-cell>
          <table:table-cell office:value-type="string" calcext:value-type="string">
            <text:p><text:s/>Cornelia Street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XjHRolIXL2M1EEOUsGGR4</text:p>
          </table:table-cell>
          <table:table-cell office:value-type="string" calcext:value-type="string">
            <text:p><text:s/>cowboy like me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OkpDsU6MmPx1AwGOb6Ap</text:p>
          </table:table-cell>
          <table:table-cell office:value-type="string" calcext:value-type="string">
            <text:p><text:s/>cowboy like me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HVme7OVyPqhtdiLj2SI4</text:p>
          </table:table-cell>
          <table:table-cell office:value-type="string" calcext:value-type="string">
            <text:p><text:s/>Cruel Summer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BxfuPKGuaTgP7aM0Bbdwr</text:p>
          </table:table-cell>
          <table:table-cell office:value-type="string" calcext:value-type="string">
            <text:p><text:s/>Cruel Summer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XHGKZ79AUTzCe9BMZjhT</text:p>
          </table:table-cell>
          <table:table-cell office:value-type="string" calcext:value-type="string">
            <text:p><text:s/>Cruel Summer - Live from 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jfioVu3Bd2Du9bteXNDU</text:p>
          </table:table-cell>
          <table:table-cell office:value-type="string" calcext:value-type="string">
            <text:p><text:s/>Cruel Summer - LP Giobbi Remix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ISHfeb30gj4CSWUZYuesj</text:p>
          </table:table-cell>
          <table:table-cell office:value-type="string" calcext:value-type="string">
            <text:p><text:s/>Cruel Summer - LP Giobbi Remix - Extended Version <text:s text:c="2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I7JbDv63ZJJsSi24DyJrz</text:p>
          </table:table-cell>
          <table:table-cell office:value-type="string" calcext:value-type="string">
            <text:p><text:s/>Dancing With Our Hands Tied <text:s text:c="4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fzAuUVbzlhZ1lJAx9PtY6</text:p>
          </table:table-cell>
          <table:table-cell office:value-type="string" calcext:value-type="string">
            <text:p><text:s/>Daylight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GeLxMgpeCnMJntwyW6rLw</text:p>
          </table:table-cell>
          <table:table-cell office:value-type="string" calcext:value-type="string">
            <text:p><text:s/>Dear John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K2es3gElMRJ3qvmPW442g</text:p>
          </table:table-cell>
          <table:table-cell office:value-type="string" calcext:value-type="string">
            <text:p><text:s/>Dear John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bI1rr4IQ2bc8nejy9ttd</text:p>
          </table:table-cell>
          <table:table-cell office:value-type="string" calcext:value-type="string">
            <text:p><text:s/>Dear John - Live/2011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zU8j1x3yi9xalMF96pzKp</text:p>
          </table:table-cell>
          <table:table-cell office:value-type="string" calcext:value-type="string">
            <text:p><text:s/>Dear John (Taylor'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QF5RsWzK1lCvf2o2cY65P</text:p>
          </table:table-cell>
          <table:table-cell office:value-type="string" calcext:value-type="string">
            <text:p><text:s/>Dear Reader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GRRCR5fctuOF4GFmATJI</text:p>
          </table:table-cell>
          <table:table-cell office:value-type="string" calcext:value-type="string">
            <text:p><text:s/>Dear Reader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dgFqt3w9xIQRjhPtwNk3D</text:p>
          </table:table-cell>
          <table:table-cell office:value-type="string" calcext:value-type="string">
            <text:p><text:s/>Death By A Thousand Cuts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NFyWDv5CjfwuzoCkw47Xf</text:p>
          </table:table-cell>
          <table:table-cell office:value-type="string" calcext:value-type="string">
            <text:p><text:s/>Delicate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R0a2iXumgCiFb7HEZ7gUE</text:p>
          </table:table-cell>
          <table:table-cell office:value-type="string" calcext:value-type="string">
            <text:p><text:s/>Don’t Blame Me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0fUmXf4KQekzbEgaXyPA</text:p>
          </table:table-cell>
          <table:table-cell office:value-type="string" calcext:value-type="string">
            <text:p><text:s/>dorothea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tOfHVH3aUrscg8vExRV4</text:p>
          </table:table-cell>
          <table:table-cell office:value-type="string" calcext:value-type="string">
            <text:p><text:s/>dorothea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bEbBdEgQdQeLXCJh28pJ</text:p>
          </table:table-cell>
          <table:table-cell office:value-type="string" calcext:value-type="string">
            <text:p><text:s/>Down Bad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3N9tdombb64aW6VtZOdo</text:p>
          </table:table-cell>
          <table:table-cell office:value-type="string" calcext:value-type="string">
            <text:p><text:s/>Down Bad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oVxXO5oQ4pTpO8RSnkzvv</text:p>
          </table:table-cell>
          <table:table-cell office:value-type="string" calcext:value-type="string">
            <text:p><text:s/>Dress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SmbCIY36iw04azzJ3S0S</text:p>
          </table:table-cell>
          <table:table-cell office:value-type="string" calcext:value-type="string">
            <text:p><text:s/>Drops Of Jupiter - Live/2011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3ZNTAV6PCrdYMUrUlMpQ</text:p>
          </table:table-cell>
          <table:table-cell office:value-type="string" calcext:value-type="string">
            <text:p><text:s/>Electric Touch (feat. Fall Out Boy) (Taylor’s Version) (From The Vault) <text:s text:c="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sqrvkNC6IPTIXvvbx9Arw</text:p>
          </table:table-cell>
          <table:table-cell office:value-type="string" calcext:value-type="string">
            <text:p><text:s/>Enchanted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S1pkp1VaIqjg8zZqknR5</text:p>
          </table:table-cell>
          <table:table-cell office:value-type="string" calcext:value-type="string">
            <text:p><text:s/>Enchanted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lm4L3pPL32PFy74dR17OR</text:p>
          </table:table-cell>
          <table:table-cell office:value-type="string" calcext:value-type="string">
            <text:p><text:s/>Enchanted - Live/2011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sW3oSbzsfecv9XoUdGs7h</text:p>
          </table:table-cell>
          <table:table-cell office:value-type="string" calcext:value-type="string">
            <text:p><text:s/>Enchanted (Taylor'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0WlnmfG39ZuDmstl9xfX</text:p>
          </table:table-cell>
          <table:table-cell office:value-type="string" calcext:value-type="string">
            <text:p><text:s/>End Game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fa9LFcFBTcilB3iq2e2A</text:p>
          </table:table-cell>
          <table:table-cell office:value-type="string" calcext:value-type="string">
            <text:p><text:s/>epiphany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Xa37LpSvi3OQ9UYQ28rD</text:p>
          </table:table-cell>
          <table:table-cell office:value-type="string" calcext:value-type="string">
            <text:p><text:s/>epiphany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FjHn1qfR9AsWuyzJLk1z</text:p>
          </table:table-cell>
          <table:table-cell office:value-type="string" calcext:value-type="string">
            <text:p><text:s/>epiphany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O5osWf1rSoKMwe6E9ZaXP</text:p>
          </table:table-cell>
          <table:table-cell office:value-type="string" calcext:value-type="string">
            <text:p><text:s/>evermore (feat. Bon Iver) <text:s text:c="5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Wlq9rqkxrqj5Kls4Kw14H</text:p>
          </table:table-cell>
          <table:table-cell office:value-type="string" calcext:value-type="string">
            <text:p><text:s/>evermore (feat. Bon Iver) <text:s text:c="5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NAmRvqSITAAzKWnC8yRq3</text:p>
          </table:table-cell>
          <table:table-cell office:value-type="string" calcext:value-type="string">
            <text:p><text:s/>Everything Has Changed <text:s text:c="5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PjfMmF06QtxTPZBZHdhoZ</text:p>
          </table:table-cell>
          <table:table-cell office:value-type="string" calcext:value-type="string">
            <text:p><text:s/>Everything Has Changed <text:s text:c="5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qEUFOVcxRI19tbT68JcYK</text:p>
          </table:table-cell>
          <table:table-cell office:value-type="string" calcext:value-type="string">
            <text:p><text:s/>Everything Has Changed (feat. Ed Sheeran) (Taylor’s Version) <text:s text:c="1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pvb0WLRcMtbPGmtejJJ6y</text:p>
          </table:table-cell>
          <table:table-cell office:value-type="string" calcext:value-type="string">
            <text:p><text:s/>exile (feat. Bon Iver) <text:s text:c="5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4aYQAJOwJMAamANWlICO</text:p>
          </table:table-cell>
          <table:table-cell office:value-type="string" calcext:value-type="string">
            <text:p><text:s/>exile (feat. Bon Iver) <text:s text:c="5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kz2hkq1xQvDqPcUyBkw8f</text:p>
          </table:table-cell>
          <table:table-cell office:value-type="string" calcext:value-type="string">
            <text:p><text:s/>exile (feat. Bon Iver) <text:s text:c="5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hQSXkFgbxjZo9uCwd11so</text:p>
          </table:table-cell>
          <table:table-cell office:value-type="string" calcext:value-type="string">
            <text:p><text:s/>False God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zV8AVM9eVfdG7Qahwd64R</text:p>
          </table:table-cell>
          <table:table-cell office:value-type="string" calcext:value-type="string">
            <text:p><text:s/>Fearless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okho7vU7Nsq1UZD0kgIMi</text:p>
          </table:table-cell>
          <table:table-cell office:value-type="string" calcext:value-type="string">
            <text:p><text:s/>Fearless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g7RMU3cV7zXWH244BLe7G</text:p>
          </table:table-cell>
          <table:table-cell office:value-type="string" calcext:value-type="string">
            <text:p><text:s/>Fearless - Live From Clear Channel Stripped 2008 <text:s text:c="2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MIMlNaSURUAXq5coCxE</text:p>
          </table:table-cell>
          <table:table-cell office:value-type="string" calcext:value-type="string">
            <text:p><text:s/>Fearless (Taylor’s Version) <text:s text:c="4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yf9OivCH2lmQWN8mzpCC6</text:p>
          </table:table-cell>
          <table:table-cell office:value-type="string" calcext:value-type="string">
            <text:p><text:s/>Fifteen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Ora3Ish2A1JN5veGYTxhw</text:p>
          </table:table-cell>
          <table:table-cell office:value-type="string" calcext:value-type="string">
            <text:p><text:s/>Fifteen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H2UD0LfSCiRr59YMGlCuS</text:p>
          </table:table-cell>
          <table:table-cell office:value-type="string" calcext:value-type="string">
            <text:p><text:s/>Fifteen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qio0SfWg6gh2eCtfuMa5</text:p>
          </table:table-cell>
          <table:table-cell office:value-type="string" calcext:value-type="string">
            <text:p><text:s/>Fifteen (Taylor’s Version) <text:s text:c="5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ExOm0dh4NyRyAdSAO9hyM</text:p>
          </table:table-cell>
          <table:table-cell office:value-type="string" calcext:value-type="string">
            <text:p><text:s/>Florida!!! (feat. Florence + The Machine) <text:s text:c="3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ZVFcD8Wlw9T9klGqmJf9F</text:p>
          </table:table-cell>
          <table:table-cell office:value-type="string" calcext:value-type="string">
            <text:p><text:s/>Florida!!! (feat. Florence + The Machine) <text:s text:c="3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yuOL0jFnVR8tizZzNNo0F</text:p>
          </table:table-cell>
          <table:table-cell office:value-type="string" calcext:value-type="string">
            <text:p><text:s/>Forever &amp; Always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NKCWBT2uKp8rxSkcvIrdX</text:p>
          </table:table-cell>
          <table:table-cell office:value-type="string" calcext:value-type="string">
            <text:p><text:s/>Forever &amp; Always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MAWVUSkbGMUi6I7RowRK</text:p>
          </table:table-cell>
          <table:table-cell office:value-type="string" calcext:value-type="string">
            <text:p><text:s/>Forever &amp; Always - Piano Version <text:s text:c="4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QdEx6kFr78ZejhQtWR5m</text:p>
          </table:table-cell>
          <table:table-cell office:value-type="string" calcext:value-type="string">
            <text:p><text:s/>Forever &amp; Always (Piano Version) (Taylor’s Version) <text:s text:c="2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sEuwSBneBKpVCZQcFTsU</text:p>
          </table:table-cell>
          <table:table-cell office:value-type="string" calcext:value-type="string">
            <text:p><text:s/>Forever &amp; Always (Taylor’s Version) <text:s text:c="4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GrvlxquXWumwyNeZb1oZz</text:p>
          </table:table-cell>
          <table:table-cell office:value-type="string" calcext:value-type="string">
            <text:p><text:s/>Fortnight (feat. Post Malone)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dODwocEuGzHAavXqTbwHv</text:p>
          </table:table-cell>
          <table:table-cell office:value-type="string" calcext:value-type="string">
            <text:p><text:s/>Fortnight (feat. Post Malone)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OzhQlSqBEmt7hmkYxfT6m</text:p>
          </table:table-cell>
          <table:table-cell office:value-type="string" calcext:value-type="string">
            <text:p><text:s/>Fortnight (feat. Post Malone)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nACtTlLpHqevuIVVD166</text:p>
          </table:table-cell>
          <table:table-cell office:value-type="string" calcext:value-type="string">
            <text:p><text:s/>Fortnight (feat. Post Malone)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BUTSRKPGRsyc9FnsC5Udd</text:p>
          </table:table-cell>
          <table:table-cell office:value-type="string" calcext:value-type="string">
            <text:p><text:s/>Fortnight (feat. Post Malone) - Acoustic Version <text:s text:c="2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gejz5ROvJBUb6WJzkMAcc</text:p>
          </table:table-cell>
          <table:table-cell office:value-type="string" calcext:value-type="string">
            <text:p><text:s/>Fortnight (feat. Post Malone) - BLOND:ISH Remix <text:s text:c="2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pM01Cfj8vt7z3qI2TveNT</text:p>
          </table:table-cell>
          <table:table-cell office:value-type="string" calcext:value-type="string">
            <text:p><text:s/>Fortnight (feat. Post Malone) - Cults Remix <text:s text:c="3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IWcDWOfiooH5hRs9XOVYz</text:p>
          </table:table-cell>
          <table:table-cell office:value-type="string" calcext:value-type="string">
            <text:p><text:s/>Fresh Out The Slammer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O566xJgwxIa3qGCGBvIC</text:p>
          </table:table-cell>
          <table:table-cell office:value-type="string" calcext:value-type="string">
            <text:p><text:s/>Fresh Out The Slammer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VE4kBnHJUgtMf0dy6DRmW</text:p>
          </table:table-cell>
          <table:table-cell office:value-type="string" calcext:value-type="string">
            <text:p><text:s/>Getaway Car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VFpuI0DDmbC5UyWZQ4IRY</text:p>
          </table:table-cell>
          <table:table-cell office:value-type="string" calcext:value-type="string">
            <text:p><text:s/>Girl At Home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DMVrlMUn01M0IcpDbwgu7</text:p>
          </table:table-cell>
          <table:table-cell office:value-type="string" calcext:value-type="string">
            <text:p><text:s/>Girl At Home (Taylor's Version)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wAFvJPpTZVirBKGZ4EnMW</text:p>
          </table:table-cell>
          <table:table-cell office:value-type="string" calcext:value-type="string">
            <text:p><text:s/>Glitch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C0w28EsX0Um2FrZs9gso2</text:p>
          </table:table-cell>
          <table:table-cell office:value-type="string" calcext:value-type="string">
            <text:p><text:s/>Glitch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BK0uqwY9DNfZ630STAEaq</text:p>
          </table:table-cell>
          <table:table-cell office:value-type="string" calcext:value-type="string">
            <text:p><text:s/>gold rush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by3p1m6IOZn2gIIqECgK</text:p>
          </table:table-cell>
          <table:table-cell office:value-type="string" calcext:value-type="string">
            <text:p><text:s/>gold rush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ZY1PqizIl78geGM4xWlEA</text:p>
          </table:table-cell>
          <table:table-cell office:value-type="string" calcext:value-type="string">
            <text:p><text:s/>Gorgeous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9KrpEbhZp0MHeiA8YK9P</text:p>
          </table:table-cell>
          <table:table-cell office:value-type="string" calcext:value-type="string">
            <text:p><text:s/>Guilty as Sin?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W0iAC1VGlB82PI6elxFYf</text:p>
          </table:table-cell>
          <table:table-cell office:value-type="string" calcext:value-type="string">
            <text:p><text:s/>Guilty as Sin?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YUReisjb3A9ActdLLjJQ</text:p>
          </table:table-cell>
          <table:table-cell office:value-type="string" calcext:value-type="string">
            <text:p><text:s/>happiness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Vf4bimc1Rtfg0PAQRAo2</text:p>
          </table:table-cell>
          <table:table-cell office:value-type="string" calcext:value-type="string">
            <text:p><text:s/>happiness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idZxdEHLbi2YI486c3sE</text:p>
          </table:table-cell>
          <table:table-cell office:value-type="string" calcext:value-type="string">
            <text:p><text:s/>Haunted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YjKcFQ1vYFhQPgsmCOjss</text:p>
          </table:table-cell>
          <table:table-cell office:value-type="string" calcext:value-type="string">
            <text:p><text:s/>Haunted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CB7DczrX9ZJB9Wkjegmaq</text:p>
          </table:table-cell>
          <table:table-cell office:value-type="string" calcext:value-type="string">
            <text:p><text:s/>Haunted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dBf0ZsJZoKaH5zcDaz9X</text:p>
          </table:table-cell>
          <table:table-cell office:value-type="string" calcext:value-type="string">
            <text:p><text:s/>Haunted - Acoustic Version <text:s text:c="5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znB7YZhMJT2B83zfbiyLq</text:p>
          </table:table-cell>
          <table:table-cell office:value-type="string" calcext:value-type="string">
            <text:p><text:s/>Haunted - Live/2011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tMzIAFTFdqGBQLdfbPces</text:p>
          </table:table-cell>
          <table:table-cell office:value-type="string" calcext:value-type="string">
            <text:p><text:s/>Haunted (Taylor's Version) <text:s text:c="5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WDgRZa0GKE5KZNhE9MQa</text:p>
          </table:table-cell>
          <table:table-cell office:value-type="string" calcext:value-type="string">
            <text:p><text:s/>Hey Stephen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I1f4yLwdHzcUnH7o0Xyh</text:p>
          </table:table-cell>
          <table:table-cell office:value-type="string" calcext:value-type="string">
            <text:p><text:s/>Hey Stephen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0erGcdD9n6PnwxrvYqZT</text:p>
          </table:table-cell>
          <table:table-cell office:value-type="string" calcext:value-type="string">
            <text:p><text:s/>Hey Stephen (Taylor’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iZGSxgqPdv6rbqL9THdd</text:p>
          </table:table-cell>
          <table:table-cell office:value-type="string" calcext:value-type="string">
            <text:p><text:s/>High Infidelity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ztNGCwEHJEVFx90E5g7D</text:p>
          </table:table-cell>
          <table:table-cell office:value-type="string" calcext:value-type="string">
            <text:p><text:s/>High Infidelity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WoRt97mnSTXZhu3ggi9C</text:p>
          </table:table-cell>
          <table:table-cell office:value-type="string" calcext:value-type="string">
            <text:p><text:s/>hoax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YeDG5HnKnG7jpArkzsSPa</text:p>
          </table:table-cell>
          <table:table-cell office:value-type="string" calcext:value-type="string">
            <text:p><text:s/>hoax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CYmu7QLySdIahgBALKJK</text:p>
          </table:table-cell>
          <table:table-cell office:value-type="string" calcext:value-type="string">
            <text:p><text:s/>hoax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fGsZsIkQkOspfsT24nQP6</text:p>
          </table:table-cell>
          <table:table-cell office:value-type="string" calcext:value-type="string">
            <text:p><text:s/>Holy Ground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KmYVOuK2eG7LGP7qQ8DLR</text:p>
          </table:table-cell>
          <table:table-cell office:value-type="string" calcext:value-type="string">
            <text:p><text:s/>Holy Ground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hCZk6WJBFQeG3P7WsyntI</text:p>
          </table:table-cell>
          <table:table-cell office:value-type="string" calcext:value-type="string">
            <text:p><text:s/>Holy Ground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J4b3LVCIGO4CMBDFLPoP6</text:p>
          </table:table-cell>
          <table:table-cell office:value-type="string" calcext:value-type="string">
            <text:p><text:s/>Holy Ground (Taylor'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Z9ocF6ng0m2haHnKtHwTp</text:p>
          </table:table-cell>
          <table:table-cell office:value-type="string" calcext:value-type="string">
            <text:p><text:s/>How You Get The Girl <text:s text:c="5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fM9dEhUFV4MHDuJgrcfOv</text:p>
          </table:table-cell>
          <table:table-cell office:value-type="string" calcext:value-type="string">
            <text:p><text:s/>How You Get The Girl <text:s text:c="5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SYZ4upQ6OSNos26YeVWL</text:p>
          </table:table-cell>
          <table:table-cell office:value-type="string" calcext:value-type="string">
            <text:p><text:s/>How You Get The Girl <text:s text:c="5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W3SngKzTuoQ94uLf3y82</text:p>
          </table:table-cell>
          <table:table-cell office:value-type="string" calcext:value-type="string">
            <text:p><text:s/>How You Get The Girl (Taylor's Version) <text:s text:c="3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3OhaXQIHY7BKtY3vnSkn</text:p>
          </table:table-cell>
          <table:table-cell office:value-type="string" calcext:value-type="string">
            <text:p><text:s/>How You Get The Girl (Taylor's Version) <text:s text:c="3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wFkx7JOimOGTYfha5rs1</text:p>
          </table:table-cell>
          <table:table-cell office:value-type="string" calcext:value-type="string">
            <text:p><text:s/>I Almost Do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yqSYBCTane4rl4vc6PWJ</text:p>
          </table:table-cell>
          <table:table-cell office:value-type="string" calcext:value-type="string">
            <text:p><text:s/>I Almost Do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r9CbjYgFhtAmcFv1cSquB</text:p>
          </table:table-cell>
          <table:table-cell office:value-type="string" calcext:value-type="string">
            <text:p><text:s/>I Almost Do (Taylor'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n93SK7dQsQVu9BM5QzvAx</text:p>
          </table:table-cell>
          <table:table-cell office:value-type="string" calcext:value-type="string">
            <text:p><text:s/>I Can Do It With a Broken Heart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zpL5ceKCUy7dipRdWjVtA</text:p>
          </table:table-cell>
          <table:table-cell office:value-type="string" calcext:value-type="string">
            <text:p><text:s/>I Can Do It With a Broken Heart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PvQfGQEZOKtJ9qXeL4x8</text:p>
          </table:table-cell>
          <table:table-cell office:value-type="string" calcext:value-type="string">
            <text:p><text:s/>I Can Do It With a Broken Heart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q5YezDOIPcoLr8R81x9qy</text:p>
          </table:table-cell>
          <table:table-cell office:value-type="string" calcext:value-type="string">
            <text:p><text:s/>I Can Do It With a Broken Heart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hFF0aqyjDwDh6SQwRbTyx</text:p>
          </table:table-cell>
          <table:table-cell office:value-type="string" calcext:value-type="string">
            <text:p><text:s/>I Can Do It With a Broken Heart - Dombresky Remix <text:s text:c="2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Z8YQJNXTCZqflWehjoJqJ</text:p>
          </table:table-cell>
          <table:table-cell office:value-type="string" calcext:value-type="string">
            <text:p><text:s/>I Can Do It With a Broken Heart - Instrumental <text:s text:c="3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PGIFYRG1XWsPqNG14hgD1</text:p>
          </table:table-cell>
          <table:table-cell office:value-type="string" calcext:value-type="string">
            <text:p><text:s/>I Can Do It With a Broken Heart - Instrumental <text:s text:c="3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chnRTB9qMK3W1M41SnU9s</text:p>
          </table:table-cell>
          <table:table-cell office:value-type="string" calcext:value-type="string">
            <text:p><text:s/>I Can Fix Him (No Really I Can)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h3MDMf8sd9s4XIzpTBIjX</text:p>
          </table:table-cell>
          <table:table-cell office:value-type="string" calcext:value-type="string">
            <text:p><text:s/>I Can Fix Him (No Really I Can)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HMfzgLZP95O9NBy0ku4v</text:p>
          </table:table-cell>
          <table:table-cell office:value-type="string" calcext:value-type="string">
            <text:p><text:s/>I Can See You (Taylor’s Version) (From The Vault) <text:s text:c="2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vZDCRz4cJoneBpjpx8DJ</text:p>
          </table:table-cell>
          <table:table-cell office:value-type="string" calcext:value-type="string">
            <text:p><text:s/>I Did Something Bad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n9yjI6qqXh5F2mYvUc2y</text:p>
          </table:table-cell>
          <table:table-cell office:value-type="string" calcext:value-type="string">
            <text:p><text:s/>I Don’t Wanna Live Forever (Fifty Shades Darker) <text:s text:c="2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rA71bccXFGD4C8GOpIlN</text:p>
          </table:table-cell>
          <table:table-cell office:value-type="string" calcext:value-type="string">
            <text:p><text:s/>I Forgot That You Existed <text:s text:c="5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AtZLIzUINvExIUy4QhdjP</text:p>
          </table:table-cell>
          <table:table-cell office:value-type="string" calcext:value-type="string">
            <text:p><text:s/>I Knew You Were Trouble (Taylor's Version) <text:s text:c="3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jCZdH0Lhg93z6Z4hBjgj</text:p>
          </table:table-cell>
          <table:table-cell office:value-type="string" calcext:value-type="string">
            <text:p><text:s/>I Knew You Were Trouble.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lKZf71jeNi14udIFPJ29V</text:p>
          </table:table-cell>
          <table:table-cell office:value-type="string" calcext:value-type="string">
            <text:p><text:s/>I Knew You Were Trouble.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o2IVjuqRkR9hJxtPjtAP0</text:p>
          </table:table-cell>
          <table:table-cell office:value-type="string" calcext:value-type="string">
            <text:p><text:s/>I Knew You Were Trouble.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Ck9WerfsyvC4v4AylUoDp</text:p>
          </table:table-cell>
          <table:table-cell office:value-type="string" calcext:value-type="string">
            <text:p><text:s/>I Know Places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wNJz8CuVsrsLvXprJ20Q</text:p>
          </table:table-cell>
          <table:table-cell office:value-type="string" calcext:value-type="string">
            <text:p><text:s/>I Know Places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oV729rw7IhoKlMZW5K5V</text:p>
          </table:table-cell>
          <table:table-cell office:value-type="string" calcext:value-type="string">
            <text:p><text:s/>I Know Places - Voice Memo <text:s text:c="5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0GI2ZLUtbGqFx8t2Gk6A</text:p>
          </table:table-cell>
          <table:table-cell office:value-type="string" calcext:value-type="string">
            <text:p><text:s/>I Know Places (Taylor's Version) <text:s text:c="4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LabO0PEsdJekqVH6G10G</text:p>
          </table:table-cell>
          <table:table-cell office:value-type="string" calcext:value-type="string">
            <text:p><text:s/>I Know Places (Taylor's Version) <text:s text:c="4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YWtcWi3a83pdEg3Gif4Pd</text:p>
          </table:table-cell>
          <table:table-cell office:value-type="string" calcext:value-type="string">
            <text:p><text:s/>I Think He Knows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B3zBArZ1rHRExilzycaV</text:p>
          </table:table-cell>
          <table:table-cell office:value-type="string" calcext:value-type="string">
            <text:p><text:s/>I Want You Back - Live/2011 <text:s text:c="4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RVJ6VKfwtosA5Q1qeHdjF</text:p>
          </table:table-cell>
          <table:table-cell office:value-type="string" calcext:value-type="string">
            <text:p><text:s/>I Wish You Would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gRYrtvyVyaCRvLt56OfuV</text:p>
          </table:table-cell>
          <table:table-cell office:value-type="string" calcext:value-type="string">
            <text:p><text:s/>I Wish You Would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TXfpHxhxVofrBUjAhPMg</text:p>
          </table:table-cell>
          <table:table-cell office:value-type="string" calcext:value-type="string">
            <text:p><text:s/>I Wish You Would - Voice Memo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y1WpBdnEy5TR9aZoSQL9</text:p>
          </table:table-cell>
          <table:table-cell office:value-type="string" calcext:value-type="string">
            <text:p><text:s/>I Wish You Would (Taylor's Version) <text:s text:c="4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xJDucHWdw6caWTKO5b23</text:p>
          </table:table-cell>
          <table:table-cell office:value-type="string" calcext:value-type="string">
            <text:p><text:s/>I Wish You Would (Taylor's Version) <text:s text:c="4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CzxXgQXurKZCyHz9ufbo1</text:p>
          </table:table-cell>
          <table:table-cell office:value-type="string" calcext:value-type="string">
            <text:p><text:s/>I'm Only Me When I'm With You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tSmAABuoOfR59lrtXdDqm</text:p>
          </table:table-cell>
          <table:table-cell office:value-type="string" calcext:value-type="string">
            <text:p><text:s/>If This Was A Movie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msngXHeC1GQ9wWrzhOMf</text:p>
          </table:table-cell>
          <table:table-cell office:value-type="string" calcext:value-type="string">
            <text:p><text:s/>illicit affairs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DrLROM5MG9bxWHeEG5elq</text:p>
          </table:table-cell>
          <table:table-cell office:value-type="string" calcext:value-type="string">
            <text:p><text:s/>illicit affairs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CVTowKpGPA2MsIbkTl2oc</text:p>
          </table:table-cell>
          <table:table-cell office:value-type="string" calcext:value-type="string">
            <text:p><text:s/>illicit affairs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cwpPDQnqEqmezzXdJTCP</text:p>
          </table:table-cell>
          <table:table-cell office:value-type="string" calcext:value-type="string">
            <text:p><text:s/>imgonnagetyouback <text:s text:c="5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LraIz87diVQdDK0rhi0S4</text:p>
          </table:table-cell>
          <table:table-cell office:value-type="string" calcext:value-type="string">
            <text:p><text:s/>Innocent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mTgFzkDgSAF3nJY25XCXG</text:p>
          </table:table-cell>
          <table:table-cell office:value-type="string" calcext:value-type="string">
            <text:p><text:s/>Innocent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nBPF4Rh4XLFJV0YLN7uj</text:p>
          </table:table-cell>
          <table:table-cell office:value-type="string" calcext:value-type="string">
            <text:p><text:s/>Innocent (Taylor's Version) <text:s text:c="4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3PzDNjg38cWqOvL4M9vq</text:p>
          </table:table-cell>
          <table:table-cell office:value-type="string" calcext:value-type="string">
            <text:p><text:s/>Invisible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VsvKPJ4xjVNKpI8VVZ3SV</text:p>
          </table:table-cell>
          <table:table-cell office:value-type="string" calcext:value-type="string">
            <text:p><text:s/>invisible string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hRU518I0hYqMGQnk4lDY</text:p>
          </table:table-cell>
          <table:table-cell office:value-type="string" calcext:value-type="string">
            <text:p><text:s/>invisible string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WHIqhrbdva5vQSrCuet3l</text:p>
          </table:table-cell>
          <table:table-cell office:value-type="string" calcext:value-type="string">
            <text:p><text:s/>invisible string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miQ65iSAbPto6gPFlBYm</text:p>
          </table:table-cell>
          <table:table-cell office:value-type="string" calcext:value-type="string">
            <text:p><text:s/>It’s Nice To Have A Friend <text:s text:c="5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dWw77ZpYOkhxeuhzU1j6</text:p>
          </table:table-cell>
          <table:table-cell office:value-type="string" calcext:value-type="string">
            <text:p><text:s/>it’s time to go - bonus track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CSr8rwW05VJL2F91KFNK</text:p>
          </table:table-cell>
          <table:table-cell office:value-type="string" calcext:value-type="string">
            <text:p><text:s/>ivy <text:s text:c="7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Ykum9T72UOPhBN31grpN</text:p>
          </table:table-cell>
          <table:table-cell office:value-type="string" calcext:value-type="string">
            <text:p><text:s/>ivy <text:s text:c="7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WWvcA62QlnRguluWAk6bv</text:p>
          </table:table-cell>
          <table:table-cell office:value-type="string" calcext:value-type="string">
            <text:p><text:s/>Jump Then Fall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m3ObD945KvpE5y9A1eUWm</text:p>
          </table:table-cell>
          <table:table-cell office:value-type="string" calcext:value-type="string">
            <text:p><text:s/>Jump Then Fall (Taylor’s Version)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KokYm8cMIXCsGVmUvKtqf</text:p>
          </table:table-cell>
          <table:table-cell office:value-type="string" calcext:value-type="string">
            <text:p><text:s/>Karma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oqDgw5VGBln5dSIOPWyBq</text:p>
          </table:table-cell>
          <table:table-cell office:value-type="string" calcext:value-type="string">
            <text:p><text:s/>Karma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R112Jz5hQeKgITXgSXzs</text:p>
          </table:table-cell>
          <table:table-cell office:value-type="string" calcext:value-type="string">
            <text:p><text:s/>Karma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HuBDWi18s4aJM8UFnNheH</text:p>
          </table:table-cell>
          <table:table-cell office:value-type="string" calcext:value-type="string">
            <text:p><text:s/>King Of My Heart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A1JLUlkZkp2EFrosoNQi0</text:p>
          </table:table-cell>
          <table:table-cell office:value-type="string" calcext:value-type="string">
            <text:p><text:s/>Labyrinth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q586vP8gGkYypKoSddhl</text:p>
          </table:table-cell>
          <table:table-cell office:value-type="string" calcext:value-type="string">
            <text:p><text:s/>Labyrinth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BDkw2KBMX0tcgAaXC83Q</text:p>
          </table:table-cell>
          <table:table-cell office:value-type="string" calcext:value-type="string">
            <text:p><text:s/>Labyrinth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VCJ7vk3Y2DoJIAEOXe3V8</text:p>
          </table:table-cell>
          <table:table-cell office:value-type="string" calcext:value-type="string">
            <text:p><text:s/>Last Kiss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UQXLipplO2v9mVaqQtjc</text:p>
          </table:table-cell>
          <table:table-cell office:value-type="string" calcext:value-type="string">
            <text:p><text:s/>Last Kiss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hH37tyeRdyan1mAppmVor</text:p>
          </table:table-cell>
          <table:table-cell office:value-type="string" calcext:value-type="string">
            <text:p><text:s/>Last Kiss - Live/2011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KOoHFcw5XfICnO57holu</text:p>
          </table:table-cell>
          <table:table-cell office:value-type="string" calcext:value-type="string">
            <text:p><text:s/>Last Kiss (Taylor'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jQI2r1RdgtuT8S3iG8zFC</text:p>
          </table:table-cell>
          <table:table-cell office:value-type="string" calcext:value-type="string">
            <text:p><text:s/>Lavender Haze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NlYplrGsjUDFZ6x3HeVyT</text:p>
          </table:table-cell>
          <table:table-cell office:value-type="string" calcext:value-type="string">
            <text:p><text:s/>Lavender Haze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g2c7NoTWAOSYDy44l9nub</text:p>
          </table:table-cell>
          <table:table-cell office:value-type="string" calcext:value-type="string">
            <text:p><text:s/>Lavender Haze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emu3sabKISjRkrys28jq</text:p>
          </table:table-cell>
          <table:table-cell office:value-type="string" calcext:value-type="string">
            <text:p><text:s/>Lavender Haze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kJkr80XEaZeN8kxyQoFp</text:p>
          </table:table-cell>
          <table:table-cell office:value-type="string" calcext:value-type="string">
            <text:p><text:s/>Lavender Haze - Acoustic Version <text:s text:c="4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xZfCXXmVvKhPo8hQz2pS</text:p>
          </table:table-cell>
          <table:table-cell office:value-type="string" calcext:value-type="string">
            <text:p><text:s/>Lavender Haze - Felix Jaehn Remix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M4tVhRXucLE9M3STv21Yi</text:p>
          </table:table-cell>
          <table:table-cell office:value-type="string" calcext:value-type="string">
            <text:p><text:s/>Lavender Haze - Felix Jaehn Remix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ThxqUZ9PwS6n0UT5i1XH6</text:p>
          </table:table-cell>
          <table:table-cell office:value-type="string" calcext:value-type="string">
            <text:p><text:s/>Lavender Haze - Jungle Remix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67FNdOBNMFzxdj1CQ5pL</text:p>
          </table:table-cell>
          <table:table-cell office:value-type="string" calcext:value-type="string">
            <text:p><text:s/>Lavender Haze - Snakehips Remix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kjSmkSo15pHlkb0mOQtfj</text:p>
          </table:table-cell>
          <table:table-cell office:value-type="string" calcext:value-type="string">
            <text:p><text:s/>Lavender Haze - Tensnake Remix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YkNIrAvbKNrrwwEd7NVLl</text:p>
          </table:table-cell>
          <table:table-cell office:value-type="string" calcext:value-type="string">
            <text:p><text:s/>loml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RSG1dKPV5gEvILwJb4QtS</text:p>
          </table:table-cell>
          <table:table-cell office:value-type="string" calcext:value-type="string">
            <text:p><text:s/>loml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LLXZFeAHK9R4xUramtUKw</text:p>
          </table:table-cell>
          <table:table-cell office:value-type="string" calcext:value-type="string">
            <text:p><text:s/>London Boy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BFc7ffruhZ4Hecnqf5xju</text:p>
          </table:table-cell>
          <table:table-cell office:value-type="string" calcext:value-type="string">
            <text:p><text:s/>Long Live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wAfHYpDTzpW1GKO44CVP</text:p>
          </table:table-cell>
          <table:table-cell office:value-type="string" calcext:value-type="string">
            <text:p><text:s/>Long Live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QkzyLUb4ggojNDp8G2OxX</text:p>
          </table:table-cell>
          <table:table-cell office:value-type="string" calcext:value-type="string">
            <text:p><text:s/>Long Live - Live/2011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hqJ4bSlYJOXb6Z4SRmzxs</text:p>
          </table:table-cell>
          <table:table-cell office:value-type="string" calcext:value-type="string">
            <text:p><text:s/>Long Live (Taylor'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o2sgVJIgFXk8GQjWTgI6U</text:p>
          </table:table-cell>
          <table:table-cell office:value-type="string" calcext:value-type="string">
            <text:p><text:s/>long story short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YWxXUpxuxEmCqMLDqICo</text:p>
          </table:table-cell>
          <table:table-cell office:value-type="string" calcext:value-type="string">
            <text:p><text:s/>long story short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P17dC1amhFzptugyAO7Il</text:p>
          </table:table-cell>
          <table:table-cell office:value-type="string" calcext:value-type="string">
            <text:p><text:s/>Look What You Made Me Do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xPsybHWRHbTYO44xnREY5</text:p>
          </table:table-cell>
          <table:table-cell office:value-type="string" calcext:value-type="string">
            <text:p><text:s/>Love Story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hnJCRSo4pxRsaEwT9YusG</text:p>
          </table:table-cell>
          <table:table-cell office:value-type="string" calcext:value-type="string">
            <text:p><text:s/>Love Story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RBKAqJ3qyvvriDG0s9IJ3</text:p>
          </table:table-cell>
          <table:table-cell office:value-type="string" calcext:value-type="string">
            <text:p><text:s/>Love Story - Live From Clear Channel Stripped 2008 <text:s text:c="2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YvqWjhGD8mB5QXcbcUKtx</text:p>
          </table:table-cell>
          <table:table-cell office:value-type="string" calcext:value-type="string">
            <text:p><text:s/>Love Story (Taylor’s Version)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Gr1c8CrMLDpV6mPbImSI</text:p>
          </table:table-cell>
          <table:table-cell office:value-type="string" calcext:value-type="string">
            <text:p><text:s/>Lover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QDyYdZyhlP2fp79KZX8Bi</text:p>
          </table:table-cell>
          <table:table-cell office:value-type="string" calcext:value-type="string">
            <text:p><text:s/>mad woman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RP1kqoSPkVXsKiQNhMKzV</text:p>
          </table:table-cell>
          <table:table-cell office:value-type="string" calcext:value-type="string">
            <text:p><text:s/>mad woman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klXN6RCN5Rj0VeYO5gBzU</text:p>
          </table:table-cell>
          <table:table-cell office:value-type="string" calcext:value-type="string">
            <text:p><text:s/>mad woman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ntTeqEeTg7GAVpe8Mhpl</text:p>
          </table:table-cell>
          <table:table-cell office:value-type="string" calcext:value-type="string">
            <text:p><text:s/>marjorie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uICWmZTLkpEVbK22PBP6e</text:p>
          </table:table-cell>
          <table:table-cell office:value-type="string" calcext:value-type="string">
            <text:p><text:s/>marjorie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X0NZfLtGzoLUxPNvRfqm</text:p>
          </table:table-cell>
          <table:table-cell office:value-type="string" calcext:value-type="string">
            <text:p><text:s/>Maroon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E1RRrVmVTQqBXih5qRC</text:p>
          </table:table-cell>
          <table:table-cell office:value-type="string" calcext:value-type="string">
            <text:p><text:s/>Maroon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qxvy9Pe4RJIq5JBVbbwbS</text:p>
          </table:table-cell>
          <table:table-cell office:value-type="string" calcext:value-type="string">
            <text:p><text:s/>Maroon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O8sogKJCfVZ4rotBv1vVF</text:p>
          </table:table-cell>
          <table:table-cell office:value-type="string" calcext:value-type="string">
            <text:p><text:s/>Mary's Song (Oh My My My) <text:s text:c="5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FmYn9e7KHMXcxqGSj9LjH</text:p>
          </table:table-cell>
          <table:table-cell office:value-type="string" calcext:value-type="string">
            <text:p><text:s/>Mastermind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hioFjQ0DXrdn04hZcFgG</text:p>
          </table:table-cell>
          <table:table-cell office:value-type="string" calcext:value-type="string">
            <text:p><text:s/>Mastermind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QQii3pa5m8MEda0nbkjfw</text:p>
          </table:table-cell>
          <table:table-cell office:value-type="string" calcext:value-type="string">
            <text:p><text:s/>Mastermind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Rk4JlNc2TPmZe2af99d45</text:p>
          </table:table-cell>
          <table:table-cell office:value-type="string" calcext:value-type="string">
            <text:p><text:s/>ME! (feat. Brendon Urie of Panic! At The Disco) <text:s text:c="2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yM6QsnTCTVOkKEvg3hGlo</text:p>
          </table:table-cell>
          <table:table-cell office:value-type="string" calcext:value-type="string">
            <text:p><text:s/>Mean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KztjtD3ytzgYjUKIVfBnW</text:p>
          </table:table-cell>
          <table:table-cell office:value-type="string" calcext:value-type="string">
            <text:p><text:s/>Mean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rcHBt2aNcGFWW0jaAUe1L</text:p>
          </table:table-cell>
          <table:table-cell office:value-type="string" calcext:value-type="string">
            <text:p><text:s/>Mean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mFiEij8AXPUZB7aKLbUlQ</text:p>
          </table:table-cell>
          <table:table-cell office:value-type="string" calcext:value-type="string">
            <text:p><text:s/>Mean - Live/2011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Y4CV7A6YqtQtTTo7Ue4j</text:p>
          </table:table-cell>
          <table:table-cell office:value-type="string" calcext:value-type="string">
            <text:p><text:s/>Mean (Taylor's Version) <text:s text:c="5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tGq7hWDCtrnL83y5OGual</text:p>
          </table:table-cell>
          <table:table-cell office:value-type="string" calcext:value-type="string">
            <text:p><text:s/>Message In A Bottle (Fat Max G Remix) (Taylor’s Version) <text:s text:c="2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zIzd27gmbNrWWkMCEWmgC</text:p>
          </table:table-cell>
          <table:table-cell office:value-type="string" calcext:value-type="string">
            <text:p><text:s/>Message In A Bottle (Taylor's Version) (From The Vault) <text:s text:c="2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rWDp9tBPQR9z6U5YyRSK4</text:p>
          </table:table-cell>
          <table:table-cell office:value-type="string" calcext:value-type="string">
            <text:p><text:s/>Midnight Rain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Nl7KyvjkFncGsjB49SxLl</text:p>
          </table:table-cell>
          <table:table-cell office:value-type="string" calcext:value-type="string">
            <text:p><text:s/>Midnight Rain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KMqf9ZMSclDX7V9Ptg7x</text:p>
          </table:table-cell>
          <table:table-cell office:value-type="string" calcext:value-type="string">
            <text:p><text:s/>Midnight Rain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Io3gxHwfbUreBf114c0u</text:p>
          </table:table-cell>
          <table:table-cell office:value-type="string" calcext:value-type="string">
            <text:p><text:s/>Mine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mJKLpyCt42nP2IOVEVc2</text:p>
          </table:table-cell>
          <table:table-cell office:value-type="string" calcext:value-type="string">
            <text:p><text:s/>Mine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yndkPYP6YQQLBpPsizDfh</text:p>
          </table:table-cell>
          <table:table-cell office:value-type="string" calcext:value-type="string">
            <text:p><text:s/>Mine - Live/2011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OAHsZ8vrS2NKom3cvfJQD</text:p>
          </table:table-cell>
          <table:table-cell office:value-type="string" calcext:value-type="string">
            <text:p><text:s/>Mine - POP Mix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GxW5K0qzrq7L1jwSY5OmY</text:p>
          </table:table-cell>
          <table:table-cell office:value-type="string" calcext:value-type="string">
            <text:p><text:s/>Mine - POP Mix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G0gBu6nLdhFDPRLc0HdDG</text:p>
          </table:table-cell>
          <table:table-cell office:value-type="string" calcext:value-type="string">
            <text:p><text:s/>Mine (Taylor's Version) <text:s text:c="5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ZNU020wNYvgW84iljPkPP</text:p>
          </table:table-cell>
          <table:table-cell office:value-type="string" calcext:value-type="string">
            <text:p><text:s/>mirrorball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I8YAEA1VmCuP1wkJHMpTw</text:p>
          </table:table-cell>
          <table:table-cell office:value-type="string" calcext:value-type="string">
            <text:p><text:s/>mirrorball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jQyGzcwqAxwT5QUIMivoX</text:p>
          </table:table-cell>
          <table:table-cell office:value-type="string" calcext:value-type="string">
            <text:p><text:s/>mirrorball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nt20w5wOxJnY462klLw</text:p>
          </table:table-cell>
          <table:table-cell office:value-type="string" calcext:value-type="string">
            <text:p><text:s/>Miss Americana &amp; The Heartbreak Prince <text:s text:c="3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uGYWMwRy24dm7RUDDhUlD</text:p>
          </table:table-cell>
          <table:table-cell office:value-type="string" calcext:value-type="string">
            <text:p><text:s/>My Boy Only Breaks His Favorite Toys <text:s text:c="4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XwLdtuAcE0HSCu61ijAb</text:p>
          </table:table-cell>
          <table:table-cell office:value-type="string" calcext:value-type="string">
            <text:p><text:s/>My Boy Only Breaks His Favorite Toys <text:s text:c="4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gV7FIyNxIG7WzMRJV5HC</text:p>
          </table:table-cell>
          <table:table-cell office:value-type="string" calcext:value-type="string">
            <text:p><text:s/>my tears ricochet <text:s text:c="5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P2bHCDM2tsgIaYWsZMhu5</text:p>
          </table:table-cell>
          <table:table-cell office:value-type="string" calcext:value-type="string">
            <text:p><text:s/>my tears ricochet <text:s text:c="5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Oju1YcbPCJuUQQWoZNdJK</text:p>
          </table:table-cell>
          <table:table-cell office:value-type="string" calcext:value-type="string">
            <text:p><text:s/>my tears ricochet <text:s text:c="5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w0Uyk2jJAkO2hMJ36xJZ</text:p>
          </table:table-cell>
          <table:table-cell office:value-type="string" calcext:value-type="string">
            <text:p><text:s/>Never Grow Up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JilapcaOXzjR9gtvCY8FO</text:p>
          </table:table-cell>
          <table:table-cell office:value-type="string" calcext:value-type="string">
            <text:p><text:s/>Never Grow Up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PDfqsVIZLEiZeMuUsni2</text:p>
          </table:table-cell>
          <table:table-cell office:value-type="string" calcext:value-type="string">
            <text:p><text:s/>Never Grow Up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FZ9emtKWEglWUQGEQ3P9</text:p>
          </table:table-cell>
          <table:table-cell office:value-type="string" calcext:value-type="string">
            <text:p><text:s/>Never Grow Up (Taylor's Version) <text:s text:c="4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qAIiGFKLdV1xpNlEhjpq8</text:p>
          </table:table-cell>
          <table:table-cell office:value-type="string" calcext:value-type="string">
            <text:p><text:s/>New Romantics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vPMoMDXxu9uX1igWZmXSG</text:p>
          </table:table-cell>
          <table:table-cell office:value-type="string" calcext:value-type="string">
            <text:p><text:s/>New Romantics (Taylor's Version) <text:s text:c="4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787RexsAiVYjQusM98CV</text:p>
          </table:table-cell>
          <table:table-cell office:value-type="string" calcext:value-type="string">
            <text:p><text:s/>New Romantics (Taylor's Version) <text:s text:c="4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F5oktn5YOsR9eR5YsFtqb</text:p>
          </table:table-cell>
          <table:table-cell office:value-type="string" calcext:value-type="string">
            <text:p><text:s/>New Year’s Day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RaT22zZsxVYxxKR7TAaYF</text:p>
          </table:table-cell>
          <table:table-cell office:value-type="string" calcext:value-type="string">
            <text:p><text:s/>no body, no crime (feat. HAIM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uwfVkaOM1mcMkFmSn35ix</text:p>
          </table:table-cell>
          <table:table-cell office:value-type="string" calcext:value-type="string">
            <text:p><text:s/>no body, no crime (feat. HAIM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D6AEm19QnMbfWpfoOHMl</text:p>
          </table:table-cell>
          <table:table-cell office:value-type="string" calcext:value-type="string">
            <text:p><text:s/>Now That We Don't Talk (Taylor's Version) (From The Vault) <text:s text:c="1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QUIK7ZtziW8kGWo8RqopF</text:p>
          </table:table-cell>
          <table:table-cell office:value-type="string" calcext:value-type="string">
            <text:p><text:s/>Now That We Don't Talk (Taylor's Version) (From The Vault) <text:s text:c="1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j6gmK6u4WNI33lMZ8dC1s</text:p>
          </table:table-cell>
          <table:table-cell office:value-type="string" calcext:value-type="string">
            <text:p><text:s/>Our Song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qGr3rjRhndRIpFUA5f2HJ</text:p>
          </table:table-cell>
          <table:table-cell office:value-type="string" calcext:value-type="string">
            <text:p><text:s/>Our Song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Ct2PYPUSogyWvbV40k9Bf</text:p>
          </table:table-cell>
          <table:table-cell office:value-type="string" calcext:value-type="string">
            <text:p><text:s/>Our Song - International Mix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hK93KD6Y0j9giUGh4Valj</text:p>
          </table:table-cell>
          <table:table-cell office:value-type="string" calcext:value-type="string">
            <text:p><text:s/>Ours <text:s text:c="7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QyrSzpnoU04AAhE5z8lj</text:p>
          </table:table-cell>
          <table:table-cell office:value-type="string" calcext:value-type="string">
            <text:p><text:s/>Ours - Live/2011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yNJkriPzWjkkDAWHIAVUq</text:p>
          </table:table-cell>
          <table:table-cell office:value-type="string" calcext:value-type="string">
            <text:p><text:s/>Ours (Taylor’s Version) <text:s text:c="5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EpVQjqtKygiwJIASxMWNg</text:p>
          </table:table-cell>
          <table:table-cell office:value-type="string" calcext:value-type="string">
            <text:p><text:s/>Out Of The Woods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qUnBLZ8bJqUNEeQgayL9t</text:p>
          </table:table-cell>
          <table:table-cell office:value-type="string" calcext:value-type="string">
            <text:p><text:s/>Out Of The Woods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ZeOHPIzhxxsm8bq5kyE</text:p>
          </table:table-cell>
          <table:table-cell office:value-type="string" calcext:value-type="string">
            <text:p><text:s/>Out Of The Woods (Taylor's Version) <text:s text:c="4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OcSfkeCg9hRC2sFKB4IMJ</text:p>
          </table:table-cell>
          <table:table-cell office:value-type="string" calcext:value-type="string">
            <text:p><text:s/>Out Of The Woods (Taylor's Version) <text:s text:c="4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y5bvROuBDPr5fuwXbIBZR</text:p>
          </table:table-cell>
          <table:table-cell office:value-type="string" calcext:value-type="string">
            <text:p><text:s/>Paper Rings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12gjoih4QoDbXpljEk21</text:p>
          </table:table-cell>
          <table:table-cell office:value-type="string" calcext:value-type="string">
            <text:p><text:s/>Paris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tWxKWq1DSP1s9WQ5PWuqu</text:p>
          </table:table-cell>
          <table:table-cell office:value-type="string" calcext:value-type="string">
            <text:p><text:s/>Paris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MbT4I8qGntX4fMdqMQgke</text:p>
          </table:table-cell>
          <table:table-cell office:value-type="string" calcext:value-type="string">
            <text:p><text:s/>peace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JlI8Ay77m4nJvZTHvfT1J</text:p>
          </table:table-cell>
          <table:table-cell office:value-type="string" calcext:value-type="string">
            <text:p><text:s/>peace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O9i6jhscByEJs1ipy5hu4</text:p>
          </table:table-cell>
          <table:table-cell office:value-type="string" calcext:value-type="string">
            <text:p><text:s/>peace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YejINgfZF0qKDMEH2cim</text:p>
          </table:table-cell>
          <table:table-cell office:value-type="string" calcext:value-type="string">
            <text:p><text:s/>Picture To Burn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EvU9pRoJ9Xs7anx0P7tEc</text:p>
          </table:table-cell>
          <table:table-cell office:value-type="string" calcext:value-type="string">
            <text:p><text:s/>Picture To Burn - Live From Clear Channel Stripped 2008 <text:s text:c="2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heeNYlwOGuUSe7TgUD27B</text:p>
          </table:table-cell>
          <table:table-cell office:value-type="string" calcext:value-type="string">
            <text:p><text:s/>Question...?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C7OF1Jal7YkyjzyUG8vkK</text:p>
          </table:table-cell>
          <table:table-cell office:value-type="string" calcext:value-type="string">
            <text:p><text:s/>Question...?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oomkQSYf1ia2VnVEWfFIU</text:p>
          </table:table-cell>
          <table:table-cell office:value-type="string" calcext:value-type="string">
            <text:p><text:s/>Question...?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cITLOYn1Sv4q27zZPqlNK</text:p>
          </table:table-cell>
          <table:table-cell office:value-type="string" calcext:value-type="string">
            <text:p><text:s/>Red <text:s text:c="7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gJtmLyPTwKzhGzMBXtuXH</text:p>
          </table:table-cell>
          <table:table-cell office:value-type="string" calcext:value-type="string">
            <text:p><text:s/>Red <text:s text:c="7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V9NuhKQcUFt4cgbynHV79</text:p>
          </table:table-cell>
          <table:table-cell office:value-type="string" calcext:value-type="string">
            <text:p><text:s/>Red <text:s text:c="7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OAuvHryIVv4kMDNSLuPt6</text:p>
          </table:table-cell>
          <table:table-cell office:value-type="string" calcext:value-type="string">
            <text:p><text:s/>Red (Taylor's Version) <text:s text:c="5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zwMVvkBe2qIKDObWgXw4N</text:p>
          </table:table-cell>
          <table:table-cell office:value-type="string" calcext:value-type="string">
            <text:p><text:s/>right where you left me - bonus track <text:s text:c="3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LKjHhOW1az75pCQ9XJJtF</text:p>
          </table:table-cell>
          <table:table-cell office:value-type="string" calcext:value-type="string">
            <text:p><text:s/>Sad Beautiful Tragic <text:s text:c="5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e9zuv2pJc7ON1OUAJ1zl</text:p>
          </table:table-cell>
          <table:table-cell office:value-type="string" calcext:value-type="string">
            <text:p><text:s/>Sad Beautiful Tragic <text:s text:c="5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qMN9bXy7MSPwwGfH3wQr</text:p>
          </table:table-cell>
          <table:table-cell office:value-type="string" calcext:value-type="string">
            <text:p><text:s/>Sad Beautiful Tragic (Taylor's Version) <text:s text:c="3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NioO5R9sHEZh4cGzMHyNt</text:p>
          </table:table-cell>
          <table:table-cell office:value-type="string" calcext:value-type="string">
            <text:p><text:s/>Say Don't Go (Taylor's Version) (From The Vault) <text:s text:c="2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CRVu4F91Qp2mnGjmWBrf</text:p>
          </table:table-cell>
          <table:table-cell office:value-type="string" calcext:value-type="string">
            <text:p><text:s/>Say Don't Go (Taylor's Version) (From The Vault) <text:s text:c="2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KJqZcs9XDgVck7Lg9QOTC</text:p>
          </table:table-cell>
          <table:table-cell office:value-type="string" calcext:value-type="string">
            <text:p><text:s/>seven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mOLcXOjOEhyY4mMF1l3r</text:p>
          </table:table-cell>
          <table:table-cell office:value-type="string" calcext:value-type="string">
            <text:p><text:s/>seven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vJ7QvyCiR4DaHxwO58izA</text:p>
          </table:table-cell>
          <table:table-cell office:value-type="string" calcext:value-type="string">
            <text:p><text:s/>seven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KlhuQE0HXp1IwBRpaH2P</text:p>
          </table:table-cell>
          <table:table-cell office:value-type="string" calcext:value-type="string">
            <text:p><text:s/>Shake It Off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cqRj7pUJDkTCEsJkx8snD</text:p>
          </table:table-cell>
          <table:table-cell office:value-type="string" calcext:value-type="string">
            <text:p><text:s/>Shake It Off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pv7Q5v2dpdefwdWIvE7yH</text:p>
          </table:table-cell>
          <table:table-cell office:value-type="string" calcext:value-type="string">
            <text:p><text:s/>Shake It Off (Taylor's Version)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yNTF0Od55qnHLxYsA5Pw</text:p>
          </table:table-cell>
          <table:table-cell office:value-type="string" calcext:value-type="string">
            <text:p><text:s/>Shake It Off (Taylor's Version)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CdaXOq1MWe2JHDalTG01d</text:p>
          </table:table-cell>
          <table:table-cell office:value-type="string" calcext:value-type="string">
            <text:p><text:s/>Should've Said No <text:s text:c="5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gwvtlwlKhvkfjz7Fcb6Yk</text:p>
          </table:table-cell>
          <table:table-cell office:value-type="string" calcext:value-type="string">
            <text:p><text:s/>Should've Said No - International Mix <text:s text:c="3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a9hUL6ZuiagZhazwrtwHF</text:p>
          </table:table-cell>
          <table:table-cell office:value-type="string" calcext:value-type="string">
            <text:p><text:s/>Should've Said No - Live From Clear Channel Stripped 2008 <text:s text:c="1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wtOxkiel43cVs0Yux5Q4h</text:p>
          </table:table-cell>
          <table:table-cell office:value-type="string" calcext:value-type="string">
            <text:p><text:s/>Snow On The Beach (feat. Lana Del Rey) <text:s text:c="3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ADDIJxxqzM9LMpm78yzQG</text:p>
          </table:table-cell>
          <table:table-cell office:value-type="string" calcext:value-type="string">
            <text:p><text:s/>Snow On The Beach (feat. Lana Del Rey) <text:s text:c="3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GA86Uo2jYbj8vIXe2nyWd</text:p>
          </table:table-cell>
          <table:table-cell office:value-type="string" calcext:value-type="string">
            <text:p><text:s/>Snow On The Beach (feat. Lana Del Rey) <text:s text:c="3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PxFv9yJEg9dxvbZggykro</text:p>
          </table:table-cell>
          <table:table-cell office:value-type="string" calcext:value-type="string">
            <text:p><text:s/>So It Goes...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T04yafZVrjNq2FqvLtId</text:p>
          </table:table-cell>
          <table:table-cell office:value-type="string" calcext:value-type="string">
            <text:p><text:s/>So It Goes...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wAkQFShJ27V8362MqevQr</text:p>
          </table:table-cell>
          <table:table-cell office:value-type="string" calcext:value-type="string">
            <text:p><text:s/>So Long, London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evii7qKqrmW8CcyzBHDl</text:p>
          </table:table-cell>
          <table:table-cell office:value-type="string" calcext:value-type="string">
            <text:p><text:s/>So Long, London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YtqFyFbX0Xkc2wtcygTr</text:p>
          </table:table-cell>
          <table:table-cell office:value-type="string" calcext:value-type="string">
            <text:p><text:s/>Soon You’ll Get Better (feat. The Chicks) <text:s text:c="3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cM9BjyNFizKUOXh6j9rT</text:p>
          </table:table-cell>
          <table:table-cell office:value-type="string" calcext:value-type="string">
            <text:p><text:s/>Sparks Fly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NGAvL695VnbcSeTmQWmM</text:p>
          </table:table-cell>
          <table:table-cell office:value-type="string" calcext:value-type="string">
            <text:p><text:s/>Sparks Fly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h2sBwpUSAndjObfU3ti2r</text:p>
          </table:table-cell>
          <table:table-cell office:value-type="string" calcext:value-type="string">
            <text:p><text:s/>Sparks Fly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aBJNc2thaKyh5THWzIqHX</text:p>
          </table:table-cell>
          <table:table-cell office:value-type="string" calcext:value-type="string">
            <text:p><text:s/>Sparks Fly - Live/2011 <text:s text:c="5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MytWN8L7shNYzGl4tAKRp</text:p>
          </table:table-cell>
          <table:table-cell office:value-type="string" calcext:value-type="string">
            <text:p><text:s/>Sparks Fly (Taylor’s Version)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PBghI9zJkQEWBzMSMo2Ki</text:p>
          </table:table-cell>
          <table:table-cell office:value-type="string" calcext:value-type="string">
            <text:p><text:s/>Speak Now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dXKdjpOaH2iwfFKmUj7aq</text:p>
          </table:table-cell>
          <table:table-cell office:value-type="string" calcext:value-type="string">
            <text:p><text:s/>Speak Now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QFB14MOUf3imlyISNmrbT</text:p>
          </table:table-cell>
          <table:table-cell office:value-type="string" calcext:value-type="string">
            <text:p><text:s/>Speak Now - Live/2011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xXqyjLicvEpch72qEryFT</text:p>
          </table:table-cell>
          <table:table-cell office:value-type="string" calcext:value-type="string">
            <text:p><text:s/>Speak Now (Taylor'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MecVsMj22MneZt7kVFaCr</text:p>
          </table:table-cell>
          <table:table-cell office:value-type="string" calcext:value-type="string">
            <text:p><text:s/>Starlight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gL4vMhDV3RgJQmDuY5HK1</text:p>
          </table:table-cell>
          <table:table-cell office:value-type="string" calcext:value-type="string">
            <text:p><text:s/>Starlight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A2cNLRT0YJc1yjxHlKihs</text:p>
          </table:table-cell>
          <table:table-cell office:value-type="string" calcext:value-type="string">
            <text:p><text:s/>Starlight (Taylor'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6NsUYn4GGUf8AOt0SQhP</text:p>
          </table:table-cell>
          <table:table-cell office:value-type="string" calcext:value-type="string">
            <text:p><text:s/>State Of Grace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16LTzby1YRVd2nq2Z0fw</text:p>
          </table:table-cell>
          <table:table-cell office:value-type="string" calcext:value-type="string">
            <text:p><text:s/>State Of Grace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YRGTdfmJPALpglAaraYUr</text:p>
          </table:table-cell>
          <table:table-cell office:value-type="string" calcext:value-type="string">
            <text:p><text:s/>State Of Grace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jAIouBES8LWMiriuNq170</text:p>
          </table:table-cell>
          <table:table-cell office:value-type="string" calcext:value-type="string">
            <text:p><text:s/>State Of Grace (Acoustic Version) (Taylor's Version) <text:s text:c="2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lzc0Al0zfZOIFsFvBS1ki</text:p>
          </table:table-cell>
          <table:table-cell office:value-type="string" calcext:value-type="string">
            <text:p><text:s/>State Of Grace (Taylor's Version)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jzdjScVwnxnxADElts6</text:p>
          </table:table-cell>
          <table:table-cell office:value-type="string" calcext:value-type="string">
            <text:p><text:s/>Stay Beautiful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qLeEu4iXEclkLwoBlMiou</text:p>
          </table:table-cell>
          <table:table-cell office:value-type="string" calcext:value-type="string">
            <text:p><text:s/>Stay Stay Stay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F2S1QlnMaOfmNHIgmES3k</text:p>
          </table:table-cell>
          <table:table-cell office:value-type="string" calcext:value-type="string">
            <text:p><text:s/>Stay Stay Stay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eQj6r5PIdYKEIZjucBMcq</text:p>
          </table:table-cell>
          <table:table-cell office:value-type="string" calcext:value-type="string">
            <text:p><text:s/>Stay Stay Stay (Taylor's Version)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PmZqBXH0RUETqxpwlV0w</text:p>
          </table:table-cell>
          <table:table-cell office:value-type="string" calcext:value-type="string">
            <text:p><text:s/>Style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ug5NqcwcFR2xrfTkc7k8e</text:p>
          </table:table-cell>
          <table:table-cell office:value-type="string" calcext:value-type="string">
            <text:p><text:s/>Style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hjRhYpWyqDpPahmSlUTlc</text:p>
          </table:table-cell>
          <table:table-cell office:value-type="string" calcext:value-type="string">
            <text:p><text:s/>Style (Taylor's Version)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pk1hfMAQme8VJ0SNRSkd</text:p>
          </table:table-cell>
          <table:table-cell office:value-type="string" calcext:value-type="string">
            <text:p><text:s/>Style (Taylor's Version) <text:s text:c="5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T0sEnqjmHISIKwFETeeiP</text:p>
          </table:table-cell>
          <table:table-cell office:value-type="string" calcext:value-type="string">
            <text:p><text:s/>Suburban Legends (Taylor's Version) (From The Vault) <text:s text:c="2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9ppdfFjR1AbpUl3Y8DcV</text:p>
          </table:table-cell>
          <table:table-cell office:value-type="string" calcext:value-type="string">
            <text:p><text:s/>Suburban Legends (Taylor's Version) (From The Vault) <text:s text:c="2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aJ0ipi4EPmu1aTbFeXZnw</text:p>
          </table:table-cell>
          <table:table-cell office:value-type="string" calcext:value-type="string">
            <text:p><text:s/>Superman <text:s text:c="6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vLyY5Ue1Wesc61t2KXAU</text:p>
          </table:table-cell>
          <table:table-cell office:value-type="string" calcext:value-type="string">
            <text:p><text:s/>Superman (Taylor’s Version) <text:s text:c="4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fTh16YcKPzdxMPTeKTAq</text:p>
          </table:table-cell>
          <table:table-cell office:value-type="string" calcext:value-type="string">
            <text:p><text:s/>SuperStar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A8eKvvZz9uydvIZ7xRSV</text:p>
          </table:table-cell>
          <table:table-cell office:value-type="string" calcext:value-type="string">
            <text:p><text:s/>Superstar (Taylor’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wavGRldH0AWyu2zvTz8zb</text:p>
          </table:table-cell>
          <table:table-cell office:value-type="string" calcext:value-type="string">
            <text:p><text:s/>Sweet Nothing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zmwONxswBAzGwExPugSLN</text:p>
          </table:table-cell>
          <table:table-cell office:value-type="string" calcext:value-type="string">
            <text:p><text:s/>Sweet Nothing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L09RYwH5Pjzca6PmbUAw3</text:p>
          </table:table-cell>
          <table:table-cell office:value-type="string" calcext:value-type="string">
            <text:p><text:s/>Sweet Nothing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RM02ladxD5mgdrlAwh3h9</text:p>
          </table:table-cell>
          <table:table-cell office:value-type="string" calcext:value-type="string">
            <text:p><text:s/>Teardrops On My Guitar - International Mix <text:s text:c="3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jevQhsPWULcondN4mRh5</text:p>
          </table:table-cell>
          <table:table-cell office:value-type="string" calcext:value-type="string">
            <text:p><text:s/>Teardrops On My Guitar - Live From Clear Channel Stripped 2008 <text:s text:c="1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hxLyjC9D9Jpw6EAPKqWv4</text:p>
          </table:table-cell>
          <table:table-cell office:value-type="string" calcext:value-type="string">
            <text:p><text:s/>Teardrops on My Guitar - Pop Version <text:s text:c="4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TF4UtYreqNbQ6Z9AccldU</text:p>
          </table:table-cell>
          <table:table-cell office:value-type="string" calcext:value-type="string">
            <text:p><text:s/>Teardrops On My Guitar - Radio Single Remix <text:s text:c="3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eGeUVeCEvEQrivmjl9Qn3</text:p>
          </table:table-cell>
          <table:table-cell office:value-type="string" calcext:value-type="string">
            <text:p><text:s/>Teardrops On My Guitar - Radio Single Remix <text:s text:c="3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vLpy7UPYuOa75Bkqocrcw</text:p>
          </table:table-cell>
          <table:table-cell office:value-type="string" calcext:value-type="string">
            <text:p><text:s/>Tell Me Why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7Gxk2GfwZJcqpoVT1PbR</text:p>
          </table:table-cell>
          <table:table-cell office:value-type="string" calcext:value-type="string">
            <text:p><text:s/>Tell Me Why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k0vFacOHNuArLWMiH60p7</text:p>
          </table:table-cell>
          <table:table-cell office:value-type="string" calcext:value-type="string">
            <text:p><text:s/>Tell Me Why (Taylor’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Jlcvv8IykzHaSmj49uNW8</text:p>
          </table:table-cell>
          <table:table-cell office:value-type="string" calcext:value-type="string">
            <text:p><text:s/>the 1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pfrrhvplbJZAIsfosGWQP</text:p>
          </table:table-cell>
          <table:table-cell office:value-type="string" calcext:value-type="string">
            <text:p><text:s/>the 1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P9wLFurlgumLXuqFEpw52</text:p>
          </table:table-cell>
          <table:table-cell office:value-type="string" calcext:value-type="string">
            <text:p><text:s/>the 1 <text:s text:c="7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J4bMHbILkwSIhbtrcvjN</text:p>
          </table:table-cell>
          <table:table-cell office:value-type="string" calcext:value-type="string">
            <text:p><text:s/>the 1 - the long pond studio sessions <text:s text:c="3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F6IyONolQy0bIQXm2EmX</text:p>
          </table:table-cell>
          <table:table-cell office:value-type="string" calcext:value-type="string">
            <text:p><text:s/>The Albatross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tuNqJOtRQVHvONR8Lg3MZ</text:p>
          </table:table-cell>
          <table:table-cell office:value-type="string" calcext:value-type="string">
            <text:p><text:s/>The Alchemy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hMTsEZz6ZEquGvmzVoHn</text:p>
          </table:table-cell>
          <table:table-cell office:value-type="string" calcext:value-type="string">
            <text:p><text:s/>The Alchemy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pHkh7d0lzM2AldUtz2x37</text:p>
          </table:table-cell>
          <table:table-cell office:value-type="string" calcext:value-type="string">
            <text:p><text:s/>The Archer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G9D32Kx7hdQ9Uga1V4VXm</text:p>
          </table:table-cell>
          <table:table-cell office:value-type="string" calcext:value-type="string">
            <text:p><text:s/>The Best Day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CjuAoOiSrwWv7wJonAUmw</text:p>
          </table:table-cell>
          <table:table-cell office:value-type="string" calcext:value-type="string">
            <text:p><text:s/>The Best Day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APTsjmZbj7TFXQJAiRti4</text:p>
          </table:table-cell>
          <table:table-cell office:value-type="string" calcext:value-type="string">
            <text:p><text:s/>The Best Day <text:s text:c="6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ON9UuIq49xXY9GPmHIYRp</text:p>
          </table:table-cell>
          <table:table-cell office:value-type="string" calcext:value-type="string">
            <text:p><text:s/>The Best Day (Taylor’s Version)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E2nR0od0M5HYxuYLaDz7</text:p>
          </table:table-cell>
          <table:table-cell office:value-type="string" calcext:value-type="string">
            <text:p><text:s/>The Black Dog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UMrglJeju5yWyYIW6o99b</text:p>
          </table:table-cell>
          <table:table-cell office:value-type="string" calcext:value-type="string">
            <text:p><text:s/>The Great War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VuqMjgoKaOHNM8HpxtXKx</text:p>
          </table:table-cell>
          <table:table-cell office:value-type="string" calcext:value-type="string">
            <text:p><text:s/>The Great War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N1K5OVVCopBjGViHs2IvP</text:p>
          </table:table-cell>
          <table:table-cell office:value-type="string" calcext:value-type="string">
            <text:p><text:s/>The Joker And The Queen (feat. Taylor Swift) <text:s text:c="3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eFQWVz0qIxDOvhLpZ40P7</text:p>
          </table:table-cell>
          <table:table-cell office:value-type="string" calcext:value-type="string">
            <text:p><text:s/>the lakes - bonus track <text:s text:c="5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zEprKYeuGOIZoHyu6O1E2</text:p>
          </table:table-cell>
          <table:table-cell office:value-type="string" calcext:value-type="string">
            <text:p><text:s/>the lakes - bonus track <text:s text:c="5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eur20xVqfUoM3Q7EFPFt</text:p>
          </table:table-cell>
          <table:table-cell office:value-type="string" calcext:value-type="string">
            <text:p><text:s/>the last great american dynasty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olxzvoFI9IpxqFeUv7WOX</text:p>
          </table:table-cell>
          <table:table-cell office:value-type="string" calcext:value-type="string">
            <text:p><text:s/>the last great american dynasty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ojxSyrEraN7d46BMBPThZ</text:p>
          </table:table-cell>
          <table:table-cell office:value-type="string" calcext:value-type="string">
            <text:p><text:s/>the last great american dynasty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tIMaewZuGR8urkvFhQyA</text:p>
          </table:table-cell>
          <table:table-cell office:value-type="string" calcext:value-type="string">
            <text:p><text:s/>the last great american dynasty - the long pond studio sessions <text:s text:c="1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n9mzjgAzjyKawvbHzciXF</text:p>
          </table:table-cell>
          <table:table-cell office:value-type="string" calcext:value-type="string">
            <text:p><text:s/>The Last Time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Tz4JnXZOcjcp8fWfMjBBk</text:p>
          </table:table-cell>
          <table:table-cell office:value-type="string" calcext:value-type="string">
            <text:p><text:s/>The Last Time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y6kdSRCVQhSsHSpWvTUm7</text:p>
          </table:table-cell>
          <table:table-cell office:value-type="string" calcext:value-type="string">
            <text:p><text:s/>The Last Time (feat. Gary Lightbody of Snow Patrol) (Taylor’s Version) <text:s text:c="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2J0BhxaLTmnxO4pPUhSd</text:p>
          </table:table-cell>
          <table:table-cell office:value-type="string" calcext:value-type="string">
            <text:p><text:s/>The Lucky One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QLMrWhailAhErKNUSnv1</text:p>
          </table:table-cell>
          <table:table-cell office:value-type="string" calcext:value-type="string">
            <text:p><text:s/>The Lucky One <text:s text:c="6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5ayHsOLJNLTGfjau2mEw</text:p>
          </table:table-cell>
          <table:table-cell office:value-type="string" calcext:value-type="string">
            <text:p><text:s/>The Lucky One (Taylor's Version) <text:s text:c="4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RauEVgRgj1IuWdJ9fDs70</text:p>
          </table:table-cell>
          <table:table-cell office:value-type="string" calcext:value-type="string">
            <text:p><text:s/>The Man <text:s text:c="6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qTAwKJQ68gmnrnfPD3vlO</text:p>
          </table:table-cell>
          <table:table-cell office:value-type="string" calcext:value-type="string">
            <text:p><text:s/>The Moment I Knew <text:s text:c="5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NRHj8hDwwmSPaA41o379r</text:p>
          </table:table-cell>
          <table:table-cell office:value-type="string" calcext:value-type="string">
            <text:p><text:s/>The Moment I Knew (Taylor's Version) <text:s text:c="4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yDJcXc549N6AabNBzFAku</text:p>
          </table:table-cell>
          <table:table-cell office:value-type="string" calcext:value-type="string">
            <text:p><text:s/>The Other Side Of The Door <text:s text:c="5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cSFlSBdpT4F5vb1frQ231</text:p>
          </table:table-cell>
          <table:table-cell office:value-type="string" calcext:value-type="string">
            <text:p><text:s/>The Other Side Of The Door (Taylor’s Version) <text:s text:c="3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Tj2MqcFMf60CaGsKbM1aq</text:p>
          </table:table-cell>
          <table:table-cell office:value-type="string" calcext:value-type="string">
            <text:p><text:s/>The Outside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xtw1krCR6Dw2KwkXw5z63</text:p>
          </table:table-cell>
          <table:table-cell office:value-type="string" calcext:value-type="string">
            <text:p><text:s/>The Smallest Man Who Ever Lived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v1ivOOsgn64g5OywuH55L</text:p>
          </table:table-cell>
          <table:table-cell office:value-type="string" calcext:value-type="string">
            <text:p><text:s/>The Smallest Man Who Ever Lived <text:s text:c="4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vBlnGdfOLzVEqiOQQxeU8</text:p>
          </table:table-cell>
          <table:table-cell office:value-type="string" calcext:value-type="string">
            <text:p><text:s/>The Story Of Us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lXekiVK1ZPZbKconsys73</text:p>
          </table:table-cell>
          <table:table-cell office:value-type="string" calcext:value-type="string">
            <text:p><text:s/>The Story Of Us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GIZuUXo14oyrS0si3Rgc</text:p>
          </table:table-cell>
          <table:table-cell office:value-type="string" calcext:value-type="string">
            <text:p><text:s/>The Story Of Us - Live <text:s text:c="5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dTA6y0C2ReQklntzZl8l3</text:p>
          </table:table-cell>
          <table:table-cell office:value-type="string" calcext:value-type="string">
            <text:p><text:s/>The Story Of Us (Taylor's Version) <text:s text:c="4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PdLaGZubp4lghChqp8erB</text:p>
          </table:table-cell>
          <table:table-cell office:value-type="string" calcext:value-type="string">
            <text:p><text:s/>The Tortured Poets Department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NMrVbIVWT3fPXBj0rNDKG</text:p>
          </table:table-cell>
          <table:table-cell office:value-type="string" calcext:value-type="string">
            <text:p><text:s/>The Tortured Poets Department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LDcz3RX1P5sIlzQGqgUN</text:p>
          </table:table-cell>
          <table:table-cell office:value-type="string" calcext:value-type="string">
            <text:p><text:s/>The Way I Loved You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pEZUytwBzha5Un6m3SCFf</text:p>
          </table:table-cell>
          <table:table-cell office:value-type="string" calcext:value-type="string">
            <text:p><text:s/>The Way I Loved You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bPsP2jCgbLUvh82U0Z3M</text:p>
          </table:table-cell>
          <table:table-cell office:value-type="string" calcext:value-type="string">
            <text:p><text:s/>The Way I Loved You (Taylor’s Version) <text:s text:c="3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kt9e9LFSpN1zQtYEl19o1</text:p>
          </table:table-cell>
          <table:table-cell office:value-type="string" calcext:value-type="string">
            <text:p><text:s/>this is me trying <text:s text:c="5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cm50Lw03k6VvRauJtkyTj</text:p>
          </table:table-cell>
          <table:table-cell office:value-type="string" calcext:value-type="string">
            <text:p><text:s/>this is me trying <text:s text:c="5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nDBYrfGoxdnomqEAkFIv</text:p>
          </table:table-cell>
          <table:table-cell office:value-type="string" calcext:value-type="string">
            <text:p><text:s/>this is me trying <text:s text:c="5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NxDD1iKCHbAldceD7QLP</text:p>
          </table:table-cell>
          <table:table-cell office:value-type="string" calcext:value-type="string">
            <text:p><text:s/>This Is Why We Can't Have Nice Things <text:s text:c="3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lTxQZVXlvIX7Z3szSy8Sh</text:p>
          </table:table-cell>
          <table:table-cell office:value-type="string" calcext:value-type="string">
            <text:p><text:s/>This Love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L560fic5PaTuCFm6CviKa</text:p>
          </table:table-cell>
          <table:table-cell office:value-type="string" calcext:value-type="string">
            <text:p><text:s/>This Love <text:s text:c="6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1CG5ei1E2vGbvmgf5KKv</text:p>
          </table:table-cell>
          <table:table-cell office:value-type="string" calcext:value-type="string">
            <text:p><text:s/>This Love (Taylor’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QVVjX0ZItqlVpEuVCM9Yg</text:p>
          </table:table-cell>
          <table:table-cell office:value-type="string" calcext:value-type="string">
            <text:p><text:s/>This Love (Taylor’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WBEj8TeGtRPNJdOmT3WJW</text:p>
          </table:table-cell>
          <table:table-cell office:value-type="string" calcext:value-type="string">
            <text:p><text:s/>This Love (Taylor’s Version) <text:s text:c="4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zzxwmoOBnXDT0KnJsoIWk</text:p>
          </table:table-cell>
          <table:table-cell office:value-type="string" calcext:value-type="string">
            <text:p><text:s/>Tied Together with a Smile <text:s text:c="5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n01AIMyHbha2ceNQeOqw</text:p>
          </table:table-cell>
          <table:table-cell office:value-type="string" calcext:value-type="string">
            <text:p><text:s/>Tim McGraw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JoJrsEV15OzbijS47lids</text:p>
          </table:table-cell>
          <table:table-cell office:value-type="string" calcext:value-type="string">
            <text:p><text:s/>Today Was A Fairytale (Taylor’s Version) <text:s text:c="3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PurA4JVJ8YQgSVopY8fn6</text:p>
          </table:table-cell>
          <table:table-cell office:value-type="string" calcext:value-type="string">
            <text:p><text:s/>tolerate it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lCvK2AR2uOKkVFCVlAzzm</text:p>
          </table:table-cell>
          <table:table-cell office:value-type="string" calcext:value-type="string">
            <text:p><text:s/>tolerate it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YFVSQoPu7yRpfiHBwMUk</text:p>
          </table:table-cell>
          <table:table-cell office:value-type="string" calcext:value-type="string">
            <text:p><text:s/>Treacherous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nECwCDHS1JvQbrmuorZIH</text:p>
          </table:table-cell>
          <table:table-cell office:value-type="string" calcext:value-type="string">
            <text:p><text:s/>Treacherous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r3U7SOcoj4DIEyN44Lt5z</text:p>
          </table:table-cell>
          <table:table-cell office:value-type="string" calcext:value-type="string">
            <text:p><text:s/>Treacherous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kiELMb9SiQCcBpsExIJf</text:p>
          </table:table-cell>
          <table:table-cell office:value-type="string" calcext:value-type="string">
            <text:p><text:s/>Treacherous - Original Demo Recording <text:s text:c="3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S7HNKPakdwNEBFIVTL6dZ</text:p>
          </table:table-cell>
          <table:table-cell office:value-type="string" calcext:value-type="string">
            <text:p><text:s/>Treacherous (Taylor'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ovFJkdau79DuXEvQjPaNH</text:p>
          </table:table-cell>
          <table:table-cell office:value-type="string" calcext:value-type="string">
            <text:p><text:s/>Untouchable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MbHDiHQjhmoVAV75G04Ql</text:p>
          </table:table-cell>
          <table:table-cell office:value-type="string" calcext:value-type="string">
            <text:p><text:s/>Untouchable - Live From Clear Channel Stripped 2008 <text:s text:c="2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tQ9vBYpldCuikPsbgOVKA</text:p>
          </table:table-cell>
          <table:table-cell office:value-type="string" calcext:value-type="string">
            <text:p><text:s/>Untouchable (Taylor’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xwAWUI6Dj0WGC3KiUPN0O</text:p>
          </table:table-cell>
          <table:table-cell office:value-type="string" calcext:value-type="string">
            <text:p><text:s/>Vigilante Shit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euXkukVGuix3vmLu2BPJ</text:p>
          </table:table-cell>
          <table:table-cell office:value-type="string" calcext:value-type="string">
            <text:p><text:s/>Vigilante Shit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GKDhq6ZbmSbRHd3eyGlB7</text:p>
          </table:table-cell>
          <table:table-cell office:value-type="string" calcext:value-type="string">
            <text:p><text:s/>Vigilante Shit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AEAGTc8cReDqcbPoY9gwo</text:p>
          </table:table-cell>
          <table:table-cell office:value-type="string" calcext:value-type="string">
            <text:p><text:s/>We Are Never Ever Getting Back Together <text:s text:c="3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kISMRfweKSvgHR0urMQFG</text:p>
          </table:table-cell>
          <table:table-cell office:value-type="string" calcext:value-type="string">
            <text:p><text:s/>We Are Never Ever Getting Back Together <text:s text:c="3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qltLsjdqFtvqE7Nrysvs</text:p>
          </table:table-cell>
          <table:table-cell office:value-type="string" calcext:value-type="string">
            <text:p><text:s/>We Are Never Ever Getting Back Together (Taylor's Version) <text:s text:c="1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nqz67NQWWa7XPq7ycihi</text:p>
          </table:table-cell>
          <table:table-cell office:value-type="string" calcext:value-type="string">
            <text:p><text:s/>Welcome To New York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nRmDz7qGCvsMS30rGGY0x</text:p>
          </table:table-cell>
          <table:table-cell office:value-type="string" calcext:value-type="string">
            <text:p><text:s/>Welcome To New York <text:s text:c="5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hR8BSuEqPCCZfv93zzzz9</text:p>
          </table:table-cell>
          <table:table-cell office:value-type="string" calcext:value-type="string">
            <text:p><text:s/>Welcome To New York (Taylor's Version) <text:s text:c="3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WUepByoeqcedHoYhSNHRt</text:p>
          </table:table-cell>
          <table:table-cell office:value-type="string" calcext:value-type="string">
            <text:p><text:s/>Welcome To New York (Taylor's Version) <text:s text:c="3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zo975x58DlXbZllWvfYhg</text:p>
          </table:table-cell>
          <table:table-cell office:value-type="string" calcext:value-type="string">
            <text:p><text:s/>When Emma Falls in Love (Taylor’s Version) (From The Vault) <text:s text:c="1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yFjBRQVhRdcdnrTE5LuyD</text:p>
          </table:table-cell>
          <table:table-cell office:value-type="string" calcext:value-type="string">
            <text:p><text:s/>White Horse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KB8qcTSflDercM2PXwot</text:p>
          </table:table-cell>
          <table:table-cell office:value-type="string" calcext:value-type="string">
            <text:p><text:s/>White Horse <text:s text:c="6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L553x8sHderRBDlm3NM3</text:p>
          </table:table-cell>
          <table:table-cell office:value-type="string" calcext:value-type="string">
            <text:p><text:s/>White Horse (Taylor’s Version)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d8UxVNhJinc8uat9PoM9y</text:p>
          </table:table-cell>
          <table:table-cell office:value-type="string" calcext:value-type="string">
            <text:p><text:s/>Who’s Afraid of Little Old Me?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t6frENUtCYKuZus6aYDO</text:p>
          </table:table-cell>
          <table:table-cell office:value-type="string" calcext:value-type="string">
            <text:p><text:s/>Who’s Afraid of Little Old Me? <text:s text:c="4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VnlF4pGqWI9flVENcT28</text:p>
          </table:table-cell>
          <table:table-cell office:value-type="string" calcext:value-type="string">
            <text:p><text:s/>Wildest Dreams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4A6dwl5DqdqrZaEtKGPR</text:p>
          </table:table-cell>
          <table:table-cell office:value-type="string" calcext:value-type="string">
            <text:p><text:s/>Wildest Dreams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C0JIVhFaczZ4t9heqREN</text:p>
          </table:table-cell>
          <table:table-cell office:value-type="string" calcext:value-type="string">
            <text:p><text:s/>Wildest Dreams <text:s text:c="6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IxeJLsubGTboNN9K5XNfL</text:p>
          </table:table-cell>
          <table:table-cell office:value-type="string" calcext:value-type="string">
            <text:p><text:s/>Wildest Dreams (Taylor's Version)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39ty6o1sHwwlZwO6a7wK</text:p>
          </table:table-cell>
          <table:table-cell office:value-type="string" calcext:value-type="string">
            <text:p><text:s/>Wildest Dreams (Taylor's Version)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exgla7YBw9DUNNcTIpjy</text:p>
          </table:table-cell>
          <table:table-cell office:value-type="string" calcext:value-type="string">
            <text:p><text:s/>Wildest Dreams (Taylor's Version)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lx2cLdOt3piJbcaXIV74f</text:p>
          </table:table-cell>
          <table:table-cell office:value-type="string" calcext:value-type="string">
            <text:p><text:s/>willow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gVhfX2Gy1T9kDuS9azrF7</text:p>
          </table:table-cell>
          <table:table-cell office:value-type="string" calcext:value-type="string">
            <text:p><text:s/>willow <text:s text:c="7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RvRzl1YJTDnUvdOtV21IK</text:p>
          </table:table-cell>
          <table:table-cell office:value-type="string" calcext:value-type="string">
            <text:p><text:s/>Wonderland <text:s text:c="6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ve0kuaWUCt4Zx8x4bf1MR</text:p>
          </table:table-cell>
          <table:table-cell office:value-type="string" calcext:value-type="string">
            <text:p><text:s/>Wonderland (Taylor's Version)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HRsJu8vcnzYDN4t0570FY</text:p>
          </table:table-cell>
          <table:table-cell office:value-type="string" calcext:value-type="string">
            <text:p><text:s/>Wonderland (Taylor's Version)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aV5uARAknQgYhBaK944FP</text:p>
          </table:table-cell>
          <table:table-cell office:value-type="string" calcext:value-type="string">
            <text:p><text:s/>Would've, Could've, Should've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txojlesMFQZGWxwz2EeqB</text:p>
          </table:table-cell>
          <table:table-cell office:value-type="string" calcext:value-type="string">
            <text:p><text:s/>Would've, Could've, Should've <text:s text:c="4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KrOAg6FftbjgSKdd2a4rS</text:p>
          </table:table-cell>
          <table:table-cell office:value-type="string" calcext:value-type="string">
            <text:p><text:s/>You Are In Love <text:s text:c="6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UwqOWDpdeIDVQDuKT6iza</text:p>
          </table:table-cell>
          <table:table-cell office:value-type="string" calcext:value-type="string">
            <text:p><text:s/>You Are In Love (Taylor's Version) <text:s text:c="4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TyGh27YQ5LknmiDhCzJiT</text:p>
          </table:table-cell>
          <table:table-cell office:value-type="string" calcext:value-type="string">
            <text:p><text:s/>You Are In Love (Taylor's Version) <text:s text:c="4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G6TDmGJXDoBaV6NGj3Yic</text:p>
          </table:table-cell>
          <table:table-cell office:value-type="string" calcext:value-type="string">
            <text:p><text:s/>You Belong With Me <text:s text:c="5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gTdThcDHfuDS2kKxB7Lc</text:p>
          </table:table-cell>
          <table:table-cell office:value-type="string" calcext:value-type="string">
            <text:p><text:s/>You Belong With Me <text:s text:c="58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qrpoAMXodY6895hGKoUpA</text:p>
          </table:table-cell>
          <table:table-cell office:value-type="string" calcext:value-type="string">
            <text:p><text:s/>You Belong With Me (Taylor’s Version) <text:s text:c="39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RRNNciQGZEXnqk8SQ9yv5</text:p>
          </table:table-cell>
          <table:table-cell office:value-type="string" calcext:value-type="string">
            <text:p><text:s/>You Need To Calm Down <text:s text:c="5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Wq0pAKKTWb0K4yiglDc4</text:p>
          </table:table-cell>
          <table:table-cell office:value-type="string" calcext:value-type="string">
            <text:p><text:s/>You’re Losing Me (From The Vault) <text:s text:c="4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N419mmxYybTfAECy5j4dw</text:p>
          </table:table-cell>
          <table:table-cell office:value-type="string" calcext:value-type="string">
            <text:p><text:s/>You're Not Sorry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JhvYnOfKLJuWC7jEU0GmJ</text:p>
          </table:table-cell>
          <table:table-cell office:value-type="string" calcext:value-type="string">
            <text:p><text:s/>You're Not Sorry <text:s text:c="60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iiAfo4wTA2CVC3Uwx9uh8</text:p>
          </table:table-cell>
          <table:table-cell office:value-type="string" calcext:value-type="string">
            <text:p><text:s/>You’re Not Sorry (Taylor’s Version) <text:s text:c="4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7BCuvgdJlYvlX5WlN54t</text:p>
          </table:table-cell>
          <table:table-cell office:value-type="string" calcext:value-type="string">
            <text:p><text:s/>You're On Your Own, Kid <text:s text:c="5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gVWKBcfIW93YxNBi3ApIE</text:p>
          </table:table-cell>
          <table:table-cell office:value-type="string" calcext:value-type="string">
            <text:p><text:s/>You're On Your Own, Kid <text:s text:c="5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PQOU00xWNrGwCZzboriXy</text:p>
          </table:table-cell>
          <table:table-cell office:value-type="string" calcext:value-type="string">
            <text:p><text:s/>You're On Your Own, Kid <text:s text:c="15"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5:01:40.2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5:54:19.693000000</meta:creation-date>
    <dc:date>2024-12-12T18:35:36.158000000</dc:date>
    <meta:editing-duration>PT7H47M14S</meta:editing-duration>
    <meta:editing-cycles>6</meta:editing-cycles>
    <meta:generator>LibreOffice/24.8.3.2$Windows_X86_64 LibreOffice_project/48a6bac9e7e268aeb4c3483fcf825c94556d9f92</meta:generator>
    <meta:document-statistic meta:table-count="3" meta:cell-count="4243" meta:object-count="0"/>
  </office:meta>
</office:document-meta>
</file>